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ext-properties fo:font-style="normal" style:font-style-asian="normal" style:font-style-complex="normal"/>
    </style:style>
    <style:style style:name="ce9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dash" draw:stroke-dash="Dashed_20__28_var_29_" svg:stroke-width="1mm" svg:stroke-color="#999999" draw:marker-start-width="5mm" draw:marker-end-width="5mm" draw:fill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7mm" svg:height="90.04mm" svg:x="253.06mm" svg:y="30.01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0.09mm" svg:height="90.08mm" svg:x="238.56mm" svg:y="5.43mm">
            <draw:object draw:notify-on-update-of-ranges="Planilha1.A1:Planilha1.A1 Planilha1.A2:Planilha1.A260 Planilha1.B1:Planilha1.B1 Planilha1.B2:Planilha1.B260 Planilha1.C1:Planilha1.C1 Planilha1.C2:Planilha1.C260 Planilha1.J1:Planilha1.J1 Planilha1.J2:Planilha1.J2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(t) <text:span text:style-name="T1">→ </text:span>β&lt;1</text:p>
          </table:table-cell>
          <table:table-cell office:value-type="string" calcext:value-type="string">
            <text:p>f(t) → β=1</text:p>
          </table:table-cell>
          <table:table-cell office:value-type="string" calcext:value-type="string">
            <text:p>f(t) → β&gt;1</text:p>
          </table:table-cell>
          <table:table-cell table:number-columns-repeated="3" table:style-name="ce1" office:value-type="string" calcext:value-type="string">
            <text:p>β</text:p>
          </table:table-cell>
          <table:table-cell table:style-name="ce1" office:value-type="string" calcext:value-type="string">
            <text:p>η</text:p>
          </table:table-cell>
          <table:table-cell table:style-name="ce1" office:value-type="string" calcext:value-type="string">
            <text:p>γ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BathCurve</text:p>
          </table:table-cell>
          <table:table-cell table:number-columns-repeated="6"/>
        </table:table-row>
        <table:table-row table:style-name="ro1">
          <table:table-cell table:formula="of:=([.$D$2]/[.$G$2])*POWER(([.I2]-[.$H$2])/[.$G$2];([.$D$2]-1))*EXP(-POWER(([.I2]-[.$H$2])/[.$G$2];[.$D$2]))" office:value-type="string" office:string-value="" calcext:value-type="error">
            <text:p>#NÚM!</text:p>
          </table:table-cell>
          <table:table-cell table:formula="of:=([.$E$2]/[.$G$2])*POWER(([.I2]-[.$H$2])/[.$G$2];([.$E$2]-1))*EXP(-POWER(([.I2]-[.$H$2])/[.$G$2];[.$E$2]))" office:value-type="float" office:value="0.00383288588187982" calcext:value-type="float">
            <text:p>0,00383288588188</text:p>
          </table:table-cell>
          <table:table-cell table:formula="of:=([.$F$2]/[.$G$2])*POWER(([.I2]-[.$H$2])/[.$G$2];([.$F$2]-1))*EXP(-POWER(([.I2]-[.$H$2])/[.$G$2];[.$F$2]))" office:value-type="float" office:value="8.02397715527457E-152" calcext:value-type="float">
            <text:p>8,02397715527457E-152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0.1" calcext:value-type="float">
            <text:p>0,1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#NÚM!</text:p>
          </table:table-cell>
          <table:table-cell table:number-columns-repeated="6"/>
        </table:table-row>
        <table:table-row table:style-name="ro1">
          <table:table-cell table:formula="of:=([.$D$2]/[.$G$2])*POWER(([.I3]-[.$H$2])/[.$G$2];([.$D$2]-1))*EXP(-POWER(([.I3]-[.$H$2])/[.$G$2];[.$D$2]))" office:value-type="float" office:value="0.0414856984241222" calcext:value-type="float">
            <text:p>0,041485698424122</text:p>
          </table:table-cell>
          <table:table-cell table:formula="of:=([.$E$2]/[.$G$2])*POWER(([.I3]-[.$H$2])/[.$G$2];([.$E$2]-1))*EXP(-POWER(([.I3]-[.$H$2])/[.$G$2];[.$E$2]))" office:value-type="float" office:value="0.0038182285923883" calcext:value-type="float">
            <text:p>0,003818228592388</text:p>
          </table:table-cell>
          <table:table-cell table:formula="of:=([.$F$2]/[.$G$2])*POWER(([.I3]-[.$H$2])/[.$G$2];([.$F$2]-1))*EXP(-POWER(([.I3]-[.$H$2])/[.$G$2];[.$F$2]))" office:value-type="float" office:value="7.78144225360049E-110" calcext:value-type="float">
            <text:p>7,78144225360049E-110</text:p>
          </table:table-cell>
          <table:table-cell table:number-columns-repeated="2"/>
          <table:table-cell table:style-name="ce3"/>
          <table:table-cell table:number-columns-repeated="2"/>
          <table:table-cell table:formula="of:=[.I2]+1" office:value-type="float" office:value="1" calcext:value-type="float">
            <text:p>1</text:p>
          </table:table-cell>
          <table:table-cell office:value-type="float" office:value="0.041485698424122" calcext:value-type="float">
            <text:p>0,041485698424122</text:p>
          </table:table-cell>
          <table:table-cell table:number-columns-repeated="6"/>
        </table:table-row>
        <table:table-row table:style-name="ro1">
          <table:table-cell table:formula="of:=([.$D$2]/[.$G$2])*POWER(([.I4]-[.$H$2])/[.$G$2];([.$D$2]-1))*EXP(-POWER(([.I4]-[.$H$2])/[.$G$2];[.$D$2]))" office:value-type="float" office:value="0.0255581683883245" calcext:value-type="float">
            <text:p>0,025558168388325</text:p>
          </table:table-cell>
          <table:table-cell table:formula="of:=([.$E$2]/[.$G$2])*POWER(([.I4]-[.$H$2])/[.$G$2];([.$E$2]-1))*EXP(-POWER(([.I4]-[.$H$2])/[.$G$2];[.$E$2]))" office:value-type="float" office:value="0.00380362735364859" calcext:value-type="float">
            <text:p>0,003803627353649</text:p>
          </table:table-cell>
          <table:table-cell table:formula="of:=([.$F$2]/[.$G$2])*POWER(([.I4]-[.$H$2])/[.$G$2];([.$F$2]-1))*EXP(-POWER(([.I4]-[.$H$2])/[.$G$2];[.$F$2]))" office:value-type="float" office:value="1.47757020651467E-095" calcext:value-type="float">
            <text:p>1,47757020651467E-95</text:p>
          </table:table-cell>
          <table:table-cell table:number-columns-repeated="5"/>
          <table:table-cell table:formula="of:=[.I3]+1" office:value-type="float" office:value="2" calcext:value-type="float">
            <text:p>2</text:p>
          </table:table-cell>
          <table:table-cell office:value-type="float" office:value="0.025558168388325" calcext:value-type="float">
            <text:p>0,025558168388325</text:p>
          </table:table-cell>
          <table:table-cell table:number-columns-repeated="6"/>
        </table:table-row>
        <table:table-row table:style-name="ro1">
          <table:table-cell table:formula="of:=([.$D$2]/[.$G$2])*POWER(([.I5]-[.$H$2])/[.$G$2];([.$D$2]-1))*EXP(-POWER(([.I5]-[.$H$2])/[.$G$2];[.$D$2]))" office:value-type="float" office:value="0.0193272973823212" calcext:value-type="float">
            <text:p>0,019327297382321</text:p>
          </table:table-cell>
          <table:table-cell table:formula="of:=([.$E$2]/[.$G$2])*POWER(([.I5]-[.$H$2])/[.$G$2];([.$E$2]-1))*EXP(-POWER(([.I5]-[.$H$2])/[.$G$2];[.$E$2]))" office:value-type="float" office:value="0.00378908195131771" calcext:value-type="float">
            <text:p>0,003789081951318</text:p>
          </table:table-cell>
          <table:table-cell table:formula="of:=([.$F$2]/[.$G$2])*POWER(([.I5]-[.$H$2])/[.$G$2];([.$F$2]-1))*EXP(-POWER(([.I5]-[.$H$2])/[.$G$2];[.$F$2]))" office:value-type="float" office:value="1.77787650673136E-087" calcext:value-type="float">
            <text:p>1,77787650673136E-87</text:p>
          </table:table-cell>
          <table:table-cell table:number-columns-repeated="5"/>
          <table:table-cell table:formula="of:=[.I4]+1" office:value-type="float" office:value="3" calcext:value-type="float">
            <text:p>3</text:p>
          </table:table-cell>
          <table:table-cell office:value-type="float" office:value="0.019327297382321" calcext:value-type="float">
            <text:p>0,019327297382321</text:p>
          </table:table-cell>
          <table:table-cell table:number-columns-repeated="6"/>
        </table:table-row>
        <table:table-row table:style-name="ro1">
          <table:table-cell table:formula="of:=([.$D$2]/[.$G$2])*POWER(([.I6]-[.$H$2])/[.$G$2];([.$D$2]-1))*EXP(-POWER(([.I6]-[.$H$2])/[.$G$2];[.$D$2]))" office:value-type="float" office:value="0.0158466874053488" calcext:value-type="float">
            <text:p>0,015846687405349</text:p>
          </table:table-cell>
          <table:table-cell table:formula="of:=([.$E$2]/[.$G$2])*POWER(([.I6]-[.$H$2])/[.$G$2];([.$E$2]-1))*EXP(-POWER(([.I6]-[.$H$2])/[.$G$2];[.$E$2]))" office:value-type="float" office:value="0.00377459217187238" calcext:value-type="float">
            <text:p>0,003774592171872</text:p>
          </table:table-cell>
          <table:table-cell table:formula="of:=([.$F$2]/[.$G$2])*POWER(([.I6]-[.$H$2])/[.$G$2];([.$F$2]-1))*EXP(-POWER(([.I6]-[.$H$2])/[.$G$2];[.$F$2]))" office:value-type="float" office:value="8.15140352210468E-082" calcext:value-type="float">
            <text:p>8,15140352210468E-82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720000" calcext:value-type="float">
            <text:p>2,72E+06</text:p>
          </table:table-cell>
          <table:table-cell table:style-name="ce9" office:value-type="float" office:value="1000000" calcext:value-type="float">
            <text:p>1,00E+06</text:p>
          </table:table-cell>
          <table:table-cell office:value-type="float" office:value="0" calcext:value-type="float">
            <text:p>0</text:p>
          </table:table-cell>
          <table:table-cell table:formula="of:=[.I5]+1" office:value-type="float" office:value="4" calcext:value-type="float">
            <text:p>4</text:p>
          </table:table-cell>
          <table:table-cell office:value-type="float" office:value="0.015846687405349" calcext:value-type="float">
            <text:p>0,015846687405349</text:p>
          </table:table-cell>
          <table:table-cell table:number-columns-repeated="6"/>
        </table:table-row>
        <table:table-row table:style-name="ro1">
          <table:table-cell table:formula="of:=([.$D$2]/[.$G$2])*POWER(([.I7]-[.$H$2])/[.$G$2];([.$D$2]-1))*EXP(-POWER(([.I7]-[.$H$2])/[.$G$2];[.$D$2]))" office:value-type="float" office:value="0.0135747698546799" calcext:value-type="float">
            <text:p>0,01357476985468</text:p>
          </table:table-cell>
          <table:table-cell table:formula="of:=([.$E$2]/[.$G$2])*POWER(([.I7]-[.$H$2])/[.$G$2];([.$E$2]-1))*EXP(-POWER(([.I7]-[.$H$2])/[.$G$2];[.$E$2]))" office:value-type="float" office:value="0.00376015780260585" calcext:value-type="float">
            <text:p>0,003760157802606</text:p>
          </table:table-cell>
          <table:table-cell table:formula="of:=([.$F$2]/[.$G$2])*POWER(([.I7]-[.$H$2])/[.$G$2];([.$F$2]-1))*EXP(-POWER(([.I7]-[.$H$2])/[.$G$2];[.$F$2]))" office:value-type="float" office:value="1.87506878844521E-077" calcext:value-type="float">
            <text:p>1,87506878844521E-77</text:p>
          </table:table-cell>
          <table:table-cell table:number-columns-repeated="5"/>
          <table:table-cell table:formula="of:=[.I6]+1" office:value-type="float" office:value="5" calcext:value-type="float">
            <text:p>5</text:p>
          </table:table-cell>
          <table:table-cell office:value-type="float" office:value="0.01357476985468" calcext:value-type="float">
            <text:p>0,01357476985468</text:p>
          </table:table-cell>
          <table:table-cell table:number-columns-repeated="6"/>
        </table:table-row>
        <table:table-row table:style-name="ro1">
          <table:table-cell table:formula="of:=([.$D$2]/[.$G$2])*POWER(([.I8]-[.$H$2])/[.$G$2];([.$D$2]-1))*EXP(-POWER(([.I8]-[.$H$2])/[.$G$2];[.$D$2]))" office:value-type="float" office:value="0.0119539114628607" calcext:value-type="float">
            <text:p>0,011953911462861</text:p>
          </table:table-cell>
          <table:table-cell table:formula="of:=([.$E$2]/[.$G$2])*POWER(([.I8]-[.$H$2])/[.$G$2];([.$E$2]-1))*EXP(-POWER(([.I8]-[.$H$2])/[.$G$2];[.$E$2]))" office:value-type="float" office:value="0.00374577863162476" calcext:value-type="float">
            <text:p>0,003745778631625</text:p>
          </table:table-cell>
          <table:table-cell table:formula="of:=([.$F$2]/[.$G$2])*POWER(([.I8]-[.$H$2])/[.$G$2];([.$F$2]-1))*EXP(-POWER(([.I8]-[.$H$2])/[.$G$2];[.$F$2]))" office:value-type="float" office:value="6.63556940123646E-074" calcext:value-type="float">
            <text:p>6,63556940123646E-74</text:p>
          </table:table-cell>
          <table:table-cell table:number-columns-repeated="5"/>
          <table:table-cell table:formula="of:=[.I7]+1" office:value-type="float" office:value="6" calcext:value-type="float">
            <text:p>6</text:p>
          </table:table-cell>
          <table:table-cell office:value-type="float" office:value="0.011953911462861" calcext:value-type="float">
            <text:p>0,011953911462861</text:p>
          </table:table-cell>
          <table:table-cell table:number-columns-repeated="6"/>
        </table:table-row>
        <table:table-row table:style-name="ro1">
          <table:table-cell table:formula="of:=([.$D$2]/[.$G$2])*POWER(([.I9]-[.$H$2])/[.$G$2];([.$D$2]-1))*EXP(-POWER(([.I9]-[.$H$2])/[.$G$2];[.$D$2]))" office:value-type="float" office:value="0.0107287020033946" calcext:value-type="float">
            <text:p>0,010728702003395</text:p>
          </table:table-cell>
          <table:table-cell table:formula="of:=([.$E$2]/[.$G$2])*POWER(([.I9]-[.$H$2])/[.$G$2];([.$E$2]-1))*EXP(-POWER(([.I9]-[.$H$2])/[.$G$2];[.$E$2]))" office:value-type="float" office:value="0.00373145444784605" calcext:value-type="float">
            <text:p>0,003731454447846</text:p>
          </table:table-cell>
          <table:table-cell table:formula="of:=([.$F$2]/[.$G$2])*POWER(([.I9]-[.$H$2])/[.$G$2];([.$F$2]-1))*EXP(-POWER(([.I9]-[.$H$2])/[.$G$2];[.$F$2]))" office:value-type="float" office:value="6.51252908676736E-071" calcext:value-type="float">
            <text:p>6,51252908676736E-71</text:p>
          </table:table-cell>
          <table:table-cell table:number-columns-repeated="5"/>
          <table:table-cell table:formula="of:=[.I8]+1" office:value-type="float" office:value="7" calcext:value-type="float">
            <text:p>7</text:p>
          </table:table-cell>
          <table:table-cell office:value-type="float" office:value="0.010728702003395" calcext:value-type="float">
            <text:p>0,010728702003395</text:p>
          </table:table-cell>
          <table:table-cell table:number-columns-repeated="6"/>
        </table:table-row>
        <table:table-row table:style-name="ro1">
          <table:table-cell table:formula="of:=([.$D$2]/[.$G$2])*POWER(([.I10]-[.$H$2])/[.$G$2];([.$D$2]-1))*EXP(-POWER(([.I10]-[.$H$2])/[.$G$2];[.$D$2]))" office:value-type="float" office:value="0.00976408257429124" calcext:value-type="float">
            <text:p>0,009764082574291</text:p>
          </table:table-cell>
          <table:table-cell table:formula="of:=([.$E$2]/[.$G$2])*POWER(([.I10]-[.$H$2])/[.$G$2];([.$E$2]-1))*EXP(-POWER(([.I10]-[.$H$2])/[.$G$2];[.$E$2]))" office:value-type="float" office:value="0.00371718504099388" calcext:value-type="float">
            <text:p>0,003717185040994</text:p>
          </table:table-cell>
          <table:table-cell table:formula="of:=([.$F$2]/[.$G$2])*POWER(([.I10]-[.$H$2])/[.$G$2];([.$F$2]-1))*EXP(-POWER(([.I10]-[.$H$2])/[.$G$2];[.$F$2]))" office:value-type="float" office:value="2.51178059153019E-068" calcext:value-type="float">
            <text:p>2,51178059153019E-68</text:p>
          </table:table-cell>
          <table:table-cell table:number-columns-repeated="3"/>
          <table:table-cell table:style-name="ce3"/>
          <table:table-cell/>
          <table:table-cell table:formula="of:=[.I9]+1" office:value-type="float" office:value="8" calcext:value-type="float">
            <text:p>8</text:p>
          </table:table-cell>
          <table:table-cell office:value-type="float" office:value="0.009764082574291" calcext:value-type="float">
            <text:p>0,009764082574291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([.$D$2]/[.$G$2])*POWER(([.I11]-[.$H$2])/[.$G$2];([.$D$2]-1))*EXP(-POWER(([.I11]-[.$H$2])/[.$G$2];[.$D$2]))" office:value-type="float" office:value="0.00898130184435589" calcext:value-type="float">
            <text:p>0,008981301844356</text:p>
          </table:table-cell>
          <table:table-cell table:formula="of:=([.$E$2]/[.$G$2])*POWER(([.I11]-[.$H$2])/[.$G$2];([.$E$2]-1))*EXP(-POWER(([.I11]-[.$H$2])/[.$G$2];[.$E$2]))" office:value-type="float" office:value="0.00370297020159651" calcext:value-type="float">
            <text:p>0,003702970201597</text:p>
          </table:table-cell>
          <table:table-cell table:formula="of:=([.$F$2]/[.$G$2])*POWER(([.I11]-[.$H$2])/[.$G$2];([.$F$2]-1))*EXP(-POWER(([.I11]-[.$H$2])/[.$G$2];[.$F$2]))" office:value-type="float" office:value="4.75937555794579E-066" calcext:value-type="float">
            <text:p>4,75937555794579E-66</text:p>
          </table:table-cell>
          <table:table-cell table:number-columns-repeated="5"/>
          <table:table-cell table:formula="of:=[.I10]+1" office:value-type="float" office:value="9" calcext:value-type="float">
            <text:p>9</text:p>
          </table:table-cell>
          <table:table-cell office:value-type="float" office:value="0.008981301844356" calcext:value-type="float">
            <text:p>0,008981301844356</text:p>
          </table:table-cell>
          <table:table-cell table:number-columns-repeated="6"/>
        </table:table-row>
        <table:table-row table:style-name="ro1">
          <table:table-cell table:formula="of:=([.$D$2]/[.$G$2])*POWER(([.I12]-[.$H$2])/[.$G$2];([.$D$2]-1))*EXP(-POWER(([.I12]-[.$H$2])/[.$G$2];[.$D$2]))" office:value-type="float" office:value="0.00833105371421033" calcext:value-type="float">
            <text:p>0,00833105371421</text:p>
          </table:table-cell>
          <table:table-cell table:formula="of:=([.$E$2]/[.$G$2])*POWER(([.I12]-[.$H$2])/[.$G$2];([.$E$2]-1))*EXP(-POWER(([.I12]-[.$H$2])/[.$G$2];[.$E$2]))" office:value-type="float" office:value="0.00368880972098323" calcext:value-type="float">
            <text:p>0,003688809720983</text:p>
          </table:table-cell>
          <table:table-cell table:formula="of:=([.$F$2]/[.$G$2])*POWER(([.I12]-[.$H$2])/[.$G$2];([.$F$2]-1))*EXP(-POWER(([.I12]-[.$H$2])/[.$G$2];[.$F$2]))" office:value-type="float" office:value="5.15630081484216E-064" calcext:value-type="float">
            <text:p>5,15630081484216E-64</text:p>
          </table:table-cell>
          <table:table-cell table:number-columns-repeated="5"/>
          <table:table-cell table:formula="of:=[.I11]+1" office:value-type="float" office:value="10" calcext:value-type="float">
            <text:p>10</text:p>
          </table:table-cell>
          <table:table-cell office:value-type="float" office:value="0.00833105371421" calcext:value-type="float">
            <text:p>0,00833105371421</text:p>
          </table:table-cell>
          <table:table-cell table:number-columns-repeated="6"/>
        </table:table-row>
        <table:table-row table:style-name="ro1">
          <table:table-cell table:formula="of:=([.$D$2]/[.$G$2])*POWER(([.I13]-[.$H$2])/[.$G$2];([.$D$2]-1))*EXP(-POWER(([.I13]-[.$H$2])/[.$G$2];[.$D$2]))" office:value-type="float" office:value="0.00778074569444154" calcext:value-type="float">
            <text:p>0,007780745694442</text:p>
          </table:table-cell>
          <table:table-cell table:formula="of:=([.$E$2]/[.$G$2])*POWER(([.I13]-[.$H$2])/[.$G$2];([.$E$2]-1))*EXP(-POWER(([.I13]-[.$H$2])/[.$G$2];[.$E$2]))" office:value-type="float" office:value="0.00367470339128133" calcext:value-type="float">
            <text:p>0,003674703391281</text:p>
          </table:table-cell>
          <table:table-cell table:formula="of:=([.$F$2]/[.$G$2])*POWER(([.I13]-[.$H$2])/[.$G$2];([.$F$2]-1))*EXP(-POWER(([.I13]-[.$H$2])/[.$G$2];[.$F$2]))" office:value-type="float" office:value="3.55758751999637E-062" calcext:value-type="float">
            <text:p>3,55758751999637E-62</text:p>
          </table:table-cell>
          <table:table-cell table:number-columns-repeated="5"/>
          <table:table-cell table:formula="of:=[.I12]+1" office:value-type="float" office:value="11" calcext:value-type="float">
            <text:p>11</text:p>
          </table:table-cell>
          <table:table-cell office:value-type="float" office:value="0.007780745694442" calcext:value-type="float">
            <text:p>0,007780745694442</text:p>
          </table:table-cell>
          <table:table-cell table:number-columns-repeated="6"/>
        </table:table-row>
        <table:table-row table:style-name="ro1">
          <table:table-cell table:formula="of:=([.$D$2]/[.$G$2])*POWER(([.I14]-[.$H$2])/[.$G$2];([.$D$2]-1))*EXP(-POWER(([.I14]-[.$H$2])/[.$G$2];[.$D$2]))" office:value-type="float" office:value="0.00730789046559332" calcext:value-type="float">
            <text:p>0,007307890465593</text:p>
          </table:table-cell>
          <table:table-cell table:formula="of:=([.$E$2]/[.$G$2])*POWER(([.I14]-[.$H$2])/[.$G$2];([.$E$2]-1))*EXP(-POWER(([.I14]-[.$H$2])/[.$G$2];[.$E$2]))" office:value-type="float" office:value="0.003660651005413" calcext:value-type="float">
            <text:p>0,003660651005413</text:p>
          </table:table-cell>
          <table:table-cell table:formula="of:=([.$F$2]/[.$G$2])*POWER(([.I14]-[.$H$2])/[.$G$2];([.$F$2]-1))*EXP(-POWER(([.I14]-[.$H$2])/[.$G$2];[.$F$2]))" office:value-type="float" office:value="1.6922167317997E-060" calcext:value-type="float">
            <text:p>1,6922167317997E-60</text:p>
          </table:table-cell>
          <table:table-cell table:number-columns-repeated="5"/>
          <table:table-cell table:formula="of:=[.I13]+1" office:value-type="float" office:value="12" calcext:value-type="float">
            <text:p>12</text:p>
          </table:table-cell>
          <table:table-cell office:value-type="float" office:value="0.007307890465593" calcext:value-type="float">
            <text:p>0,007307890465593</text:p>
          </table:table-cell>
          <table:table-cell table:number-columns-repeated="6"/>
        </table:table-row>
        <table:table-row table:style-name="ro1">
          <table:table-cell table:formula="of:=([.$D$2]/[.$G$2])*POWER(([.I15]-[.$H$2])/[.$G$2];([.$D$2]-1))*EXP(-POWER(([.I15]-[.$H$2])/[.$G$2];[.$D$2]))" office:value-type="float" office:value="0.00689642499303926" calcext:value-type="float">
            <text:p>0,006896424993039</text:p>
          </table:table-cell>
          <table:table-cell table:formula="of:=([.$E$2]/[.$G$2])*POWER(([.I15]-[.$H$2])/[.$G$2];([.$E$2]-1))*EXP(-POWER(([.I15]-[.$H$2])/[.$G$2];[.$E$2]))" office:value-type="float" office:value="0.00364665235709231" calcext:value-type="float">
            <text:p>0,003646652357092</text:p>
          </table:table-cell>
          <table:table-cell table:formula="of:=([.$F$2]/[.$G$2])*POWER(([.I15]-[.$H$2])/[.$G$2];([.$F$2]-1))*EXP(-POWER(([.I15]-[.$H$2])/[.$G$2];[.$F$2]))" office:value-type="float" office:value="5.89300672519914E-059" calcext:value-type="float">
            <text:p>5,89300672519914E-59</text:p>
          </table:table-cell>
          <table:table-cell table:number-columns-repeated="5"/>
          <table:table-cell table:formula="of:=[.I14]+1" office:value-type="float" office:value="13" calcext:value-type="float">
            <text:p>13</text:p>
          </table:table-cell>
          <table:table-cell office:value-type="float" office:value="0.006896424993039" calcext:value-type="float">
            <text:p>0,006896424993039</text:p>
          </table:table-cell>
          <table:table-cell table:number-columns-repeated="6"/>
        </table:table-row>
        <table:table-row table:style-name="ro1">
          <table:table-cell table:formula="of:=([.$D$2]/[.$G$2])*POWER(([.I16]-[.$H$2])/[.$G$2];([.$D$2]-1))*EXP(-POWER(([.I16]-[.$H$2])/[.$G$2];[.$D$2]))" office:value-type="float" office:value="0.00653454113892823" calcext:value-type="float">
            <text:p>0,006534541138928</text:p>
          </table:table-cell>
          <table:table-cell table:formula="of:=([.$E$2]/[.$G$2])*POWER(([.I16]-[.$H$2])/[.$G$2];([.$E$2]-1))*EXP(-POWER(([.I16]-[.$H$2])/[.$G$2];[.$E$2]))" office:value-type="float" office:value="0.00363270724082222" calcext:value-type="float">
            <text:p>0,003632707240822</text:p>
          </table:table-cell>
          <table:table-cell table:formula="of:=([.$F$2]/[.$G$2])*POWER(([.I16]-[.$H$2])/[.$G$2];([.$F$2]-1))*EXP(-POWER(([.I16]-[.$H$2])/[.$G$2];[.$F$2]))" office:value-type="float" office:value="1.57413108334104E-057" calcext:value-type="float">
            <text:p>1,57413108334104E-57</text:p>
          </table:table-cell>
          <table:table-cell table:number-columns-repeated="5"/>
          <table:table-cell table:formula="of:=[.I15]+1" office:value-type="float" office:value="14" calcext:value-type="float">
            <text:p>14</text:p>
          </table:table-cell>
          <table:table-cell office:value-type="float" office:value="0.006534541138928" calcext:value-type="float">
            <text:p>0,006534541138928</text:p>
          </table:table-cell>
          <table:table-cell table:number-columns-repeated="6"/>
        </table:table-row>
        <table:table-row table:style-name="ro1">
          <table:table-cell table:formula="of:=([.$D$2]/[.$G$2])*POWER(([.I17]-[.$H$2])/[.$G$2];([.$D$2]-1))*EXP(-POWER(([.I17]-[.$H$2])/[.$G$2];[.$D$2]))" office:value-type="float" office:value="0.00621334647785912" calcext:value-type="float">
            <text:p>0,006213346477859</text:p>
          </table:table-cell>
          <table:table-cell table:formula="of:=([.$E$2]/[.$G$2])*POWER(([.I17]-[.$H$2])/[.$G$2];([.$E$2]-1))*EXP(-POWER(([.I17]-[.$H$2])/[.$G$2];[.$E$2]))" office:value-type="float" office:value="0.00361881545189149" calcext:value-type="float">
            <text:p>0,003618815451891</text:p>
          </table:table-cell>
          <table:table-cell table:formula="of:=([.$F$2]/[.$G$2])*POWER(([.I17]-[.$H$2])/[.$G$2];([.$F$2]-1))*EXP(-POWER(([.I17]-[.$H$2])/[.$G$2];[.$F$2]))" office:value-type="float" office:value="3.34645888588747E-056" calcext:value-type="float">
            <text:p>3,34645888588747E-56</text:p>
          </table:table-cell>
          <table:table-cell table:number-columns-repeated="5"/>
          <table:table-cell table:formula="of:=[.I16]+1" office:value-type="float" office:value="15" calcext:value-type="float">
            <text:p>15</text:p>
          </table:table-cell>
          <table:table-cell office:value-type="float" office:value="0.006213346477859" calcext:value-type="float">
            <text:p>0,006213346477859</text:p>
          </table:table-cell>
          <table:table-cell table:number-columns-repeated="6"/>
        </table:table-row>
        <table:table-row table:style-name="ro1">
          <table:table-cell table:formula="of:=([.$D$2]/[.$G$2])*POWER(([.I18]-[.$H$2])/[.$G$2];([.$D$2]-1))*EXP(-POWER(([.I18]-[.$H$2])/[.$G$2];[.$D$2]))" office:value-type="float" office:value="0.00592600496814521" calcext:value-type="float">
            <text:p>0,005926004968145</text:p>
          </table:table-cell>
          <table:table-cell table:formula="of:=([.$E$2]/[.$G$2])*POWER(([.I18]-[.$H$2])/[.$G$2];([.$E$2]-1))*EXP(-POWER(([.I18]-[.$H$2])/[.$G$2];[.$E$2]))" office:value-type="float" office:value="0.00360497678637173" calcext:value-type="float">
            <text:p>0,003604976786372</text:p>
          </table:table-cell>
          <table:table-cell table:formula="of:=([.$F$2]/[.$G$2])*POWER(([.I18]-[.$H$2])/[.$G$2];([.$F$2]-1))*EXP(-POWER(([.I18]-[.$H$2])/[.$G$2];[.$F$2]))" office:value-type="float" office:value="5.83261289473137E-055" calcext:value-type="float">
            <text:p>5,83261289473137E-55</text:p>
          </table:table-cell>
          <table:table-cell table:number-columns-repeated="5"/>
          <table:table-cell table:formula="of:=[.I17]+1" office:value-type="float" office:value="16" calcext:value-type="float">
            <text:p>16</text:p>
          </table:table-cell>
          <table:table-cell office:value-type="float" office:value="0.005926004968145" calcext:value-type="float">
            <text:p>0,005926004968145</text:p>
          </table:table-cell>
          <table:table-cell table:number-columns-repeated="6"/>
        </table:table-row>
        <table:table-row table:style-name="ro1">
          <table:table-cell table:formula="of:=([.$D$2]/[.$G$2])*POWER(([.I19]-[.$H$2])/[.$G$2];([.$D$2]-1))*EXP(-POWER(([.I19]-[.$H$2])/[.$G$2];[.$D$2]))" office:value-type="float" office:value="0.00566716710996635" calcext:value-type="float">
            <text:p>0,005667167109966</text:p>
          </table:table-cell>
          <table:table-cell table:formula="of:=([.$E$2]/[.$G$2])*POWER(([.I19]-[.$H$2])/[.$G$2];([.$E$2]-1))*EXP(-POWER(([.I19]-[.$H$2])/[.$G$2];[.$E$2]))" office:value-type="float" office:value="0.00359119104111439" calcext:value-type="float">
            <text:p>0,003591191041114</text:p>
          </table:table-cell>
          <table:table-cell table:formula="of:=([.$F$2]/[.$G$2])*POWER(([.I19]-[.$H$2])/[.$G$2];([.$F$2]-1))*EXP(-POWER(([.I19]-[.$H$2])/[.$G$2];[.$F$2]))" office:value-type="float" office:value="8.53895424713021E-054" calcext:value-type="float">
            <text:p>8,53895424713021E-54</text:p>
          </table:table-cell>
          <table:table-cell table:number-columns-repeated="5"/>
          <table:table-cell table:formula="of:=[.I18]+1" office:value-type="float" office:value="17" calcext:value-type="float">
            <text:p>17</text:p>
          </table:table-cell>
          <table:table-cell office:value-type="float" office:value="0.005667167109966" calcext:value-type="float">
            <text:p>0,005667167109966</text:p>
          </table:table-cell>
          <table:table-cell table:number-columns-repeated="6"/>
        </table:table-row>
        <table:table-row table:style-name="ro1">
          <table:table-cell table:formula="of:=([.$D$2]/[.$G$2])*POWER(([.I20]-[.$H$2])/[.$G$2];([.$D$2]-1))*EXP(-POWER(([.I20]-[.$H$2])/[.$G$2];[.$D$2]))" office:value-type="float" office:value="0.00543258123383819" calcext:value-type="float">
            <text:p>0,005432581233838</text:p>
          </table:table-cell>
          <table:table-cell table:formula="of:=([.$E$2]/[.$G$2])*POWER(([.I20]-[.$H$2])/[.$G$2];([.$E$2]-1))*EXP(-POWER(([.I20]-[.$H$2])/[.$G$2];[.$E$2]))" office:value-type="float" office:value="0.00357745801374778" calcext:value-type="float">
            <text:p>0,003577458013748</text:p>
          </table:table-cell>
          <table:table-cell table:formula="of:=([.$F$2]/[.$G$2])*POWER(([.I20]-[.$H$2])/[.$G$2];([.$F$2]-1))*EXP(-POWER(([.I20]-[.$H$2])/[.$G$2];[.$F$2]))" office:value-type="float" office:value="1.07132945784289E-052" calcext:value-type="float">
            <text:p>1,07132945784289E-52</text:p>
          </table:table-cell>
          <table:table-cell table:number-columns-repeated="5"/>
          <table:table-cell table:formula="of:=[.I19]+1" office:value-type="float" office:value="18" calcext:value-type="float">
            <text:p>18</text:p>
          </table:table-cell>
          <table:table-cell office:value-type="float" office:value="0.005432581233838" calcext:value-type="float">
            <text:p>0,005432581233838</text:p>
          </table:table-cell>
          <table:table-cell table:number-columns-repeated="6"/>
        </table:table-row>
        <table:table-row table:style-name="ro1">
          <table:table-cell table:formula="of:=([.$D$2]/[.$G$2])*POWER(([.I21]-[.$H$2])/[.$G$2];([.$D$2]-1))*EXP(-POWER(([.I21]-[.$H$2])/[.$G$2];[.$D$2]))" office:value-type="float" office:value="0.00521882174590295" calcext:value-type="float">
            <text:p>0,005218821745903</text:p>
          </table:table-cell>
          <table:table-cell table:formula="of:=([.$E$2]/[.$G$2])*POWER(([.I21]-[.$H$2])/[.$G$2];([.$E$2]-1))*EXP(-POWER(([.I21]-[.$H$2])/[.$G$2];[.$E$2]))" office:value-type="float" office:value="0.00356377750267409" calcext:value-type="float">
            <text:p>0,003563777502674</text:p>
          </table:table-cell>
          <table:table-cell table:formula="of:=([.$F$2]/[.$G$2])*POWER(([.I21]-[.$H$2])/[.$G$2];([.$F$2]-1))*EXP(-POWER(([.I21]-[.$H$2])/[.$G$2];[.$F$2]))" office:value-type="float" office:value="1.17141037766383E-051" calcext:value-type="float">
            <text:p>1,17141037766383E-51</text:p>
          </table:table-cell>
          <table:table-cell table:number-columns-repeated="5"/>
          <table:table-cell table:formula="of:=[.I20]+1" office:value-type="float" office:value="19" calcext:value-type="float">
            <text:p>19</text:p>
          </table:table-cell>
          <table:table-cell office:value-type="float" office:value="0.005218821745903" calcext:value-type="float">
            <text:p>0,005218821745903</text:p>
          </table:table-cell>
          <table:table-cell table:number-columns-repeated="6"/>
        </table:table-row>
        <table:table-row table:style-name="ro1">
          <table:table-cell table:formula="of:=([.$D$2]/[.$G$2])*POWER(([.I22]-[.$H$2])/[.$G$2];([.$D$2]-1))*EXP(-POWER(([.I22]-[.$H$2])/[.$G$2];[.$D$2]))" office:value-type="float" office:value="0.00502309499512828" calcext:value-type="float">
            <text:p>0,005023094995128</text:p>
          </table:table-cell>
          <table:table-cell table:formula="of:=([.$E$2]/[.$G$2])*POWER(([.I22]-[.$H$2])/[.$G$2];([.$E$2]-1))*EXP(-POWER(([.I22]-[.$H$2])/[.$G$2];[.$E$2]))" office:value-type="float" office:value="0.00355014930706645" calcext:value-type="float">
            <text:p>0,003550149307066</text:p>
          </table:table-cell>
          <table:table-cell table:formula="of:=([.$F$2]/[.$G$2])*POWER(([.I22]-[.$H$2])/[.$G$2];([.$F$2]-1))*EXP(-POWER(([.I22]-[.$H$2])/[.$G$2];[.$F$2]))" office:value-type="float" office:value="1.13220494033223E-050" calcext:value-type="float">
            <text:p>1,13220494033223E-50</text:p>
          </table:table-cell>
          <table:table-cell table:number-columns-repeated="5"/>
          <table:table-cell table:formula="of:=[.I21]+1" office:value-type="float" office:value="20" calcext:value-type="float">
            <text:p>20</text:p>
          </table:table-cell>
          <table:table-cell office:value-type="float" office:value="0.005023094995128" calcext:value-type="float">
            <text:p>0,005023094995128</text:p>
          </table:table-cell>
          <table:table-cell table:number-columns-repeated="6"/>
        </table:table-row>
        <table:table-row table:style-name="ro1">
          <table:table-cell table:formula="of:=([.$D$2]/[.$G$2])*POWER(([.I23]-[.$H$2])/[.$G$2];([.$D$2]-1))*EXP(-POWER(([.I23]-[.$H$2])/[.$G$2];[.$D$2]))" office:value-type="float" office:value="0.00484309791677527" calcext:value-type="float">
            <text:p>0,004843097916775</text:p>
          </table:table-cell>
          <table:table-cell table:formula="of:=([.$E$2]/[.$G$2])*POWER(([.I23]-[.$H$2])/[.$G$2];([.$E$2]-1))*EXP(-POWER(([.I23]-[.$H$2])/[.$G$2];[.$E$2]))" office:value-type="float" office:value="0.00353657322686594" calcext:value-type="float">
            <text:p>0,003536573226866</text:p>
          </table:table-cell>
          <table:table-cell table:formula="of:=([.$F$2]/[.$G$2])*POWER(([.I23]-[.$H$2])/[.$G$2];([.$F$2]-1))*EXP(-POWER(([.I23]-[.$H$2])/[.$G$2];[.$F$2]))" office:value-type="float" office:value="9.79098245741386E-050" calcext:value-type="float">
            <text:p>9,79098245741386E-50</text:p>
          </table:table-cell>
          <table:table-cell table:number-columns-repeated="5"/>
          <table:table-cell table:formula="of:=[.I22]+1" office:value-type="float" office:value="21" calcext:value-type="float">
            <text:p>21</text:p>
          </table:table-cell>
          <table:table-cell office:value-type="float" office:value="0.004843097916775" calcext:value-type="float">
            <text:p>0,004843097916775</text:p>
          </table:table-cell>
          <table:table-cell table:number-columns-repeated="6"/>
        </table:table-row>
        <table:table-row table:style-name="ro1">
          <table:table-cell table:formula="of:=([.$D$2]/[.$G$2])*POWER(([.I24]-[.$H$2])/[.$G$2];([.$D$2]-1))*EXP(-POWER(([.I24]-[.$H$2])/[.$G$2];[.$D$2]))" office:value-type="float" office:value="0.00467691333692587" calcext:value-type="float">
            <text:p>0,004676913336926</text:p>
          </table:table-cell>
          <table:table-cell table:formula="of:=([.$E$2]/[.$G$2])*POWER(([.I24]-[.$H$2])/[.$G$2];([.$E$2]-1))*EXP(-POWER(([.I24]-[.$H$2])/[.$G$2];[.$E$2]))" office:value-type="float" office:value="0.00352304906277873" calcext:value-type="float">
            <text:p>0,003523049062779</text:p>
          </table:table-cell>
          <table:table-cell table:formula="of:=([.$F$2]/[.$G$2])*POWER(([.I24]-[.$H$2])/[.$G$2];([.$F$2]-1))*EXP(-POWER(([.I24]-[.$H$2])/[.$G$2];[.$F$2]))" office:value-type="float" office:value="7.65474515425569E-049" calcext:value-type="float">
            <text:p>7,65474515425569E-49</text:p>
          </table:table-cell>
          <table:table-cell table:number-columns-repeated="5"/>
          <table:table-cell table:formula="of:=[.I23]+1" office:value-type="float" office:value="22" calcext:value-type="float">
            <text:p>22</text:p>
          </table:table-cell>
          <table:table-cell office:value-type="float" office:value="0.004676913336926" calcext:value-type="float">
            <text:p>0,004676913336926</text:p>
          </table:table-cell>
          <table:table-cell table:number-columns-repeated="6"/>
        </table:table-row>
        <table:table-row table:style-name="ro1">
          <table:table-cell table:formula="of:=([.$D$2]/[.$G$2])*POWER(([.I25]-[.$H$2])/[.$G$2];([.$D$2]-1))*EXP(-POWER(([.I25]-[.$H$2])/[.$G$2];[.$D$2]))" office:value-type="float" office:value="0.00452293123620164" calcext:value-type="float">
            <text:p>0,004522931236202</text:p>
          </table:table-cell>
          <table:table-cell table:formula="of:=([.$E$2]/[.$G$2])*POWER(([.I25]-[.$H$2])/[.$G$2];([.$E$2]-1))*EXP(-POWER(([.I25]-[.$H$2])/[.$G$2];[.$E$2]))" office:value-type="float" office:value="0.00350957661627306" calcext:value-type="float">
            <text:p>0,003509576616273</text:p>
          </table:table-cell>
          <table:table-cell table:formula="of:=([.$F$2]/[.$G$2])*POWER(([.I25]-[.$H$2])/[.$G$2];([.$F$2]-1))*EXP(-POWER(([.I25]-[.$H$2])/[.$G$2];[.$F$2]))" office:value-type="float" office:value="5.45947531296037E-048" calcext:value-type="float">
            <text:p>5,45947531296037E-48</text:p>
          </table:table-cell>
          <table:table-cell table:number-columns-repeated="5"/>
          <table:table-cell table:formula="of:=[.I24]+1" office:value-type="float" office:value="23" calcext:value-type="float">
            <text:p>23</text:p>
          </table:table-cell>
          <table:table-cell office:value-type="float" office:value="0.004522931236202" calcext:value-type="float">
            <text:p>0,004522931236202</text:p>
          </table:table-cell>
          <table:table-cell table:number-columns-repeated="6"/>
        </table:table-row>
        <table:table-row table:style-name="ro1">
          <table:table-cell table:formula="of:=([.$D$2]/[.$G$2])*POWER(([.I26]-[.$H$2])/[.$G$2];([.$D$2]-1))*EXP(-POWER(([.I26]-[.$H$2])/[.$G$2];[.$D$2]))" office:value-type="float" office:value="0.0043797887141439" calcext:value-type="float">
            <text:p>0,004379788714144</text:p>
          </table:table-cell>
          <table:table-cell table:formula="of:=([.$E$2]/[.$G$2])*POWER(([.I26]-[.$H$2])/[.$G$2];([.$E$2]-1))*EXP(-POWER(([.I26]-[.$H$2])/[.$G$2];[.$E$2]))" office:value-type="float" office:value="0.0034961556895764" calcext:value-type="float">
            <text:p>0,003496155689576</text:p>
          </table:table-cell>
          <table:table-cell table:formula="of:=([.$F$2]/[.$G$2])*POWER(([.I26]-[.$H$2])/[.$G$2];([.$F$2]-1))*EXP(-POWER(([.I26]-[.$H$2])/[.$G$2];[.$F$2]))" office:value-type="float" office:value="3.58011786916265E-047" calcext:value-type="float">
            <text:p>3,58011786916265E-47</text:p>
          </table:table-cell>
          <table:table-cell table:number-columns-repeated="5"/>
          <table:table-cell table:formula="of:=[.I25]+1" office:value-type="float" office:value="24" calcext:value-type="float">
            <text:p>24</text:p>
          </table:table-cell>
          <table:table-cell office:value-type="float" office:value="0.004379788714144" calcext:value-type="float">
            <text:p>0,004379788714144</text:p>
          </table:table-cell>
          <table:table-cell table:number-columns-repeated="6"/>
        </table:table-row>
        <table:table-row table:style-name="ro1">
          <table:table-cell table:formula="of:=([.$D$2]/[.$G$2])*POWER(([.I27]-[.$H$2])/[.$G$2];([.$D$2]-1))*EXP(-POWER(([.I27]-[.$H$2])/[.$G$2];[.$D$2]))" office:value-type="float" office:value="0.00424632363669255" calcext:value-type="float">
            <text:p>0,004246323636693</text:p>
          </table:table-cell>
          <table:table-cell table:formula="of:=([.$E$2]/[.$G$2])*POWER(([.I27]-[.$H$2])/[.$G$2];([.$E$2]-1))*EXP(-POWER(([.I27]-[.$H$2])/[.$G$2];[.$E$2]))" office:value-type="float" office:value="0.00348278608567252" calcext:value-type="float">
            <text:p>0,003482786085673</text:p>
          </table:table-cell>
          <table:table-cell table:formula="of:=([.$F$2]/[.$G$2])*POWER(([.I27]-[.$H$2])/[.$G$2];([.$F$2]-1))*EXP(-POWER(([.I27]-[.$H$2])/[.$G$2];[.$F$2]))" office:value-type="float" office:value="2.17350656232289E-046" calcext:value-type="float">
            <text:p>2,17350656232289E-46</text:p>
          </table:table-cell>
          <table:table-cell table:number-columns-repeated="5"/>
          <table:table-cell table:formula="of:=[.I26]+1" office:value-type="float" office:value="25" calcext:value-type="float">
            <text:p>25</text:p>
          </table:table-cell>
          <table:table-cell office:value-type="float" office:value="0.004246323636693" calcext:value-type="float">
            <text:p>0,004246323636693</text:p>
          </table:table-cell>
          <table:table-cell table:number-columns-repeated="6"/>
        </table:table-row>
        <table:table-row table:style-name="ro1">
          <table:table-cell table:formula="of:=([.$D$2]/[.$G$2])*POWER(([.I28]-[.$H$2])/[.$G$2];([.$D$2]-1))*EXP(-POWER(([.I28]-[.$H$2])/[.$G$2];[.$D$2]))" office:value-type="float" office:value="0.0041215384380844" calcext:value-type="float">
            <text:p>0,004121538438084</text:p>
          </table:table-cell>
          <table:table-cell table:formula="of:=([.$E$2]/[.$G$2])*POWER(([.I28]-[.$H$2])/[.$G$2];([.$E$2]-1))*EXP(-POWER(([.I28]-[.$H$2])/[.$G$2];[.$E$2]))" office:value-type="float" office:value="0.00346946760829857" calcext:value-type="float">
            <text:p>0,003469467608299</text:p>
          </table:table-cell>
          <table:table-cell table:formula="of:=([.$F$2]/[.$G$2])*POWER(([.I28]-[.$H$2])/[.$G$2];([.$F$2]-1))*EXP(-POWER(([.I28]-[.$H$2])/[.$G$2];[.$F$2]))" office:value-type="float" office:value="1.22907759836209E-045" calcext:value-type="float">
            <text:p>1,22907759836209E-45</text:p>
          </table:table-cell>
          <table:table-cell table:number-columns-repeated="5"/>
          <table:table-cell table:formula="of:=[.I27]+1" office:value-type="float" office:value="26" calcext:value-type="float">
            <text:p>26</text:p>
          </table:table-cell>
          <table:table-cell office:value-type="float" office:value="0.004121538438084" calcext:value-type="float">
            <text:p>0,004121538438084</text:p>
          </table:table-cell>
          <table:table-cell table:number-columns-repeated="6"/>
        </table:table-row>
        <table:table-row table:style-name="ro1">
          <table:table-cell table:formula="of:=([.$D$2]/[.$G$2])*POWER(([.I29]-[.$H$2])/[.$G$2];([.$D$2]-1))*EXP(-POWER(([.I29]-[.$H$2])/[.$G$2];[.$D$2]))" office:value-type="float" office:value="0.00400457155639881" calcext:value-type="float">
            <text:p>0,004004571556399</text:p>
          </table:table-cell>
          <table:table-cell table:formula="of:=([.$E$2]/[.$G$2])*POWER(([.I29]-[.$H$2])/[.$G$2];([.$E$2]-1))*EXP(-POWER(([.I29]-[.$H$2])/[.$G$2];[.$E$2]))" office:value-type="float" office:value="0.00345620006194227" calcext:value-type="float">
            <text:p>0,003456200061942</text:p>
          </table:table-cell>
          <table:table-cell table:formula="of:=([.$F$2]/[.$G$2])*POWER(([.I29]-[.$H$2])/[.$G$2];([.$F$2]-1))*EXP(-POWER(([.I29]-[.$H$2])/[.$G$2];[.$F$2]))" office:value-type="float" office:value="6.50863629462194E-045" calcext:value-type="float">
            <text:p>6,50863629462194E-45</text:p>
          </table:table-cell>
          <table:table-cell table:number-columns-repeated="5"/>
          <table:table-cell table:formula="of:=[.I28]+1" office:value-type="float" office:value="27" calcext:value-type="float">
            <text:p>27</text:p>
          </table:table-cell>
          <table:table-cell office:value-type="float" office:value="0.004004571556399" calcext:value-type="float">
            <text:p>0,004004571556399</text:p>
          </table:table-cell>
          <table:table-cell table:number-columns-repeated="6"/>
        </table:table-row>
        <table:table-row table:style-name="ro1">
          <table:table-cell table:formula="of:=([.$D$2]/[.$G$2])*POWER(([.I30]-[.$H$2])/[.$G$2];([.$D$2]-1))*EXP(-POWER(([.I30]-[.$H$2])/[.$G$2];[.$D$2]))" office:value-type="float" office:value="0.00389467467603229" calcext:value-type="float">
            <text:p>0,003894674676032</text:p>
          </table:table-cell>
          <table:table-cell table:formula="of:=([.$E$2]/[.$G$2])*POWER(([.I30]-[.$H$2])/[.$G$2];([.$E$2]-1))*EXP(-POWER(([.I30]-[.$H$2])/[.$G$2];[.$E$2]))" office:value-type="float" office:value="0.00344298325183895" calcext:value-type="float">
            <text:p>0,003442983251839</text:p>
          </table:table-cell>
          <table:table-cell table:formula="of:=([.$F$2]/[.$G$2])*POWER(([.I30]-[.$H$2])/[.$G$2];([.$F$2]-1))*EXP(-POWER(([.I30]-[.$H$2])/[.$G$2];[.$F$2]))" office:value-type="float" office:value="3.24320669291313E-044" calcext:value-type="float">
            <text:p>3,24320669291313E-44</text:p>
          </table:table-cell>
          <table:table-cell table:number-columns-repeated="5"/>
          <table:table-cell table:formula="of:=[.I29]+1" office:value-type="float" office:value="28" calcext:value-type="float">
            <text:p>28</text:p>
          </table:table-cell>
          <table:table-cell office:value-type="float" office:value="0.003894674676032" calcext:value-type="float">
            <text:p>0,003894674676032</text:p>
          </table:table-cell>
          <table:table-cell table:number-columns-repeated="6"/>
        </table:table-row>
        <table:table-row table:style-name="ro1">
          <table:table-cell table:formula="of:=([.$D$2]/[.$G$2])*POWER(([.I31]-[.$H$2])/[.$G$2];([.$D$2]-1))*EXP(-POWER(([.I31]-[.$H$2])/[.$G$2];[.$D$2]))" office:value-type="float" office:value="0.00379119443583945" calcext:value-type="float">
            <text:p>0,003791194435839</text:p>
          </table:table-cell>
          <table:table-cell table:formula="of:=([.$E$2]/[.$G$2])*POWER(([.I31]-[.$H$2])/[.$G$2];([.$E$2]-1))*EXP(-POWER(([.I31]-[.$H$2])/[.$G$2];[.$E$2]))" office:value-type="float" office:value="0.00342981698396878" calcext:value-type="float">
            <text:p>0,003429816983969</text:p>
          </table:table-cell>
          <table:table-cell table:formula="of:=([.$F$2]/[.$G$2])*POWER(([.I31]-[.$H$2])/[.$G$2];([.$F$2]-1))*EXP(-POWER(([.I31]-[.$H$2])/[.$G$2];[.$F$2]))" office:value-type="float" office:value="1.5271959541054E-043" calcext:value-type="float">
            <text:p>1,5271959541054E-43</text:p>
          </table:table-cell>
          <table:table-cell table:number-columns-repeated="5"/>
          <table:table-cell table:formula="of:=[.I30]+1" office:value-type="float" office:value="29" calcext:value-type="float">
            <text:p>29</text:p>
          </table:table-cell>
          <table:table-cell office:value-type="float" office:value="0.003791194435839" calcext:value-type="float">
            <text:p>0,003791194435839</text:p>
          </table:table-cell>
          <table:table-cell table:number-columns-repeated="6"/>
        </table:table-row>
        <table:table-row table:style-name="ro1">
          <table:table-cell table:formula="of:=([.$D$2]/[.$G$2])*POWER(([.I32]-[.$H$2])/[.$G$2];([.$D$2]-1))*EXP(-POWER(([.I32]-[.$H$2])/[.$G$2];[.$D$2]))" office:value-type="float" office:value="0.00369355760613716" calcext:value-type="float">
            <text:p>0,003693557606137</text:p>
          </table:table-cell>
          <table:table-cell table:formula="of:=([.$E$2]/[.$G$2])*POWER(([.I32]-[.$H$2])/[.$G$2];([.$E$2]-1))*EXP(-POWER(([.I32]-[.$H$2])/[.$G$2];[.$E$2]))" office:value-type="float" office:value="0.00341670106505384" calcext:value-type="float">
            <text:p>0,003416701065054</text:p>
          </table:table-cell>
          <table:table-cell table:formula="of:=([.$F$2]/[.$G$2])*POWER(([.I32]-[.$H$2])/[.$G$2];([.$F$2]-1))*EXP(-POWER(([.I32]-[.$H$2])/[.$G$2];[.$F$2]))" office:value-type="float" office:value="6.82216108602766E-043" calcext:value-type="float">
            <text:p>6,82216108602766E-43</text:p>
          </table:table-cell>
          <table:table-cell table:number-columns-repeated="5"/>
          <table:table-cell table:formula="of:=[.I31]+1" office:value-type="float" office:value="30" calcext:value-type="float">
            <text:p>30</text:p>
          </table:table-cell>
          <table:table-cell office:value-type="float" office:value="0.003693557606137" calcext:value-type="float">
            <text:p>0,003693557606137</text:p>
          </table:table-cell>
          <table:table-cell table:number-columns-repeated="6"/>
        </table:table-row>
        <table:table-row table:style-name="ro1">
          <table:table-cell table:formula="of:=([.$D$2]/[.$G$2])*POWER(([.I33]-[.$H$2])/[.$G$2];([.$D$2]-1))*EXP(-POWER(([.I33]-[.$H$2])/[.$G$2];[.$D$2]))" office:value-type="float" office:value="0.00360125898543934" calcext:value-type="float">
            <text:p>0,003601258985439</text:p>
          </table:table-cell>
          <table:table-cell table:formula="of:=([.$E$2]/[.$G$2])*POWER(([.I33]-[.$H$2])/[.$G$2];([.$E$2]-1))*EXP(-POWER(([.I33]-[.$H$2])/[.$G$2];[.$E$2]))" office:value-type="float" office:value="0.00340363530255535" calcext:value-type="float">
            <text:p>0,003403635302555</text:p>
          </table:table-cell>
          <table:table-cell table:formula="of:=([.$F$2]/[.$G$2])*POWER(([.I33]-[.$H$2])/[.$G$2];([.$F$2]-1))*EXP(-POWER(([.I33]-[.$H$2])/[.$G$2];[.$F$2]))" office:value-type="float" office:value="2.90110052899982E-042" calcext:value-type="float">
            <text:p>2,90110052899982E-42</text:p>
          </table:table-cell>
          <table:table-cell table:number-columns-repeated="5"/>
          <table:table-cell table:formula="of:=[.I32]+1" office:value-type="float" office:value="31" calcext:value-type="float">
            <text:p>31</text:p>
          </table:table-cell>
          <table:table-cell office:value-type="float" office:value="0.003601258985439" calcext:value-type="float">
            <text:p>0,003601258985439</text:p>
          </table:table-cell>
          <table:table-cell table:number-columns-repeated="6"/>
        </table:table-row>
        <table:table-row table:style-name="ro1">
          <table:table-cell table:formula="of:=([.$D$2]/[.$G$2])*POWER(([.I34]-[.$H$2])/[.$G$2];([.$D$2]-1))*EXP(-POWER(([.I34]-[.$H$2])/[.$G$2];[.$D$2]))" office:value-type="float" office:value="0.00351385144806009" calcext:value-type="float">
            <text:p>0,00351385144806</text:p>
          </table:table-cell>
          <table:table-cell table:formula="of:=([.$E$2]/[.$G$2])*POWER(([.I34]-[.$H$2])/[.$G$2];([.$E$2]-1))*EXP(-POWER(([.I34]-[.$H$2])/[.$G$2];[.$E$2]))" office:value-type="float" office:value="0.0033906195046708" calcext:value-type="float">
            <text:p>0,003390619504671</text:p>
          </table:table-cell>
          <table:table-cell table:formula="of:=([.$F$2]/[.$G$2])*POWER(([.I34]-[.$H$2])/[.$G$2];([.$F$2]-1))*EXP(-POWER(([.I34]-[.$H$2])/[.$G$2];[.$F$2]))" office:value-type="float" office:value="1.17809344098209E-041" calcext:value-type="float">
            <text:p>1,17809344098209E-41</text:p>
          </table:table-cell>
          <table:table-cell table:number-columns-repeated="5"/>
          <table:table-cell table:formula="of:=[.I33]+1" office:value-type="float" office:value="32" calcext:value-type="float">
            <text:p>32</text:p>
          </table:table-cell>
          <table:table-cell office:value-type="float" office:value="0.00351385144806" calcext:value-type="float">
            <text:p>0,00351385144806</text:p>
          </table:table-cell>
          <table:table-cell table:number-columns-repeated="6"/>
        </table:table-row>
        <table:table-row table:style-name="ro1">
          <table:table-cell table:formula="of:=([.$D$2]/[.$G$2])*POWER(([.I35]-[.$H$2])/[.$G$2];([.$D$2]-1))*EXP(-POWER(([.I35]-[.$H$2])/[.$G$2];[.$D$2]))" office:value-type="float" office:value="0.00343093770643377" calcext:value-type="float">
            <text:p>0,003430937706434</text:p>
          </table:table-cell>
          <table:table-cell table:formula="of:=([.$E$2]/[.$G$2])*POWER(([.I35]-[.$H$2])/[.$G$2];([.$E$2]-1))*EXP(-POWER(([.I35]-[.$H$2])/[.$G$2];[.$E$2]))" office:value-type="float" office:value="0.00337765348033115" calcext:value-type="float">
            <text:p>0,003377653480331</text:p>
          </table:table-cell>
          <table:table-cell table:formula="of:=([.$F$2]/[.$G$2])*POWER(([.I35]-[.$H$2])/[.$G$2];([.$F$2]-1))*EXP(-POWER(([.I35]-[.$H$2])/[.$G$2];[.$F$2]))" office:value-type="float" office:value="4.58151584981925E-041" calcext:value-type="float">
            <text:p>4,58151584981925E-41</text:p>
          </table:table-cell>
          <table:table-cell table:number-columns-repeated="5"/>
          <table:table-cell table:formula="of:=[.I34]+1" office:value-type="float" office:value="33" calcext:value-type="float">
            <text:p>33</text:p>
          </table:table-cell>
          <table:table-cell office:value-type="float" office:value="0.003430937706434" calcext:value-type="float">
            <text:p>0,003430937706434</text:p>
          </table:table-cell>
          <table:table-cell table:number-columns-repeated="6"/>
        </table:table-row>
        <table:table-row table:style-name="ro1">
          <table:table-cell table:formula="of:=([.$D$2]/[.$G$2])*POWER(([.I36]-[.$H$2])/[.$G$2];([.$D$2]-1))*EXP(-POWER(([.I36]-[.$H$2])/[.$G$2];[.$D$2]))" office:value-type="float" office:value="0.00335216345073724" calcext:value-type="float">
            <text:p>0,003352163450737</text:p>
          </table:table-cell>
          <table:table-cell table:formula="of:=([.$E$2]/[.$G$2])*POWER(([.I36]-[.$H$2])/[.$G$2];([.$E$2]-1))*EXP(-POWER(([.I36]-[.$H$2])/[.$G$2];[.$E$2]))" office:value-type="float" office:value="0.00336473703919804" calcext:value-type="float">
            <text:p>0,003364737039198</text:p>
          </table:table-cell>
          <table:table-cell table:formula="of:=([.$F$2]/[.$G$2])*POWER(([.I36]-[.$H$2])/[.$G$2];([.$F$2]-1))*EXP(-POWER(([.I36]-[.$H$2])/[.$G$2];[.$F$2]))" office:value-type="float" office:value="1.71071004104579E-040" calcext:value-type="float">
            <text:p>1,71071004104579E-40</text:p>
          </table:table-cell>
          <table:table-cell table:number-columns-repeated="5"/>
          <table:table-cell table:formula="of:=[.I35]+1" office:value-type="float" office:value="34" calcext:value-type="float">
            <text:p>34</text:p>
          </table:table-cell>
          <table:table-cell office:value-type="float" office:value="0.003352163450737" calcext:value-type="float">
            <text:p>0,003352163450737</text:p>
          </table:table-cell>
          <table:table-cell table:number-columns-repeated="6"/>
        </table:table-row>
        <table:table-row table:style-name="ro1">
          <table:table-cell table:formula="of:=([.$D$2]/[.$G$2])*POWER(([.I37]-[.$H$2])/[.$G$2];([.$D$2]-1))*EXP(-POWER(([.I37]-[.$H$2])/[.$G$2];[.$D$2]))" office:value-type="float" office:value="0.00327721160258634" calcext:value-type="float">
            <text:p>0,003277211602586</text:p>
          </table:table-cell>
          <table:table-cell table:formula="of:=([.$E$2]/[.$G$2])*POWER(([.I37]-[.$H$2])/[.$G$2];([.$E$2]-1))*EXP(-POWER(([.I37]-[.$H$2])/[.$G$2];[.$E$2]))" office:value-type="float" office:value="0.00335186999166096" calcext:value-type="float">
            <text:p>0,003351869991661</text:p>
          </table:table-cell>
          <table:table-cell table:formula="of:=([.$F$2]/[.$G$2])*POWER(([.I37]-[.$H$2])/[.$G$2];([.$F$2]-1))*EXP(-POWER(([.I37]-[.$H$2])/[.$G$2];[.$F$2]))" office:value-type="float" office:value="6.14764059537236E-040" calcext:value-type="float">
            <text:p>6,14764059537236E-40</text:p>
          </table:table-cell>
          <table:table-cell table:number-columns-repeated="5"/>
          <table:table-cell table:formula="of:=[.I36]+1" office:value-type="float" office:value="35" calcext:value-type="float">
            <text:p>35</text:p>
          </table:table-cell>
          <table:table-cell office:value-type="float" office:value="0.003277211602586" calcext:value-type="float">
            <text:p>0,003277211602586</text:p>
          </table:table-cell>
          <table:table-cell table:number-columns-repeated="6"/>
        </table:table-row>
        <table:table-row table:style-name="ro1">
          <table:table-cell table:formula="of:=([.$D$2]/[.$G$2])*POWER(([.I38]-[.$H$2])/[.$G$2];([.$D$2]-1))*EXP(-POWER(([.I38]-[.$H$2])/[.$G$2];[.$D$2]))" office:value-type="float" office:value="0.00320579747583605" calcext:value-type="float">
            <text:p>0,003205797475836</text:p>
          </table:table-cell>
          <table:table-cell table:formula="of:=([.$E$2]/[.$G$2])*POWER(([.I38]-[.$H$2])/[.$G$2];([.$E$2]-1))*EXP(-POWER(([.I38]-[.$H$2])/[.$G$2];[.$E$2]))" office:value-type="float" office:value="0.0033390521488345" calcext:value-type="float">
            <text:p>0,003339052148835</text:p>
          </table:table-cell>
          <table:table-cell table:formula="of:=([.$F$2]/[.$G$2])*POWER(([.I38]-[.$H$2])/[.$G$2];([.$F$2]-1))*EXP(-POWER(([.I38]-[.$H$2])/[.$G$2];[.$F$2]))" office:value-type="float" office:value="2.13081340853257E-039" calcext:value-type="float">
            <text:p>2,13081340853257E-39</text:p>
          </table:table-cell>
          <table:table-cell table:number-columns-repeated="5"/>
          <table:table-cell table:formula="of:=[.I37]+1" office:value-type="float" office:value="36" calcext:value-type="float">
            <text:p>36</text:p>
          </table:table-cell>
          <table:table-cell office:value-type="float" office:value="0.003205797475836" calcext:value-type="float">
            <text:p>0,003205797475836</text:p>
          </table:table-cell>
          <table:table-cell table:number-columns-repeated="6"/>
        </table:table-row>
        <table:table-row table:style-name="ro1">
          <table:table-cell table:formula="of:=([.$D$2]/[.$G$2])*POWER(([.I39]-[.$H$2])/[.$G$2];([.$D$2]-1))*EXP(-POWER(([.I39]-[.$H$2])/[.$G$2];[.$D$2]))" office:value-type="float" office:value="0.00313766468054485" calcext:value-type="float">
            <text:p>0,003137664680545</text:p>
          </table:table-cell>
          <table:table-cell table:formula="of:=([.$E$2]/[.$G$2])*POWER(([.I39]-[.$H$2])/[.$G$2];([.$E$2]-1))*EXP(-POWER(([.I39]-[.$H$2])/[.$G$2];[.$E$2]))" office:value-type="float" office:value="0.00332628332255556" calcext:value-type="float">
            <text:p>0,003326283322556</text:p>
          </table:table-cell>
          <table:table-cell table:formula="of:=([.$F$2]/[.$G$2])*POWER(([.I39]-[.$H$2])/[.$G$2];([.$F$2]-1))*EXP(-POWER(([.I39]-[.$H$2])/[.$G$2];[.$F$2]))" office:value-type="float" office:value="7.137560369801E-039" calcext:value-type="float">
            <text:p>7,137560369801E-39</text:p>
          </table:table-cell>
          <table:table-cell table:number-columns-repeated="5"/>
          <table:table-cell table:formula="of:=[.I38]+1" office:value-type="float" office:value="37" calcext:value-type="float">
            <text:p>37</text:p>
          </table:table-cell>
          <table:table-cell office:value-type="float" office:value="0.003137664680545" calcext:value-type="float">
            <text:p>0,003137664680545</text:p>
          </table:table-cell>
          <table:table-cell table:number-columns-repeated="6"/>
        </table:table-row>
        <table:table-row table:style-name="ro1">
          <table:table-cell table:formula="of:=([.$D$2]/[.$G$2])*POWER(([.I40]-[.$H$2])/[.$G$2];([.$D$2]-1))*EXP(-POWER(([.I40]-[.$H$2])/[.$G$2];[.$D$2]))" office:value-type="float" office:value="0.00307258163934582" calcext:value-type="float">
            <text:p>0,003072581639346</text:p>
          </table:table-cell>
          <table:table-cell table:formula="of:=([.$E$2]/[.$G$2])*POWER(([.I40]-[.$H$2])/[.$G$2];([.$E$2]-1))*EXP(-POWER(([.I40]-[.$H$2])/[.$G$2];[.$E$2]))" office:value-type="float" office:value="0.00331356332538059" calcext:value-type="float">
            <text:p>0,003313563325381</text:p>
          </table:table-cell>
          <table:table-cell table:formula="of:=([.$F$2]/[.$G$2])*POWER(([.I40]-[.$H$2])/[.$G$2];([.$F$2]-1))*EXP(-POWER(([.I40]-[.$H$2])/[.$G$2];[.$F$2]))" office:value-type="float" office:value="2.31480772032006E-038" calcext:value-type="float">
            <text:p>2,31480772032006E-38</text:p>
          </table:table-cell>
          <table:table-cell table:number-columns-repeated="5"/>
          <table:table-cell table:formula="of:=[.I39]+1" office:value-type="float" office:value="38" calcext:value-type="float">
            <text:p>38</text:p>
          </table:table-cell>
          <table:table-cell office:value-type="float" office:value="0.003072581639346" calcext:value-type="float">
            <text:p>0,003072581639346</text:p>
          </table:table-cell>
          <table:table-cell table:number-columns-repeated="6"/>
        </table:table-row>
        <table:table-row table:style-name="ro1">
          <table:table-cell table:formula="of:=([.$D$2]/[.$G$2])*POWER(([.I41]-[.$H$2])/[.$G$2];([.$D$2]-1))*EXP(-POWER(([.I41]-[.$H$2])/[.$G$2];[.$D$2]))" office:value-type="float" office:value="0.00301033861125047" calcext:value-type="float">
            <text:p>0,00301033861125</text:p>
          </table:table-cell>
          <table:table-cell table:formula="of:=([.$E$2]/[.$G$2])*POWER(([.I41]-[.$H$2])/[.$G$2];([.$E$2]-1))*EXP(-POWER(([.I41]-[.$H$2])/[.$G$2];[.$E$2]))" office:value-type="float" office:value="0.00330089197058284" calcext:value-type="float">
            <text:p>0,003300891970583</text:p>
          </table:table-cell>
          <table:table-cell table:formula="of:=([.$F$2]/[.$G$2])*POWER(([.I41]-[.$H$2])/[.$G$2];([.$F$2]-1))*EXP(-POWER(([.I41]-[.$H$2])/[.$G$2];[.$F$2]))" office:value-type="float" office:value="7.28068332768359E-038" calcext:value-type="float">
            <text:p>7,28068332768359E-38</text:p>
          </table:table-cell>
          <table:table-cell table:number-columns-repeated="5"/>
          <table:table-cell table:formula="of:=[.I40]+1" office:value-type="float" office:value="39" calcext:value-type="float">
            <text:p>39</text:p>
          </table:table-cell>
          <table:table-cell office:value-type="float" office:value="0.00301033861125" calcext:value-type="float">
            <text:p>0,00301033861125</text:p>
          </table:table-cell>
          <table:table-cell table:number-columns-repeated="6"/>
        </table:table-row>
        <table:table-row table:style-name="ro1">
          <table:table-cell table:formula="of:=([.$D$2]/[.$G$2])*POWER(([.I42]-[.$H$2])/[.$G$2];([.$D$2]-1))*EXP(-POWER(([.I42]-[.$H$2])/[.$G$2];[.$D$2]))" office:value-type="float" office:value="0.00295074513809024" calcext:value-type="float">
            <text:p>0,00295074513809</text:p>
          </table:table-cell>
          <table:table-cell table:formula="of:=([.$E$2]/[.$G$2])*POWER(([.I42]-[.$H$2])/[.$G$2];([.$E$2]-1))*EXP(-POWER(([.I42]-[.$H$2])/[.$G$2];[.$E$2]))" office:value-type="float" office:value="0.00328826907214963" calcext:value-type="float">
            <text:p>0,00328826907215</text:p>
          </table:table-cell>
          <table:table-cell table:formula="of:=([.$F$2]/[.$G$2])*POWER(([.I42]-[.$H$2])/[.$G$2];([.$F$2]-1))*EXP(-POWER(([.I42]-[.$H$2])/[.$G$2];[.$F$2]))" office:value-type="float" office:value="2.22431911364158E-037" calcext:value-type="float">
            <text:p>2,22431911364158E-37</text:p>
          </table:table-cell>
          <table:table-cell table:number-columns-repeated="5"/>
          <table:table-cell table:formula="of:=[.I41]+1" office:value-type="float" office:value="40" calcext:value-type="float">
            <text:p>40</text:p>
          </table:table-cell>
          <table:table-cell office:value-type="float" office:value="0.00295074513809" calcext:value-type="float">
            <text:p>0,00295074513809</text:p>
          </table:table-cell>
          <table:table-cell table:number-columns-repeated="6"/>
        </table:table-row>
        <table:table-row table:style-name="ro1">
          <table:table-cell table:formula="of:=([.$D$2]/[.$G$2])*POWER(([.I43]-[.$H$2])/[.$G$2];([.$D$2]-1))*EXP(-POWER(([.I43]-[.$H$2])/[.$G$2];[.$D$2]))" office:value-type="float" office:value="0.00289362784470093" calcext:value-type="float">
            <text:p>0,002893627844701</text:p>
          </table:table-cell>
          <table:table-cell table:formula="of:=([.$E$2]/[.$G$2])*POWER(([.I43]-[.$H$2])/[.$G$2];([.$E$2]-1))*EXP(-POWER(([.I43]-[.$H$2])/[.$G$2];[.$E$2]))" office:value-type="float" office:value="0.0032756944447796" calcext:value-type="float">
            <text:p>0,00327569444478</text:p>
          </table:table-cell>
          <table:table-cell table:formula="of:=([.$F$2]/[.$G$2])*POWER(([.I43]-[.$H$2])/[.$G$2];([.$F$2]-1))*EXP(-POWER(([.I43]-[.$H$2])/[.$G$2];[.$F$2]))" office:value-type="float" office:value="6.61020968118792E-037" calcext:value-type="float">
            <text:p>6,61020968118792E-37</text:p>
          </table:table-cell>
          <table:table-cell table:number-columns-repeated="5"/>
          <table:table-cell table:formula="of:=[.I42]+1" office:value-type="float" office:value="41" calcext:value-type="float">
            <text:p>41</text:p>
          </table:table-cell>
          <table:table-cell office:value-type="float" office:value="0.002893627844701" calcext:value-type="float">
            <text:p>0,002893627844701</text:p>
          </table:table-cell>
          <table:table-cell table:number-columns-repeated="6"/>
        </table:table-row>
        <table:table-row table:style-name="ro1">
          <table:table-cell table:formula="of:=([.$D$2]/[.$G$2])*POWER(([.I44]-[.$H$2])/[.$G$2];([.$D$2]-1))*EXP(-POWER(([.I44]-[.$H$2])/[.$G$2];[.$D$2]))" office:value-type="float" office:value="0.00283882853656498" calcext:value-type="float">
            <text:p>0,002838828536565</text:p>
          </table:table-cell>
          <table:table-cell table:formula="of:=([.$E$2]/[.$G$2])*POWER(([.I44]-[.$H$2])/[.$G$2];([.$E$2]-1))*EXP(-POWER(([.I44]-[.$H$2])/[.$G$2];[.$E$2]))" office:value-type="float" office:value="0.00326316790388" calcext:value-type="float">
            <text:p>0,00326316790388</text:p>
          </table:table-cell>
          <table:table-cell table:formula="of:=([.$F$2]/[.$G$2])*POWER(([.I44]-[.$H$2])/[.$G$2];([.$F$2]-1))*EXP(-POWER(([.I44]-[.$H$2])/[.$G$2];[.$F$2]))" office:value-type="float" office:value="1.91340407288457E-036" calcext:value-type="float">
            <text:p>1,91340407288457E-36</text:p>
          </table:table-cell>
          <table:table-cell table:number-columns-repeated="5"/>
          <table:table-cell table:formula="of:=[.I43]+1" office:value-type="float" office:value="42" calcext:value-type="float">
            <text:p>42</text:p>
          </table:table-cell>
          <table:table-cell office:value-type="float" office:value="0.002838828536565" calcext:value-type="float">
            <text:p>0,002838828536565</text:p>
          </table:table-cell>
          <table:table-cell table:number-columns-repeated="6"/>
        </table:table-row>
        <table:table-row table:style-name="ro1">
          <table:table-cell table:formula="of:=([.$D$2]/[.$G$2])*POWER(([.I45]-[.$H$2])/[.$G$2];([.$D$2]-1))*EXP(-POWER(([.I45]-[.$H$2])/[.$G$2];[.$D$2]))" office:value-type="float" office:value="0.00278620254868759" calcext:value-type="float">
            <text:p>0,002786202548688</text:p>
          </table:table-cell>
          <table:table-cell table:formula="of:=([.$E$2]/[.$G$2])*POWER(([.I45]-[.$H$2])/[.$G$2];([.$E$2]-1))*EXP(-POWER(([.I45]-[.$H$2])/[.$G$2];[.$E$2]))" office:value-type="float" office:value="0.00325068926556397" calcext:value-type="float">
            <text:p>0,003250689265564</text:p>
          </table:table-cell>
          <table:table-cell table:formula="of:=([.$F$2]/[.$G$2])*POWER(([.I45]-[.$H$2])/[.$G$2];([.$F$2]-1))*EXP(-POWER(([.I45]-[.$H$2])/[.$G$2];[.$F$2]))" office:value-type="float" office:value="5.40145223126058E-036" calcext:value-type="float">
            <text:p>5,40145223126058E-36</text:p>
          </table:table-cell>
          <table:table-cell table:number-columns-repeated="5"/>
          <table:table-cell table:formula="of:=[.I44]+1" office:value-type="float" office:value="43" calcext:value-type="float">
            <text:p>43</text:p>
          </table:table-cell>
          <table:table-cell office:value-type="float" office:value="0.002786202548688" calcext:value-type="float">
            <text:p>0,002786202548688</text:p>
          </table:table-cell>
          <table:table-cell table:number-columns-repeated="6"/>
        </table:table-row>
        <table:table-row table:style-name="ro1">
          <table:table-cell table:formula="of:=([.$D$2]/[.$G$2])*POWER(([.I46]-[.$H$2])/[.$G$2];([.$D$2]-1))*EXP(-POWER(([.I46]-[.$H$2])/[.$G$2];[.$D$2]))" office:value-type="float" office:value="0.00273561730755649" calcext:value-type="float">
            <text:p>0,002735617307556</text:p>
          </table:table-cell>
          <table:table-cell table:formula="of:=([.$E$2]/[.$G$2])*POWER(([.I46]-[.$H$2])/[.$G$2];([.$E$2]-1))*EXP(-POWER(([.I46]-[.$H$2])/[.$G$2];[.$E$2]))" office:value-type="float" office:value="0.00323825834664786" calcext:value-type="float">
            <text:p>0,003238258346648</text:p>
          </table:table-cell>
          <table:table-cell table:formula="of:=([.$F$2]/[.$G$2])*POWER(([.I46]-[.$H$2])/[.$G$2];([.$F$2]-1))*EXP(-POWER(([.I46]-[.$H$2])/[.$G$2];[.$F$2]))" office:value-type="float" office:value="1.48877330942639E-035" calcext:value-type="float">
            <text:p>1,48877330942639E-35</text:p>
          </table:table-cell>
          <table:table-cell table:number-columns-repeated="5"/>
          <table:table-cell table:formula="of:=[.I45]+1" office:value-type="float" office:value="44" calcext:value-type="float">
            <text:p>44</text:p>
          </table:table-cell>
          <table:table-cell office:value-type="float" office:value="0.002735617307556" calcext:value-type="float">
            <text:p>0,002735617307556</text:p>
          </table:table-cell>
          <table:table-cell table:number-columns-repeated="6"/>
        </table:table-row>
        <table:table-row table:style-name="ro1">
          <table:table-cell table:formula="of:=([.$D$2]/[.$G$2])*POWER(([.I47]-[.$H$2])/[.$G$2];([.$D$2]-1))*EXP(-POWER(([.I47]-[.$H$2])/[.$G$2];[.$D$2]))" office:value-type="float" office:value="0.00268695107455008" calcext:value-type="float">
            <text:p>0,00268695107455</text:p>
          </table:table-cell>
          <table:table-cell table:formula="of:=([.$E$2]/[.$G$2])*POWER(([.I47]-[.$H$2])/[.$G$2];([.$E$2]-1))*EXP(-POWER(([.I47]-[.$H$2])/[.$G$2];[.$E$2]))" office:value-type="float" office:value="0.00322587496464854" calcext:value-type="float">
            <text:p>0,003225874964649</text:p>
          </table:table-cell>
          <table:table-cell table:formula="of:=([.$F$2]/[.$G$2])*POWER(([.I47]-[.$H$2])/[.$G$2];([.$F$2]-1))*EXP(-POWER(([.I47]-[.$H$2])/[.$G$2];[.$F$2]))" office:value-type="float" office:value="4.01077858757617E-035" calcext:value-type="float">
            <text:p>4,01077858757617E-35</text:p>
          </table:table-cell>
          <table:table-cell table:number-columns-repeated="5"/>
          <table:table-cell table:formula="of:=[.I46]+1" office:value-type="float" office:value="45" calcext:value-type="float">
            <text:p>45</text:p>
          </table:table-cell>
          <table:table-cell office:value-type="float" office:value="0.00268695107455" calcext:value-type="float">
            <text:p>0,00268695107455</text:p>
          </table:table-cell>
          <table:table-cell table:number-columns-repeated="6"/>
        </table:table-row>
        <table:table-row table:style-name="ro1">
          <table:table-cell table:formula="of:=([.$D$2]/[.$G$2])*POWER(([.I48]-[.$H$2])/[.$G$2];([.$D$2]-1))*EXP(-POWER(([.I48]-[.$H$2])/[.$G$2];[.$D$2]))" office:value-type="float" office:value="0.00264009184444334" calcext:value-type="float">
            <text:p>0,002640091844443</text:p>
          </table:table-cell>
          <table:table-cell table:formula="of:=([.$E$2]/[.$G$2])*POWER(([.I48]-[.$H$2])/[.$G$2];([.$E$2]-1))*EXP(-POWER(([.I48]-[.$H$2])/[.$G$2];[.$E$2]))" office:value-type="float" office:value="0.00321353893778069" calcext:value-type="float">
            <text:p>0,003213538937781</text:p>
          </table:table-cell>
          <table:table-cell table:formula="of:=([.$F$2]/[.$G$2])*POWER(([.I48]-[.$H$2])/[.$G$2];([.$F$2]-1))*EXP(-POWER(([.I48]-[.$H$2])/[.$G$2];[.$F$2]))" office:value-type="float" office:value="1.05717734362707E-034" calcext:value-type="float">
            <text:p>1,05717734362707E-34</text:p>
          </table:table-cell>
          <table:table-cell table:number-columns-repeated="5"/>
          <table:table-cell table:formula="of:=[.I47]+1" office:value-type="float" office:value="46" calcext:value-type="float">
            <text:p>46</text:p>
          </table:table-cell>
          <table:table-cell office:value-type="float" office:value="0.002640091844443" calcext:value-type="float">
            <text:p>0,002640091844443</text:p>
          </table:table-cell>
          <table:table-cell table:number-columns-repeated="6"/>
        </table:table-row>
        <table:table-row table:style-name="ro1">
          <table:table-cell table:formula="of:=([.$D$2]/[.$G$2])*POWER(([.I49]-[.$H$2])/[.$G$2];([.$D$2]-1))*EXP(-POWER(([.I49]-[.$H$2])/[.$G$2];[.$D$2]))" office:value-type="float" office:value="0.00259493637696812" calcext:value-type="float">
            <text:p>0,002594936376968</text:p>
          </table:table-cell>
          <table:table-cell table:formula="of:=([.$E$2]/[.$G$2])*POWER(([.I49]-[.$H$2])/[.$G$2];([.$E$2]-1))*EXP(-POWER(([.I49]-[.$H$2])/[.$G$2];[.$E$2]))" office:value-type="float" office:value="0.00320125008495416" calcext:value-type="float">
            <text:p>0,003201250084954</text:p>
          </table:table-cell>
          <table:table-cell table:formula="of:=([.$F$2]/[.$G$2])*POWER(([.I49]-[.$H$2])/[.$G$2];([.$F$2]-1))*EXP(-POWER(([.I49]-[.$H$2])/[.$G$2];[.$F$2]))" office:value-type="float" office:value="2.72894487535372E-034" calcext:value-type="float">
            <text:p>2,72894487535372E-34</text:p>
          </table:table-cell>
          <table:table-cell table:number-columns-repeated="5"/>
          <table:table-cell table:formula="of:=[.I48]+1" office:value-type="float" office:value="47" calcext:value-type="float">
            <text:p>47</text:p>
          </table:table-cell>
          <table:table-cell office:value-type="float" office:value="0.002594936376968" calcext:value-type="float">
            <text:p>0,002594936376968</text:p>
          </table:table-cell>
          <table:table-cell table:number-columns-repeated="6"/>
        </table:table-row>
        <table:table-row table:style-name="ro1">
          <table:table-cell table:formula="of:=([.$D$2]/[.$G$2])*POWER(([.I50]-[.$H$2])/[.$G$2];([.$D$2]-1))*EXP(-POWER(([.I50]-[.$H$2])/[.$G$2];[.$D$2]))" office:value-type="float" office:value="0.00255138934291304" calcext:value-type="float">
            <text:p>0,002551389342913</text:p>
          </table:table-cell>
          <table:table-cell table:formula="of:=([.$E$2]/[.$G$2])*POWER(([.I50]-[.$H$2])/[.$G$2];([.$E$2]-1))*EXP(-POWER(([.I50]-[.$H$2])/[.$G$2];[.$E$2]))" office:value-type="float" office:value="0.00318900822577131" calcext:value-type="float">
            <text:p>0,003189008225771</text:p>
          </table:table-cell>
          <table:table-cell table:formula="of:=([.$F$2]/[.$G$2])*POWER(([.I50]-[.$H$2])/[.$G$2];([.$F$2]-1))*EXP(-POWER(([.I50]-[.$H$2])/[.$G$2];[.$F$2]))" office:value-type="float" office:value="6.90481860477127E-034" calcext:value-type="float">
            <text:p>6,90481860477127E-34</text:p>
          </table:table-cell>
          <table:table-cell table:number-columns-repeated="5"/>
          <table:table-cell table:formula="of:=[.I49]+1" office:value-type="float" office:value="48" calcext:value-type="float">
            <text:p>48</text:p>
          </table:table-cell>
          <table:table-cell office:value-type="float" office:value="0.002551389342913" calcext:value-type="float">
            <text:p>0,002551389342913</text:p>
          </table:table-cell>
          <table:table-cell table:number-columns-repeated="6"/>
        </table:table-row>
        <table:table-row table:style-name="ro1">
          <table:table-cell table:formula="of:=([.$D$2]/[.$G$2])*POWER(([.I51]-[.$H$2])/[.$G$2];([.$D$2]-1))*EXP(-POWER(([.I51]-[.$H$2])/[.$G$2];[.$D$2]))" office:value-type="float" office:value="0.00250936256915049" calcext:value-type="float">
            <text:p>0,002509362569151</text:p>
          </table:table-cell>
          <table:table-cell table:formula="of:=([.$E$2]/[.$G$2])*POWER(([.I51]-[.$H$2])/[.$G$2];([.$E$2]-1))*EXP(-POWER(([.I51]-[.$H$2])/[.$G$2];[.$E$2]))" office:value-type="float" office:value="0.00317681318052435" calcext:value-type="float">
            <text:p>0,003176813180524</text:p>
          </table:table-cell>
          <table:table-cell table:formula="of:=([.$F$2]/[.$G$2])*POWER(([.I51]-[.$H$2])/[.$G$2];([.$F$2]-1))*EXP(-POWER(([.I51]-[.$H$2])/[.$G$2];[.$F$2]))" office:value-type="float" office:value="1.71387634627385E-033" calcext:value-type="float">
            <text:p>1,71387634627385E-33</text:p>
          </table:table-cell>
          <table:table-cell table:number-columns-repeated="5"/>
          <table:table-cell table:formula="of:=[.I50]+1" office:value-type="float" office:value="49" calcext:value-type="float">
            <text:p>49</text:p>
          </table:table-cell>
          <table:table-cell office:value-type="float" office:value="0.002509362569151" calcext:value-type="float">
            <text:p>0,002509362569151</text:p>
          </table:table-cell>
          <table:table-cell table:number-columns-repeated="6"/>
        </table:table-row>
        <table:table-row table:style-name="ro1">
          <table:table-cell table:formula="of:=([.$D$2]/[.$G$2])*POWER(([.I52]-[.$H$2])/[.$G$2];([.$D$2]-1))*EXP(-POWER(([.I52]-[.$H$2])/[.$G$2];[.$D$2]))" office:value-type="float" office:value="0.00246877436937709" calcext:value-type="float">
            <text:p>0,002468774369377</text:p>
          </table:table-cell>
          <table:table-cell table:formula="of:=([.$E$2]/[.$G$2])*POWER(([.I52]-[.$H$2])/[.$G$2];([.$E$2]-1))*EXP(-POWER(([.I52]-[.$H$2])/[.$G$2];[.$E$2]))" office:value-type="float" office:value="0.00316466477019271" calcext:value-type="float">
            <text:p>0,003164664770193</text:p>
          </table:table-cell>
          <table:table-cell table:formula="of:=([.$F$2]/[.$G$2])*POWER(([.I52]-[.$H$2])/[.$G$2];([.$F$2]-1))*EXP(-POWER(([.I52]-[.$H$2])/[.$G$2];[.$F$2]))" office:value-type="float" office:value="4.17651159050359E-033" calcext:value-type="float">
            <text:p>4,17651159050359E-33</text:p>
          </table:table-cell>
          <table:table-cell table:number-columns-repeated="5"/>
          <table:table-cell table:formula="of:=[.I51]+1" office:value-type="float" office:value="50" calcext:value-type="float">
            <text:p>50</text:p>
          </table:table-cell>
          <table:table-cell office:value-type="float" office:value="0.002468774369377" calcext:value-type="float">
            <text:p>0,002468774369377</text:p>
          </table:table-cell>
          <table:table-cell table:number-columns-repeated="6"/>
        </table:table-row>
        <table:table-row table:style-name="ro1">
          <table:table-cell table:formula="of:=([.$D$2]/[.$G$2])*POWER(([.I53]-[.$H$2])/[.$G$2];([.$D$2]-1))*EXP(-POWER(([.I53]-[.$H$2])/[.$G$2];[.$D$2]))" office:value-type="float" office:value="0.00242954894934376" calcext:value-type="float">
            <text:p>0,002429548949344</text:p>
          </table:table-cell>
          <table:table-cell table:formula="of:=([.$E$2]/[.$G$2])*POWER(([.I53]-[.$H$2])/[.$G$2];([.$E$2]-1))*EXP(-POWER(([.I53]-[.$H$2])/[.$G$2];[.$E$2]))" office:value-type="float" office:value="0.00315256281644042" calcext:value-type="float">
            <text:p>0,00315256281644</text:p>
          </table:table-cell>
          <table:table-cell table:formula="of:=([.$F$2]/[.$G$2])*POWER(([.I53]-[.$H$2])/[.$G$2];([.$F$2]-1))*EXP(-POWER(([.I53]-[.$H$2])/[.$G$2];[.$F$2]))" office:value-type="float" office:value="9.99935774606104E-033" calcext:value-type="float">
            <text:p>9,99935774606104E-33</text:p>
          </table:table-cell>
          <table:table-cell table:number-columns-repeated="5"/>
          <table:table-cell table:formula="of:=[.I52]+1" office:value-type="float" office:value="51" calcext:value-type="float">
            <text:p>51</text:p>
          </table:table-cell>
          <table:table-cell office:value-type="float" office:value="0.002429548949344" calcext:value-type="float">
            <text:p>0,002429548949344</text:p>
          </table:table-cell>
          <table:table-cell table:number-columns-repeated="6"/>
        </table:table-row>
        <table:table-row table:style-name="ro1">
          <table:table-cell table:formula="of:=([.$D$2]/[.$G$2])*POWER(([.I54]-[.$H$2])/[.$G$2];([.$D$2]-1))*EXP(-POWER(([.I54]-[.$H$2])/[.$G$2];[.$D$2]))" office:value-type="float" office:value="0.00239161587700964" calcext:value-type="float">
            <text:p>0,00239161587701</text:p>
          </table:table-cell>
          <table:table-cell table:formula="of:=([.$E$2]/[.$G$2])*POWER(([.I54]-[.$H$2])/[.$G$2];([.$E$2]-1))*EXP(-POWER(([.I54]-[.$H$2])/[.$G$2];[.$E$2]))" office:value-type="float" office:value="0.00314050714161347" calcext:value-type="float">
            <text:p>0,003140507141613</text:p>
          </table:table-cell>
          <table:table-cell table:formula="of:=([.$F$2]/[.$G$2])*POWER(([.I54]-[.$H$2])/[.$G$2];([.$F$2]-1))*EXP(-POWER(([.I54]-[.$H$2])/[.$G$2];[.$F$2]))" office:value-type="float" office:value="2.35371258186383E-032" calcext:value-type="float">
            <text:p>2,35371258186383E-32</text:p>
          </table:table-cell>
          <table:table-cell table:number-columns-repeated="5"/>
          <table:table-cell table:formula="of:=[.I53]+1" office:value-type="float" office:value="52" calcext:value-type="float">
            <text:p>52</text:p>
          </table:table-cell>
          <table:table-cell office:value-type="float" office:value="0.00239161587701" calcext:value-type="float">
            <text:p>0,00239161587701</text:p>
          </table:table-cell>
          <table:table-cell table:number-columns-repeated="6"/>
        </table:table-row>
        <table:table-row table:style-name="ro1">
          <table:table-cell table:formula="of:=([.$D$2]/[.$G$2])*POWER(([.I55]-[.$H$2])/[.$G$2];([.$D$2]-1))*EXP(-POWER(([.I55]-[.$H$2])/[.$G$2];[.$D$2]))" office:value-type="float" office:value="0.00235490960943975" calcext:value-type="float">
            <text:p>0,00235490960944</text:p>
          </table:table-cell>
          <table:table-cell table:formula="of:=([.$E$2]/[.$G$2])*POWER(([.I55]-[.$H$2])/[.$G$2];([.$E$2]-1))*EXP(-POWER(([.I55]-[.$H$2])/[.$G$2];[.$E$2]))" office:value-type="float" office:value="0.00312849756873722" calcext:value-type="float">
            <text:p>0,003128497568737</text:p>
          </table:table-cell>
          <table:table-cell table:formula="of:=([.$F$2]/[.$G$2])*POWER(([.I55]-[.$H$2])/[.$G$2];([.$F$2]-1))*EXP(-POWER(([.I55]-[.$H$2])/[.$G$2];[.$F$2]))" office:value-type="float" office:value="5.45053651029361E-032" calcext:value-type="float">
            <text:p>5,45053651029361E-32</text:p>
          </table:table-cell>
          <table:table-cell table:number-columns-repeated="5"/>
          <table:table-cell table:formula="of:=[.I54]+1" office:value-type="float" office:value="53" calcext:value-type="float">
            <text:p>53</text:p>
          </table:table-cell>
          <table:table-cell office:value-type="float" office:value="0.00235490960944" calcext:value-type="float">
            <text:p>0,00235490960944</text:p>
          </table:table-cell>
          <table:table-cell table:number-columns-repeated="6"/>
        </table:table-row>
        <table:table-row table:style-name="ro1">
          <table:table-cell table:formula="of:=([.$D$2]/[.$G$2])*POWER(([.I56]-[.$H$2])/[.$G$2];([.$D$2]-1))*EXP(-POWER(([.I56]-[.$H$2])/[.$G$2];[.$D$2]))" office:value-type="float" office:value="0.00231936906943025" calcext:value-type="float">
            <text:p>0,00231936906943</text:p>
          </table:table-cell>
          <table:table-cell table:formula="of:=([.$E$2]/[.$G$2])*POWER(([.I56]-[.$H$2])/[.$G$2];([.$E$2]-1))*EXP(-POWER(([.I56]-[.$H$2])/[.$G$2];[.$E$2]))" office:value-type="float" office:value="0.00311653392151379" calcext:value-type="float">
            <text:p>0,003116533921514</text:p>
          </table:table-cell>
          <table:table-cell table:formula="of:=([.$F$2]/[.$G$2])*POWER(([.I56]-[.$H$2])/[.$G$2];([.$F$2]-1))*EXP(-POWER(([.I56]-[.$H$2])/[.$G$2];[.$F$2]))" office:value-type="float" office:value="1.24249700847829E-031" calcext:value-type="float">
            <text:p>1,24249700847829E-31</text:p>
          </table:table-cell>
          <table:table-cell table:number-columns-repeated="5"/>
          <table:table-cell table:formula="of:=[.I55]+1" office:value-type="float" office:value="54" calcext:value-type="float">
            <text:p>54</text:p>
          </table:table-cell>
          <table:table-cell office:value-type="float" office:value="0.00231936906943" calcext:value-type="float">
            <text:p>0,00231936906943</text:p>
          </table:table-cell>
          <table:table-cell table:number-columns-repeated="6"/>
        </table:table-row>
        <table:table-row table:style-name="ro1">
          <table:table-cell table:formula="of:=([.$D$2]/[.$G$2])*POWER(([.I57]-[.$H$2])/[.$G$2];([.$D$2]-1))*EXP(-POWER(([.I57]-[.$H$2])/[.$G$2];[.$D$2]))" office:value-type="float" office:value="0.00228493726582411" calcext:value-type="float">
            <text:p>0,002284937265824</text:p>
          </table:table-cell>
          <table:table-cell table:formula="of:=([.$E$2]/[.$G$2])*POWER(([.I57]-[.$H$2])/[.$G$2];([.$E$2]-1))*EXP(-POWER(([.I57]-[.$H$2])/[.$G$2];[.$E$2]))" office:value-type="float" office:value="0.00310461602431948" calcext:value-type="float">
            <text:p>0,003104616024319</text:p>
          </table:table-cell>
          <table:table-cell table:formula="of:=([.$F$2]/[.$G$2])*POWER(([.I57]-[.$H$2])/[.$G$2];([.$F$2]-1))*EXP(-POWER(([.I57]-[.$H$2])/[.$G$2];[.$F$2]))" office:value-type="float" office:value="2.78979851881153E-031" calcext:value-type="float">
            <text:p>2,78979851881153E-31</text:p>
          </table:table-cell>
          <table:table-cell table:number-columns-repeated="5"/>
          <table:table-cell table:formula="of:=[.I56]+1" office:value-type="float" office:value="55" calcext:value-type="float">
            <text:p>55</text:p>
          </table:table-cell>
          <table:table-cell office:value-type="float" office:value="0.002284937265824" calcext:value-type="float">
            <text:p>0,002284937265824</text:p>
          </table:table-cell>
          <table:table-cell table:number-columns-repeated="6"/>
        </table:table-row>
        <table:table-row table:style-name="ro1">
          <table:table-cell table:formula="of:=([.$D$2]/[.$G$2])*POWER(([.I58]-[.$H$2])/[.$G$2];([.$D$2]-1))*EXP(-POWER(([.I58]-[.$H$2])/[.$G$2];[.$D$2]))" office:value-type="float" office:value="0.00225156095230829" calcext:value-type="float">
            <text:p>0,002251560952308</text:p>
          </table:table-cell>
          <table:table-cell table:formula="of:=([.$E$2]/[.$G$2])*POWER(([.I58]-[.$H$2])/[.$G$2];([.$E$2]-1))*EXP(-POWER(([.I58]-[.$H$2])/[.$G$2];[.$E$2]))" office:value-type="float" office:value="0.0030927437022022" calcext:value-type="float">
            <text:p>0,003092743702202</text:p>
          </table:table-cell>
          <table:table-cell table:formula="of:=([.$F$2]/[.$G$2])*POWER(([.I58]-[.$H$2])/[.$G$2];([.$F$2]-1))*EXP(-POWER(([.I58]-[.$H$2])/[.$G$2];[.$F$2]))" office:value-type="float" office:value="6.17318412320649E-031" calcext:value-type="float">
            <text:p>6,17318412320649E-31</text:p>
          </table:table-cell>
          <table:table-cell table:number-columns-repeated="5"/>
          <table:table-cell table:formula="of:=[.I57]+1" office:value-type="float" office:value="56" calcext:value-type="float">
            <text:p>56</text:p>
          </table:table-cell>
          <table:table-cell office:value-type="float" office:value="0.002251560952308" calcext:value-type="float">
            <text:p>0,002251560952308</text:p>
          </table:table-cell>
          <table:table-cell table:number-columns-repeated="6"/>
        </table:table-row>
        <table:table-row table:style-name="ro1">
          <table:table-cell table:formula="of:=([.$D$2]/[.$G$2])*POWER(([.I59]-[.$H$2])/[.$G$2];([.$D$2]-1))*EXP(-POWER(([.I59]-[.$H$2])/[.$G$2];[.$D$2]))" office:value-type="float" office:value="0.002219190320185" calcext:value-type="float">
            <text:p>0,002219190320185</text:p>
          </table:table-cell>
          <table:table-cell table:formula="of:=([.$E$2]/[.$G$2])*POWER(([.I59]-[.$H$2])/[.$G$2];([.$E$2]-1))*EXP(-POWER(([.I59]-[.$H$2])/[.$G$2];[.$E$2]))" office:value-type="float" office:value="0.00308091678087889" calcext:value-type="float">
            <text:p>0,003080916780879</text:p>
          </table:table-cell>
          <table:table-cell table:formula="of:=([.$F$2]/[.$G$2])*POWER(([.I59]-[.$H$2])/[.$G$2];([.$F$2]-1))*EXP(-POWER(([.I59]-[.$H$2])/[.$G$2];[.$F$2]))" office:value-type="float" office:value="1.34688155334543E-030" calcext:value-type="float">
            <text:p>1,34688155334543E-30</text:p>
          </table:table-cell>
          <table:table-cell table:number-columns-repeated="5"/>
          <table:table-cell table:formula="of:=[.I58]+1" office:value-type="float" office:value="57" calcext:value-type="float">
            <text:p>57</text:p>
          </table:table-cell>
          <table:table-cell office:value-type="float" office:value="0.002219190320185" calcext:value-type="float">
            <text:p>0,002219190320185</text:p>
          </table:table-cell>
          <table:table-cell table:number-columns-repeated="6"/>
        </table:table-row>
        <table:table-row table:style-name="ro1">
          <table:table-cell table:formula="of:=([.$D$2]/[.$G$2])*POWER(([.I60]-[.$H$2])/[.$G$2];([.$D$2]-1))*EXP(-POWER(([.I60]-[.$H$2])/[.$G$2];[.$D$2]))" office:value-type="float" office:value="0.00218777872120631" calcext:value-type="float">
            <text:p>0,002187778721206</text:p>
          </table:table-cell>
          <table:table-cell table:formula="of:=([.$E$2]/[.$G$2])*POWER(([.I60]-[.$H$2])/[.$G$2];([.$E$2]-1))*EXP(-POWER(([.I60]-[.$H$2])/[.$G$2];[.$E$2]))" office:value-type="float" office:value="0.00306913508673294" calcext:value-type="float">
            <text:p>0,003069135086733</text:p>
          </table:table-cell>
          <table:table-cell table:formula="of:=([.$F$2]/[.$G$2])*POWER(([.I60]-[.$H$2])/[.$G$2];([.$F$2]-1))*EXP(-POWER(([.I60]-[.$H$2])/[.$G$2];[.$F$2]))" office:value-type="float" office:value="2.8989884666551E-030" calcext:value-type="float">
            <text:p>2,8989884666551E-30</text:p>
          </table:table-cell>
          <table:table-cell table:number-columns-repeated="5"/>
          <table:table-cell table:formula="of:=[.I59]+1" office:value-type="float" office:value="58" calcext:value-type="float">
            <text:p>58</text:p>
          </table:table-cell>
          <table:table-cell office:value-type="float" office:value="0.002187778721206" calcext:value-type="float">
            <text:p>0,002187778721206</text:p>
          </table:table-cell>
          <table:table-cell table:number-columns-repeated="6"/>
        </table:table-row>
        <table:table-row table:style-name="ro1">
          <table:table-cell table:formula="of:=([.$D$2]/[.$G$2])*POWER(([.I61]-[.$H$2])/[.$G$2];([.$D$2]-1))*EXP(-POWER(([.I61]-[.$H$2])/[.$G$2];[.$D$2]))" office:value-type="float" office:value="0.00215728241707045" calcext:value-type="float">
            <text:p>0,00215728241707</text:p>
          </table:table-cell>
          <table:table-cell table:formula="of:=([.$E$2]/[.$G$2])*POWER(([.I61]-[.$H$2])/[.$G$2];([.$E$2]-1))*EXP(-POWER(([.I61]-[.$H$2])/[.$G$2];[.$E$2]))" office:value-type="float" office:value="0.00305739844681171" calcext:value-type="float">
            <text:p>0,003057398446812</text:p>
          </table:table-cell>
          <table:table-cell table:formula="of:=([.$F$2]/[.$G$2])*POWER(([.I61]-[.$H$2])/[.$G$2];([.$F$2]-1))*EXP(-POWER(([.I61]-[.$H$2])/[.$G$2];[.$F$2]))" office:value-type="float" office:value="6.15832570215393E-030" calcext:value-type="float">
            <text:p>6,15832570215393E-30</text:p>
          </table:table-cell>
          <table:table-cell table:number-columns-repeated="5"/>
          <table:table-cell table:formula="of:=[.I60]+1" office:value-type="float" office:value="59" calcext:value-type="float">
            <text:p>59</text:p>
          </table:table-cell>
          <table:table-cell office:value-type="float" office:value="0.00215728241707" calcext:value-type="float">
            <text:p>0,00215728241707</text:p>
          </table:table-cell>
          <table:table-cell table:number-columns-repeated="6"/>
        </table:table-row>
        <table:table-row table:style-name="ro1">
          <table:table-cell table:formula="of:=([.$D$2]/[.$G$2])*POWER(([.I62]-[.$H$2])/[.$G$2];([.$D$2]-1))*EXP(-POWER(([.I62]-[.$H$2])/[.$G$2];[.$D$2]))" office:value-type="float" office:value="0.00212766035261307" calcext:value-type="float">
            <text:p>0,002127660352613</text:p>
          </table:table-cell>
          <table:table-cell table:formula="of:=([.$E$2]/[.$G$2])*POWER(([.I62]-[.$H$2])/[.$G$2];([.$E$2]-1))*EXP(-POWER(([.I62]-[.$H$2])/[.$G$2];[.$E$2]))" office:value-type="float" office:value="0.0030457066888239" calcext:value-type="float">
            <text:p>0,003045706688824</text:p>
          </table:table-cell>
          <table:table-cell table:formula="of:=([.$F$2]/[.$G$2])*POWER(([.I62]-[.$H$2])/[.$G$2];([.$F$2]-1))*EXP(-POWER(([.I62]-[.$H$2])/[.$G$2];[.$F$2]))" office:value-type="float" office:value="1.29172441615389E-029" calcext:value-type="float">
            <text:p>1,29172441615389E-29</text:p>
          </table:table-cell>
          <table:table-cell table:number-columns-repeated="5"/>
          <table:table-cell table:formula="of:=[.I61]+1" office:value-type="float" office:value="60" calcext:value-type="float">
            <text:p>60</text:p>
          </table:table-cell>
          <table:table-cell office:value-type="float" office:value="0.002127660352613" calcext:value-type="float">
            <text:p>0,002127660352613</text:p>
          </table:table-cell>
          <table:table-cell table:number-columns-repeated="6"/>
        </table:table-row>
        <table:table-row table:style-name="ro1">
          <table:table-cell table:formula="of:=([.$D$2]/[.$G$2])*POWER(([.I63]-[.$H$2])/[.$G$2];([.$D$2]-1))*EXP(-POWER(([.I63]-[.$H$2])/[.$G$2];[.$D$2]))" office:value-type="float" office:value="0.0020988739501006" calcext:value-type="float">
            <text:p>0,002098873950101</text:p>
          </table:table-cell>
          <table:table-cell table:formula="of:=([.$E$2]/[.$G$2])*POWER(([.I63]-[.$H$2])/[.$G$2];([.$E$2]-1))*EXP(-POWER(([.I63]-[.$H$2])/[.$G$2];[.$E$2]))" office:value-type="float" office:value="0.00303405964113709" calcext:value-type="float">
            <text:p>0,003034059641137</text:p>
          </table:table-cell>
          <table:table-cell table:formula="of:=([.$F$2]/[.$G$2])*POWER(([.I63]-[.$H$2])/[.$G$2];([.$F$2]-1))*EXP(-POWER(([.I63]-[.$H$2])/[.$G$2];[.$F$2]))" office:value-type="float" office:value="2.67639715404455E-029" calcext:value-type="float">
            <text:p>2,67639715404455E-29</text:p>
          </table:table-cell>
          <table:table-cell table:number-columns-repeated="5"/>
          <table:table-cell table:formula="of:=[.I62]+1" office:value-type="float" office:value="61" calcext:value-type="float">
            <text:p>61</text:p>
          </table:table-cell>
          <table:table-cell office:value-type="float" office:value="0.002098873950101" calcext:value-type="float">
            <text:p>0,002098873950101</text:p>
          </table:table-cell>
          <table:table-cell table:number-columns-repeated="6"/>
        </table:table-row>
        <table:table-row table:style-name="ro1">
          <table:table-cell table:formula="of:=([.$D$2]/[.$G$2])*POWER(([.I64]-[.$H$2])/[.$G$2];([.$D$2]-1))*EXP(-POWER(([.I64]-[.$H$2])/[.$G$2];[.$D$2]))" office:value-type="float" office:value="0.00207088692235341" calcext:value-type="float">
            <text:p>0,002070886922353</text:p>
          </table:table-cell>
          <table:table-cell table:formula="of:=([.$E$2]/[.$G$2])*POWER(([.I64]-[.$H$2])/[.$G$2];([.$E$2]-1))*EXP(-POWER(([.I64]-[.$H$2])/[.$G$2];[.$E$2]))" office:value-type="float" office:value="0.00302245713277521" calcext:value-type="float">
            <text:p>0,003022457132775</text:p>
          </table:table-cell>
          <table:table-cell table:formula="of:=([.$F$2]/[.$G$2])*POWER(([.I64]-[.$H$2])/[.$G$2];([.$F$2]-1))*EXP(-POWER(([.I64]-[.$H$2])/[.$G$2];[.$F$2]))" office:value-type="float" office:value="5.4799707505821E-029" calcext:value-type="float">
            <text:p>5,4799707505821E-29</text:p>
          </table:table-cell>
          <table:table-cell table:number-columns-repeated="5"/>
          <table:table-cell table:formula="of:=[.I63]+1" office:value-type="float" office:value="62" calcext:value-type="float">
            <text:p>62</text:p>
          </table:table-cell>
          <table:table-cell office:value-type="float" office:value="0.002070886922353" calcext:value-type="float">
            <text:p>0,002070886922353</text:p>
          </table:table-cell>
          <table:table-cell table:number-columns-repeated="6"/>
        </table:table-row>
        <table:table-row table:style-name="ro1">
          <table:table-cell table:formula="of:=([.$D$2]/[.$G$2])*POWER(([.I65]-[.$H$2])/[.$G$2];([.$D$2]-1))*EXP(-POWER(([.I65]-[.$H$2])/[.$G$2];[.$D$2]))" office:value-type="float" office:value="0.00204366510270364" calcext:value-type="float">
            <text:p>0,002043665102704</text:p>
          </table:table-cell>
          <table:table-cell table:formula="of:=([.$E$2]/[.$G$2])*POWER(([.I65]-[.$H$2])/[.$G$2];([.$E$2]-1))*EXP(-POWER(([.I65]-[.$H$2])/[.$G$2];[.$E$2]))" office:value-type="float" office:value="0.00301089899341598" calcext:value-type="float">
            <text:p>0,003010898993416</text:p>
          </table:table-cell>
          <table:table-cell table:formula="of:=([.$F$2]/[.$G$2])*POWER(([.I65]-[.$H$2])/[.$G$2];([.$F$2]-1))*EXP(-POWER(([.I65]-[.$H$2])/[.$G$2];[.$F$2]))" office:value-type="float" office:value="1.10922100002162E-028" calcext:value-type="float">
            <text:p>1,10922100002162E-28</text:p>
          </table:table-cell>
          <table:table-cell table:number-columns-repeated="5"/>
          <table:table-cell table:formula="of:=[.I64]+1" office:value-type="float" office:value="63" calcext:value-type="float">
            <text:p>63</text:p>
          </table:table-cell>
          <table:table-cell office:value-type="float" office:value="0.002043665102704" calcext:value-type="float">
            <text:p>0,002043665102704</text:p>
          </table:table-cell>
          <table:table-cell table:number-columns-repeated="6"/>
        </table:table-row>
        <table:table-row table:style-name="ro1">
          <table:table-cell table:formula="of:=([.$D$2]/[.$G$2])*POWER(([.I66]-[.$H$2])/[.$G$2];([.$D$2]-1))*EXP(-POWER(([.I66]-[.$H$2])/[.$G$2];[.$D$2]))" office:value-type="float" office:value="0.00201717629003187" calcext:value-type="float">
            <text:p>0,002017176290032</text:p>
          </table:table-cell>
          <table:table-cell table:formula="of:=([.$E$2]/[.$G$2])*POWER(([.I66]-[.$H$2])/[.$G$2];([.$E$2]-1))*EXP(-POWER(([.I66]-[.$H$2])/[.$G$2];[.$E$2]))" office:value-type="float" office:value="0.00299938505338848" calcext:value-type="float">
            <text:p>0,002999385053388</text:p>
          </table:table-cell>
          <table:table-cell table:formula="of:=([.$F$2]/[.$G$2])*POWER(([.I66]-[.$H$2])/[.$G$2];([.$F$2]-1))*EXP(-POWER(([.I66]-[.$H$2])/[.$G$2];[.$F$2]))" office:value-type="float" office:value="2.22038069397692E-028" calcext:value-type="float">
            <text:p>2,22038069397692E-28</text:p>
          </table:table-cell>
          <table:table-cell table:number-columns-repeated="5"/>
          <table:table-cell table:formula="of:=[.I65]+1" office:value-type="float" office:value="64" calcext:value-type="float">
            <text:p>64</text:p>
          </table:table-cell>
          <table:table-cell office:value-type="float" office:value="0.002017176290032" calcext:value-type="float">
            <text:p>0,002017176290032</text:p>
          </table:table-cell>
          <table:table-cell table:number-columns-repeated="6"/>
        </table:table-row>
        <table:table-row table:style-name="ro1">
          <table:table-cell table:formula="of:=([.$D$2]/[.$G$2])*POWER(([.I67]-[.$H$2])/[.$G$2];([.$D$2]-1))*EXP(-POWER(([.I67]-[.$H$2])/[.$G$2];[.$D$2]))" office:value-type="float" office:value="0.00199139010733399" calcext:value-type="float">
            <text:p>0,001991390107334</text:p>
          </table:table-cell>
          <table:table-cell table:formula="of:=([.$E$2]/[.$G$2])*POWER(([.I67]-[.$H$2])/[.$G$2];([.$E$2]-1))*EXP(-POWER(([.I67]-[.$H$2])/[.$G$2];[.$E$2]))" office:value-type="float" office:value="0.00298791514367062" calcext:value-type="float">
            <text:p>0,002987915143671</text:p>
          </table:table-cell>
          <table:table-cell table:formula="of:=([.$F$2]/[.$G$2])*POWER(([.I67]-[.$H$2])/[.$G$2];([.$F$2]-1))*EXP(-POWER(([.I67]-[.$H$2])/[.$G$2];[.$F$2]))" office:value-type="float" office:value="4.39699875620177E-028" calcext:value-type="float">
            <text:p>4,39699875620177E-28</text:p>
          </table:table-cell>
          <table:table-cell table:number-columns-repeated="5"/>
          <table:table-cell table:formula="of:=[.I66]+1" office:value-type="float" office:value="65" calcext:value-type="float">
            <text:p>65</text:p>
          </table:table-cell>
          <table:table-cell office:value-type="float" office:value="0.001991390107334" calcext:value-type="float">
            <text:p>0,001991390107334</text:p>
          </table:table-cell>
          <table:table-cell table:number-columns-repeated="6"/>
        </table:table-row>
        <table:table-row table:style-name="ro1">
          <table:table-cell table:formula="of:=([.$D$2]/[.$G$2])*POWER(([.I68]-[.$H$2])/[.$G$2];([.$D$2]-1))*EXP(-POWER(([.I68]-[.$H$2])/[.$G$2];[.$D$2]))" office:value-type="float" office:value="0.00196627787244991" calcext:value-type="float">
            <text:p>0,00196627787245</text:p>
          </table:table-cell>
          <table:table-cell table:formula="of:=([.$E$2]/[.$G$2])*POWER(([.I68]-[.$H$2])/[.$G$2];([.$E$2]-1))*EXP(-POWER(([.I68]-[.$H$2])/[.$G$2];[.$E$2]))" office:value-type="float" office:value="0.00297648909588665" calcext:value-type="float">
            <text:p>0,002976489095887</text:p>
          </table:table-cell>
          <table:table-cell table:formula="of:=([.$F$2]/[.$G$2])*POWER(([.I68]-[.$H$2])/[.$G$2];([.$F$2]-1))*EXP(-POWER(([.I68]-[.$H$2])/[.$G$2];[.$F$2]))" office:value-type="float" office:value="8.61683795191991E-028" calcext:value-type="float">
            <text:p>8,61683795191991E-28</text:p>
          </table:table-cell>
          <table:table-cell table:number-columns-repeated="5"/>
          <table:table-cell table:formula="of:=[.I67]+1" office:value-type="float" office:value="66" calcext:value-type="float">
            <text:p>66</text:p>
          </table:table-cell>
          <table:table-cell office:value-type="float" office:value="0.00196627787245" calcext:value-type="float">
            <text:p>0,00196627787245</text:p>
          </table:table-cell>
          <table:table-cell table:number-columns-repeated="6"/>
        </table:table-row>
        <table:table-row table:style-name="ro1">
          <table:table-cell table:formula="of:=([.$D$2]/[.$G$2])*POWER(([.I69]-[.$H$2])/[.$G$2];([.$D$2]-1))*EXP(-POWER(([.I69]-[.$H$2])/[.$G$2];[.$D$2]))" office:value-type="float" office:value="0.00194181247974248" calcext:value-type="float">
            <text:p>0,001941812479742</text:p>
          </table:table-cell>
          <table:table-cell table:formula="of:=([.$E$2]/[.$G$2])*POWER(([.I69]-[.$H$2])/[.$G$2];([.$E$2]-1))*EXP(-POWER(([.I69]-[.$H$2])/[.$G$2];[.$E$2]))" office:value-type="float" office:value="0.00296510674230472" calcext:value-type="float">
            <text:p>0,002965106742305</text:p>
          </table:table-cell>
          <table:table-cell table:formula="of:=([.$F$2]/[.$G$2])*POWER(([.I69]-[.$H$2])/[.$G$2];([.$F$2]-1))*EXP(-POWER(([.I69]-[.$H$2])/[.$G$2];[.$F$2]))" office:value-type="float" office:value="1.67162502972412E-027" calcext:value-type="float">
            <text:p>1,67162502972412E-27</text:p>
          </table:table-cell>
          <table:table-cell table:number-columns-repeated="5"/>
          <table:table-cell table:formula="of:=[.I68]+1" office:value-type="float" office:value="67" calcext:value-type="float">
            <text:p>67</text:p>
          </table:table-cell>
          <table:table-cell office:value-type="float" office:value="0.001941812479742" calcext:value-type="float">
            <text:p>0,001941812479742</text:p>
          </table:table-cell>
          <table:table-cell table:number-columns-repeated="6"/>
        </table:table-row>
        <table:table-row table:style-name="ro1">
          <table:table-cell table:formula="of:=([.$D$2]/[.$G$2])*POWER(([.I70]-[.$H$2])/[.$G$2];([.$D$2]-1))*EXP(-POWER(([.I70]-[.$H$2])/[.$G$2];[.$D$2]))" office:value-type="float" office:value="0.0019179682916516" calcext:value-type="float">
            <text:p>0,001917968291652</text:p>
          </table:table-cell>
          <table:table-cell table:formula="of:=([.$E$2]/[.$G$2])*POWER(([.I70]-[.$H$2])/[.$G$2];([.$E$2]-1))*EXP(-POWER(([.I70]-[.$H$2])/[.$G$2];[.$E$2]))" office:value-type="float" office:value="0.00295376791583439" calcext:value-type="float">
            <text:p>0,002953767915834</text:p>
          </table:table-cell>
          <table:table-cell table:formula="of:=([.$F$2]/[.$G$2])*POWER(([.I70]-[.$H$2])/[.$G$2];([.$F$2]-1))*EXP(-POWER(([.I70]-[.$H$2])/[.$G$2];[.$F$2]))" office:value-type="float" office:value="3.211143781606E-027" calcext:value-type="float">
            <text:p>3,211143781606E-27</text:p>
          </table:table-cell>
          <table:table-cell table:number-columns-repeated="5"/>
          <table:table-cell table:formula="of:=[.I69]+1" office:value-type="float" office:value="68" calcext:value-type="float">
            <text:p>68</text:p>
          </table:table-cell>
          <table:table-cell office:value-type="float" office:value="0.001917968291652" calcext:value-type="float">
            <text:p>0,001917968291652</text:p>
          </table:table-cell>
          <table:table-cell table:number-columns-repeated="6"/>
        </table:table-row>
        <table:table-row table:style-name="ro1">
          <table:table-cell table:formula="of:=([.$D$2]/[.$G$2])*POWER(([.I71]-[.$H$2])/[.$G$2];([.$D$2]-1))*EXP(-POWER(([.I71]-[.$H$2])/[.$G$2];[.$D$2]))" office:value-type="float" office:value="0.00189472103916838" calcext:value-type="float">
            <text:p>0,001894721039168</text:p>
          </table:table-cell>
          <table:table-cell table:formula="of:=([.$E$2]/[.$G$2])*POWER(([.I71]-[.$H$2])/[.$G$2];([.$E$2]-1))*EXP(-POWER(([.I71]-[.$H$2])/[.$G$2];[.$E$2]))" office:value-type="float" office:value="0.0029424724500242" calcext:value-type="float">
            <text:p>0,002942472450024</text:p>
          </table:table-cell>
          <table:table-cell table:formula="of:=([.$F$2]/[.$G$2])*POWER(([.I71]-[.$H$2])/[.$G$2];([.$F$2]-1))*EXP(-POWER(([.I71]-[.$H$2])/[.$G$2];[.$F$2]))" office:value-type="float" office:value="6.10991892552928E-027" calcext:value-type="float">
            <text:p>6,10991892552928E-27</text:p>
          </table:table-cell>
          <table:table-cell table:number-columns-repeated="5"/>
          <table:table-cell table:formula="of:=[.I70]+1" office:value-type="float" office:value="69" calcext:value-type="float">
            <text:p>69</text:p>
          </table:table-cell>
          <table:table-cell office:value-type="float" office:value="0.001894721039168" calcext:value-type="float">
            <text:p>0,001894721039168</text:p>
          </table:table-cell>
          <table:table-cell table:number-columns-repeated="6"/>
        </table:table-row>
        <table:table-row table:style-name="ro1">
          <table:table-cell table:formula="of:=([.$D$2]/[.$G$2])*POWER(([.I72]-[.$H$2])/[.$G$2];([.$D$2]-1))*EXP(-POWER(([.I72]-[.$H$2])/[.$G$2];[.$D$2]))" office:value-type="float" office:value="0.00187204773037865" calcext:value-type="float">
            <text:p>0,001872047730379</text:p>
          </table:table-cell>
          <table:table-cell table:formula="of:=([.$E$2]/[.$G$2])*POWER(([.I72]-[.$H$2])/[.$G$2];([.$E$2]-1))*EXP(-POWER(([.I72]-[.$H$2])/[.$G$2];[.$E$2]))" office:value-type="float" office:value="0.0029312201790592" calcext:value-type="float">
            <text:p>0,002931220179059</text:p>
          </table:table-cell>
          <table:table-cell table:formula="of:=([.$F$2]/[.$G$2])*POWER(([.I72]-[.$H$2])/[.$G$2];([.$F$2]-1))*EXP(-POWER(([.I72]-[.$H$2])/[.$G$2];[.$F$2]))" office:value-type="float" office:value="1.15182212462443E-026" calcext:value-type="float">
            <text:p>1,15182212462443E-26</text:p>
          </table:table-cell>
          <table:table-cell table:number-columns-repeated="5"/>
          <table:table-cell table:formula="of:=[.I71]+1" office:value-type="float" office:value="70" calcext:value-type="float">
            <text:p>70</text:p>
          </table:table-cell>
          <table:table-cell office:value-type="float" office:value="0.001872047730379" calcext:value-type="float">
            <text:p>0,001872047730379</text:p>
          </table:table-cell>
          <table:table-cell table:number-columns-repeated="6"/>
        </table:table-row>
        <table:table-row table:style-name="ro1">
          <table:table-cell table:formula="of:=([.$D$2]/[.$G$2])*POWER(([.I73]-[.$H$2])/[.$G$2];([.$D$2]-1))*EXP(-POWER(([.I73]-[.$H$2])/[.$G$2];[.$D$2]))" office:value-type="float" office:value="0.00184992656631726" calcext:value-type="float">
            <text:p>0,001849926566317</text:p>
          </table:table-cell>
          <table:table-cell table:formula="of:=([.$E$2]/[.$G$2])*POWER(([.I73]-[.$H$2])/[.$G$2];([.$E$2]-1))*EXP(-POWER(([.I73]-[.$H$2])/[.$G$2];[.$E$2]))" office:value-type="float" office:value="0.00292001093775856" calcext:value-type="float">
            <text:p>0,002920010937759</text:p>
          </table:table-cell>
          <table:table-cell table:formula="of:=([.$F$2]/[.$G$2])*POWER(([.I73]-[.$H$2])/[.$G$2];([.$F$2]-1))*EXP(-POWER(([.I73]-[.$H$2])/[.$G$2];[.$F$2]))" office:value-type="float" office:value="2.15190964258125E-026" calcext:value-type="float">
            <text:p>2,15190964258125E-26</text:p>
          </table:table-cell>
          <table:table-cell table:number-columns-repeated="5"/>
          <table:table-cell table:formula="of:=[.I72]+1" office:value-type="float" office:value="71" calcext:value-type="float">
            <text:p>71</text:p>
          </table:table-cell>
          <table:table-cell office:value-type="float" office:value="0.001849926566317" calcext:value-type="float">
            <text:p>0,001849926566317</text:p>
          </table:table-cell>
          <table:table-cell table:number-columns-repeated="6"/>
        </table:table-row>
        <table:table-row table:style-name="ro1">
          <table:table-cell table:formula="of:=([.$D$2]/[.$G$2])*POWER(([.I74]-[.$H$2])/[.$G$2];([.$D$2]-1))*EXP(-POWER(([.I74]-[.$H$2])/[.$G$2];[.$D$2]))" office:value-type="float" office:value="0.00182833686345543" calcext:value-type="float">
            <text:p>0,001828336863455</text:p>
          </table:table-cell>
          <table:table-cell table:formula="of:=([.$E$2]/[.$G$2])*POWER(([.I74]-[.$H$2])/[.$G$2];([.$E$2]-1))*EXP(-POWER(([.I74]-[.$H$2])/[.$G$2];[.$E$2]))" office:value-type="float" office:value="0.00290884456157307" calcext:value-type="float">
            <text:p>0,002908844561573</text:p>
          </table:table-cell>
          <table:table-cell table:formula="of:=([.$F$2]/[.$G$2])*POWER(([.I74]-[.$H$2])/[.$G$2];([.$F$2]-1))*EXP(-POWER(([.I74]-[.$H$2])/[.$G$2];[.$F$2]))" office:value-type="float" office:value="3.98529854283545E-026" calcext:value-type="float">
            <text:p>3,98529854283545E-26</text:p>
          </table:table-cell>
          <table:table-cell table:number-columns-repeated="5"/>
          <table:table-cell table:formula="of:=[.I73]+1" office:value-type="float" office:value="72" calcext:value-type="float">
            <text:p>72</text:p>
          </table:table-cell>
          <table:table-cell office:value-type="float" office:value="0.001828336863455" calcext:value-type="float">
            <text:p>0,001828336863455</text:p>
          </table:table-cell>
          <table:table-cell table:number-columns-repeated="6"/>
        </table:table-row>
        <table:table-row table:style-name="ro1">
          <table:table-cell table:formula="of:=([.$D$2]/[.$G$2])*POWER(([.I75]-[.$H$2])/[.$G$2];([.$D$2]-1))*EXP(-POWER(([.I75]-[.$H$2])/[.$G$2];[.$D$2]))" office:value-type="float" office:value="0.0018072589822146" calcext:value-type="float">
            <text:p>0,001807258982215</text:p>
          </table:table-cell>
          <table:table-cell table:formula="of:=([.$E$2]/[.$G$2])*POWER(([.I75]-[.$H$2])/[.$G$2];([.$E$2]-1))*EXP(-POWER(([.I75]-[.$H$2])/[.$G$2];[.$E$2]))" office:value-type="float" office:value="0.00289772088658281" calcext:value-type="float">
            <text:p>0,002897720886583</text:p>
          </table:table-cell>
          <table:table-cell table:formula="of:=([.$F$2]/[.$G$2])*POWER(([.I75]-[.$H$2])/[.$G$2];([.$F$2]-1))*EXP(-POWER(([.I75]-[.$H$2])/[.$G$2];[.$F$2]))" office:value-type="float" office:value="7.31814364013995E-026" calcext:value-type="float">
            <text:p>7,31814364013995E-26</text:p>
          </table:table-cell>
          <table:table-cell table:number-columns-repeated="5"/>
          <table:table-cell table:formula="of:=[.I74]+1" office:value-type="float" office:value="73" calcext:value-type="float">
            <text:p>73</text:p>
          </table:table-cell>
          <table:table-cell office:value-type="float" office:value="0.001807258982215" calcext:value-type="float">
            <text:p>0,001807258982215</text:p>
          </table:table-cell>
          <table:table-cell table:number-columns-repeated="6"/>
        </table:table-row>
        <table:table-row table:style-name="ro1">
          <table:table-cell table:formula="of:=([.$D$2]/[.$G$2])*POWER(([.I76]-[.$H$2])/[.$G$2];([.$D$2]-1))*EXP(-POWER(([.I76]-[.$H$2])/[.$G$2];[.$D$2]))" office:value-type="float" office:value="0.00178667426096325" calcext:value-type="float">
            <text:p>0,001786674260963</text:p>
          </table:table-cell>
          <table:table-cell table:formula="of:=([.$E$2]/[.$G$2])*POWER(([.I76]-[.$H$2])/[.$G$2];([.$E$2]-1))*EXP(-POWER(([.I76]-[.$H$2])/[.$G$2];[.$E$2]))" office:value-type="float" office:value="0.00288663974949468" calcext:value-type="float">
            <text:p>0,002886639749495</text:p>
          </table:table-cell>
          <table:table-cell table:formula="of:=([.$F$2]/[.$G$2])*POWER(([.I76]-[.$H$2])/[.$G$2];([.$F$2]-1))*EXP(-POWER(([.I76]-[.$H$2])/[.$G$2];[.$F$2]))" office:value-type="float" office:value="1.33273858952633E-025" calcext:value-type="float">
            <text:p>1,33273858952633E-25</text:p>
          </table:table-cell>
          <table:table-cell table:number-columns-repeated="5"/>
          <table:table-cell table:formula="of:=[.I75]+1" office:value-type="float" office:value="74" calcext:value-type="float">
            <text:p>74</text:p>
          </table:table-cell>
          <table:table-cell office:value-type="float" office:value="0.001786674260963" calcext:value-type="float">
            <text:p>0,001786674260963</text:p>
          </table:table-cell>
          <table:table-cell table:number-columns-repeated="6"/>
        </table:table-row>
        <table:table-row table:style-name="ro1">
          <table:table-cell table:formula="of:=([.$D$2]/[.$G$2])*POWER(([.I77]-[.$H$2])/[.$G$2];([.$D$2]-1))*EXP(-POWER(([.I77]-[.$H$2])/[.$G$2];[.$D$2]))" office:value-type="float" office:value="0.00176656495500868" calcext:value-type="float">
            <text:p>0,001766564955009</text:p>
          </table:table-cell>
          <table:table-cell table:formula="of:=([.$E$2]/[.$G$2])*POWER(([.I77]-[.$H$2])/[.$G$2];([.$E$2]-1))*EXP(-POWER(([.I77]-[.$H$2])/[.$G$2];[.$E$2]))" office:value-type="float" office:value="0.00287560098764005" calcext:value-type="float">
            <text:p>0,00287560098764</text:p>
          </table:table-cell>
          <table:table-cell table:formula="of:=([.$F$2]/[.$G$2])*POWER(([.I77]-[.$H$2])/[.$G$2];([.$F$2]-1))*EXP(-POWER(([.I77]-[.$H$2])/[.$G$2];[.$F$2]))" office:value-type="float" office:value="2.40762953524184E-025" calcext:value-type="float">
            <text:p>2,40762953524184E-25</text:p>
          </table:table-cell>
          <table:table-cell table:number-columns-repeated="5"/>
          <table:table-cell table:formula="of:=[.I76]+1" office:value-type="float" office:value="75" calcext:value-type="float">
            <text:p>75</text:p>
          </table:table-cell>
          <table:table-cell office:value-type="float" office:value="0.001766564955009" calcext:value-type="float">
            <text:p>0,001766564955009</text:p>
          </table:table-cell>
          <table:table-cell table:number-columns-repeated="6"/>
        </table:table-row>
        <table:table-row table:style-name="ro1">
          <table:table-cell table:formula="of:=([.$D$2]/[.$G$2])*POWER(([.I78]-[.$H$2])/[.$G$2];([.$D$2]-1))*EXP(-POWER(([.I78]-[.$H$2])/[.$G$2];[.$D$2]))" office:value-type="float" office:value="0.00174691418014509" calcext:value-type="float">
            <text:p>0,001746914180145</text:p>
          </table:table-cell>
          <table:table-cell table:formula="of:=([.$E$2]/[.$G$2])*POWER(([.I78]-[.$H$2])/[.$G$2];([.$E$2]-1))*EXP(-POWER(([.I78]-[.$H$2])/[.$G$2];[.$E$2]))" office:value-type="float" office:value="0.00286460443897232" calcext:value-type="float">
            <text:p>0,002864604438972</text:p>
          </table:table-cell>
          <table:table-cell table:formula="of:=([.$F$2]/[.$G$2])*POWER(([.I78]-[.$H$2])/[.$G$2];([.$F$2]-1))*EXP(-POWER(([.I78]-[.$H$2])/[.$G$2];[.$F$2]))" office:value-type="float" office:value="4.31546722861617E-025" calcext:value-type="float">
            <text:p>4,31546722861617E-25</text:p>
          </table:table-cell>
          <table:table-cell table:number-columns-repeated="5"/>
          <table:table-cell table:formula="of:=[.I77]+1" office:value-type="float" office:value="76" calcext:value-type="float">
            <text:p>76</text:p>
          </table:table-cell>
          <table:table-cell office:value-type="float" office:value="0.001746914180145" calcext:value-type="float">
            <text:p>0,001746914180145</text:p>
          </table:table-cell>
          <table:table-cell table:number-columns-repeated="6"/>
        </table:table-row>
        <table:table-row table:style-name="ro1">
          <table:table-cell table:formula="of:=([.$D$2]/[.$G$2])*POWER(([.I79]-[.$H$2])/[.$G$2];([.$D$2]-1))*EXP(-POWER(([.I79]-[.$H$2])/[.$G$2];[.$D$2]))" office:value-type="float" office:value="0.00172770586036302" calcext:value-type="float">
            <text:p>0,001727705860363</text:p>
          </table:table-cell>
          <table:table-cell table:formula="of:=([.$E$2]/[.$G$2])*POWER(([.I79]-[.$H$2])/[.$G$2];([.$E$2]-1))*EXP(-POWER(([.I79]-[.$H$2])/[.$G$2];[.$E$2]))" office:value-type="float" office:value="0.0028536499420646" calcext:value-type="float">
            <text:p>0,002853649942065</text:p>
          </table:table-cell>
          <table:table-cell table:formula="of:=([.$F$2]/[.$G$2])*POWER(([.I79]-[.$H$2])/[.$G$2];([.$F$2]-1))*EXP(-POWER(([.I79]-[.$H$2])/[.$G$2];[.$F$2]))" office:value-type="float" office:value="7.67624159412024E-025" calcext:value-type="float">
            <text:p>7,67624159412024E-25</text:p>
          </table:table-cell>
          <table:table-cell table:number-columns-repeated="5"/>
          <table:table-cell table:formula="of:=[.I78]+1" office:value-type="float" office:value="77" calcext:value-type="float">
            <text:p>77</text:p>
          </table:table-cell>
          <table:table-cell office:value-type="float" office:value="0.001727705860363" calcext:value-type="float">
            <text:p>0,001727705860363</text:p>
          </table:table-cell>
          <table:table-cell table:number-columns-repeated="6"/>
        </table:table-row>
        <table:table-row table:style-name="ro1">
          <table:table-cell table:formula="of:=([.$D$2]/[.$G$2])*POWER(([.I80]-[.$H$2])/[.$G$2];([.$D$2]-1))*EXP(-POWER(([.I80]-[.$H$2])/[.$G$2];[.$D$2]))" office:value-type="float" office:value="0.00170892467936396" calcext:value-type="float">
            <text:p>0,001708924679364</text:p>
          </table:table-cell>
          <table:table-cell table:formula="of:=([.$E$2]/[.$G$2])*POWER(([.I80]-[.$H$2])/[.$G$2];([.$E$2]-1))*EXP(-POWER(([.I80]-[.$H$2])/[.$G$2];[.$E$2]))" office:value-type="float" office:value="0.00284273733610729" calcext:value-type="float">
            <text:p>0,002842737336107</text:p>
          </table:table-cell>
          <table:table-cell table:formula="of:=([.$F$2]/[.$G$2])*POWER(([.I80]-[.$H$2])/[.$G$2];([.$F$2]-1))*EXP(-POWER(([.I80]-[.$H$2])/[.$G$2];[.$F$2]))" office:value-type="float" office:value="1.35530743606534E-024" calcext:value-type="float">
            <text:p>1,35530743606534E-24</text:p>
          </table:table-cell>
          <table:table-cell table:number-columns-repeated="5"/>
          <table:table-cell table:formula="of:=[.I79]+1" office:value-type="float" office:value="78" calcext:value-type="float">
            <text:p>78</text:p>
          </table:table-cell>
          <table:table-cell office:value-type="float" office:value="0.001708924679364" calcext:value-type="float">
            <text:p>0,001708924679364</text:p>
          </table:table-cell>
          <table:table-cell table:number-columns-repeated="6"/>
        </table:table-row>
        <table:table-row table:style-name="ro1">
          <table:table-cell table:formula="of:=([.$D$2]/[.$G$2])*POWER(([.I81]-[.$H$2])/[.$G$2];([.$D$2]-1))*EXP(-POWER(([.I81]-[.$H$2])/[.$G$2];[.$D$2]))" office:value-type="float" office:value="0.00169055603555869" calcext:value-type="float">
            <text:p>0,001690556035559</text:p>
          </table:table-cell>
          <table:table-cell table:formula="of:=([.$E$2]/[.$G$2])*POWER(([.I81]-[.$H$2])/[.$G$2];([.$E$2]-1))*EXP(-POWER(([.I81]-[.$H$2])/[.$G$2];[.$E$2]))" office:value-type="float" office:value="0.00283186646090575" calcext:value-type="float">
            <text:p>0,002831866460906</text:p>
          </table:table-cell>
          <table:table-cell table:formula="of:=([.$F$2]/[.$G$2])*POWER(([.I81]-[.$H$2])/[.$G$2];([.$F$2]-1))*EXP(-POWER(([.I81]-[.$H$2])/[.$G$2];[.$F$2]))" office:value-type="float" office:value="2.37562465987062E-024" calcext:value-type="float">
            <text:p>2,37562465987062E-24</text:p>
          </table:table-cell>
          <table:table-cell table:number-columns-repeated="5"/>
          <table:table-cell table:formula="of:=[.I80]+1" office:value-type="float" office:value="79" calcext:value-type="float">
            <text:p>79</text:p>
          </table:table-cell>
          <table:table-cell office:value-type="float" office:value="0.001690556035559" calcext:value-type="float">
            <text:p>0,001690556035559</text:p>
          </table:table-cell>
          <table:table-cell table:number-columns-repeated="6"/>
        </table:table-row>
        <table:table-row table:style-name="ro1">
          <table:table-cell table:formula="of:=([.$D$2]/[.$G$2])*POWER(([.I82]-[.$H$2])/[.$G$2];([.$D$2]-1))*EXP(-POWER(([.I82]-[.$H$2])/[.$G$2];[.$D$2]))" office:value-type="float" office:value="0.00167258600025874" calcext:value-type="float">
            <text:p>0,001672586000259</text:p>
          </table:table-cell>
          <table:table-cell table:formula="of:=([.$E$2]/[.$G$2])*POWER(([.I82]-[.$H$2])/[.$G$2];([.$E$2]-1))*EXP(-POWER(([.I82]-[.$H$2])/[.$G$2];[.$E$2]))" office:value-type="float" office:value="0.00282103715687793" calcext:value-type="float">
            <text:p>0,002821037156878</text:p>
          </table:table-cell>
          <table:table-cell table:formula="of:=([.$F$2]/[.$G$2])*POWER(([.I82]-[.$H$2])/[.$G$2];([.$F$2]-1))*EXP(-POWER(([.I82]-[.$H$2])/[.$G$2];[.$F$2]))" office:value-type="float" office:value="4.13473778980574E-024" calcext:value-type="float">
            <text:p>4,13473778980574E-24</text:p>
          </table:table-cell>
          <table:table-cell table:number-columns-repeated="5"/>
          <table:table-cell table:formula="of:=[.I81]+1" office:value-type="float" office:value="80" calcext:value-type="float">
            <text:p>80</text:p>
          </table:table-cell>
          <table:table-cell office:value-type="float" office:value="0.001672586000259" calcext:value-type="float">
            <text:p>0,001672586000259</text:p>
          </table:table-cell>
          <table:table-cell table:number-columns-repeated="6"/>
        </table:table-row>
        <table:table-row table:style-name="ro1">
          <table:table-cell table:formula="of:=([.$D$2]/[.$G$2])*POWER(([.I83]-[.$H$2])/[.$G$2];([.$D$2]-1))*EXP(-POWER(([.I83]-[.$H$2])/[.$G$2];[.$D$2]))" office:value-type="float" office:value="0.00165500127879771" calcext:value-type="float">
            <text:p>0,001655001278798</text:p>
          </table:table-cell>
          <table:table-cell table:formula="of:=([.$E$2]/[.$G$2])*POWER(([.I83]-[.$H$2])/[.$G$2];([.$E$2]-1))*EXP(-POWER(([.I83]-[.$H$2])/[.$G$2];[.$E$2]))" office:value-type="float" office:value="0.00281024926505205" calcext:value-type="float">
            <text:p>0,002810249265052</text:p>
          </table:table-cell>
          <table:table-cell table:formula="of:=([.$F$2]/[.$G$2])*POWER(([.I83]-[.$H$2])/[.$G$2];([.$F$2]-1))*EXP(-POWER(([.I83]-[.$H$2])/[.$G$2];[.$F$2]))" office:value-type="float" office:value="7.14701402745926E-024" calcext:value-type="float">
            <text:p>7,14701402745926E-24</text:p>
          </table:table-cell>
          <table:table-cell table:number-columns-repeated="5"/>
          <table:table-cell table:formula="of:=[.I82]+1" office:value-type="float" office:value="81" calcext:value-type="float">
            <text:p>81</text:p>
          </table:table-cell>
          <table:table-cell office:value-type="float" office:value="0.001655001278798" calcext:value-type="float">
            <text:p>0,001655001278798</text:p>
          </table:table-cell>
          <table:table-cell table:number-columns-repeated="6"/>
        </table:table-row>
        <table:table-row table:style-name="ro1">
          <table:table-cell table:formula="of:=([.$D$2]/[.$G$2])*POWER(([.I84]-[.$H$2])/[.$G$2];([.$D$2]-1))*EXP(-POWER(([.I84]-[.$H$2])/[.$G$2];[.$D$2]))" office:value-type="float" office:value="0.00163778917434399" calcext:value-type="float">
            <text:p>0,001637789174344</text:p>
          </table:table-cell>
          <table:table-cell table:formula="of:=([.$E$2]/[.$G$2])*POWER(([.I84]-[.$H$2])/[.$G$2];([.$E$2]-1))*EXP(-POWER(([.I84]-[.$H$2])/[.$G$2];[.$E$2]))" office:value-type="float" office:value="0.00279950262706423" calcext:value-type="float">
            <text:p>0,002799502627064</text:p>
          </table:table-cell>
          <table:table-cell table:formula="of:=([.$F$2]/[.$G$2])*POWER(([.I84]-[.$H$2])/[.$G$2];([.$F$2]-1))*EXP(-POWER(([.I84]-[.$H$2])/[.$G$2];[.$F$2]))" office:value-type="float" office:value="1.22710396956307E-023" calcext:value-type="float">
            <text:p>1,22710396956307E-23</text:p>
          </table:table-cell>
          <table:table-cell table:number-columns-repeated="5"/>
          <table:table-cell table:formula="of:=[.I83]+1" office:value-type="float" office:value="82" calcext:value-type="float">
            <text:p>82</text:p>
          </table:table-cell>
          <table:table-cell office:value-type="float" office:value="0.001637789174344" calcext:value-type="float">
            <text:p>0,001637789174344</text:p>
          </table:table-cell>
          <table:table-cell table:number-columns-repeated="6"/>
        </table:table-row>
        <table:table-row table:style-name="ro1">
          <table:table-cell table:formula="of:=([.$D$2]/[.$G$2])*POWER(([.I85]-[.$H$2])/[.$G$2];([.$D$2]-1))*EXP(-POWER(([.I85]-[.$H$2])/[.$G$2];[.$D$2]))" office:value-type="float" office:value="0.00162093755418859" calcext:value-type="float">
            <text:p>0,001620937554189</text:p>
          </table:table-cell>
          <table:table-cell table:formula="of:=([.$E$2]/[.$G$2])*POWER(([.I85]-[.$H$2])/[.$G$2];([.$E$2]-1))*EXP(-POWER(([.I85]-[.$H$2])/[.$G$2];[.$E$2]))" office:value-type="float" office:value="0.00278879708515621" calcext:value-type="float">
            <text:p>0,002788797085156</text:p>
          </table:table-cell>
          <table:table-cell table:formula="of:=([.$F$2]/[.$G$2])*POWER(([.I85]-[.$H$2])/[.$G$2];([.$F$2]-1))*EXP(-POWER(([.I85]-[.$H$2])/[.$G$2];[.$F$2]))" office:value-type="float" office:value="2.09309542175896E-023" calcext:value-type="float">
            <text:p>2,09309542175896E-23</text:p>
          </table:table-cell>
          <table:table-cell table:number-columns-repeated="5"/>
          <table:table-cell table:formula="of:=[.I84]+1" office:value-type="float" office:value="83" calcext:value-type="float">
            <text:p>83</text:p>
          </table:table-cell>
          <table:table-cell office:value-type="float" office:value="0.001620937554189" calcext:value-type="float">
            <text:p>0,001620937554189</text:p>
          </table:table-cell>
          <table:table-cell table:number-columns-repeated="6"/>
        </table:table-row>
        <table:table-row table:style-name="ro1">
          <table:table-cell table:formula="of:=([.$D$2]/[.$G$2])*POWER(([.I86]-[.$H$2])/[.$G$2];([.$D$2]-1))*EXP(-POWER(([.I86]-[.$H$2])/[.$G$2];[.$D$2]))" office:value-type="float" office:value="0.00160443481831114" calcext:value-type="float">
            <text:p>0,001604434818311</text:p>
          </table:table-cell>
          <table:table-cell table:formula="of:=([.$E$2]/[.$G$2])*POWER(([.I86]-[.$H$2])/[.$G$2];([.$E$2]-1))*EXP(-POWER(([.I86]-[.$H$2])/[.$G$2];[.$E$2]))" office:value-type="float" office:value="0.00277813248217299" calcext:value-type="float">
            <text:p>0,002778132482173</text:p>
          </table:table-cell>
          <table:table-cell table:formula="of:=([.$F$2]/[.$G$2])*POWER(([.I86]-[.$H$2])/[.$G$2];([.$F$2]-1))*EXP(-POWER(([.I86]-[.$H$2])/[.$G$2];[.$F$2]))" office:value-type="float" office:value="3.54744736215689E-023" calcext:value-type="float">
            <text:p>3,54744736215689E-23</text:p>
          </table:table-cell>
          <table:table-cell table:number-columns-repeated="5"/>
          <table:table-cell table:formula="of:=[.I85]+1" office:value-type="float" office:value="84" calcext:value-type="float">
            <text:p>84</text:p>
          </table:table-cell>
          <table:table-cell office:value-type="float" office:value="0.001604434818311" calcext:value-type="float">
            <text:p>0,001604434818311</text:p>
          </table:table-cell>
          <table:table-cell table:number-columns-repeated="6"/>
        </table:table-row>
        <table:table-row table:style-name="ro1">
          <table:table-cell table:formula="of:=([.$D$2]/[.$G$2])*POWER(([.I87]-[.$H$2])/[.$G$2];([.$D$2]-1))*EXP(-POWER(([.I87]-[.$H$2])/[.$G$2];[.$D$2]))" office:value-type="float" office:value="0.00158826987004537" calcext:value-type="float">
            <text:p>0,001588269870045</text:p>
          </table:table-cell>
          <table:table-cell table:formula="of:=([.$E$2]/[.$G$2])*POWER(([.I87]-[.$H$2])/[.$G$2];([.$E$2]-1))*EXP(-POWER(([.I87]-[.$H$2])/[.$G$2];[.$E$2]))" office:value-type="float" office:value="0.00276750866156056" calcext:value-type="float">
            <text:p>0,002767508661561</text:p>
          </table:table-cell>
          <table:table-cell table:formula="of:=([.$F$2]/[.$G$2])*POWER(([.I87]-[.$H$2])/[.$G$2];([.$F$2]-1))*EXP(-POWER(([.I87]-[.$H$2])/[.$G$2];[.$F$2]))" office:value-type="float" office:value="5.97486441239223E-023" calcext:value-type="float">
            <text:p>5,97486441239223E-23</text:p>
          </table:table-cell>
          <table:table-cell table:number-columns-repeated="5"/>
          <table:table-cell table:formula="of:=[.I86]+1" office:value-type="float" office:value="85" calcext:value-type="float">
            <text:p>85</text:p>
          </table:table-cell>
          <table:table-cell office:value-type="float" office:value="0.001588269870045" calcext:value-type="float">
            <text:p>0,001588269870045</text:p>
          </table:table-cell>
          <table:table-cell table:number-columns-repeated="6"/>
        </table:table-row>
        <table:table-row table:style-name="ro1">
          <table:table-cell table:formula="of:=([.$D$2]/[.$G$2])*POWER(([.I88]-[.$H$2])/[.$G$2];([.$D$2]-1))*EXP(-POWER(([.I88]-[.$H$2])/[.$G$2];[.$D$2]))" office:value-type="float" office:value="0.00157243208868101" calcext:value-type="float">
            <text:p>0,001572432088681</text:p>
          </table:table-cell>
          <table:table-cell table:formula="of:=([.$E$2]/[.$G$2])*POWER(([.I88]-[.$H$2])/[.$G$2];([.$E$2]-1))*EXP(-POWER(([.I88]-[.$H$2])/[.$G$2];[.$E$2]))" office:value-type="float" office:value="0.00275692546736359" calcext:value-type="float">
            <text:p>0,002756925467364</text:p>
          </table:table-cell>
          <table:table-cell table:formula="of:=([.$F$2]/[.$G$2])*POWER(([.I88]-[.$H$2])/[.$G$2];([.$F$2]-1))*EXP(-POWER(([.I88]-[.$H$2])/[.$G$2];[.$F$2]))" office:value-type="float" office:value="1.00020470263608E-022" calcext:value-type="float">
            <text:p>1,00020470263608E-22</text:p>
          </table:table-cell>
          <table:table-cell table:number-columns-repeated="5"/>
          <table:table-cell table:formula="of:=[.I87]+1" office:value-type="float" office:value="86" calcext:value-type="float">
            <text:p>86</text:p>
          </table:table-cell>
          <table:table-cell office:value-type="float" office:value="0.001572432088681" calcext:value-type="float">
            <text:p>0,001572432088681</text:p>
          </table:table-cell>
          <table:table-cell table:number-columns-repeated="6"/>
        </table:table-row>
        <table:table-row table:style-name="ro1">
          <table:table-cell table:formula="of:=([.$D$2]/[.$G$2])*POWER(([.I89]-[.$H$2])/[.$G$2];([.$D$2]-1))*EXP(-POWER(([.I89]-[.$H$2])/[.$G$2];[.$D$2]))" office:value-type="float" office:value="0.00155691130385355" calcext:value-type="float">
            <text:p>0,001556911303854</text:p>
          </table:table-cell>
          <table:table-cell table:formula="of:=([.$E$2]/[.$G$2])*POWER(([.I89]-[.$H$2])/[.$G$2];([.$E$2]-1))*EXP(-POWER(([.I89]-[.$H$2])/[.$G$2];[.$E$2]))" office:value-type="float" office:value="0.00274638274422312" calcext:value-type="float">
            <text:p>0,002746382744223</text:p>
          </table:table-cell>
          <table:table-cell table:formula="of:=([.$F$2]/[.$G$2])*POWER(([.I89]-[.$H$2])/[.$G$2];([.$F$2]-1))*EXP(-POWER(([.I89]-[.$H$2])/[.$G$2];[.$F$2]))" office:value-type="float" office:value="1.66440820206809E-022" calcext:value-type="float">
            <text:p>1,66440820206809E-22</text:p>
          </table:table-cell>
          <table:table-cell table:number-columns-repeated="5"/>
          <table:table-cell table:formula="of:=[.I88]+1" office:value-type="float" office:value="87" calcext:value-type="float">
            <text:p>87</text:p>
          </table:table-cell>
          <table:table-cell office:value-type="float" office:value="0.001556911303854" calcext:value-type="float">
            <text:p>0,001556911303854</text:p>
          </table:table-cell>
          <table:table-cell table:number-columns-repeated="6"/>
        </table:table-row>
        <table:table-row table:style-name="ro1">
          <table:table-cell table:formula="of:=([.$D$2]/[.$G$2])*POWER(([.I90]-[.$H$2])/[.$G$2];([.$D$2]-1))*EXP(-POWER(([.I90]-[.$H$2])/[.$G$2];[.$D$2]))" office:value-type="float" office:value="0.00154169777158625" calcext:value-type="float">
            <text:p>0,001541697771586</text:p>
          </table:table-cell>
          <table:table-cell table:formula="of:=([.$E$2]/[.$G$2])*POWER(([.I90]-[.$H$2])/[.$G$2];([.$E$2]-1))*EXP(-POWER(([.I90]-[.$H$2])/[.$G$2];[.$E$2]))" office:value-type="float" office:value="0.0027358803373743" calcext:value-type="float">
            <text:p>0,002735880337374</text:p>
          </table:table-cell>
          <table:table-cell table:formula="of:=([.$F$2]/[.$G$2])*POWER(([.I90]-[.$H$2])/[.$G$2];([.$F$2]-1))*EXP(-POWER(([.I90]-[.$H$2])/[.$G$2];[.$F$2]))" office:value-type="float" office:value="2.75359577612614E-022" calcext:value-type="float">
            <text:p>2,75359577612614E-22</text:p>
          </table:table-cell>
          <table:table-cell table:number-columns-repeated="5"/>
          <table:table-cell table:formula="of:=[.I89]+1" office:value-type="float" office:value="88" calcext:value-type="float">
            <text:p>88</text:p>
          </table:table-cell>
          <table:table-cell office:value-type="float" office:value="0.001541697771586" calcext:value-type="float">
            <text:p>0,001541697771586</text:p>
          </table:table-cell>
          <table:table-cell table:number-columns-repeated="6"/>
        </table:table-row>
        <table:table-row table:style-name="ro1">
          <table:table-cell table:formula="of:=([.$D$2]/[.$G$2])*POWER(([.I91]-[.$H$2])/[.$G$2];([.$D$2]-1))*EXP(-POWER(([.I91]-[.$H$2])/[.$G$2];[.$D$2]))" office:value-type="float" office:value="0.00152678215186053" calcext:value-type="float">
            <text:p>0,001526782151861</text:p>
          </table:table-cell>
          <table:table-cell table:formula="of:=([.$E$2]/[.$G$2])*POWER(([.I91]-[.$H$2])/[.$G$2];([.$E$2]-1))*EXP(-POWER(([.I91]-[.$H$2])/[.$G$2];[.$E$2]))" office:value-type="float" office:value="0.00272541809264413" calcext:value-type="float">
            <text:p>0,002725418092644</text:p>
          </table:table-cell>
          <table:table-cell table:formula="of:=([.$F$2]/[.$G$2])*POWER(([.I91]-[.$H$2])/[.$G$2];([.$F$2]-1))*EXP(-POWER(([.I91]-[.$H$2])/[.$G$2];[.$F$2]))" office:value-type="float" office:value="4.52967628642812E-022" calcext:value-type="float">
            <text:p>4,52967628642812E-22</text:p>
          </table:table-cell>
          <table:table-cell table:number-columns-repeated="5"/>
          <table:table-cell table:formula="of:=[.I90]+1" office:value-type="float" office:value="89" calcext:value-type="float">
            <text:p>89</text:p>
          </table:table-cell>
          <table:table-cell office:value-type="float" office:value="0.001526782151861" calcext:value-type="float">
            <text:p>0,001526782151861</text:p>
          </table:table-cell>
          <table:table-cell table:number-columns-repeated="6"/>
        </table:table-row>
        <table:table-row table:style-name="ro1">
          <table:table-cell table:formula="of:=([.$D$2]/[.$G$2])*POWER(([.I92]-[.$H$2])/[.$G$2];([.$D$2]-1))*EXP(-POWER(([.I92]-[.$H$2])/[.$G$2];[.$D$2]))" office:value-type="float" office:value="0.00151215548760125" calcext:value-type="float">
            <text:p>0,001512155487601</text:p>
          </table:table-cell>
          <table:table-cell table:formula="of:=([.$E$2]/[.$G$2])*POWER(([.I92]-[.$H$2])/[.$G$2];([.$E$2]-1))*EXP(-POWER(([.I92]-[.$H$2])/[.$G$2];[.$E$2]))" office:value-type="float" office:value="0.00271499585644917" calcext:value-type="float">
            <text:p>0,002714995856449</text:p>
          </table:table-cell>
          <table:table-cell table:formula="of:=([.$F$2]/[.$G$2])*POWER(([.I92]-[.$H$2])/[.$G$2];([.$F$2]-1))*EXP(-POWER(([.I92]-[.$H$2])/[.$G$2];[.$F$2]))" office:value-type="float" office:value="7.4099643714971E-022" calcext:value-type="float">
            <text:p>7,4099643714971E-22</text:p>
          </table:table-cell>
          <table:table-cell table:number-columns-repeated="5"/>
          <table:table-cell table:formula="of:=[.I91]+1" office:value-type="float" office:value="90" calcext:value-type="float">
            <text:p>90</text:p>
          </table:table-cell>
          <table:table-cell office:value-type="float" office:value="0.001512155487601" calcext:value-type="float">
            <text:p>0,001512155487601</text:p>
          </table:table-cell>
          <table:table-cell table:number-columns-repeated="6"/>
        </table:table-row>
        <table:table-row table:style-name="ro1">
          <table:table-cell table:formula="of:=([.$D$2]/[.$G$2])*POWER(([.I93]-[.$H$2])/[.$G$2];([.$D$2]-1))*EXP(-POWER(([.I93]-[.$H$2])/[.$G$2];[.$D$2]))" office:value-type="float" office:value="0.00149780918497321" calcext:value-type="float">
            <text:p>0,001497809184973</text:p>
          </table:table-cell>
          <table:table-cell table:formula="of:=([.$E$2]/[.$G$2])*POWER(([.I93]-[.$H$2])/[.$G$2];([.$E$2]-1))*EXP(-POWER(([.I93]-[.$H$2])/[.$G$2];[.$E$2]))" office:value-type="float" office:value="0.00270461347579329" calcext:value-type="float">
            <text:p>0,002704613475793</text:p>
          </table:table-cell>
          <table:table-cell table:formula="of:=([.$F$2]/[.$G$2])*POWER(([.I93]-[.$H$2])/[.$G$2];([.$F$2]-1))*EXP(-POWER(([.I93]-[.$H$2])/[.$G$2];[.$F$2]))" office:value-type="float" office:value="1.20559252152363E-021" calcext:value-type="float">
            <text:p>1,20559252152363E-21</text:p>
          </table:table-cell>
          <table:table-cell table:number-columns-repeated="5"/>
          <table:table-cell table:formula="of:=[.I92]+1" office:value-type="float" office:value="91" calcext:value-type="float">
            <text:p>91</text:p>
          </table:table-cell>
          <table:table-cell office:value-type="float" office:value="0.001497809184973" calcext:value-type="float">
            <text:p>0,001497809184973</text:p>
          </table:table-cell>
          <table:table-cell table:number-columns-repeated="6"/>
        </table:table-row>
        <table:table-row table:style-name="ro1">
          <table:table-cell table:formula="of:=([.$D$2]/[.$G$2])*POWER(([.I94]-[.$H$2])/[.$G$2];([.$D$2]-1))*EXP(-POWER(([.I94]-[.$H$2])/[.$G$2];[.$D$2]))" office:value-type="float" office:value="0.00148373499489369" calcext:value-type="float">
            <text:p>0,001483734994894</text:p>
          </table:table-cell>
          <table:table-cell table:formula="of:=([.$E$2]/[.$G$2])*POWER(([.I94]-[.$H$2])/[.$G$2];([.$E$2]-1))*EXP(-POWER(([.I94]-[.$H$2])/[.$G$2];[.$E$2]))" office:value-type="float" office:value="0.00269427079826543" calcext:value-type="float">
            <text:p>0,002694270798265</text:p>
          </table:table-cell>
          <table:table-cell table:formula="of:=([.$F$2]/[.$G$2])*POWER(([.I94]-[.$H$2])/[.$G$2];([.$F$2]-1))*EXP(-POWER(([.I94]-[.$H$2])/[.$G$2];[.$F$2]))" office:value-type="float" office:value="1.95106700511486E-021" calcext:value-type="float">
            <text:p>1,95106700511486E-21</text:p>
          </table:table-cell>
          <table:table-cell table:number-columns-repeated="5"/>
          <table:table-cell table:formula="of:=[.I93]+1" office:value-type="float" office:value="92" calcext:value-type="float">
            <text:p>92</text:p>
          </table:table-cell>
          <table:table-cell office:value-type="float" office:value="0.001483734994894" calcext:value-type="float">
            <text:p>0,001483734994894</text:p>
          </table:table-cell>
          <table:table-cell table:number-columns-repeated="6"/>
        </table:table-row>
        <table:table-row table:style-name="ro1">
          <table:table-cell table:formula="of:=([.$D$2]/[.$G$2])*POWER(([.I95]-[.$H$2])/[.$G$2];([.$D$2]-1))*EXP(-POWER(([.I95]-[.$H$2])/[.$G$2];[.$D$2]))" office:value-type="float" office:value="0.00146992499567369" calcext:value-type="float">
            <text:p>0,001469924995674</text:p>
          </table:table-cell>
          <table:table-cell table:formula="of:=([.$E$2]/[.$G$2])*POWER(([.I95]-[.$H$2])/[.$G$2];([.$E$2]-1))*EXP(-POWER(([.I95]-[.$H$2])/[.$G$2];[.$E$2]))" office:value-type="float" office:value="0.00268396767203738" calcext:value-type="float">
            <text:p>0,002683967672037</text:p>
          </table:table-cell>
          <table:table-cell table:formula="of:=([.$F$2]/[.$G$2])*POWER(([.I95]-[.$H$2])/[.$G$2];([.$F$2]-1))*EXP(-POWER(([.I95]-[.$H$2])/[.$G$2];[.$F$2]))" office:value-type="float" office:value="3.14109520087609E-021" calcext:value-type="float">
            <text:p>3,14109520087609E-21</text:p>
          </table:table-cell>
          <table:table-cell table:number-columns-repeated="5"/>
          <table:table-cell table:formula="of:=[.I94]+1" office:value-type="float" office:value="93" calcext:value-type="float">
            <text:p>93</text:p>
          </table:table-cell>
          <table:table-cell office:value-type="float" office:value="0.001469924995674" calcext:value-type="float">
            <text:p>0,001469924995674</text:p>
          </table:table-cell>
          <table:table-cell table:number-columns-repeated="6"/>
        </table:table-row>
        <table:table-row table:style-name="ro1">
          <table:table-cell table:formula="of:=([.$D$2]/[.$G$2])*POWER(([.I96]-[.$H$2])/[.$G$2];([.$D$2]-1))*EXP(-POWER(([.I96]-[.$H$2])/[.$G$2];[.$D$2]))" office:value-type="float" office:value="0.00145637157670785" calcext:value-type="float">
            <text:p>0,001456371576708</text:p>
          </table:table-cell>
          <table:table-cell table:formula="of:=([.$E$2]/[.$G$2])*POWER(([.I96]-[.$H$2])/[.$G$2];([.$E$2]-1))*EXP(-POWER(([.I96]-[.$H$2])/[.$G$2];[.$E$2]))" office:value-type="float" office:value="0.00267370394586153" calcext:value-type="float">
            <text:p>0,002673703945862</text:p>
          </table:table-cell>
          <table:table-cell table:formula="of:=([.$F$2]/[.$G$2])*POWER(([.I96]-[.$H$2])/[.$G$2];([.$F$2]-1))*EXP(-POWER(([.I96]-[.$H$2])/[.$G$2];[.$F$2]))" office:value-type="float" office:value="5.03124821071122E-021" calcext:value-type="float">
            <text:p>5,03124821071122E-21</text:p>
          </table:table-cell>
          <table:table-cell table:number-columns-repeated="5"/>
          <table:table-cell table:formula="of:=[.I95]+1" office:value-type="float" office:value="94" calcext:value-type="float">
            <text:p>94</text:p>
          </table:table-cell>
          <table:table-cell office:value-type="float" office:value="0.001456371576708" calcext:value-type="float">
            <text:p>0,001456371576708</text:p>
          </table:table-cell>
          <table:table-cell table:number-columns-repeated="6"/>
        </table:table-row>
        <table:table-row table:style-name="ro1">
          <table:table-cell table:formula="of:=([.$D$2]/[.$G$2])*POWER(([.I97]-[.$H$2])/[.$G$2];([.$D$2]-1))*EXP(-POWER(([.I97]-[.$H$2])/[.$G$2];[.$D$2]))" office:value-type="float" office:value="0.00144306742313913" calcext:value-type="float">
            <text:p>0,001443067423139</text:p>
          </table:table-cell>
          <table:table-cell table:formula="of:=([.$E$2]/[.$G$2])*POWER(([.I97]-[.$H$2])/[.$G$2];([.$E$2]-1))*EXP(-POWER(([.I97]-[.$H$2])/[.$G$2];[.$E$2]))" office:value-type="float" office:value="0.00266347946906863" calcext:value-type="float">
            <text:p>0,002663479469069</text:p>
          </table:table-cell>
          <table:table-cell table:formula="of:=([.$F$2]/[.$G$2])*POWER(([.I97]-[.$H$2])/[.$G$2];([.$F$2]-1))*EXP(-POWER(([.I97]-[.$H$2])/[.$G$2];[.$F$2]))" office:value-type="float" office:value="8.01868272971415E-021" calcext:value-type="float">
            <text:p>8,01868272971415E-21</text:p>
          </table:table-cell>
          <table:table-cell table:number-columns-repeated="5"/>
          <table:table-cell table:formula="of:=[.I96]+1" office:value-type="float" office:value="95" calcext:value-type="float">
            <text:p>95</text:p>
          </table:table-cell>
          <table:table-cell office:value-type="float" office:value="0.001443067423139" calcext:value-type="float">
            <text:p>0,001443067423139</text:p>
          </table:table-cell>
          <table:table-cell table:number-columns-repeated="6"/>
        </table:table-row>
        <table:table-row table:style-name="ro1">
          <table:table-cell table:formula="of:=([.$D$2]/[.$G$2])*POWER(([.I98]-[.$H$2])/[.$G$2];([.$D$2]-1))*EXP(-POWER(([.I98]-[.$H$2])/[.$G$2];[.$D$2]))" office:value-type="float" office:value="0.00143000550143073" calcext:value-type="float">
            <text:p>0,001430005501431</text:p>
          </table:table-cell>
          <table:table-cell table:formula="of:=([.$E$2]/[.$G$2])*POWER(([.I98]-[.$H$2])/[.$G$2];([.$E$2]-1))*EXP(-POWER(([.I98]-[.$H$2])/[.$G$2];[.$E$2]))" office:value-type="float" office:value="0.00265329409156563" calcext:value-type="float">
            <text:p>0,002653294091566</text:p>
          </table:table-cell>
          <table:table-cell table:formula="of:=([.$F$2]/[.$G$2])*POWER(([.I98]-[.$H$2])/[.$G$2];([.$F$2]-1))*EXP(-POWER(([.I98]-[.$H$2])/[.$G$2];[.$F$2]))" office:value-type="float" office:value="1.27176948150572E-020" calcext:value-type="float">
            <text:p>1,27176948150572E-20</text:p>
          </table:table-cell>
          <table:table-cell table:number-columns-repeated="5"/>
          <table:table-cell table:formula="of:=[.I97]+1" office:value-type="float" office:value="96" calcext:value-type="float">
            <text:p>96</text:p>
          </table:table-cell>
          <table:table-cell office:value-type="float" office:value="0.001430005501431" calcext:value-type="float">
            <text:p>0,001430005501431</text:p>
          </table:table-cell>
          <table:table-cell table:number-columns-repeated="6"/>
        </table:table-row>
        <table:table-row table:style-name="ro1">
          <table:table-cell table:formula="of:=([.$D$2]/[.$G$2])*POWER(([.I99]-[.$H$2])/[.$G$2];([.$D$2]-1))*EXP(-POWER(([.I99]-[.$H$2])/[.$G$2];[.$D$2]))" office:value-type="float" office:value="0.00141717904578261" calcext:value-type="float">
            <text:p>0,001417179045783</text:p>
          </table:table-cell>
          <table:table-cell table:formula="of:=([.$E$2]/[.$G$2])*POWER(([.I99]-[.$H$2])/[.$G$2];([.$E$2]-1))*EXP(-POWER(([.I99]-[.$H$2])/[.$G$2];[.$E$2]))" office:value-type="float" office:value="0.00264314766383345" calcext:value-type="float">
            <text:p>0,002643147663833</text:p>
          </table:table-cell>
          <table:table-cell table:formula="of:=([.$F$2]/[.$G$2])*POWER(([.I99]-[.$H$2])/[.$G$2];([.$F$2]-1))*EXP(-POWER(([.I99]-[.$H$2])/[.$G$2];[.$F$2]))" office:value-type="float" office:value="2.00740903169065E-020" calcext:value-type="float">
            <text:p>2,00740903169065E-20</text:p>
          </table:table-cell>
          <table:table-cell table:number-columns-repeated="5"/>
          <table:table-cell table:formula="of:=[.I98]+1" office:value-type="float" office:value="97" calcext:value-type="float">
            <text:p>97</text:p>
          </table:table-cell>
          <table:table-cell office:value-type="float" office:value="0.001417179045783" calcext:value-type="float">
            <text:p>0,001417179045783</text:p>
          </table:table-cell>
          <table:table-cell table:number-columns-repeated="6"/>
        </table:table-row>
        <table:table-row table:style-name="ro1">
          <table:table-cell table:formula="of:=([.$D$2]/[.$G$2])*POWER(([.I100]-[.$H$2])/[.$G$2];([.$D$2]-1))*EXP(-POWER(([.I100]-[.$H$2])/[.$G$2];[.$D$2]))" office:value-type="float" office:value="0.00140458154533513" calcext:value-type="float">
            <text:p>0,001404581545335</text:p>
          </table:table-cell>
          <table:table-cell table:formula="of:=([.$E$2]/[.$G$2])*POWER(([.I100]-[.$H$2])/[.$G$2];([.$E$2]-1))*EXP(-POWER(([.I100]-[.$H$2])/[.$G$2];[.$E$2]))" office:value-type="float" office:value="0.00263304003692476" calcext:value-type="float">
            <text:p>0,002633040036925</text:p>
          </table:table-cell>
          <table:table-cell table:formula="of:=([.$F$2]/[.$G$2])*POWER(([.I100]-[.$H$2])/[.$G$2];([.$F$2]-1))*EXP(-POWER(([.I100]-[.$H$2])/[.$G$2];[.$F$2]))" office:value-type="float" office:value="3.15375624052478E-020" calcext:value-type="float">
            <text:p>3,15375624052478E-20</text:p>
          </table:table-cell>
          <table:table-cell table:number-columns-repeated="5"/>
          <table:table-cell table:formula="of:=[.I99]+1" office:value-type="float" office:value="98" calcext:value-type="float">
            <text:p>98</text:p>
          </table:table-cell>
          <table:table-cell office:value-type="float" office:value="0.001404581545335" calcext:value-type="float">
            <text:p>0,001404581545335</text:p>
          </table:table-cell>
          <table:table-cell table:number-columns-repeated="6"/>
        </table:table-row>
        <table:table-row table:style-name="ro1">
          <table:table-cell table:formula="of:=([.$D$2]/[.$G$2])*POWER(([.I101]-[.$H$2])/[.$G$2];([.$D$2]-1))*EXP(-POWER(([.I101]-[.$H$2])/[.$G$2];[.$D$2]))" office:value-type="float" office:value="0.00139220673210682" calcext:value-type="float">
            <text:p>0,001392206732107</text:p>
          </table:table-cell>
          <table:table-cell table:formula="of:=([.$E$2]/[.$G$2])*POWER(([.I101]-[.$H$2])/[.$G$2];([.$E$2]-1))*EXP(-POWER(([.I101]-[.$H$2])/[.$G$2];[.$E$2]))" office:value-type="float" office:value="0.00262297106246183" calcext:value-type="float">
            <text:p>0,002622971062462</text:p>
          </table:table-cell>
          <table:table-cell table:formula="of:=([.$F$2]/[.$G$2])*POWER(([.I101]-[.$H$2])/[.$G$2];([.$F$2]-1))*EXP(-POWER(([.I101]-[.$H$2])/[.$G$2];[.$F$2]))" office:value-type="float" office:value="4.93203913305626E-020" calcext:value-type="float">
            <text:p>4,93203913305626E-20</text:p>
          </table:table-cell>
          <table:table-cell table:number-columns-repeated="5"/>
          <table:table-cell table:formula="of:=[.I100]+1" office:value-type="float" office:value="99" calcext:value-type="float">
            <text:p>99</text:p>
          </table:table-cell>
          <table:table-cell office:value-type="float" office:value="0.001392206732107" calcext:value-type="float">
            <text:p>0,001392206732107</text:p>
          </table:table-cell>
          <table:table-cell table:number-columns-repeated="6"/>
        </table:table-row>
        <table:table-row table:style-name="ro1">
          <table:table-cell table:formula="of:=([.$D$2]/[.$G$2])*POWER(([.I102]-[.$H$2])/[.$G$2];([.$D$2]-1))*EXP(-POWER(([.I102]-[.$H$2])/[.$G$2];[.$D$2]))" office:value-type="float" office:value="0.0013800485696171" calcext:value-type="float">
            <text:p>0,001380048569617</text:p>
          </table:table-cell>
          <table:table-cell table:formula="of:=([.$E$2]/[.$G$2])*POWER(([.I102]-[.$H$2])/[.$G$2];([.$E$2]-1))*EXP(-POWER(([.I102]-[.$H$2])/[.$G$2];[.$E$2]))" office:value-type="float" office:value="0.00261294059263435" calcext:value-type="float">
            <text:p>0,002612940592634</text:p>
          </table:table-cell>
          <table:table-cell table:formula="of:=([.$F$2]/[.$G$2])*POWER(([.I102]-[.$H$2])/[.$G$2];([.$F$2]-1))*EXP(-POWER(([.I102]-[.$H$2])/[.$G$2];[.$F$2]))" office:value-type="float" office:value="7.67840765388312E-020" calcext:value-type="float">
            <text:p>7,67840765388312E-20</text:p>
          </table:table-cell>
          <table:table-cell table:number-columns-repeated="5"/>
          <table:table-cell table:formula="of:=[.I101]+1" office:value-type="float" office:value="100" calcext:value-type="float">
            <text:p>100</text:p>
          </table:table-cell>
          <table:table-cell office:value-type="float" office:value="0.001380048569617" calcext:value-type="float">
            <text:p>0,001380048569617</text:p>
          </table:table-cell>
          <table:table-cell table:number-columns-repeated="6"/>
        </table:table-row>
        <table:table-row table:style-name="ro1">
          <table:table-cell table:formula="of:=([.$D$2]/[.$G$2])*POWER(([.I103]-[.$H$2])/[.$G$2];([.$D$2]-1))*EXP(-POWER(([.I103]-[.$H$2])/[.$G$2];[.$D$2]))" office:value-type="float" office:value="0.00136810124214881" calcext:value-type="float">
            <text:p>0,001368101242149</text:p>
          </table:table-cell>
          <table:table-cell table:formula="of:=([.$E$2]/[.$G$2])*POWER(([.I103]-[.$H$2])/[.$G$2];([.$E$2]-1))*EXP(-POWER(([.I103]-[.$H$2])/[.$G$2];[.$E$2]))" office:value-type="float" office:value="0.00260294848019724" calcext:value-type="float">
            <text:p>0,002602948480197</text:p>
          </table:table-cell>
          <table:table-cell table:formula="of:=([.$F$2]/[.$G$2])*POWER(([.I103]-[.$H$2])/[.$G$2];([.$F$2]-1))*EXP(-POWER(([.I103]-[.$H$2])/[.$G$2];[.$F$2]))" office:value-type="float" office:value="1.19014807357342E-019" calcext:value-type="float">
            <text:p>1,19014807357342E-19</text:p>
          </table:table-cell>
          <table:table-cell table:number-columns-repeated="5"/>
          <table:table-cell table:formula="of:=[.I102]+1" office:value-type="float" office:value="101" calcext:value-type="float">
            <text:p>101</text:p>
          </table:table-cell>
          <table:table-cell office:value-type="float" office:value="0.001368101242149" calcext:value-type="float">
            <text:p>0,001368101242149</text:p>
          </table:table-cell>
          <table:table-cell table:number-columns-repeated="6"/>
        </table:table-row>
        <table:table-row table:style-name="ro1">
          <table:table-cell table:formula="of:=([.$D$2]/[.$G$2])*POWER(([.I104]-[.$H$2])/[.$G$2];([.$D$2]-1))*EXP(-POWER(([.I104]-[.$H$2])/[.$G$2];[.$D$2]))" office:value-type="float" office:value="0.00135635914460864" calcext:value-type="float">
            <text:p>0,001356359144609</text:p>
          </table:table-cell>
          <table:table-cell table:formula="of:=([.$E$2]/[.$G$2])*POWER(([.I104]-[.$H$2])/[.$G$2];([.$E$2]-1))*EXP(-POWER(([.I104]-[.$H$2])/[.$G$2];[.$E$2]))" office:value-type="float" office:value="0.00259299457846849" calcext:value-type="float">
            <text:p>0,002592994578468</text:p>
          </table:table-cell>
          <table:table-cell table:formula="of:=([.$F$2]/[.$G$2])*POWER(([.I104]-[.$H$2])/[.$G$2];([.$F$2]-1))*EXP(-POWER(([.I104]-[.$H$2])/[.$G$2];[.$F$2]))" office:value-type="float" office:value="1.83676578083533E-019" calcext:value-type="float">
            <text:p>1,83676578083533E-19</text:p>
          </table:table-cell>
          <table:table-cell table:number-columns-repeated="5"/>
          <table:table-cell table:formula="of:=[.I103]+1" office:value-type="float" office:value="102" calcext:value-type="float">
            <text:p>102</text:p>
          </table:table-cell>
          <table:table-cell office:value-type="float" office:value="0.001356359144609" calcext:value-type="float">
            <text:p>0,001356359144609</text:p>
          </table:table-cell>
          <table:table-cell table:number-columns-repeated="6"/>
        </table:table-row>
        <table:table-row table:style-name="ro1">
          <table:table-cell table:formula="of:=([.$D$2]/[.$G$2])*POWER(([.I105]-[.$H$2])/[.$G$2];([.$D$2]-1))*EXP(-POWER(([.I105]-[.$H$2])/[.$G$2];[.$D$2]))" office:value-type="float" office:value="0.00134481687294662" calcext:value-type="float">
            <text:p>0,001344816872947</text:p>
          </table:table-cell>
          <table:table-cell table:formula="of:=([.$E$2]/[.$G$2])*POWER(([.I105]-[.$H$2])/[.$G$2];([.$E$2]-1))*EXP(-POWER(([.I105]-[.$H$2])/[.$G$2];[.$E$2]))" office:value-type="float" office:value="0.00258307874132702" calcext:value-type="float">
            <text:p>0,002583078741327</text:p>
          </table:table-cell>
          <table:table-cell table:formula="of:=([.$F$2]/[.$G$2])*POWER(([.I105]-[.$H$2])/[.$G$2];([.$F$2]-1))*EXP(-POWER(([.I105]-[.$H$2])/[.$G$2];[.$F$2]))" office:value-type="float" office:value="2.82270942331026E-019" calcext:value-type="float">
            <text:p>2,82270942331026E-19</text:p>
          </table:table-cell>
          <table:table-cell table:number-columns-repeated="5"/>
          <table:table-cell table:formula="of:=[.I104]+1" office:value-type="float" office:value="103" calcext:value-type="float">
            <text:p>103</text:p>
          </table:table-cell>
          <table:table-cell office:value-type="float" office:value="0.001344816872947" calcext:value-type="float">
            <text:p>0,001344816872947</text:p>
          </table:table-cell>
          <table:table-cell table:number-columns-repeated="6"/>
        </table:table-row>
        <table:table-row table:style-name="ro1">
          <table:table-cell table:formula="of:=([.$D$2]/[.$G$2])*POWER(([.I106]-[.$H$2])/[.$G$2];([.$D$2]-1))*EXP(-POWER(([.I106]-[.$H$2])/[.$G$2];[.$D$2]))" office:value-type="float" office:value="0.00133346921509894" calcext:value-type="float">
            <text:p>0,001333469215099</text:p>
          </table:table-cell>
          <table:table-cell table:formula="of:=([.$E$2]/[.$G$2])*POWER(([.I106]-[.$H$2])/[.$G$2];([.$E$2]-1))*EXP(-POWER(([.I106]-[.$H$2])/[.$G$2];[.$E$2]))" office:value-type="float" office:value="0.00257320082321055" calcext:value-type="float">
            <text:p>0,002573200823211</text:p>
          </table:table-cell>
          <table:table-cell table:formula="of:=([.$F$2]/[.$G$2])*POWER(([.I106]-[.$H$2])/[.$G$2];([.$F$2]-1))*EXP(-POWER(([.I106]-[.$H$2])/[.$G$2];[.$F$2]))" office:value-type="float" office:value="4.3199008204529E-019" calcext:value-type="float">
            <text:p>4,3199008204529E-19</text:p>
          </table:table-cell>
          <table:table-cell table:number-columns-repeated="5"/>
          <table:table-cell table:formula="of:=[.I105]+1" office:value-type="float" office:value="104" calcext:value-type="float">
            <text:p>104</text:p>
          </table:table-cell>
          <table:table-cell office:value-type="float" office:value="0.001333469215099" calcext:value-type="float">
            <text:p>0,001333469215099</text:p>
          </table:table-cell>
          <table:table-cell table:number-columns-repeated="6"/>
        </table:table-row>
        <table:table-row table:style-name="ro1">
          <table:table-cell table:formula="of:=([.$D$2]/[.$G$2])*POWER(([.I107]-[.$H$2])/[.$G$2];([.$D$2]-1))*EXP(-POWER(([.I107]-[.$H$2])/[.$G$2];[.$D$2]))" office:value-type="float" office:value="0.00132231114242062" calcext:value-type="float">
            <text:p>0,001322311142421</text:p>
          </table:table-cell>
          <table:table-cell table:formula="of:=([.$E$2]/[.$G$2])*POWER(([.I107]-[.$H$2])/[.$G$2];([.$E$2]-1))*EXP(-POWER(([.I107]-[.$H$2])/[.$G$2];[.$E$2]))" office:value-type="float" office:value="0.0025633606791134" calcext:value-type="float">
            <text:p>0,002563360679113</text:p>
          </table:table-cell>
          <table:table-cell table:formula="of:=([.$F$2]/[.$G$2])*POWER(([.I107]-[.$H$2])/[.$G$2];([.$F$2]-1))*EXP(-POWER(([.I107]-[.$H$2])/[.$G$2];[.$F$2]))" office:value-type="float" office:value="6.58432355532444E-019" calcext:value-type="float">
            <text:p>6,58432355532444E-19</text:p>
          </table:table-cell>
          <table:table-cell table:number-columns-repeated="5"/>
          <table:table-cell table:formula="of:=[.I106]+1" office:value-type="float" office:value="105" calcext:value-type="float">
            <text:p>105</text:p>
          </table:table-cell>
          <table:table-cell office:value-type="float" office:value="0.001322311142421" calcext:value-type="float">
            <text:p>0,001322311142421</text:p>
          </table:table-cell>
          <table:table-cell table:number-columns-repeated="6"/>
        </table:table-row>
        <table:table-row table:style-name="ro1">
          <table:table-cell table:formula="of:=([.$D$2]/[.$G$2])*POWER(([.I108]-[.$H$2])/[.$G$2];([.$D$2]-1))*EXP(-POWER(([.I108]-[.$H$2])/[.$G$2];[.$D$2]))" office:value-type="float" office:value="0.00131133780157737" calcext:value-type="float">
            <text:p>0,001311337801577</text:p>
          </table:table-cell>
          <table:table-cell table:formula="of:=([.$E$2]/[.$G$2])*POWER(([.I108]-[.$H$2])/[.$G$2];([.$E$2]-1))*EXP(-POWER(([.I108]-[.$H$2])/[.$G$2];[.$E$2]))" office:value-type="float" office:value="0.00255355816458445" calcext:value-type="float">
            <text:p>0,002553558164584</text:p>
          </table:table-cell>
          <table:table-cell table:formula="of:=([.$F$2]/[.$G$2])*POWER(([.I108]-[.$H$2])/[.$G$2];([.$F$2]-1))*EXP(-POWER(([.I108]-[.$H$2])/[.$G$2];[.$F$2]))" office:value-type="float" office:value="9.99567042618923E-019" calcext:value-type="float">
            <text:p>9,99567042618923E-19</text:p>
          </table:table-cell>
          <table:table-cell table:number-columns-repeated="5"/>
          <table:table-cell table:formula="of:=[.I107]+1" office:value-type="float" office:value="106" calcext:value-type="float">
            <text:p>106</text:p>
          </table:table-cell>
          <table:table-cell office:value-type="float" office:value="0.001311337801577" calcext:value-type="float">
            <text:p>0,001311337801577</text:p>
          </table:table-cell>
          <table:table-cell table:number-columns-repeated="6"/>
        </table:table-row>
        <table:table-row table:style-name="ro1">
          <table:table-cell table:formula="of:=([.$D$2]/[.$G$2])*POWER(([.I109]-[.$H$2])/[.$G$2];([.$D$2]-1))*EXP(-POWER(([.I109]-[.$H$2])/[.$G$2];[.$D$2]))" office:value-type="float" office:value="0.00130054450686788" calcext:value-type="float">
            <text:p>0,001300544506868</text:p>
          </table:table-cell>
          <table:table-cell table:formula="of:=([.$E$2]/[.$G$2])*POWER(([.I109]-[.$H$2])/[.$G$2];([.$E$2]-1))*EXP(-POWER(([.I109]-[.$H$2])/[.$G$2];[.$E$2]))" office:value-type="float" office:value="0.00254379313572495" calcext:value-type="float">
            <text:p>0,002543793135725</text:p>
          </table:table-cell>
          <table:table-cell table:formula="of:=([.$F$2]/[.$G$2])*POWER(([.I109]-[.$H$2])/[.$G$2];([.$F$2]-1))*EXP(-POWER(([.I109]-[.$H$2])/[.$G$2];[.$F$2]))" office:value-type="float" office:value="1.51150195326517E-018" calcext:value-type="float">
            <text:p>1,51150195326517E-18</text:p>
          </table:table-cell>
          <table:table-cell table:number-columns-repeated="5"/>
          <table:table-cell table:formula="of:=[.I108]+1" office:value-type="float" office:value="107" calcext:value-type="float">
            <text:p>107</text:p>
          </table:table-cell>
          <table:table-cell office:value-type="float" office:value="0.001300544506868" calcext:value-type="float">
            <text:p>0,001300544506868</text:p>
          </table:table-cell>
          <table:table-cell table:number-columns-repeated="6"/>
        </table:table-row>
        <table:table-row table:style-name="ro1">
          <table:table-cell table:formula="of:=([.$D$2]/[.$G$2])*POWER(([.I110]-[.$H$2])/[.$G$2];([.$D$2]-1))*EXP(-POWER(([.I110]-[.$H$2])/[.$G$2];[.$D$2]))" office:value-type="float" office:value="0.00128992673294986" calcext:value-type="float">
            <text:p>0,00128992673295</text:p>
          </table:table-cell>
          <table:table-cell table:formula="of:=([.$E$2]/[.$G$2])*POWER(([.I110]-[.$H$2])/[.$G$2];([.$E$2]-1))*EXP(-POWER(([.I110]-[.$H$2])/[.$G$2];[.$E$2]))" office:value-type="float" office:value="0.00253406544918643" calcext:value-type="float">
            <text:p>0,002534065449186</text:p>
          </table:table-cell>
          <table:table-cell table:formula="of:=([.$F$2]/[.$G$2])*POWER(([.I110]-[.$H$2])/[.$G$2];([.$F$2]-1))*EXP(-POWER(([.I110]-[.$H$2])/[.$G$2];[.$F$2]))" office:value-type="float" office:value="2.27684386390438E-018" calcext:value-type="float">
            <text:p>2,27684386390438E-18</text:p>
          </table:table-cell>
          <table:table-cell table:number-columns-repeated="5"/>
          <table:table-cell table:formula="of:=[.I109]+1" office:value-type="float" office:value="108" calcext:value-type="float">
            <text:p>108</text:p>
          </table:table-cell>
          <table:table-cell office:value-type="float" office:value="0.00128992673295" calcext:value-type="float">
            <text:p>0,00128992673295</text:p>
          </table:table-cell>
          <table:table-cell table:number-columns-repeated="6"/>
        </table:table-row>
        <table:table-row table:style-name="ro1">
          <table:table-cell table:formula="of:=([.$D$2]/[.$G$2])*POWER(([.I111]-[.$H$2])/[.$G$2];([.$D$2]-1))*EXP(-POWER(([.I111]-[.$H$2])/[.$G$2];[.$D$2]))" office:value-type="float" office:value="0.00127948010794534" calcext:value-type="float">
            <text:p>0,001279480107945</text:p>
          </table:table-cell>
          <table:table-cell table:formula="of:=([.$E$2]/[.$G$2])*POWER(([.I111]-[.$H$2])/[.$G$2];([.$E$2]-1))*EXP(-POWER(([.I111]-[.$H$2])/[.$G$2];[.$E$2]))" office:value-type="float" office:value="0.0025243749621686" calcext:value-type="float">
            <text:p>0,002524374962169</text:p>
          </table:table-cell>
          <table:table-cell table:formula="of:=([.$F$2]/[.$G$2])*POWER(([.I111]-[.$H$2])/[.$G$2];([.$F$2]-1))*EXP(-POWER(([.I111]-[.$H$2])/[.$G$2];[.$F$2]))" office:value-type="float" office:value="3.41677509472488E-018" calcext:value-type="float">
            <text:p>3,41677509472488E-18</text:p>
          </table:table-cell>
          <table:table-cell table:number-columns-repeated="5"/>
          <table:table-cell table:formula="of:=[.I110]+1" office:value-type="float" office:value="109" calcext:value-type="float">
            <text:p>109</text:p>
          </table:table-cell>
          <table:table-cell office:value-type="float" office:value="0.001279480107945" calcext:value-type="float">
            <text:p>0,001279480107945</text:p>
          </table:table-cell>
          <table:table-cell table:number-columns-repeated="6"/>
        </table:table-row>
        <table:table-row table:style-name="ro1">
          <table:table-cell table:formula="of:=([.$D$2]/[.$G$2])*POWER(([.I112]-[.$H$2])/[.$G$2];([.$D$2]-1))*EXP(-POWER(([.I112]-[.$H$2])/[.$G$2];[.$D$2]))" office:value-type="float" office:value="0.00126920040690187" calcext:value-type="float">
            <text:p>0,001269200406902</text:p>
          </table:table-cell>
          <table:table-cell table:formula="of:=([.$E$2]/[.$G$2])*POWER(([.I112]-[.$H$2])/[.$G$2];([.$E$2]-1))*EXP(-POWER(([.I112]-[.$H$2])/[.$G$2];[.$E$2]))" office:value-type="float" office:value="0.00251472153241726" calcext:value-type="float">
            <text:p>0,002514721532417</text:p>
          </table:table-cell>
          <table:table-cell table:formula="of:=([.$F$2]/[.$G$2])*POWER(([.I112]-[.$H$2])/[.$G$2];([.$F$2]-1))*EXP(-POWER(([.I112]-[.$H$2])/[.$G$2];[.$F$2]))" office:value-type="float" office:value="5.10843827494942E-018" calcext:value-type="float">
            <text:p>5,10843827494942E-18</text:p>
          </table:table-cell>
          <table:table-cell table:number-columns-repeated="5"/>
          <table:table-cell table:formula="of:=[.I111]+1" office:value-type="float" office:value="110" calcext:value-type="float">
            <text:p>110</text:p>
          </table:table-cell>
          <table:table-cell office:value-type="float" office:value="0.001269200406902" calcext:value-type="float">
            <text:p>0,001269200406902</text:p>
          </table:table-cell>
          <table:table-cell table:number-columns-repeated="6"/>
        </table:table-row>
        <table:table-row table:style-name="ro1">
          <table:table-cell table:formula="of:=([.$D$2]/[.$G$2])*POWER(([.I113]-[.$H$2])/[.$G$2];([.$D$2]-1))*EXP(-POWER(([.I113]-[.$H$2])/[.$G$2];[.$D$2]))" office:value-type="float" office:value="0.00125908354558853" calcext:value-type="float">
            <text:p>0,001259083545589</text:p>
          </table:table-cell>
          <table:table-cell table:formula="of:=([.$E$2]/[.$G$2])*POWER(([.I113]-[.$H$2])/[.$G$2];([.$E$2]-1))*EXP(-POWER(([.I113]-[.$H$2])/[.$G$2];[.$E$2]))" office:value-type="float" office:value="0.00250510501822219" calcext:value-type="float">
            <text:p>0,002505105018222</text:p>
          </table:table-cell>
          <table:table-cell table:formula="of:=([.$F$2]/[.$G$2])*POWER(([.I113]-[.$H$2])/[.$G$2];([.$F$2]-1))*EXP(-POWER(([.I113]-[.$H$2])/[.$G$2];[.$F$2]))" office:value-type="float" office:value="7.60987834710513E-018" calcext:value-type="float">
            <text:p>7,60987834710513E-18</text:p>
          </table:table-cell>
          <table:table-cell table:number-columns-repeated="5"/>
          <table:table-cell table:formula="of:=[.I112]+1" office:value-type="float" office:value="111" calcext:value-type="float">
            <text:p>111</text:p>
          </table:table-cell>
          <table:table-cell office:value-type="float" office:value="0.001259083545589" calcext:value-type="float">
            <text:p>0,001259083545589</text:p>
          </table:table-cell>
          <table:table-cell table:number-columns-repeated="6"/>
        </table:table-row>
        <table:table-row table:style-name="ro1">
          <table:table-cell table:formula="of:=([.$D$2]/[.$G$2])*POWER(([.I114]-[.$H$2])/[.$G$2];([.$D$2]-1))*EXP(-POWER(([.I114]-[.$H$2])/[.$G$2];[.$D$2]))" office:value-type="float" office:value="0.00124912557460659" calcext:value-type="float">
            <text:p>0,001249125574607</text:p>
          </table:table-cell>
          <table:table-cell table:formula="of:=([.$E$2]/[.$G$2])*POWER(([.I114]-[.$H$2])/[.$G$2];([.$E$2]-1))*EXP(-POWER(([.I114]-[.$H$2])/[.$G$2];[.$E$2]))" office:value-type="float" office:value="0.00249552527841508" calcext:value-type="float">
            <text:p>0,002495525278415</text:p>
          </table:table-cell>
          <table:table-cell table:formula="of:=([.$F$2]/[.$G$2])*POWER(([.I114]-[.$H$2])/[.$G$2];([.$F$2]-1))*EXP(-POWER(([.I114]-[.$H$2])/[.$G$2];[.$F$2]))" office:value-type="float" office:value="1.12957088762107E-017" calcext:value-type="float">
            <text:p>1,12957088762107E-17</text:p>
          </table:table-cell>
          <table:table-cell table:number-columns-repeated="5"/>
          <table:table-cell table:formula="of:=[.I113]+1" office:value-type="float" office:value="112" calcext:value-type="float">
            <text:p>112</text:p>
          </table:table-cell>
          <table:table-cell office:value-type="float" office:value="0.001249125574607" calcext:value-type="float">
            <text:p>0,001249125574607</text:p>
          </table:table-cell>
          <table:table-cell table:number-columns-repeated="6"/>
        </table:table-row>
        <table:table-row table:style-name="ro1">
          <table:table-cell table:formula="of:=([.$D$2]/[.$G$2])*POWER(([.I115]-[.$H$2])/[.$G$2];([.$D$2]-1))*EXP(-POWER(([.I115]-[.$H$2])/[.$G$2];[.$D$2]))" office:value-type="float" office:value="0.00123932267379625" calcext:value-type="float">
            <text:p>0,001239322673796</text:p>
          </table:table-cell>
          <table:table-cell table:formula="of:=([.$E$2]/[.$G$2])*POWER(([.I115]-[.$H$2])/[.$G$2];([.$E$2]-1))*EXP(-POWER(([.I115]-[.$H$2])/[.$G$2];[.$E$2]))" office:value-type="float" office:value="0.00248598217236749" calcext:value-type="float">
            <text:p>0,002485982172367</text:p>
          </table:table-cell>
          <table:table-cell table:formula="of:=([.$F$2]/[.$G$2])*POWER(([.I115]-[.$H$2])/[.$G$2];([.$F$2]-1))*EXP(-POWER(([.I115]-[.$H$2])/[.$G$2];[.$F$2]))" office:value-type="float" office:value="1.67079485119401E-017" calcext:value-type="float">
            <text:p>1,67079485119401E-17</text:p>
          </table:table-cell>
          <table:table-cell table:number-columns-repeated="5"/>
          <table:table-cell table:formula="of:=[.I114]+1" office:value-type="float" office:value="113" calcext:value-type="float">
            <text:p>113</text:p>
          </table:table-cell>
          <table:table-cell office:value-type="float" office:value="0.001239322673796" calcext:value-type="float">
            <text:p>0,001239322673796</text:p>
          </table:table-cell>
          <table:table-cell table:number-columns-repeated="6"/>
        </table:table-row>
        <table:table-row table:style-name="ro1">
          <table:table-cell table:formula="of:=([.$D$2]/[.$G$2])*POWER(([.I116]-[.$H$2])/[.$G$2];([.$D$2]-1))*EXP(-POWER(([.I116]-[.$H$2])/[.$G$2];[.$D$2]))" office:value-type="float" office:value="0.0012296711469222" calcext:value-type="float">
            <text:p>0,001229671146922</text:p>
          </table:table-cell>
          <table:table-cell table:formula="of:=([.$E$2]/[.$G$2])*POWER(([.I116]-[.$H$2])/[.$G$2];([.$E$2]-1))*EXP(-POWER(([.I116]-[.$H$2])/[.$G$2];[.$E$2]))" office:value-type="float" office:value="0.0024764755599887" calcext:value-type="float">
            <text:p>0,002476475559989</text:p>
          </table:table-cell>
          <table:table-cell table:formula="of:=([.$F$2]/[.$G$2])*POWER(([.I116]-[.$H$2])/[.$G$2];([.$F$2]-1))*EXP(-POWER(([.I116]-[.$H$2])/[.$G$2];[.$F$2]))" office:value-type="float" office:value="2.46282494097818E-017" calcext:value-type="float">
            <text:p>2,46282494097818E-17</text:p>
          </table:table-cell>
          <table:table-cell table:number-columns-repeated="5"/>
          <table:table-cell table:formula="of:=[.I115]+1" office:value-type="float" office:value="114" calcext:value-type="float">
            <text:p>114</text:p>
          </table:table-cell>
          <table:table-cell office:value-type="float" office:value="0.001229671146922" calcext:value-type="float">
            <text:p>0,001229671146922</text:p>
          </table:table-cell>
          <table:table-cell table:number-columns-repeated="6"/>
        </table:table-row>
        <table:table-row table:style-name="ro1">
          <table:table-cell table:formula="of:=([.$D$2]/[.$G$2])*POWER(([.I117]-[.$H$2])/[.$G$2];([.$D$2]-1))*EXP(-POWER(([.I117]-[.$H$2])/[.$G$2];[.$D$2]))" office:value-type="float" office:value="0.00122016741662174" calcext:value-type="float">
            <text:p>0,001220167416622</text:p>
          </table:table-cell>
          <table:table-cell table:formula="of:=([.$E$2]/[.$G$2])*POWER(([.I117]-[.$H$2])/[.$G$2];([.$E$2]-1))*EXP(-POWER(([.I117]-[.$H$2])/[.$G$2];[.$E$2]))" office:value-type="float" office:value="0.00246700530172377" calcext:value-type="float">
            <text:p>0,002467005301724</text:p>
          </table:table-cell>
          <table:table-cell table:formula="of:=([.$F$2]/[.$G$2])*POWER(([.I117]-[.$H$2])/[.$G$2];([.$F$2]-1))*EXP(-POWER(([.I117]-[.$H$2])/[.$G$2];[.$F$2]))" office:value-type="float" office:value="3.61801985484987E-017" calcext:value-type="float">
            <text:p>3,61801985484987E-17</text:p>
          </table:table-cell>
          <table:table-cell table:number-columns-repeated="5"/>
          <table:table-cell table:formula="of:=[.I116]+1" office:value-type="float" office:value="115" calcext:value-type="float">
            <text:p>115</text:p>
          </table:table-cell>
          <table:table-cell office:value-type="float" office:value="0.001220167416622" calcext:value-type="float">
            <text:p>0,001220167416622</text:p>
          </table:table-cell>
          <table:table-cell table:number-columns-repeated="6"/>
        </table:table-row>
        <table:table-row table:style-name="ro1">
          <table:table-cell table:formula="of:=([.$D$2]/[.$G$2])*POWER(([.I118]-[.$H$2])/[.$G$2];([.$D$2]-1))*EXP(-POWER(([.I118]-[.$H$2])/[.$G$2];[.$D$2]))" office:value-type="float" office:value="0.00121080801960033" calcext:value-type="float">
            <text:p>0,0012108080196</text:p>
          </table:table-cell>
          <table:table-cell table:formula="of:=([.$E$2]/[.$G$2])*POWER(([.I118]-[.$H$2])/[.$G$2];([.$E$2]-1))*EXP(-POWER(([.I118]-[.$H$2])/[.$G$2];[.$E$2]))" office:value-type="float" office:value="0.00245757125855139" calcext:value-type="float">
            <text:p>0,002457571258551</text:p>
          </table:table-cell>
          <table:table-cell table:formula="of:=([.$F$2]/[.$G$2])*POWER(([.I118]-[.$H$2])/[.$G$2];([.$F$2]-1))*EXP(-POWER(([.I118]-[.$H$2])/[.$G$2];[.$F$2]))" office:value-type="float" office:value="5.2973768091222E-017" calcext:value-type="float">
            <text:p>5,2973768091222E-17</text:p>
          </table:table-cell>
          <table:table-cell table:number-columns-repeated="5"/>
          <table:table-cell table:formula="of:=[.I117]+1" office:value-type="float" office:value="116" calcext:value-type="float">
            <text:p>116</text:p>
          </table:table-cell>
          <table:table-cell office:value-type="float" office:value="0.0012108080196" calcext:value-type="float">
            <text:p>0,0012108080196</text:p>
          </table:table-cell>
          <table:table-cell table:number-columns-repeated="6"/>
        </table:table-row>
        <table:table-row table:style-name="ro1">
          <table:table-cell table:formula="of:=([.$D$2]/[.$G$2])*POWER(([.I119]-[.$H$2])/[.$G$2];([.$D$2]-1))*EXP(-POWER(([.I119]-[.$H$2])/[.$G$2];[.$D$2]))" office:value-type="float" office:value="0.00120158960206054" calcext:value-type="float">
            <text:p>0,001201589602061</text:p>
          </table:table-cell>
          <table:table-cell table:formula="of:=([.$E$2]/[.$G$2])*POWER(([.I119]-[.$H$2])/[.$G$2];([.$E$2]-1))*EXP(-POWER(([.I119]-[.$H$2])/[.$G$2];[.$E$2]))" office:value-type="float" office:value="0.00244817329198189" calcext:value-type="float">
            <text:p>0,002448173291982</text:p>
          </table:table-cell>
          <table:table-cell table:formula="of:=([.$F$2]/[.$G$2])*POWER(([.I119]-[.$H$2])/[.$G$2];([.$F$2]-1))*EXP(-POWER(([.I119]-[.$H$2])/[.$G$2];[.$F$2]))" office:value-type="float" office:value="7.7308665164892E-017" calcext:value-type="float">
            <text:p>7,7308665164892E-17</text:p>
          </table:table-cell>
          <table:table-cell table:number-columns-repeated="5"/>
          <table:table-cell table:formula="of:=[.I118]+1" office:value-type="float" office:value="117" calcext:value-type="float">
            <text:p>117</text:p>
          </table:table-cell>
          <table:table-cell office:value-type="float" office:value="0.001201589602061" calcext:value-type="float">
            <text:p>0,001201589602061</text:p>
          </table:table-cell>
          <table:table-cell table:number-columns-repeated="6"/>
        </table:table-row>
        <table:table-row table:style-name="ro1">
          <table:table-cell table:formula="of:=([.$D$2]/[.$G$2])*POWER(([.I120]-[.$H$2])/[.$G$2];([.$D$2]-1))*EXP(-POWER(([.I120]-[.$H$2])/[.$G$2];[.$D$2]))" office:value-type="float" office:value="0.00119250891535105" calcext:value-type="float">
            <text:p>0,001192508915351</text:p>
          </table:table-cell>
          <table:table-cell table:formula="of:=([.$E$2]/[.$G$2])*POWER(([.I120]-[.$H$2])/[.$G$2];([.$E$2]-1))*EXP(-POWER(([.I120]-[.$H$2])/[.$G$2];[.$E$2]))" office:value-type="float" office:value="0.0024388112640552" calcext:value-type="float">
            <text:p>0,002438811264055</text:p>
          </table:table-cell>
          <table:table-cell table:formula="of:=([.$F$2]/[.$G$2])*POWER(([.I120]-[.$H$2])/[.$G$2];([.$F$2]-1))*EXP(-POWER(([.I120]-[.$H$2])/[.$G$2];[.$F$2]))" office:value-type="float" office:value="1.12459748447976E-016" calcext:value-type="float">
            <text:p>1,12459748447976E-16</text:p>
          </table:table-cell>
          <table:table-cell table:number-columns-repeated="5"/>
          <table:table-cell table:formula="of:=[.I119]+1" office:value-type="float" office:value="118" calcext:value-type="float">
            <text:p>118</text:p>
          </table:table-cell>
          <table:table-cell office:value-type="float" office:value="0.001192508915351" calcext:value-type="float">
            <text:p>0,001192508915351</text:p>
          </table:table-cell>
          <table:table-cell table:number-columns-repeated="6"/>
        </table:table-row>
        <table:table-row table:style-name="ro1">
          <table:table-cell table:formula="of:=([.$D$2]/[.$G$2])*POWER(([.I121]-[.$H$2])/[.$G$2];([.$D$2]-1))*EXP(-POWER(([.I121]-[.$H$2])/[.$G$2];[.$D$2]))" office:value-type="float" office:value="0.00118356281182349" calcext:value-type="float">
            <text:p>0,001183562811823</text:p>
          </table:table-cell>
          <table:table-cell table:formula="of:=([.$E$2]/[.$G$2])*POWER(([.I121]-[.$H$2])/[.$G$2];([.$E$2]-1))*EXP(-POWER(([.I121]-[.$H$2])/[.$G$2];[.$E$2]))" office:value-type="float" office:value="0.00242948503733882" calcext:value-type="float">
            <text:p>0,002429485037339</text:p>
          </table:table-cell>
          <table:table-cell table:formula="of:=([.$F$2]/[.$G$2])*POWER(([.I121]-[.$H$2])/[.$G$2];([.$F$2]-1))*EXP(-POWER(([.I121]-[.$H$2])/[.$G$2];[.$F$2]))" office:value-type="float" office:value="1.63076464275944E-016" calcext:value-type="float">
            <text:p>1,63076464275944E-16</text:p>
          </table:table-cell>
          <table:table-cell table:number-columns-repeated="5"/>
          <table:table-cell table:formula="of:=[.I120]+1" office:value-type="float" office:value="119" calcext:value-type="float">
            <text:p>119</text:p>
          </table:table-cell>
          <table:table-cell office:value-type="float" office:value="0.001183562811823" calcext:value-type="float">
            <text:p>0,001183562811823</text:p>
          </table:table-cell>
          <table:table-cell table:number-columns-repeated="6"/>
        </table:table-row>
        <table:table-row table:style-name="ro1">
          <table:table-cell table:formula="of:=([.$D$2]/[.$G$2])*POWER(([.I122]-[.$H$2])/[.$G$2];([.$D$2]-1))*EXP(-POWER(([.I122]-[.$H$2])/[.$G$2];[.$D$2]))" office:value-type="float" office:value="0.00117474824088544" calcext:value-type="float">
            <text:p>0,001174748240885</text:p>
          </table:table-cell>
          <table:table-cell table:formula="of:=([.$E$2]/[.$G$2])*POWER(([.I122]-[.$H$2])/[.$G$2];([.$E$2]-1))*EXP(-POWER(([.I122]-[.$H$2])/[.$G$2];[.$E$2]))" office:value-type="float" office:value="0.0024201944749258" calcext:value-type="float">
            <text:p>0,002420194474926</text:p>
          </table:table-cell>
          <table:table-cell table:formula="of:=([.$F$2]/[.$G$2])*POWER(([.I122]-[.$H$2])/[.$G$2];([.$F$2]-1))*EXP(-POWER(([.I122]-[.$H$2])/[.$G$2];[.$F$2]))" office:value-type="float" office:value="2.35740250076928E-016" calcext:value-type="float">
            <text:p>2,35740250076928E-16</text:p>
          </table:table-cell>
          <table:table-cell table:number-columns-repeated="5"/>
          <table:table-cell table:formula="of:=[.I121]+1" office:value-type="float" office:value="120" calcext:value-type="float">
            <text:p>120</text:p>
          </table:table-cell>
          <table:table-cell office:value-type="float" office:value="0.001174748240885" calcext:value-type="float">
            <text:p>0,001174748240885</text:p>
          </table:table-cell>
          <table:table-cell table:number-columns-repeated="6"/>
        </table:table-row>
        <table:table-row table:style-name="ro1">
          <table:table-cell table:formula="of:=([.$D$2]/[.$G$2])*POWER(([.I123]-[.$H$2])/[.$G$2];([.$D$2]-1))*EXP(-POWER(([.I123]-[.$H$2])/[.$G$2];[.$D$2]))" office:value-type="float" office:value="0.00116606224523886" calcext:value-type="float">
            <text:p>0,001166062245239</text:p>
          </table:table-cell>
          <table:table-cell table:formula="of:=([.$E$2]/[.$G$2])*POWER(([.I123]-[.$H$2])/[.$G$2];([.$E$2]-1))*EXP(-POWER(([.I123]-[.$H$2])/[.$G$2];[.$E$2]))" office:value-type="float" office:value="0.00241093944043274" calcext:value-type="float">
            <text:p>0,002410939440433</text:p>
          </table:table-cell>
          <table:table-cell table:formula="of:=([.$F$2]/[.$G$2])*POWER(([.I123]-[.$H$2])/[.$G$2];([.$F$2]-1))*EXP(-POWER(([.I123]-[.$H$2])/[.$G$2];[.$F$2]))" office:value-type="float" office:value="3.39740186946621E-016" calcext:value-type="float">
            <text:p>3,39740186946621E-16</text:p>
          </table:table-cell>
          <table:table-cell table:number-columns-repeated="5"/>
          <table:table-cell table:formula="of:=[.I122]+1" office:value-type="float" office:value="121" calcext:value-type="float">
            <text:p>121</text:p>
          </table:table-cell>
          <table:table-cell office:value-type="float" office:value="0.001166062245239" calcext:value-type="float">
            <text:p>0,001166062245239</text:p>
          </table:table-cell>
          <table:table-cell table:number-columns-repeated="6"/>
        </table:table-row>
        <table:table-row table:style-name="ro1">
          <table:table-cell table:formula="of:=([.$D$2]/[.$G$2])*POWER(([.I124]-[.$H$2])/[.$G$2];([.$D$2]-1))*EXP(-POWER(([.I124]-[.$H$2])/[.$G$2];[.$D$2]))" office:value-type="float" office:value="0.0011575019572937" calcext:value-type="float">
            <text:p>0,001157501957294</text:p>
          </table:table-cell>
          <table:table-cell table:formula="of:=([.$E$2]/[.$G$2])*POWER(([.I124]-[.$H$2])/[.$G$2];([.$E$2]-1))*EXP(-POWER(([.I124]-[.$H$2])/[.$G$2];[.$E$2]))" office:value-type="float" office:value="0.00240171979799778" calcext:value-type="float">
            <text:p>0,002401719797998</text:p>
          </table:table-cell>
          <table:table-cell table:formula="of:=([.$F$2]/[.$G$2])*POWER(([.I124]-[.$H$2])/[.$G$2];([.$F$2]-1))*EXP(-POWER(([.I124]-[.$H$2])/[.$G$2];[.$F$2]))" office:value-type="float" office:value="4.88149367313196E-016" calcext:value-type="float">
            <text:p>4,88149367313196E-16</text:p>
          </table:table-cell>
          <table:table-cell table:number-columns-repeated="5"/>
          <table:table-cell table:formula="of:=[.I123]+1" office:value-type="float" office:value="122" calcext:value-type="float">
            <text:p>122</text:p>
          </table:table-cell>
          <table:table-cell office:value-type="float" office:value="0.001157501957294" calcext:value-type="float">
            <text:p>0,001157501957294</text:p>
          </table:table-cell>
          <table:table-cell table:number-columns-repeated="6"/>
        </table:table-row>
        <table:table-row table:style-name="ro1">
          <table:table-cell table:formula="of:=([.$D$2]/[.$G$2])*POWER(([.I125]-[.$H$2])/[.$G$2];([.$D$2]-1))*EXP(-POWER(([.I125]-[.$H$2])/[.$G$2];[.$D$2]))" office:value-type="float" office:value="0.00114906459574727" calcext:value-type="float">
            <text:p>0,001149064595747</text:p>
          </table:table-cell>
          <table:table-cell table:formula="of:=([.$E$2]/[.$G$2])*POWER(([.I125]-[.$H$2])/[.$G$2];([.$E$2]-1))*EXP(-POWER(([.I125]-[.$H$2])/[.$G$2];[.$E$2]))" office:value-type="float" office:value="0.00239253541227861" calcext:value-type="float">
            <text:p>0,002392535412279</text:p>
          </table:table-cell>
          <table:table-cell table:formula="of:=([.$F$2]/[.$G$2])*POWER(([.I125]-[.$H$2])/[.$G$2];([.$F$2]-1))*EXP(-POWER(([.I125]-[.$H$2])/[.$G$2];[.$F$2]))" office:value-type="float" office:value="6.99314495659964E-016" calcext:value-type="float">
            <text:p>6,99314495659964E-16</text:p>
          </table:table-cell>
          <table:table-cell table:number-columns-repeated="5"/>
          <table:table-cell table:formula="of:=[.I124]+1" office:value-type="float" office:value="123" calcext:value-type="float">
            <text:p>123</text:p>
          </table:table-cell>
          <table:table-cell office:value-type="float" office:value="0.001149064595747" calcext:value-type="float">
            <text:p>0,001149064595747</text:p>
          </table:table-cell>
          <table:table-cell table:number-columns-repeated="6"/>
        </table:table-row>
        <table:table-row table:style-name="ro1">
          <table:table-cell table:formula="of:=([.$D$2]/[.$G$2])*POWER(([.I126]-[.$H$2])/[.$G$2];([.$D$2]-1))*EXP(-POWER(([.I126]-[.$H$2])/[.$G$2];[.$D$2]))" office:value-type="float" office:value="0.00114074746232036" calcext:value-type="float">
            <text:p>0,00114074746232</text:p>
          </table:table-cell>
          <table:table-cell table:formula="of:=([.$E$2]/[.$G$2])*POWER(([.I126]-[.$H$2])/[.$G$2];([.$E$2]-1))*EXP(-POWER(([.I126]-[.$H$2])/[.$G$2];[.$E$2]))" office:value-type="float" office:value="0.00238338614845047" calcext:value-type="float">
            <text:p>0,00238338614845</text:p>
          </table:table-cell>
          <table:table-cell table:formula="of:=([.$F$2]/[.$G$2])*POWER(([.I126]-[.$H$2])/[.$G$2];([.$F$2]-1))*EXP(-POWER(([.I126]-[.$H$2])/[.$G$2];[.$F$2]))" office:value-type="float" office:value="9.9891184757175E-016" calcext:value-type="float">
            <text:p>9,9891184757175E-16</text:p>
          </table:table-cell>
          <table:table-cell table:number-columns-repeated="5"/>
          <table:table-cell table:formula="of:=[.I125]+1" office:value-type="float" office:value="124" calcext:value-type="float">
            <text:p>124</text:p>
          </table:table-cell>
          <table:table-cell office:value-type="float" office:value="0.00114074746232" calcext:value-type="float">
            <text:p>0,00114074746232</text:p>
          </table:table-cell>
          <table:table-cell table:number-columns-repeated="6"/>
        </table:table-row>
        <table:table-row table:style-name="ro1">
          <table:table-cell table:formula="of:=([.$D$2]/[.$G$2])*POWER(([.I127]-[.$H$2])/[.$G$2];([.$D$2]-1))*EXP(-POWER(([.I127]-[.$H$2])/[.$G$2];[.$D$2]))" office:value-type="float" office:value="0.00113254793864179" calcext:value-type="float">
            <text:p>0,001132547938642</text:p>
          </table:table-cell>
          <table:table-cell table:formula="of:=([.$E$2]/[.$G$2])*POWER(([.I127]-[.$H$2])/[.$G$2];([.$E$2]-1))*EXP(-POWER(([.I127]-[.$H$2])/[.$G$2];[.$E$2]))" office:value-type="float" office:value="0.0023742718722042" calcext:value-type="float">
            <text:p>0,002374271872204</text:p>
          </table:table-cell>
          <table:table-cell table:formula="of:=([.$F$2]/[.$G$2])*POWER(([.I127]-[.$H$2])/[.$G$2];([.$F$2]-1))*EXP(-POWER(([.I127]-[.$H$2])/[.$G$2];[.$F$2]))" office:value-type="float" office:value="1.42277744574692E-015" calcext:value-type="float">
            <text:p>1,42277744574692E-15</text:p>
          </table:table-cell>
          <table:table-cell table:number-columns-repeated="5"/>
          <table:table-cell table:formula="of:=[.I126]+1" office:value-type="float" office:value="125" calcext:value-type="float">
            <text:p>125</text:p>
          </table:table-cell>
          <table:table-cell office:value-type="float" office:value="0.001132547938642" calcext:value-type="float">
            <text:p>0,001132547938642</text:p>
          </table:table-cell>
          <table:table-cell table:number-columns-repeated="6"/>
        </table:table-row>
        <table:table-row table:style-name="ro1">
          <table:table-cell table:formula="of:=([.$D$2]/[.$G$2])*POWER(([.I128]-[.$H$2])/[.$G$2];([.$D$2]-1))*EXP(-POWER(([.I128]-[.$H$2])/[.$G$2];[.$D$2]))" office:value-type="float" office:value="0.00112446348327353" calcext:value-type="float">
            <text:p>0,001124463483274</text:p>
          </table:table-cell>
          <table:table-cell table:formula="of:=([.$E$2]/[.$G$2])*POWER(([.I128]-[.$H$2])/[.$G$2];([.$E$2]-1))*EXP(-POWER(([.I128]-[.$H$2])/[.$G$2];[.$E$2]))" office:value-type="float" office:value="0.00236519244974422" calcext:value-type="float">
            <text:p>0,002365192449744</text:p>
          </table:table-cell>
          <table:table-cell table:formula="of:=([.$F$2]/[.$G$2])*POWER(([.I128]-[.$H$2])/[.$G$2];([.$F$2]-1))*EXP(-POWER(([.I128]-[.$H$2])/[.$G$2];[.$F$2]))" office:value-type="float" office:value="2.02079290449659E-015" calcext:value-type="float">
            <text:p>2,02079290449659E-15</text:p>
          </table:table-cell>
          <table:table-cell table:number-columns-repeated="5"/>
          <table:table-cell table:formula="of:=[.I127]+1" office:value-type="float" office:value="126" calcext:value-type="float">
            <text:p>126</text:p>
          </table:table-cell>
          <table:table-cell office:value-type="float" office:value="0.001124463483274" calcext:value-type="float">
            <text:p>0,001124463483274</text:p>
          </table:table-cell>
          <table:table-cell table:number-columns-repeated="6"/>
        </table:table-row>
        <table:table-row table:style-name="ro1">
          <table:table-cell table:formula="of:=([.$D$2]/[.$G$2])*POWER(([.I129]-[.$H$2])/[.$G$2];([.$D$2]-1))*EXP(-POWER(([.I129]-[.$H$2])/[.$G$2];[.$D$2]))" office:value-type="float" office:value="0.0011164916288689" calcext:value-type="float">
            <text:p>0,001116491628869</text:p>
          </table:table-cell>
          <table:table-cell table:formula="of:=([.$E$2]/[.$G$2])*POWER(([.I129]-[.$H$2])/[.$G$2];([.$E$2]-1))*EXP(-POWER(([.I129]-[.$H$2])/[.$G$2];[.$E$2]))" office:value-type="float" office:value="0.00235614774778663" calcext:value-type="float">
            <text:p>0,002356147747787</text:p>
          </table:table-cell>
          <table:table-cell table:formula="of:=([.$F$2]/[.$G$2])*POWER(([.I129]-[.$H$2])/[.$G$2];([.$F$2]-1))*EXP(-POWER(([.I129]-[.$H$2])/[.$G$2];[.$F$2]))" office:value-type="float" office:value="2.86220710673752E-015" calcext:value-type="float">
            <text:p>2,86220710673752E-15</text:p>
          </table:table-cell>
          <table:table-cell table:number-columns-repeated="5"/>
          <table:table-cell table:formula="of:=[.I128]+1" office:value-type="float" office:value="127" calcext:value-type="float">
            <text:p>127</text:p>
          </table:table-cell>
          <table:table-cell office:value-type="float" office:value="0.001116491628869" calcext:value-type="float">
            <text:p>0,001116491628869</text:p>
          </table:table-cell>
          <table:table-cell table:number-columns-repeated="6"/>
        </table:table-row>
        <table:table-row table:style-name="ro1">
          <table:table-cell table:formula="of:=([.$D$2]/[.$G$2])*POWER(([.I130]-[.$H$2])/[.$G$2];([.$D$2]-1))*EXP(-POWER(([.I130]-[.$H$2])/[.$G$2];[.$D$2]))" office:value-type="float" office:value="0.00110862997945705" calcext:value-type="float">
            <text:p>0,001108629979457</text:p>
          </table:table-cell>
          <table:table-cell table:formula="of:=([.$E$2]/[.$G$2])*POWER(([.I130]-[.$H$2])/[.$G$2];([.$E$2]-1))*EXP(-POWER(([.I130]-[.$H$2])/[.$G$2];[.$E$2]))" office:value-type="float" office:value="0.00234713763355721" calcext:value-type="float">
            <text:p>0,002347137633557</text:p>
          </table:table-cell>
          <table:table-cell table:formula="of:=([.$F$2]/[.$G$2])*POWER(([.I130]-[.$H$2])/[.$G$2];([.$F$2]-1))*EXP(-POWER(([.I130]-[.$H$2])/[.$G$2];[.$F$2]))" office:value-type="float" office:value="4.04290596993835E-015" calcext:value-type="float">
            <text:p>4,04290596993835E-15</text:p>
          </table:table-cell>
          <table:table-cell table:number-columns-repeated="5"/>
          <table:table-cell table:formula="of:=[.I129]+1" office:value-type="float" office:value="128" calcext:value-type="float">
            <text:p>128</text:p>
          </table:table-cell>
          <table:table-cell office:value-type="float" office:value="0.001108629979457" calcext:value-type="float">
            <text:p>0,001108629979457</text:p>
          </table:table-cell>
          <table:table-cell table:number-columns-repeated="6"/>
        </table:table-row>
        <table:table-row table:style-name="ro1">
          <table:table-cell table:formula="of:=([.$D$2]/[.$G$2])*POWER(([.I131]-[.$H$2])/[.$G$2];([.$D$2]-1))*EXP(-POWER(([.I131]-[.$H$2])/[.$G$2];[.$D$2]))" office:value-type="float" office:value="0.00110087620784704" calcext:value-type="float">
            <text:p>0,001100876207847</text:p>
          </table:table-cell>
          <table:table-cell table:formula="of:=([.$E$2]/[.$G$2])*POWER(([.I131]-[.$H$2])/[.$G$2];([.$E$2]-1))*EXP(-POWER(([.I131]-[.$H$2])/[.$G$2];[.$E$2]))" office:value-type="float" office:value="0.00233816197478946" calcext:value-type="float">
            <text:p>0,002338161974789</text:p>
          </table:table-cell>
          <table:table-cell table:formula="of:=([.$F$2]/[.$G$2])*POWER(([.I131]-[.$H$2])/[.$G$2];([.$F$2]-1))*EXP(-POWER(([.I131]-[.$H$2])/[.$G$2];[.$F$2]))" office:value-type="float" office:value="5.69531890527657E-015" calcext:value-type="float">
            <text:p>5,69531890527657E-15</text:p>
          </table:table-cell>
          <table:table-cell table:number-columns-repeated="5"/>
          <table:table-cell table:formula="of:=[.I130]+1" office:value-type="float" office:value="129" calcext:value-type="float">
            <text:p>129</text:p>
          </table:table-cell>
          <table:table-cell office:value-type="float" office:value="0.001100876207847" calcext:value-type="float">
            <text:p>0,001100876207847</text:p>
          </table:table-cell>
          <table:table-cell table:number-columns-repeated="6"/>
        </table:table-row>
        <table:table-row table:style-name="ro1">
          <table:table-cell table:formula="of:=([.$D$2]/[.$G$2])*POWER(([.I132]-[.$H$2])/[.$G$2];([.$D$2]-1))*EXP(-POWER(([.I132]-[.$H$2])/[.$G$2];[.$D$2]))" office:value-type="float" office:value="0.0010932280531455" calcext:value-type="float">
            <text:p>0,001093228053146</text:p>
          </table:table-cell>
          <table:table-cell table:formula="of:=([.$E$2]/[.$G$2])*POWER(([.I132]-[.$H$2])/[.$G$2];([.$E$2]-1))*EXP(-POWER(([.I132]-[.$H$2])/[.$G$2];[.$E$2]))" office:value-type="float" office:value="0.0023292206397227" calcext:value-type="float">
            <text:p>0,002329220639723</text:p>
          </table:table-cell>
          <table:table-cell table:formula="of:=([.$F$2]/[.$G$2])*POWER(([.I132]-[.$H$2])/[.$G$2];([.$F$2]-1))*EXP(-POWER(([.I132]-[.$H$2])/[.$G$2];[.$F$2]))" office:value-type="float" office:value="8.00188546413754E-015" calcext:value-type="float">
            <text:p>8,00188546413754E-15</text:p>
          </table:table-cell>
          <table:table-cell table:number-columns-repeated="5"/>
          <table:table-cell table:formula="of:=[.I131]+1" office:value-type="float" office:value="130" calcext:value-type="float">
            <text:p>130</text:p>
          </table:table-cell>
          <table:table-cell office:value-type="float" office:value="0.001093228053146" calcext:value-type="float">
            <text:p>0,001093228053146</text:p>
          </table:table-cell>
          <table:table-cell table:number-columns-repeated="6"/>
        </table:table-row>
        <table:table-row table:style-name="ro1">
          <table:table-cell table:formula="of:=([.$D$2]/[.$G$2])*POWER(([.I133]-[.$H$2])/[.$G$2];([.$D$2]-1))*EXP(-POWER(([.I133]-[.$H$2])/[.$G$2];[.$D$2]))" office:value-type="float" office:value="0.00108568331838196" calcext:value-type="float">
            <text:p>0,001085683318382</text:p>
          </table:table-cell>
          <table:table-cell table:formula="of:=([.$E$2]/[.$G$2])*POWER(([.I133]-[.$H$2])/[.$G$2];([.$E$2]-1))*EXP(-POWER(([.I133]-[.$H$2])/[.$G$2];[.$E$2]))" office:value-type="float" office:value="0.00232031349710011" calcext:value-type="float">
            <text:p>0,0023203134971</text:p>
          </table:table-cell>
          <table:table-cell table:formula="of:=([.$F$2]/[.$G$2])*POWER(([.I133]-[.$H$2])/[.$G$2];([.$F$2]-1))*EXP(-POWER(([.I133]-[.$H$2])/[.$G$2];[.$F$2]))" office:value-type="float" office:value="0.0000000000000112133178255364" calcext:value-type="float">
            <text:p>1,12133178255364E-14</text:p>
          </table:table-cell>
          <table:table-cell table:number-columns-repeated="5"/>
          <table:table-cell table:formula="of:=[.I132]+1" office:value-type="float" office:value="131" calcext:value-type="float">
            <text:p>131</text:p>
          </table:table-cell>
          <table:table-cell office:value-type="float" office:value="0.001085683318382" calcext:value-type="float">
            <text:p>0,001085683318382</text:p>
          </table:table-cell>
          <table:table-cell table:number-columns-repeated="6"/>
        </table:table-row>
        <table:table-row table:style-name="ro1">
          <table:table-cell table:formula="of:=([.$D$2]/[.$G$2])*POWER(([.I134]-[.$H$2])/[.$G$2];([.$D$2]-1))*EXP(-POWER(([.I134]-[.$H$2])/[.$G$2];[.$D$2]))" office:value-type="float" office:value="0.00107823986823647" calcext:value-type="float">
            <text:p>0,001078239868236</text:p>
          </table:table-cell>
          <table:table-cell table:formula="of:=([.$E$2]/[.$G$2])*POWER(([.I134]-[.$H$2])/[.$G$2];([.$E$2]-1))*EXP(-POWER(([.I134]-[.$H$2])/[.$G$2];[.$E$2]))" office:value-type="float" office:value="0.00231144041616679" calcext:value-type="float">
            <text:p>0,002311440416167</text:p>
          </table:table-cell>
          <table:table-cell table:formula="of:=([.$F$2]/[.$G$2])*POWER(([.I134]-[.$H$2])/[.$G$2];([.$F$2]-1))*EXP(-POWER(([.I134]-[.$H$2])/[.$G$2];[.$F$2]))" office:value-type="float" office:value="0.0000000000000156733087033328" calcext:value-type="float">
            <text:p>1,56733087033328E-14</text:p>
          </table:table-cell>
          <table:table-cell table:number-columns-repeated="5"/>
          <table:table-cell table:formula="of:=[.I133]+1" office:value-type="float" office:value="132" calcext:value-type="float">
            <text:p>132</text:p>
          </table:table-cell>
          <table:table-cell office:value-type="float" office:value="0.001078239868236" calcext:value-type="float">
            <text:p>0,001078239868236</text:p>
          </table:table-cell>
          <table:table-cell table:number-columns-repeated="6"/>
        </table:table-row>
        <table:table-row table:style-name="ro1">
          <table:table-cell table:formula="of:=([.$D$2]/[.$G$2])*POWER(([.I135]-[.$H$2])/[.$G$2];([.$D$2]-1))*EXP(-POWER(([.I135]-[.$H$2])/[.$G$2];[.$D$2]))" office:value-type="float" office:value="0.00107089562686443" calcext:value-type="float">
            <text:p>0,001070895626864</text:p>
          </table:table-cell>
          <table:table-cell table:formula="of:=([.$E$2]/[.$G$2])*POWER(([.I135]-[.$H$2])/[.$G$2];([.$E$2]-1))*EXP(-POWER(([.I135]-[.$H$2])/[.$G$2];[.$E$2]))" office:value-type="float" office:value="0.0023026012666679" calcext:value-type="float">
            <text:p>0,002302601266668</text:p>
          </table:table-cell>
          <table:table-cell table:formula="of:=([.$F$2]/[.$G$2])*POWER(([.I135]-[.$H$2])/[.$G$2];([.$F$2]-1))*EXP(-POWER(([.I135]-[.$H$2])/[.$G$2];[.$F$2]))" office:value-type="float" office:value="0.0000000000000218518819180341" calcext:value-type="float">
            <text:p>2,18518819180341E-14</text:p>
          </table:table-cell>
          <table:table-cell table:number-columns-repeated="5"/>
          <table:table-cell table:formula="of:=[.I134]+1" office:value-type="float" office:value="133" calcext:value-type="float">
            <text:p>133</text:p>
          </table:table-cell>
          <table:table-cell office:value-type="float" office:value="0.001070895626864" calcext:value-type="float">
            <text:p>0,001070895626864</text:p>
          </table:table-cell>
          <table:table-cell table:number-columns-repeated="6"/>
        </table:table-row>
        <table:table-row table:style-name="ro1">
          <table:table-cell table:formula="of:=([.$D$2]/[.$G$2])*POWER(([.I136]-[.$H$2])/[.$G$2];([.$D$2]-1))*EXP(-POWER(([.I136]-[.$H$2])/[.$G$2];[.$D$2]))" office:value-type="float" office:value="0.0010636485758136" calcext:value-type="float">
            <text:p>0,001063648575814</text:p>
          </table:table-cell>
          <table:table-cell table:formula="of:=([.$E$2]/[.$G$2])*POWER(([.I136]-[.$H$2])/[.$G$2];([.$E$2]-1))*EXP(-POWER(([.I136]-[.$H$2])/[.$G$2];[.$E$2]))" office:value-type="float" office:value="0.00229379591884666" calcext:value-type="float">
            <text:p>0,002293795918847</text:p>
          </table:table-cell>
          <table:table-cell table:formula="of:=([.$F$2]/[.$G$2])*POWER(([.I136]-[.$H$2])/[.$G$2];([.$F$2]-1))*EXP(-POWER(([.I136]-[.$H$2])/[.$G$2];[.$F$2]))" office:value-type="float" office:value="0.0000000000000303903059347703" calcext:value-type="float">
            <text:p>3,03903059347703E-14</text:p>
          </table:table-cell>
          <table:table-cell table:number-columns-repeated="5"/>
          <table:table-cell table:formula="of:=[.I135]+1" office:value-type="float" office:value="134" calcext:value-type="float">
            <text:p>134</text:p>
          </table:table-cell>
          <table:table-cell office:value-type="float" office:value="0.001063648575814" calcext:value-type="float">
            <text:p>0,001063648575814</text:p>
          </table:table-cell>
          <table:table-cell table:number-columns-repeated="6"/>
        </table:table-row>
        <table:table-row table:style-name="ro1">
          <table:table-cell table:formula="of:=([.$D$2]/[.$G$2])*POWER(([.I137]-[.$H$2])/[.$G$2];([.$D$2]-1))*EXP(-POWER(([.I137]-[.$H$2])/[.$G$2];[.$D$2]))" office:value-type="float" office:value="0.00105649675202889" calcext:value-type="float">
            <text:p>0,001056496752029</text:p>
          </table:table-cell>
          <table:table-cell table:formula="of:=([.$E$2]/[.$G$2])*POWER(([.I137]-[.$H$2])/[.$G$2];([.$E$2]-1))*EXP(-POWER(([.I137]-[.$H$2])/[.$G$2];[.$E$2]))" office:value-type="float" office:value="0.00228502424344251" calcext:value-type="float">
            <text:p>0,002285024243443</text:p>
          </table:table-cell>
          <table:table-cell table:formula="of:=([.$F$2]/[.$G$2])*POWER(([.I137]-[.$H$2])/[.$G$2];([.$F$2]-1))*EXP(-POWER(([.I137]-[.$H$2])/[.$G$2];[.$F$2]))" office:value-type="float" office:value="0.0000000000000421614432597281" calcext:value-type="float">
            <text:p>4,21614432597281E-14</text:p>
          </table:table-cell>
          <table:table-cell table:number-columns-repeated="5"/>
          <table:table-cell table:formula="of:=[.I136]+1" office:value-type="float" office:value="135" calcext:value-type="float">
            <text:p>135</text:p>
          </table:table-cell>
          <table:table-cell office:value-type="float" office:value="0.001056496752029" calcext:value-type="float">
            <text:p>0,001056496752029</text:p>
          </table:table-cell>
          <table:table-cell table:number-columns-repeated="6"/>
        </table:table-row>
        <table:table-row table:style-name="ro1">
          <table:table-cell table:formula="of:=([.$D$2]/[.$G$2])*POWER(([.I138]-[.$H$2])/[.$G$2];([.$D$2]-1))*EXP(-POWER(([.I138]-[.$H$2])/[.$G$2];[.$D$2]))" office:value-type="float" office:value="0.00104943824594063" calcext:value-type="float">
            <text:p>0,001049438245941</text:p>
          </table:table-cell>
          <table:table-cell table:formula="of:=([.$E$2]/[.$G$2])*POWER(([.I138]-[.$H$2])/[.$G$2];([.$E$2]-1))*EXP(-POWER(([.I138]-[.$H$2])/[.$G$2];[.$E$2]))" office:value-type="float" office:value="0.0022762861116892" calcext:value-type="float">
            <text:p>0,002276286111689</text:p>
          </table:table-cell>
          <table:table-cell table:formula="of:=([.$F$2]/[.$G$2])*POWER(([.I138]-[.$H$2])/[.$G$2];([.$F$2]-1))*EXP(-POWER(([.I138]-[.$H$2])/[.$G$2];[.$F$2]))" office:value-type="float" office:value="0.0000000000000583506609539961" calcext:value-type="float">
            <text:p>5,83506609539961E-14</text:p>
          </table:table-cell>
          <table:table-cell table:number-columns-repeated="5"/>
          <table:table-cell table:formula="of:=[.I137]+1" office:value-type="float" office:value="136" calcext:value-type="float">
            <text:p>136</text:p>
          </table:table-cell>
          <table:table-cell office:value-type="float" office:value="0.001049438245941" calcext:value-type="float">
            <text:p>0,001049438245941</text:p>
          </table:table-cell>
          <table:table-cell table:number-columns-repeated="6"/>
        </table:table-row>
        <table:table-row table:style-name="ro1">
          <table:table-cell table:formula="of:=([.$D$2]/[.$G$2])*POWER(([.I139]-[.$H$2])/[.$G$2];([.$D$2]-1))*EXP(-POWER(([.I139]-[.$H$2])/[.$G$2];[.$D$2]))" office:value-type="float" office:value="0.00104247119963206" calcext:value-type="float">
            <text:p>0,001042471199632</text:p>
          </table:table-cell>
          <table:table-cell table:formula="of:=([.$E$2]/[.$G$2])*POWER(([.I139]-[.$H$2])/[.$G$2];([.$E$2]-1))*EXP(-POWER(([.I139]-[.$H$2])/[.$G$2];[.$E$2]))" office:value-type="float" office:value="0.00226758139531288" calcext:value-type="float">
            <text:p>0,002267581395313</text:p>
          </table:table-cell>
          <table:table-cell table:formula="of:=([.$F$2]/[.$G$2])*POWER(([.I139]-[.$H$2])/[.$G$2];([.$F$2]-1))*EXP(-POWER(([.I139]-[.$H$2])/[.$G$2];[.$F$2]))" office:value-type="float" office:value="0.000000000000080564070614592" calcext:value-type="float">
            <text:p>8,0564070614592E-14</text:p>
          </table:table-cell>
          <table:table-cell table:number-columns-repeated="5"/>
          <table:table-cell table:formula="of:=[.I138]+1" office:value-type="float" office:value="137" calcext:value-type="float">
            <text:p>137</text:p>
          </table:table-cell>
          <table:table-cell office:value-type="float" office:value="0.001042471199632" calcext:value-type="float">
            <text:p>0,001042471199632</text:p>
          </table:table-cell>
          <table:table-cell table:number-columns-repeated="6"/>
        </table:table-row>
        <table:table-row table:style-name="ro1">
          <table:table-cell table:formula="of:=([.$D$2]/[.$G$2])*POWER(([.I140]-[.$H$2])/[.$G$2];([.$D$2]-1))*EXP(-POWER(([.I140]-[.$H$2])/[.$G$2];[.$D$2]))" office:value-type="float" office:value="0.00103559380508247" calcext:value-type="float">
            <text:p>0,001035593805082</text:p>
          </table:table-cell>
          <table:table-cell table:formula="of:=([.$E$2]/[.$G$2])*POWER(([.I140]-[.$H$2])/[.$G$2];([.$E$2]-1))*EXP(-POWER(([.I140]-[.$H$2])/[.$G$2];[.$E$2]))" office:value-type="float" office:value="0.00225890996653025" calcext:value-type="float">
            <text:p>0,00225890996653</text:p>
          </table:table-cell>
          <table:table-cell table:formula="of:=([.$F$2]/[.$G$2])*POWER(([.I140]-[.$H$2])/[.$G$2];([.$F$2]-1))*EXP(-POWER(([.I140]-[.$H$2])/[.$G$2];[.$F$2]))" office:value-type="float" office:value="0.000000000000110973017516654" calcext:value-type="float">
            <text:p>1,10973017516654E-13</text:p>
          </table:table-cell>
          <table:table-cell table:number-columns-repeated="5"/>
          <table:table-cell table:formula="of:=[.I139]+1" office:value-type="float" office:value="138" calcext:value-type="float">
            <text:p>138</text:p>
          </table:table-cell>
          <table:table-cell office:value-type="float" office:value="0.001035593805082" calcext:value-type="float">
            <text:p>0,001035593805082</text:p>
          </table:table-cell>
          <table:table-cell table:number-columns-repeated="6"/>
        </table:table-row>
        <table:table-row table:style-name="ro1">
          <table:table-cell table:formula="of:=([.$D$2]/[.$G$2])*POWER(([.I141]-[.$H$2])/[.$G$2];([.$D$2]-1))*EXP(-POWER(([.I141]-[.$H$2])/[.$G$2];[.$D$2]))" office:value-type="float" office:value="0.00102880430248208" calcext:value-type="float">
            <text:p>0,001028804302482</text:p>
          </table:table-cell>
          <table:table-cell table:formula="of:=([.$E$2]/[.$G$2])*POWER(([.I141]-[.$H$2])/[.$G$2];([.$E$2]-1))*EXP(-POWER(([.I141]-[.$H$2])/[.$G$2];[.$E$2]))" office:value-type="float" office:value="0.00225027169804665" calcext:value-type="float">
            <text:p>0,002250271698047</text:p>
          </table:table-cell>
          <table:table-cell table:formula="of:=([.$F$2]/[.$G$2])*POWER(([.I141]-[.$H$2])/[.$G$2];([.$F$2]-1))*EXP(-POWER(([.I141]-[.$H$2])/[.$G$2];[.$F$2]))" office:value-type="float" office:value="0.000000000000152506549796811" calcext:value-type="float">
            <text:p>1,52506549796811E-13</text:p>
          </table:table-cell>
          <table:table-cell table:number-columns-repeated="5"/>
          <table:table-cell table:formula="of:=[.I140]+1" office:value-type="float" office:value="139" calcext:value-type="float">
            <text:p>139</text:p>
          </table:table-cell>
          <table:table-cell office:value-type="float" office:value="0.001028804302482" calcext:value-type="float">
            <text:p>0,001028804302482</text:p>
          </table:table-cell>
          <table:table-cell table:number-columns-repeated="6"/>
        </table:table-row>
        <table:table-row table:style-name="ro1">
          <table:table-cell table:formula="of:=([.$D$2]/[.$G$2])*POWER(([.I142]-[.$H$2])/[.$G$2];([.$D$2]-1))*EXP(-POWER(([.I142]-[.$H$2])/[.$G$2];[.$D$2]))" office:value-type="float" office:value="0.00102210097861547" calcext:value-type="float">
            <text:p>0,001022100978615</text:p>
          </table:table-cell>
          <table:table-cell table:formula="of:=([.$E$2]/[.$G$2])*POWER(([.I142]-[.$H$2])/[.$G$2];([.$E$2]-1))*EXP(-POWER(([.I142]-[.$H$2])/[.$G$2];[.$E$2]))" office:value-type="float" office:value="0.00224166646305419" calcext:value-type="float">
            <text:p>0,002241666463054</text:p>
          </table:table-cell>
          <table:table-cell table:formula="of:=([.$F$2]/[.$G$2])*POWER(([.I142]-[.$H$2])/[.$G$2];([.$F$2]-1))*EXP(-POWER(([.I142]-[.$H$2])/[.$G$2];[.$F$2]))" office:value-type="float" office:value="0.000000000000209107264734378" calcext:value-type="float">
            <text:p>2,09107264734378E-13</text:p>
          </table:table-cell>
          <table:table-cell table:number-columns-repeated="5"/>
          <table:table-cell table:formula="of:=[.I141]+1" office:value-type="float" office:value="140" calcext:value-type="float">
            <text:p>140</text:p>
          </table:table-cell>
          <table:table-cell office:value-type="float" office:value="0.001022100978615" calcext:value-type="float">
            <text:p>0,001022100978615</text:p>
          </table:table-cell>
          <table:table-cell table:number-columns-repeated="6"/>
        </table:table-row>
        <table:table-row table:style-name="ro1">
          <table:table-cell table:formula="of:=([.$D$2]/[.$G$2])*POWER(([.I143]-[.$H$2])/[.$G$2];([.$D$2]-1))*EXP(-POWER(([.I143]-[.$H$2])/[.$G$2];[.$D$2]))" office:value-type="float" office:value="0.0010154821653102" calcext:value-type="float">
            <text:p>0,00101548216531</text:p>
          </table:table-cell>
          <table:table-cell table:formula="of:=([.$E$2]/[.$G$2])*POWER(([.I143]-[.$H$2])/[.$G$2];([.$E$2]-1))*EXP(-POWER(([.I143]-[.$H$2])/[.$G$2];[.$E$2]))" office:value-type="float" office:value="0.00223309413522994" calcext:value-type="float">
            <text:p>0,00223309413523</text:p>
          </table:table-cell>
          <table:table-cell table:formula="of:=([.$F$2]/[.$G$2])*POWER(([.I143]-[.$H$2])/[.$G$2];([.$F$2]-1))*EXP(-POWER(([.I143]-[.$H$2])/[.$G$2];[.$F$2]))" office:value-type="float" office:value="0.000000000000286070701114344" calcext:value-type="float">
            <text:p>2,86070701114344E-13</text:p>
          </table:table-cell>
          <table:table-cell table:number-columns-repeated="5"/>
          <table:table-cell table:formula="of:=[.I142]+1" office:value-type="float" office:value="141" calcext:value-type="float">
            <text:p>141</text:p>
          </table:table-cell>
          <table:table-cell office:value-type="float" office:value="0.00101548216531" calcext:value-type="float">
            <text:p>0,00101548216531</text:p>
          </table:table-cell>
          <table:table-cell table:number-columns-repeated="6"/>
        </table:table-row>
        <table:table-row table:style-name="ro1">
          <table:table-cell table:formula="of:=([.$D$2]/[.$G$2])*POWER(([.I144]-[.$H$2])/[.$G$2];([.$D$2]-1))*EXP(-POWER(([.I144]-[.$H$2])/[.$G$2];[.$D$2]))" office:value-type="float" office:value="0.0010089462379475" calcext:value-type="float">
            <text:p>0,001008946237948</text:p>
          </table:table-cell>
          <table:table-cell table:formula="of:=([.$E$2]/[.$G$2])*POWER(([.I144]-[.$H$2])/[.$G$2];([.$E$2]-1))*EXP(-POWER(([.I144]-[.$H$2])/[.$G$2];[.$E$2]))" office:value-type="float" office:value="0.00222455458873402" calcext:value-type="float">
            <text:p>0,002224554588734</text:p>
          </table:table-cell>
          <table:table-cell table:formula="of:=([.$F$2]/[.$G$2])*POWER(([.I144]-[.$H$2])/[.$G$2];([.$F$2]-1))*EXP(-POWER(([.I144]-[.$H$2])/[.$G$2];[.$F$2]))" office:value-type="float" office:value="0.000000000000390494645962548" calcext:value-type="float">
            <text:p>3,90494645962548E-13</text:p>
          </table:table-cell>
          <table:table-cell table:number-columns-repeated="5"/>
          <table:table-cell table:formula="of:=[.I143]+1" office:value-type="float" office:value="142" calcext:value-type="float">
            <text:p>142</text:p>
          </table:table-cell>
          <table:table-cell office:value-type="float" office:value="0.001008946237948" calcext:value-type="float">
            <text:p>0,001008946237948</text:p>
          </table:table-cell>
          <table:table-cell table:number-columns-repeated="6"/>
        </table:table-row>
        <table:table-row table:style-name="ro1">
          <table:table-cell table:formula="of:=([.$D$2]/[.$G$2])*POWER(([.I145]-[.$H$2])/[.$G$2];([.$D$2]-1))*EXP(-POWER(([.I145]-[.$H$2])/[.$G$2];[.$D$2]))" office:value-type="float" office:value="0.00100249161403226" calcext:value-type="float">
            <text:p>0,001002491614032</text:p>
          </table:table-cell>
          <table:table-cell table:formula="of:=([.$E$2]/[.$G$2])*POWER(([.I145]-[.$H$2])/[.$G$2];([.$E$2]-1))*EXP(-POWER(([.I145]-[.$H$2])/[.$G$2];[.$E$2]))" office:value-type="float" office:value="0.00221604769820778" calcext:value-type="float">
            <text:p>0,002216047698208</text:p>
          </table:table-cell>
          <table:table-cell table:formula="of:=([.$F$2]/[.$G$2])*POWER(([.I145]-[.$H$2])/[.$G$2];([.$F$2]-1))*EXP(-POWER(([.I145]-[.$H$2])/[.$G$2];[.$F$2]))" office:value-type="float" office:value="0.00000000000053187276241011" calcext:value-type="float">
            <text:p>5,3187276241011E-13</text:p>
          </table:table-cell>
          <table:table-cell table:number-columns-repeated="5"/>
          <table:table-cell table:formula="of:=[.I144]+1" office:value-type="float" office:value="143" calcext:value-type="float">
            <text:p>143</text:p>
          </table:table-cell>
          <table:table-cell office:value-type="float" office:value="0.001002491614032" calcext:value-type="float">
            <text:p>0,001002491614032</text:p>
          </table:table-cell>
          <table:table-cell table:number-columns-repeated="6"/>
        </table:table-row>
        <table:table-row table:style-name="ro1">
          <table:table-cell table:formula="of:=([.$D$2]/[.$G$2])*POWER(([.I146]-[.$H$2])/[.$G$2];([.$D$2]-1))*EXP(-POWER(([.I146]-[.$H$2])/[.$G$2];[.$D$2]))" office:value-type="float" office:value="0.000996116751819477" calcext:value-type="float">
            <text:p>0,000996116751819</text:p>
          </table:table-cell>
          <table:table-cell table:formula="of:=([.$E$2]/[.$G$2])*POWER(([.I146]-[.$H$2])/[.$G$2];([.$E$2]-1))*EXP(-POWER(([.I146]-[.$H$2])/[.$G$2];[.$E$2]))" office:value-type="float" office:value="0.00220757333877193" calcext:value-type="float">
            <text:p>0,002207573338772</text:p>
          </table:table-cell>
          <table:table-cell table:formula="of:=([.$F$2]/[.$G$2])*POWER(([.I146]-[.$H$2])/[.$G$2];([.$F$2]-1))*EXP(-POWER(([.I146]-[.$H$2])/[.$G$2];[.$F$2]))" office:value-type="float" office:value="0.000000000000722877349336926" calcext:value-type="float">
            <text:p>7,22877349336926E-13</text:p>
          </table:table-cell>
          <table:table-cell table:number-columns-repeated="5"/>
          <table:table-cell table:formula="of:=[.I145]+1" office:value-type="float" office:value="144" calcext:value-type="float">
            <text:p>144</text:p>
          </table:table-cell>
          <table:table-cell office:value-type="float" office:value="0.000996116751819" calcext:value-type="float">
            <text:p>0,000996116751819</text:p>
          </table:table-cell>
          <table:table-cell table:number-columns-repeated="6"/>
        </table:table-row>
        <table:table-row table:style-name="ro1">
          <table:table-cell table:formula="of:=([.$D$2]/[.$G$2])*POWER(([.I147]-[.$H$2])/[.$G$2];([.$D$2]-1))*EXP(-POWER(([.I147]-[.$H$2])/[.$G$2];[.$D$2]))" office:value-type="float" office:value="0.000989820148994585" calcext:value-type="float">
            <text:p>0,000989820148995</text:p>
          </table:table-cell>
          <table:table-cell table:formula="of:=([.$E$2]/[.$G$2])*POWER(([.I147]-[.$H$2])/[.$G$2];([.$E$2]-1))*EXP(-POWER(([.I147]-[.$H$2])/[.$G$2];[.$E$2]))" office:value-type="float" office:value="0.00219913138602476" calcext:value-type="float">
            <text:p>0,002199131386025</text:p>
          </table:table-cell>
          <table:table-cell table:formula="of:=([.$F$2]/[.$G$2])*POWER(([.I147]-[.$H$2])/[.$G$2];([.$F$2]-1))*EXP(-POWER(([.I147]-[.$H$2])/[.$G$2];[.$F$2]))" office:value-type="float" office:value="0.000000000000980389484163155" calcext:value-type="float">
            <text:p>9,80389484163155E-13</text:p>
          </table:table-cell>
          <table:table-cell table:number-columns-repeated="5"/>
          <table:table-cell table:formula="of:=[.I146]+1" office:value-type="float" office:value="145" calcext:value-type="float">
            <text:p>145</text:p>
          </table:table-cell>
          <table:table-cell office:value-type="float" office:value="0.000989820148995" calcext:value-type="float">
            <text:p>0,000989820148995</text:p>
          </table:table-cell>
          <table:table-cell table:number-columns-repeated="6"/>
        </table:table-row>
        <table:table-row table:style-name="ro1">
          <table:table-cell table:formula="of:=([.$D$2]/[.$G$2])*POWER(([.I148]-[.$H$2])/[.$G$2];([.$D$2]-1))*EXP(-POWER(([.I148]-[.$H$2])/[.$G$2];[.$D$2]))" office:value-type="float" office:value="0.000983600341405199" calcext:value-type="float">
            <text:p>0,000983600341405</text:p>
          </table:table-cell>
          <table:table-cell table:formula="of:=([.$E$2]/[.$G$2])*POWER(([.I148]-[.$H$2])/[.$G$2];([.$E$2]-1))*EXP(-POWER(([.I148]-[.$H$2])/[.$G$2];[.$E$2]))" office:value-type="float" office:value="0.00219072171604026" calcext:value-type="float">
            <text:p>0,00219072171604</text:p>
          </table:table-cell>
          <table:table-cell table:formula="of:=([.$F$2]/[.$G$2])*POWER(([.I148]-[.$H$2])/[.$G$2];([.$F$2]-1))*EXP(-POWER(([.I148]-[.$H$2])/[.$G$2];[.$F$2]))" office:value-type="float" office:value="0.00000000000132685213278359" calcext:value-type="float">
            <text:p>1,32685213278359E-12</text:p>
          </table:table-cell>
          <table:table-cell table:number-columns-repeated="5"/>
          <table:table-cell table:formula="of:=[.I147]+1" office:value-type="float" office:value="146" calcext:value-type="float">
            <text:p>146</text:p>
          </table:table-cell>
          <table:table-cell office:value-type="float" office:value="0.000983600341405" calcext:value-type="float">
            <text:p>0,000983600341405</text:p>
          </table:table-cell>
          <table:table-cell table:number-columns-repeated="6"/>
        </table:table-row>
        <table:table-row table:style-name="ro1">
          <table:table-cell table:formula="of:=([.$D$2]/[.$G$2])*POWER(([.I149]-[.$H$2])/[.$G$2];([.$D$2]-1))*EXP(-POWER(([.I149]-[.$H$2])/[.$G$2];[.$D$2]))" office:value-type="float" office:value="0.000977455901841932" calcext:value-type="float">
            <text:p>0,000977455901842</text:p>
          </table:table-cell>
          <table:table-cell table:formula="of:=([.$E$2]/[.$G$2])*POWER(([.I149]-[.$H$2])/[.$G$2];([.$E$2]-1))*EXP(-POWER(([.I149]-[.$H$2])/[.$G$2];[.$E$2]))" office:value-type="float" office:value="0.00218234420536634" calcext:value-type="float">
            <text:p>0,002182344205366</text:p>
          </table:table-cell>
          <table:table-cell table:formula="of:=([.$F$2]/[.$G$2])*POWER(([.I149]-[.$H$2])/[.$G$2];([.$F$2]-1))*EXP(-POWER(([.I149]-[.$H$2])/[.$G$2];[.$F$2]))" office:value-type="float" office:value="0.00000000000179204412232793" calcext:value-type="float">
            <text:p>1,79204412232793E-12</text:p>
          </table:table-cell>
          <table:table-cell table:number-columns-repeated="5"/>
          <table:table-cell table:formula="of:=[.I148]+1" office:value-type="float" office:value="147" calcext:value-type="float">
            <text:p>147</text:p>
          </table:table-cell>
          <table:table-cell office:value-type="float" office:value="0.000977455901842" calcext:value-type="float">
            <text:p>0,000977455901842</text:p>
          </table:table-cell>
          <table:table-cell table:number-columns-repeated="6"/>
        </table:table-row>
        <table:table-row table:style-name="ro1">
          <table:table-cell table:formula="of:=([.$D$2]/[.$G$2])*POWER(([.I150]-[.$H$2])/[.$G$2];([.$D$2]-1))*EXP(-POWER(([.I150]-[.$H$2])/[.$G$2];[.$D$2]))" office:value-type="float" office:value="0.000971385438866075" calcext:value-type="float">
            <text:p>0,000971385438866</text:p>
          </table:table-cell>
          <table:table-cell table:formula="of:=([.$E$2]/[.$G$2])*POWER(([.I150]-[.$H$2])/[.$G$2];([.$E$2]-1))*EXP(-POWER(([.I150]-[.$H$2])/[.$G$2];[.$E$2]))" office:value-type="float" office:value="0.002173998731023" calcext:value-type="float">
            <text:p>0,002173998731023</text:p>
          </table:table-cell>
          <table:table-cell table:formula="of:=([.$F$2]/[.$G$2])*POWER(([.I150]-[.$H$2])/[.$G$2];([.$F$2]-1))*EXP(-POWER(([.I150]-[.$H$2])/[.$G$2];[.$F$2]))" office:value-type="float" office:value="0.00000000000241540154307339" calcext:value-type="float">
            <text:p>2,41540154307339E-12</text:p>
          </table:table-cell>
          <table:table-cell table:number-columns-repeated="5"/>
          <table:table-cell table:formula="of:=[.I149]+1" office:value-type="float" office:value="148" calcext:value-type="float">
            <text:p>148</text:p>
          </table:table-cell>
          <table:table-cell office:value-type="float" office:value="0.000971385438866" calcext:value-type="float">
            <text:p>0,000971385438866</text:p>
          </table:table-cell>
          <table:table-cell table:number-columns-repeated="6"/>
        </table:table-row>
        <table:table-row table:style-name="ro1">
          <table:table-cell table:formula="of:=([.$D$2]/[.$G$2])*POWER(([.I151]-[.$H$2])/[.$G$2];([.$D$2]-1))*EXP(-POWER(([.I151]-[.$H$2])/[.$G$2];[.$D$2]))" office:value-type="float" office:value="0.000965387595682038" calcext:value-type="float">
            <text:p>0,000965387595682</text:p>
          </table:table-cell>
          <table:table-cell table:formula="of:=([.$E$2]/[.$G$2])*POWER(([.I151]-[.$H$2])/[.$G$2];([.$E$2]-1))*EXP(-POWER(([.I151]-[.$H$2])/[.$G$2];[.$E$2]))" office:value-type="float" office:value="0.00216568517050052" calcext:value-type="float">
            <text:p>0,002165685170501</text:p>
          </table:table-cell>
          <table:table-cell table:formula="of:=([.$F$2]/[.$G$2])*POWER(([.I151]-[.$H$2])/[.$G$2];([.$F$2]-1))*EXP(-POWER(([.I151]-[.$H$2])/[.$G$2];[.$F$2]))" office:value-type="float" office:value="0.00000000000324904992399232" calcext:value-type="float">
            <text:p>3,24904992399232E-12</text:p>
          </table:table-cell>
          <table:table-cell table:number-columns-repeated="5"/>
          <table:table-cell table:formula="of:=[.I150]+1" office:value-type="float" office:value="149" calcext:value-type="float">
            <text:p>149</text:p>
          </table:table-cell>
          <table:table-cell office:value-type="float" office:value="0.000965387595682" calcext:value-type="float">
            <text:p>0,000965387595682</text:p>
          </table:table-cell>
          <table:table-cell table:number-columns-repeated="6"/>
        </table:table-row>
        <table:table-row table:style-name="ro1">
          <table:table-cell table:formula="of:=([.$D$2]/[.$G$2])*POWER(([.I152]-[.$H$2])/[.$G$2];([.$D$2]-1))*EXP(-POWER(([.I152]-[.$H$2])/[.$G$2];[.$D$2]))" office:value-type="float" office:value="0.000959461049052548" calcext:value-type="float">
            <text:p>0,000959461049053</text:p>
          </table:table-cell>
          <table:table-cell table:formula="of:=([.$E$2]/[.$G$2])*POWER(([.I152]-[.$H$2])/[.$G$2];([.$E$2]-1))*EXP(-POWER(([.I152]-[.$H$2])/[.$G$2];[.$E$2]))" office:value-type="float" office:value="0.00215740340175765" calcext:value-type="float">
            <text:p>0,002157403401758</text:p>
          </table:table-cell>
          <table:table-cell table:formula="of:=([.$F$2]/[.$G$2])*POWER(([.I152]-[.$H$2])/[.$G$2];([.$F$2]-1))*EXP(-POWER(([.I152]-[.$H$2])/[.$G$2];[.$F$2]))" office:value-type="float" office:value="0.00000000000436175762417797" calcext:value-type="float">
            <text:p>4,36175762417797E-12</text:p>
          </table:table-cell>
          <table:table-cell table:number-columns-repeated="5"/>
          <table:table-cell table:formula="of:=[.I151]+1" office:value-type="float" office:value="150" calcext:value-type="float">
            <text:p>150</text:p>
          </table:table-cell>
          <table:table-cell office:value-type="float" office:value="0.000959461049053" calcext:value-type="float">
            <text:p>0,000959461049053</text:p>
          </table:table-cell>
          <table:table-cell table:number-columns-repeated="6"/>
        </table:table-row>
        <table:table-row table:style-name="ro1">
          <table:table-cell table:formula="of:=([.$D$2]/[.$G$2])*POWER(([.I153]-[.$H$2])/[.$G$2];([.$D$2]-1))*EXP(-POWER(([.I153]-[.$H$2])/[.$G$2];[.$D$2]))" office:value-type="float" office:value="0.000953604508254727" calcext:value-type="float">
            <text:p>0,000953604508255</text:p>
          </table:table-cell>
          <table:table-cell table:formula="of:=([.$E$2]/[.$G$2])*POWER(([.I153]-[.$H$2])/[.$G$2];([.$E$2]-1))*EXP(-POWER(([.I153]-[.$H$2])/[.$G$2];[.$E$2]))" office:value-type="float" office:value="0.00214915330321988" calcext:value-type="float">
            <text:p>0,00214915330322</text:p>
          </table:table-cell>
          <table:table-cell table:formula="of:=([.$F$2]/[.$G$2])*POWER(([.I153]-[.$H$2])/[.$G$2];([.$F$2]-1))*EXP(-POWER(([.I153]-[.$H$2])/[.$G$2];[.$F$2]))" office:value-type="float" office:value="0.00000000000584408109375892" calcext:value-type="float">
            <text:p>5,84408109375892E-12</text:p>
          </table:table-cell>
          <table:table-cell table:number-columns-repeated="5"/>
          <table:table-cell table:formula="of:=[.I152]+1" office:value-type="float" office:value="151" calcext:value-type="float">
            <text:p>151</text:p>
          </table:table-cell>
          <table:table-cell office:value-type="float" office:value="0.000953604508255" calcext:value-type="float">
            <text:p>0,000953604508255</text:p>
          </table:table-cell>
          <table:table-cell table:number-columns-repeated="6"/>
        </table:table-row>
        <table:table-row table:style-name="ro1">
          <table:table-cell table:formula="of:=([.$D$2]/[.$G$2])*POWER(([.I154]-[.$H$2])/[.$G$2];([.$D$2]-1))*EXP(-POWER(([.I154]-[.$H$2])/[.$G$2];[.$D$2]))" office:value-type="float" office:value="0.000947816714075234" calcext:value-type="float">
            <text:p>0,000947816714075</text:p>
          </table:table-cell>
          <table:table-cell table:formula="of:=([.$E$2]/[.$G$2])*POWER(([.I154]-[.$H$2])/[.$G$2];([.$E$2]-1))*EXP(-POWER(([.I154]-[.$H$2])/[.$G$2];[.$E$2]))" office:value-type="float" office:value="0.00214093475377758" calcext:value-type="float">
            <text:p>0,002140934753778</text:p>
          </table:table-cell>
          <table:table-cell table:formula="of:=([.$F$2]/[.$G$2])*POWER(([.I154]-[.$H$2])/[.$G$2];([.$F$2]-1))*EXP(-POWER(([.I154]-[.$H$2])/[.$G$2];[.$F$2]))" office:value-type="float" office:value="0.00000000000781504950625807" calcext:value-type="float">
            <text:p>7,81504950625807E-12</text:p>
          </table:table-cell>
          <table:table-cell table:number-columns-repeated="5"/>
          <table:table-cell table:formula="of:=[.I153]+1" office:value-type="float" office:value="152" calcext:value-type="float">
            <text:p>152</text:p>
          </table:table-cell>
          <table:table-cell office:value-type="float" office:value="0.000947816714075" calcext:value-type="float">
            <text:p>0,000947816714075</text:p>
          </table:table-cell>
          <table:table-cell table:number-columns-repeated="6"/>
        </table:table-row>
        <table:table-row table:style-name="ro1">
          <table:table-cell table:formula="of:=([.$D$2]/[.$G$2])*POWER(([.I155]-[.$H$2])/[.$G$2];([.$D$2]-1))*EXP(-POWER(([.I155]-[.$H$2])/[.$G$2];[.$D$2]))" office:value-type="float" office:value="0.000942096437842783" calcext:value-type="float">
            <text:p>0,000942096437843</text:p>
          </table:table-cell>
          <table:table-cell table:formula="of:=([.$E$2]/[.$G$2])*POWER(([.I155]-[.$H$2])/[.$G$2];([.$E$2]-1))*EXP(-POWER(([.I155]-[.$H$2])/[.$G$2];[.$E$2]))" office:value-type="float" office:value="0.00213274763278425" calcext:value-type="float">
            <text:p>0,002132747632784</text:p>
          </table:table-cell>
          <table:table-cell table:formula="of:=([.$F$2]/[.$G$2])*POWER(([.I155]-[.$H$2])/[.$G$2];([.$F$2]-1))*EXP(-POWER(([.I155]-[.$H$2])/[.$G$2];[.$F$2]))" office:value-type="float" office:value="0.0000000000104308341858561" calcext:value-type="float">
            <text:p>1,04308341858561E-11</text:p>
          </table:table-cell>
          <table:table-cell table:number-columns-repeated="5"/>
          <table:table-cell table:formula="of:=[.I154]+1" office:value-type="float" office:value="153" calcext:value-type="float">
            <text:p>153</text:p>
          </table:table-cell>
          <table:table-cell office:value-type="float" office:value="0.000942096437843" calcext:value-type="float">
            <text:p>0,000942096437843</text:p>
          </table:table-cell>
          <table:table-cell table:number-columns-repeated="6"/>
        </table:table-row>
        <table:table-row table:style-name="ro1">
          <table:table-cell table:formula="of:=([.$D$2]/[.$G$2])*POWER(([.I156]-[.$H$2])/[.$G$2];([.$D$2]-1))*EXP(-POWER(([.I156]-[.$H$2])/[.$G$2];[.$D$2]))" office:value-type="float" office:value="0.000936442480496402" calcext:value-type="float">
            <text:p>0,000936442480496</text:p>
          </table:table-cell>
          <table:table-cell table:formula="of:=([.$E$2]/[.$G$2])*POWER(([.I156]-[.$H$2])/[.$G$2];([.$E$2]-1))*EXP(-POWER(([.I156]-[.$H$2])/[.$G$2];[.$E$2]))" office:value-type="float" office:value="0.00212459182005478" calcext:value-type="float">
            <text:p>0,002124591820055</text:p>
          </table:table-cell>
          <table:table-cell table:formula="of:=([.$F$2]/[.$G$2])*POWER(([.I156]-[.$H$2])/[.$G$2];([.$F$2]-1))*EXP(-POWER(([.I156]-[.$H$2])/[.$G$2];[.$F$2]))" office:value-type="float" office:value="0.000000000013895972824509" calcext:value-type="float">
            <text:p>1,3895972824509E-11</text:p>
          </table:table-cell>
          <table:table-cell table:number-columns-repeated="5"/>
          <table:table-cell table:formula="of:=[.I155]+1" office:value-type="float" office:value="154" calcext:value-type="float">
            <text:p>154</text:p>
          </table:table-cell>
          <table:table-cell office:value-type="float" office:value="0.000936442480496" calcext:value-type="float">
            <text:p>0,000936442480496</text:p>
          </table:table-cell>
          <table:table-cell table:number-columns-repeated="6"/>
        </table:table-row>
        <table:table-row table:style-name="ro1">
          <table:table-cell table:formula="of:=([.$D$2]/[.$G$2])*POWER(([.I157]-[.$H$2])/[.$G$2];([.$D$2]-1))*EXP(-POWER(([.I157]-[.$H$2])/[.$G$2];[.$D$2]))" office:value-type="float" office:value="0.000930853671687893" calcext:value-type="float">
            <text:p>0,000930853671688</text:p>
          </table:table-cell>
          <table:table-cell table:formula="of:=([.$E$2]/[.$G$2])*POWER(([.I157]-[.$H$2])/[.$G$2];([.$E$2]-1))*EXP(-POWER(([.I157]-[.$H$2])/[.$G$2];[.$E$2]))" office:value-type="float" office:value="0.00211646719586362" calcext:value-type="float">
            <text:p>0,002116467195864</text:p>
          </table:table-cell>
          <table:table-cell table:formula="of:=([.$F$2]/[.$G$2])*POWER(([.I157]-[.$H$2])/[.$G$2];([.$F$2]-1))*EXP(-POWER(([.I157]-[.$H$2])/[.$G$2];[.$F$2]))" office:value-type="float" office:value="0.0000000000184778767053967" calcext:value-type="float">
            <text:p>1,84778767053967E-11</text:p>
          </table:table-cell>
          <table:table-cell table:number-columns-repeated="5"/>
          <table:table-cell table:formula="of:=[.I156]+1" office:value-type="float" office:value="155" calcext:value-type="float">
            <text:p>155</text:p>
          </table:table-cell>
          <table:table-cell office:value-type="float" office:value="0.000930853671688" calcext:value-type="float">
            <text:p>0,000930853671688</text:p>
          </table:table-cell>
          <table:table-cell table:number-columns-repeated="6"/>
        </table:table-row>
        <table:table-row table:style-name="ro1">
          <table:table-cell table:formula="of:=([.$D$2]/[.$G$2])*POWER(([.I158]-[.$H$2])/[.$G$2];([.$D$2]-1))*EXP(-POWER(([.I158]-[.$H$2])/[.$G$2];[.$D$2]))" office:value-type="float" office:value="0.000925328868917035" calcext:value-type="float">
            <text:p>0,000925328868917</text:p>
          </table:table-cell>
          <table:table-cell table:formula="of:=([.$E$2]/[.$G$2])*POWER(([.I158]-[.$H$2])/[.$G$2];([.$E$2]-1))*EXP(-POWER(([.I158]-[.$H$2])/[.$G$2];[.$E$2]))" office:value-type="float" office:value="0.00210837364094311" calcext:value-type="float">
            <text:p>0,002108373640943</text:p>
          </table:table-cell>
          <table:table-cell table:formula="of:=([.$F$2]/[.$G$2])*POWER(([.I158]-[.$H$2])/[.$G$2];([.$F$2]-1))*EXP(-POWER(([.I158]-[.$H$2])/[.$G$2];[.$F$2]))" office:value-type="float" office:value="0.0000000000245255497940116" calcext:value-type="float">
            <text:p>2,45255497940116E-11</text:p>
          </table:table-cell>
          <table:table-cell table:number-columns-repeated="5"/>
          <table:table-cell table:formula="of:=[.I157]+1" office:value-type="float" office:value="156" calcext:value-type="float">
            <text:p>156</text:p>
          </table:table-cell>
          <table:table-cell office:value-type="float" office:value="0.000925328868917" calcext:value-type="float">
            <text:p>0,000925328868917</text:p>
          </table:table-cell>
          <table:table-cell table:number-columns-repeated="6"/>
        </table:table-row>
        <table:table-row table:style-name="ro1">
          <table:table-cell table:formula="of:=([.$D$2]/[.$G$2])*POWER(([.I159]-[.$H$2])/[.$G$2];([.$D$2]-1))*EXP(-POWER(([.I159]-[.$H$2])/[.$G$2];[.$D$2]))" office:value-type="float" office:value="0.000919866956698128" calcext:value-type="float">
            <text:p>0,000919866956698</text:p>
          </table:table-cell>
          <table:table-cell table:formula="of:=([.$E$2]/[.$G$2])*POWER(([.I159]-[.$H$2])/[.$G$2];([.$E$2]-1))*EXP(-POWER(([.I159]-[.$H$2])/[.$G$2];[.$E$2]))" office:value-type="float" office:value="0.00210031103648163" calcext:value-type="float">
            <text:p>0,002100311036482</text:p>
          </table:table-cell>
          <table:table-cell table:formula="of:=([.$F$2]/[.$G$2])*POWER(([.I159]-[.$H$2])/[.$G$2];([.$F$2]-1))*EXP(-POWER(([.I159]-[.$H$2])/[.$G$2];[.$F$2]))" office:value-type="float" office:value="0.0000000000324937026056227" calcext:value-type="float">
            <text:p>3,24937026056227E-11</text:p>
          </table:table-cell>
          <table:table-cell table:number-columns-repeated="5"/>
          <table:table-cell table:formula="of:=[.I158]+1" office:value-type="float" office:value="157" calcext:value-type="float">
            <text:p>157</text:p>
          </table:table-cell>
          <table:table-cell office:value-type="float" office:value="0.000919866956698" calcext:value-type="float">
            <text:p>0,000919866956698</text:p>
          </table:table-cell>
          <table:table-cell table:number-columns-repeated="6"/>
        </table:table-row>
        <table:table-row table:style-name="ro1">
          <table:table-cell table:formula="of:=([.$D$2]/[.$G$2])*POWER(([.I160]-[.$H$2])/[.$G$2];([.$D$2]-1))*EXP(-POWER(([.I160]-[.$H$2])/[.$G$2];[.$D$2]))" office:value-type="float" office:value="0.000914466845756554" calcext:value-type="float">
            <text:p>0,000914466845757</text:p>
          </table:table-cell>
          <table:table-cell table:formula="of:=([.$E$2]/[.$G$2])*POWER(([.I160]-[.$H$2])/[.$G$2];([.$E$2]-1))*EXP(-POWER(([.I160]-[.$H$2])/[.$G$2];[.$E$2]))" office:value-type="float" office:value="0.00209227926412194" calcext:value-type="float">
            <text:p>0,002092279264122</text:p>
          </table:table-cell>
          <table:table-cell table:formula="of:=([.$F$2]/[.$G$2])*POWER(([.I160]-[.$H$2])/[.$G$2];([.$F$2]-1))*EXP(-POWER(([.I160]-[.$H$2])/[.$G$2];[.$F$2]))" office:value-type="float" office:value="0.0000000000429737649277739" calcext:value-type="float">
            <text:p>4,29737649277739E-11</text:p>
          </table:table-cell>
          <table:table-cell table:number-columns-repeated="5"/>
          <table:table-cell table:formula="of:=[.I159]+1" office:value-type="float" office:value="158" calcext:value-type="float">
            <text:p>158</text:p>
          </table:table-cell>
          <table:table-cell office:value-type="float" office:value="0.000914466845757" calcext:value-type="float">
            <text:p>0,000914466845757</text:p>
          </table:table-cell>
          <table:table-cell table:number-columns-repeated="6"/>
        </table:table-row>
        <table:table-row table:style-name="ro1">
          <table:table-cell table:formula="of:=([.$D$2]/[.$G$2])*POWER(([.I161]-[.$H$2])/[.$G$2];([.$D$2]-1))*EXP(-POWER(([.I161]-[.$H$2])/[.$G$2];[.$D$2]))" office:value-type="float" office:value="0.000909127472254101" calcext:value-type="float">
            <text:p>0,000909127472254</text:p>
          </table:table-cell>
          <table:table-cell table:formula="of:=([.$E$2]/[.$G$2])*POWER(([.I161]-[.$H$2])/[.$G$2];([.$E$2]-1))*EXP(-POWER(([.I161]-[.$H$2])/[.$G$2];[.$E$2]))" office:value-type="float" office:value="0.00208427820595939" calcext:value-type="float">
            <text:p>0,002084278205959</text:p>
          </table:table-cell>
          <table:table-cell table:formula="of:=([.$F$2]/[.$G$2])*POWER(([.I161]-[.$H$2])/[.$G$2];([.$F$2]-1))*EXP(-POWER(([.I161]-[.$H$2])/[.$G$2];[.$F$2]))" office:value-type="float" office:value="0.0000000000567337068885962" calcext:value-type="float">
            <text:p>5,67337068885962E-11</text:p>
          </table:table-cell>
          <table:table-cell table:number-columns-repeated="5"/>
          <table:table-cell table:formula="of:=[.I160]+1" office:value-type="float" office:value="159" calcext:value-type="float">
            <text:p>159</text:p>
          </table:table-cell>
          <table:table-cell office:value-type="float" office:value="0.000909127472254" calcext:value-type="float">
            <text:p>0,000909127472254</text:p>
          </table:table-cell>
          <table:table-cell table:number-columns-repeated="6"/>
        </table:table-row>
        <table:table-row table:style-name="ro1">
          <table:table-cell table:formula="of:=([.$D$2]/[.$G$2])*POWER(([.I162]-[.$H$2])/[.$G$2];([.$D$2]-1))*EXP(-POWER(([.I162]-[.$H$2])/[.$G$2];[.$D$2]))" office:value-type="float" office:value="0.000903847797041827" calcext:value-type="float">
            <text:p>0,000903847797042</text:p>
          </table:table-cell>
          <table:table-cell table:formula="of:=([.$E$2]/[.$G$2])*POWER(([.I162]-[.$H$2])/[.$G$2];([.$E$2]-1))*EXP(-POWER(([.I162]-[.$H$2])/[.$G$2];[.$E$2]))" office:value-type="float" office:value="0.00207630774454022" calcext:value-type="float">
            <text:p>0,00207630774454</text:p>
          </table:table-cell>
          <table:table-cell table:formula="of:=([.$F$2]/[.$G$2])*POWER(([.I162]-[.$H$2])/[.$G$2];([.$F$2]-1))*EXP(-POWER(([.I162]-[.$H$2])/[.$G$2];[.$F$2]))" office:value-type="float" office:value="0.0000000000747690888475753" calcext:value-type="float">
            <text:p>7,47690888475753E-11</text:p>
          </table:table-cell>
          <table:table-cell table:number-columns-repeated="5"/>
          <table:table-cell table:formula="of:=[.I161]+1" office:value-type="float" office:value="160" calcext:value-type="float">
            <text:p>160</text:p>
          </table:table-cell>
          <table:table-cell office:value-type="float" office:value="0.000903847797042" calcext:value-type="float">
            <text:p>0,000903847797042</text:p>
          </table:table-cell>
          <table:table-cell table:number-columns-repeated="6"/>
        </table:table-row>
        <table:table-row table:style-name="ro1">
          <table:table-cell table:formula="of:=([.$D$2]/[.$G$2])*POWER(([.I163]-[.$H$2])/[.$G$2];([.$D$2]-1))*EXP(-POWER(([.I163]-[.$H$2])/[.$G$2];[.$D$2]))" office:value-type="float" office:value="0.00089862680493935" calcext:value-type="float">
            <text:p>0,000898626804939</text:p>
          </table:table-cell>
          <table:table-cell table:formula="of:=([.$E$2]/[.$G$2])*POWER(([.I163]-[.$H$2])/[.$G$2];([.$E$2]-1))*EXP(-POWER(([.I163]-[.$H$2])/[.$G$2];[.$E$2]))" office:value-type="float" office:value="0.00206836776285982" calcext:value-type="float">
            <text:p>0,00206836776286</text:p>
          </table:table-cell>
          <table:table-cell table:formula="of:=([.$F$2]/[.$G$2])*POWER(([.I163]-[.$H$2])/[.$G$2];([.$F$2]-1))*EXP(-POWER(([.I163]-[.$H$2])/[.$G$2];[.$F$2]))" office:value-type="float" office:value="0.0000000000983684036870337" calcext:value-type="float">
            <text:p>9,83684036870337E-11</text:p>
          </table:table-cell>
          <table:table-cell table:number-columns-repeated="5"/>
          <table:table-cell table:formula="of:=[.I162]+1" office:value-type="float" office:value="161" calcext:value-type="float">
            <text:p>161</text:p>
          </table:table-cell>
          <table:table-cell office:value-type="float" office:value="0.000898626804939" calcext:value-type="float">
            <text:p>0,000898626804939</text:p>
          </table:table-cell>
          <table:table-cell table:number-columns-repeated="6"/>
        </table:table-row>
        <table:table-row table:style-name="ro1">
          <table:table-cell table:formula="of:=([.$D$2]/[.$G$2])*POWER(([.I164]-[.$H$2])/[.$G$2];([.$D$2]-1))*EXP(-POWER(([.I164]-[.$H$2])/[.$G$2];[.$D$2]))" office:value-type="float" office:value="0.00089346350403945" calcext:value-type="float">
            <text:p>0,000893463504039</text:p>
          </table:table-cell>
          <table:table-cell table:formula="of:=([.$E$2]/[.$G$2])*POWER(([.I164]-[.$H$2])/[.$G$2];([.$E$2]-1))*EXP(-POWER(([.I164]-[.$H$2])/[.$G$2];[.$E$2]))" office:value-type="float" office:value="0.002060458144361" calcext:value-type="float">
            <text:p>0,002060458144361</text:p>
          </table:table-cell>
          <table:table-cell table:formula="of:=([.$F$2]/[.$G$2])*POWER(([.I164]-[.$H$2])/[.$G$2];([.$F$2]-1))*EXP(-POWER(([.I164]-[.$H$2])/[.$G$2];[.$F$2]))" office:value-type="float" office:value="0.000000000129196583279121" calcext:value-type="float">
            <text:p>1,29196583279121E-10</text:p>
          </table:table-cell>
          <table:table-cell table:number-columns-repeated="5"/>
          <table:table-cell table:formula="of:=[.I163]+1" office:value-type="float" office:value="162" calcext:value-type="float">
            <text:p>162</text:p>
          </table:table-cell>
          <table:table-cell office:value-type="float" office:value="0.000893463504039" calcext:value-type="float">
            <text:p>0,000893463504039</text:p>
          </table:table-cell>
          <table:table-cell table:number-columns-repeated="6"/>
        </table:table-row>
        <table:table-row table:style-name="ro1">
          <table:table-cell table:formula="of:=([.$D$2]/[.$G$2])*POWER(([.I165]-[.$H$2])/[.$G$2];([.$D$2]-1))*EXP(-POWER(([.I165]-[.$H$2])/[.$G$2];[.$D$2]))" office:value-type="float" office:value="0.000888356925036949" calcext:value-type="float">
            <text:p>0,000888356925037</text:p>
          </table:table-cell>
          <table:table-cell table:formula="of:=([.$E$2]/[.$G$2])*POWER(([.I165]-[.$H$2])/[.$G$2];([.$E$2]-1))*EXP(-POWER(([.I165]-[.$H$2])/[.$G$2];[.$E$2]))" office:value-type="float" office:value="0.00205257877293233" calcext:value-type="float">
            <text:p>0,002052578772932</text:p>
          </table:table-cell>
          <table:table-cell table:formula="of:=([.$F$2]/[.$G$2])*POWER(([.I165]-[.$H$2])/[.$G$2];([.$F$2]-1))*EXP(-POWER(([.I165]-[.$H$2])/[.$G$2];[.$F$2]))" office:value-type="float" office:value="0.000000000169401555115816" calcext:value-type="float">
            <text:p>1,69401555115816E-10</text:p>
          </table:table-cell>
          <table:table-cell table:number-columns-repeated="5"/>
          <table:table-cell table:formula="of:=[.I164]+1" office:value-type="float" office:value="163" calcext:value-type="float">
            <text:p>163</text:p>
          </table:table-cell>
          <table:table-cell office:value-type="float" office:value="0.000888356925037" calcext:value-type="float">
            <text:p>0,000888356925037</text:p>
          </table:table-cell>
          <table:table-cell table:number-columns-repeated="6"/>
        </table:table-row>
        <table:table-row table:style-name="ro1">
          <table:table-cell table:formula="of:=([.$D$2]/[.$G$2])*POWER(([.I166]-[.$H$2])/[.$G$2];([.$D$2]-1))*EXP(-POWER(([.I166]-[.$H$2])/[.$G$2];[.$D$2]))" office:value-type="float" office:value="0.000883306120580896" calcext:value-type="float">
            <text:p>0,000883306120581</text:p>
          </table:table-cell>
          <table:table-cell table:formula="of:=([.$E$2]/[.$G$2])*POWER(([.I166]-[.$H$2])/[.$G$2];([.$E$2]-1))*EXP(-POWER(([.I166]-[.$H$2])/[.$G$2];[.$E$2]))" office:value-type="float" office:value="0.00204472953290637" calcext:value-type="float">
            <text:p>0,002044729532906</text:p>
          </table:table-cell>
          <table:table-cell table:formula="of:=([.$F$2]/[.$G$2])*POWER(([.I166]-[.$H$2])/[.$G$2];([.$F$2]-1))*EXP(-POWER(([.I166]-[.$H$2])/[.$G$2];[.$F$2]))" office:value-type="float" office:value="0.000000000221750006025128" calcext:value-type="float">
            <text:p>2,21750006025128E-10</text:p>
          </table:table-cell>
          <table:table-cell table:number-columns-repeated="5"/>
          <table:table-cell table:formula="of:=[.I165]+1" office:value-type="float" office:value="164" calcext:value-type="float">
            <text:p>164</text:p>
          </table:table-cell>
          <table:table-cell office:value-type="float" office:value="0.000883306120581" calcext:value-type="float">
            <text:p>0,000883306120581</text:p>
          </table:table-cell>
          <table:table-cell table:number-columns-repeated="6"/>
        </table:table-row>
        <table:table-row table:style-name="ro1">
          <table:table-cell table:formula="of:=([.$D$2]/[.$G$2])*POWER(([.I167]-[.$H$2])/[.$G$2];([.$D$2]-1))*EXP(-POWER(([.I167]-[.$H$2])/[.$G$2];[.$D$2]))" office:value-type="float" office:value="0.000878310164649083" calcext:value-type="float">
            <text:p>0,000878310164649</text:p>
          </table:table-cell>
          <table:table-cell table:formula="of:=([.$E$2]/[.$G$2])*POWER(([.I167]-[.$H$2])/[.$G$2];([.$E$2]-1))*EXP(-POWER(([.I167]-[.$H$2])/[.$G$2];[.$E$2]))" office:value-type="float" office:value="0.002036910309058" calcext:value-type="float">
            <text:p>0,002036910309058</text:p>
          </table:table-cell>
          <table:table-cell table:formula="of:=([.$F$2]/[.$G$2])*POWER(([.I167]-[.$H$2])/[.$G$2];([.$F$2]-1))*EXP(-POWER(([.I167]-[.$H$2])/[.$G$2];[.$F$2]))" office:value-type="float" office:value="0.0000000002898001003037" calcext:value-type="float">
            <text:p>2,898001003037E-10</text:p>
          </table:table-cell>
          <table:table-cell table:number-columns-repeated="5"/>
          <table:table-cell table:formula="of:=[.I166]+1" office:value-type="float" office:value="165" calcext:value-type="float">
            <text:p>165</text:p>
          </table:table-cell>
          <table:table-cell office:value-type="float" office:value="0.000878310164649" calcext:value-type="float">
            <text:p>0,000878310164649</text:p>
          </table:table-cell>
          <table:table-cell table:number-columns-repeated="6"/>
        </table:table-row>
        <table:table-row table:style-name="ro1">
          <table:table-cell table:formula="of:=([.$D$2]/[.$G$2])*POWER(([.I168]-[.$H$2])/[.$G$2];([.$D$2]-1))*EXP(-POWER(([.I168]-[.$H$2])/[.$G$2];[.$D$2]))" office:value-type="float" office:value="0.000873368151944023" calcext:value-type="float">
            <text:p>0,000873368151944</text:p>
          </table:table-cell>
          <table:table-cell table:formula="of:=([.$E$2]/[.$G$2])*POWER(([.I168]-[.$H$2])/[.$G$2];([.$E$2]-1))*EXP(-POWER(([.I168]-[.$H$2])/[.$G$2];[.$E$2]))" office:value-type="float" office:value="0.00202912098660276" calcext:value-type="float">
            <text:p>0,002029120986603</text:p>
          </table:table-cell>
          <table:table-cell table:formula="of:=([.$F$2]/[.$G$2])*POWER(([.I168]-[.$H$2])/[.$G$2];([.$F$2]-1))*EXP(-POWER(([.I168]-[.$H$2])/[.$G$2];[.$F$2]))" office:value-type="float" office:value="0.000000000378120887020658" calcext:value-type="float">
            <text:p>3,78120887020658E-10</text:p>
          </table:table-cell>
          <table:table-cell table:number-columns-repeated="5"/>
          <table:table-cell table:formula="of:=[.I167]+1" office:value-type="float" office:value="166" calcext:value-type="float">
            <text:p>166</text:p>
          </table:table-cell>
          <table:table-cell office:value-type="float" office:value="0.000873368151944" calcext:value-type="float">
            <text:p>0,000873368151944</text:p>
          </table:table-cell>
          <table:table-cell table:number-columns-repeated="6"/>
        </table:table-row>
        <table:table-row table:style-name="ro1">
          <table:table-cell table:formula="of:=([.$D$2]/[.$G$2])*POWER(([.I169]-[.$H$2])/[.$G$2];([.$D$2]-1))*EXP(-POWER(([.I169]-[.$H$2])/[.$G$2];[.$D$2]))" office:value-type="float" office:value="0.000868479197309509" calcext:value-type="float">
            <text:p>0,00086847919731</text:p>
          </table:table-cell>
          <table:table-cell table:formula="of:=([.$E$2]/[.$G$2])*POWER(([.I169]-[.$H$2])/[.$G$2];([.$E$2]-1))*EXP(-POWER(([.I169]-[.$H$2])/[.$G$2];[.$E$2]))" office:value-type="float" office:value="0.0020213614511951" calcext:value-type="float">
            <text:p>0,002021361451195</text:p>
          </table:table-cell>
          <table:table-cell table:formula="of:=([.$F$2]/[.$G$2])*POWER(([.I169]-[.$H$2])/[.$G$2];([.$F$2]-1))*EXP(-POWER(([.I169]-[.$H$2])/[.$G$2];[.$F$2]))" office:value-type="float" office:value="0.000000000492570611398688" calcext:value-type="float">
            <text:p>4,92570611398688E-10</text:p>
          </table:table-cell>
          <table:table-cell table:number-columns-repeated="5"/>
          <table:table-cell table:formula="of:=[.I168]+1" office:value-type="float" office:value="167" calcext:value-type="float">
            <text:p>167</text:p>
          </table:table-cell>
          <table:table-cell office:value-type="float" office:value="0.00086847919731" calcext:value-type="float">
            <text:p>0,00086847919731</text:p>
          </table:table-cell>
          <table:table-cell table:number-columns-repeated="6"/>
        </table:table-row>
        <table:table-row table:style-name="ro1">
          <table:table-cell table:formula="of:=([.$D$2]/[.$G$2])*POWER(([.I170]-[.$H$2])/[.$G$2];([.$D$2]-1))*EXP(-POWER(([.I170]-[.$H$2])/[.$G$2];[.$D$2]))" office:value-type="float" office:value="0.000863642435166947" calcext:value-type="float">
            <text:p>0,000863642435167</text:p>
          </table:table-cell>
          <table:table-cell table:formula="of:=([.$E$2]/[.$G$2])*POWER(([.I170]-[.$H$2])/[.$G$2];([.$E$2]-1))*EXP(-POWER(([.I170]-[.$H$2])/[.$G$2];[.$E$2]))" office:value-type="float" office:value="0.00201363158892677" calcext:value-type="float">
            <text:p>0,002013631588927</text:p>
          </table:table-cell>
          <table:table-cell table:formula="of:=([.$F$2]/[.$G$2])*POWER(([.I170]-[.$H$2])/[.$G$2];([.$F$2]-1))*EXP(-POWER(([.I170]-[.$H$2])/[.$G$2];[.$F$2]))" office:value-type="float" office:value="0.000000000640649236028878" calcext:value-type="float">
            <text:p>6,40649236028878E-10</text:p>
          </table:table-cell>
          <table:table-cell table:number-columns-repeated="5"/>
          <table:table-cell table:formula="of:=[.I169]+1" office:value-type="float" office:value="168" calcext:value-type="float">
            <text:p>168</text:p>
          </table:table-cell>
          <table:table-cell office:value-type="float" office:value="0.000863642435167" calcext:value-type="float">
            <text:p>0,000863642435167</text:p>
          </table:table-cell>
          <table:table-cell table:number-columns-repeated="6"/>
        </table:table-row>
        <table:table-row table:style-name="ro1">
          <table:table-cell table:formula="of:=([.$D$2]/[.$G$2])*POWER(([.I171]-[.$H$2])/[.$G$2];([.$D$2]-1))*EXP(-POWER(([.I171]-[.$H$2])/[.$G$2];[.$D$2]))" office:value-type="float" office:value="0.000858857018970673" calcext:value-type="float">
            <text:p>0,000858857018971</text:p>
          </table:table-cell>
          <table:table-cell table:formula="of:=([.$E$2]/[.$G$2])*POWER(([.I171]-[.$H$2])/[.$G$2];([.$E$2]-1))*EXP(-POWER(([.I171]-[.$H$2])/[.$G$2];[.$E$2]))" office:value-type="float" office:value="0.0020059312863251" calcext:value-type="float">
            <text:p>0,002005931286325</text:p>
          </table:table-cell>
          <table:table-cell table:formula="of:=([.$F$2]/[.$G$2])*POWER(([.I171]-[.$H$2])/[.$G$2];([.$F$2]-1))*EXP(-POWER(([.I171]-[.$H$2])/[.$G$2];[.$F$2]))" office:value-type="float" office:value="0.000000000831944324455442" calcext:value-type="float">
            <text:p>8,31944324455442E-10</text:p>
          </table:table-cell>
          <table:table-cell table:number-columns-repeated="5"/>
          <table:table-cell table:formula="of:=[.I170]+1" office:value-type="float" office:value="169" calcext:value-type="float">
            <text:p>169</text:p>
          </table:table-cell>
          <table:table-cell office:value-type="float" office:value="0.000858857018971" calcext:value-type="float">
            <text:p>0,000858857018971</text:p>
          </table:table-cell>
          <table:table-cell table:number-columns-repeated="6"/>
        </table:table-row>
        <table:table-row table:style-name="ro1">
          <table:table-cell table:formula="of:=([.$D$2]/[.$G$2])*POWER(([.I172]-[.$H$2])/[.$G$2];([.$D$2]-1))*EXP(-POWER(([.I172]-[.$H$2])/[.$G$2];[.$D$2]))" office:value-type="float" office:value="0.000854122120681514" calcext:value-type="float">
            <text:p>0,000854122120682</text:p>
          </table:table-cell>
          <table:table-cell table:formula="of:=([.$E$2]/[.$G$2])*POWER(([.I172]-[.$H$2])/[.$G$2];([.$E$2]-1))*EXP(-POWER(([.I172]-[.$H$2])/[.$G$2];[.$E$2]))" office:value-type="float" office:value="0.00199826043035134" calcext:value-type="float">
            <text:p>0,001998260430351</text:p>
          </table:table-cell>
          <table:table-cell table:formula="of:=([.$F$2]/[.$G$2])*POWER(([.I172]-[.$H$2])/[.$G$2];([.$F$2]-1))*EXP(-POWER(([.I172]-[.$H$2])/[.$G$2];[.$F$2]))" office:value-type="float" office:value="0.00000000107869422093483" calcext:value-type="float">
            <text:p>1,07869422093483E-09</text:p>
          </table:table-cell>
          <table:table-cell table:number-columns-repeated="5"/>
          <table:table-cell table:formula="of:=[.I171]+1" office:value-type="float" office:value="170" calcext:value-type="float">
            <text:p>170</text:p>
          </table:table-cell>
          <table:table-cell office:value-type="float" office:value="0.000854122120682" calcext:value-type="float">
            <text:p>0,000854122120682</text:p>
          </table:table-cell>
          <table:table-cell table:number-columns-repeated="6"/>
        </table:table-row>
        <table:table-row table:style-name="ro1">
          <table:table-cell table:formula="of:=([.$D$2]/[.$G$2])*POWER(([.I173]-[.$H$2])/[.$G$2];([.$D$2]-1))*EXP(-POWER(([.I173]-[.$H$2])/[.$G$2];[.$D$2]))" office:value-type="float" office:value="0.000849436930257871" calcext:value-type="float">
            <text:p>0,000849436930258</text:p>
          </table:table-cell>
          <table:table-cell table:formula="of:=([.$E$2]/[.$G$2])*POWER(([.I173]-[.$H$2])/[.$G$2];([.$E$2]-1))*EXP(-POWER(([.I173]-[.$H$2])/[.$G$2];[.$E$2]))" office:value-type="float" office:value="0.00199061890839903" calcext:value-type="float">
            <text:p>0,001990618908399</text:p>
          </table:table-cell>
          <table:table-cell table:formula="of:=([.$F$2]/[.$G$2])*POWER(([.I173]-[.$H$2])/[.$G$2];([.$F$2]-1))*EXP(-POWER(([.I173]-[.$H$2])/[.$G$2];[.$F$2]))" office:value-type="float" office:value="0.00000000139649839519456" calcext:value-type="float">
            <text:p>1,39649839519456E-09</text:p>
          </table:table-cell>
          <table:table-cell table:number-columns-repeated="5"/>
          <table:table-cell table:formula="of:=[.I172]+1" office:value-type="float" office:value="171" calcext:value-type="float">
            <text:p>171</text:p>
          </table:table-cell>
          <table:table-cell office:value-type="float" office:value="0.000849436930258" calcext:value-type="float">
            <text:p>0,000849436930258</text:p>
          </table:table-cell>
          <table:table-cell table:number-columns-repeated="6"/>
        </table:table-row>
        <table:table-row table:style-name="ro1">
          <table:table-cell table:formula="of:=([.$D$2]/[.$G$2])*POWER(([.I174]-[.$H$2])/[.$G$2];([.$D$2]-1))*EXP(-POWER(([.I174]-[.$H$2])/[.$G$2];[.$D$2]))" office:value-type="float" office:value="0.000844800655163655" calcext:value-type="float">
            <text:p>0,000844800655164</text:p>
          </table:table-cell>
          <table:table-cell table:formula="of:=([.$E$2]/[.$G$2])*POWER(([.I174]-[.$H$2])/[.$G$2];([.$E$2]-1))*EXP(-POWER(([.I174]-[.$H$2])/[.$G$2];[.$E$2]))" office:value-type="float" office:value="0.0019830066082923" calcext:value-type="float">
            <text:p>0,001983006608292</text:p>
          </table:table-cell>
          <table:table-cell table:formula="of:=([.$F$2]/[.$G$2])*POWER(([.I174]-[.$H$2])/[.$G$2];([.$F$2]-1))*EXP(-POWER(([.I174]-[.$H$2])/[.$G$2];[.$F$2]))" office:value-type="float" office:value="0.00000000180521217870783" calcext:value-type="float">
            <text:p>1,80521217870783E-09</text:p>
          </table:table-cell>
          <table:table-cell table:number-columns-repeated="5"/>
          <table:table-cell table:formula="of:=[.I173]+1" office:value-type="float" office:value="172" calcext:value-type="float">
            <text:p>172</text:p>
          </table:table-cell>
          <table:table-cell office:value-type="float" office:value="0.000844800655164" calcext:value-type="float">
            <text:p>0,000844800655164</text:p>
          </table:table-cell>
          <table:table-cell table:number-columns-repeated="6"/>
        </table:table-row>
        <table:table-row table:style-name="ro1">
          <table:table-cell table:formula="of:=([.$D$2]/[.$G$2])*POWER(([.I175]-[.$H$2])/[.$G$2];([.$D$2]-1))*EXP(-POWER(([.I175]-[.$H$2])/[.$G$2];[.$D$2]))" office:value-type="float" office:value="0.000840212519892411" calcext:value-type="float">
            <text:p>0,000840212519892</text:p>
          </table:table-cell>
          <table:table-cell table:formula="of:=([.$E$2]/[.$G$2])*POWER(([.I175]-[.$H$2])/[.$G$2];([.$E$2]-1))*EXP(-POWER(([.I175]-[.$H$2])/[.$G$2];[.$E$2]))" office:value-type="float" office:value="0.00197542341828429" calcext:value-type="float">
            <text:p>0,001975423418284</text:p>
          </table:table-cell>
          <table:table-cell table:formula="of:=([.$F$2]/[.$G$2])*POWER(([.I175]-[.$H$2])/[.$G$2];([.$F$2]-1))*EXP(-POWER(([.I175]-[.$H$2])/[.$G$2];[.$F$2]))" office:value-type="float" office:value="0.00000000233007222877095" calcext:value-type="float">
            <text:p>2,33007222877095E-09</text:p>
          </table:table-cell>
          <table:table-cell table:number-columns-repeated="5"/>
          <table:table-cell table:formula="of:=[.I174]+1" office:value-type="float" office:value="173" calcext:value-type="float">
            <text:p>173</text:p>
          </table:table-cell>
          <table:table-cell office:value-type="float" office:value="0.000840212519892" calcext:value-type="float">
            <text:p>0,000840212519892</text:p>
          </table:table-cell>
          <table:table-cell table:number-columns-repeated="6"/>
        </table:table-row>
        <table:table-row table:style-name="ro1">
          <table:table-cell table:formula="of:=([.$D$2]/[.$G$2])*POWER(([.I176]-[.$H$2])/[.$G$2];([.$D$2]-1))*EXP(-POWER(([.I176]-[.$H$2])/[.$G$2];[.$D$2]))" office:value-type="float" office:value="0.00083567176550702" calcext:value-type="float">
            <text:p>0,000835671765507</text:p>
          </table:table-cell>
          <table:table-cell table:formula="of:=([.$E$2]/[.$G$2])*POWER(([.I176]-[.$H$2])/[.$G$2];([.$E$2]-1))*EXP(-POWER(([.I176]-[.$H$2])/[.$G$2];[.$E$2]))" office:value-type="float" office:value="0.00196786922705543" calcext:value-type="float">
            <text:p>0,001967869227055</text:p>
          </table:table-cell>
          <table:table-cell table:formula="of:=([.$F$2]/[.$G$2])*POWER(([.I176]-[.$H$2])/[.$G$2];([.$F$2]-1))*EXP(-POWER(([.I176]-[.$H$2])/[.$G$2];[.$F$2]))" office:value-type="float" office:value="0.000000003003110321554" calcext:value-type="float">
            <text:p>3,003110321554E-09</text:p>
          </table:table-cell>
          <table:table-cell table:number-columns-repeated="5"/>
          <table:table-cell table:formula="of:=[.I175]+1" office:value-type="float" office:value="174" calcext:value-type="float">
            <text:p>174</text:p>
          </table:table-cell>
          <table:table-cell office:value-type="float" office:value="0.000835671765507" calcext:value-type="float">
            <text:p>0,000835671765507</text:p>
          </table:table-cell>
          <table:table-cell table:number-columns-repeated="6"/>
        </table:table-row>
        <table:table-row table:style-name="ro1">
          <table:table-cell table:formula="of:=([.$D$2]/[.$G$2])*POWER(([.I177]-[.$H$2])/[.$G$2];([.$D$2]-1))*EXP(-POWER(([.I177]-[.$H$2])/[.$G$2];[.$D$2]))" office:value-type="float" office:value="0.00083117764919437" calcext:value-type="float">
            <text:p>0,000831177649194</text:p>
          </table:table-cell>
          <table:table-cell table:formula="of:=([.$E$2]/[.$G$2])*POWER(([.I177]-[.$H$2])/[.$G$2];([.$E$2]-1))*EXP(-POWER(([.I177]-[.$H$2])/[.$G$2];[.$E$2]))" office:value-type="float" office:value="0.00196034392371187" calcext:value-type="float">
            <text:p>0,001960343923712</text:p>
          </table:table-cell>
          <table:table-cell table:formula="of:=([.$F$2]/[.$G$2])*POWER(([.I177]-[.$H$2])/[.$G$2];([.$F$2]-1))*EXP(-POWER(([.I177]-[.$H$2])/[.$G$2];[.$F$2]))" office:value-type="float" office:value="0.00000000386492698780537" calcext:value-type="float">
            <text:p>3,86492698780537E-09</text:p>
          </table:table-cell>
          <table:table-cell table:number-columns-repeated="5"/>
          <table:table-cell table:formula="of:=[.I176]+1" office:value-type="float" office:value="175" calcext:value-type="float">
            <text:p>175</text:p>
          </table:table-cell>
          <table:table-cell office:value-type="float" office:value="0.000831177649194" calcext:value-type="float">
            <text:p>0,000831177649194</text:p>
          </table:table-cell>
          <table:table-cell table:number-columns-repeated="6"/>
        </table:table-row>
        <table:table-row table:style-name="ro1">
          <table:table-cell table:formula="of:=([.$D$2]/[.$G$2])*POWER(([.I178]-[.$H$2])/[.$G$2];([.$D$2]-1))*EXP(-POWER(([.I178]-[.$H$2])/[.$G$2];[.$D$2]))" office:value-type="float" office:value="0.000826729443834446" calcext:value-type="float">
            <text:p>0,000826729443834</text:p>
          </table:table-cell>
          <table:table-cell table:formula="of:=([.$E$2]/[.$G$2])*POWER(([.I178]-[.$H$2])/[.$G$2];([.$E$2]-1))*EXP(-POWER(([.I178]-[.$H$2])/[.$G$2];[.$E$2]))" office:value-type="float" office:value="0.00195284739778382" calcext:value-type="float">
            <text:p>0,001952847397784</text:p>
          </table:table-cell>
          <table:table-cell table:formula="of:=([.$F$2]/[.$G$2])*POWER(([.I178]-[.$H$2])/[.$G$2];([.$F$2]-1))*EXP(-POWER(([.I178]-[.$H$2])/[.$G$2];[.$F$2]))" office:value-type="float" office:value="0.00000000496691366619286" calcext:value-type="float">
            <text:p>4,96691366619286E-09</text:p>
          </table:table-cell>
          <table:table-cell table:number-columns-repeated="5"/>
          <table:table-cell table:formula="of:=[.I177]+1" office:value-type="float" office:value="176" calcext:value-type="float">
            <text:p>176</text:p>
          </table:table-cell>
          <table:table-cell office:value-type="float" office:value="0.000826729443834" calcext:value-type="float">
            <text:p>0,000826729443834</text:p>
          </table:table-cell>
          <table:table-cell table:number-columns-repeated="6"/>
        </table:table-row>
        <table:table-row table:style-name="ro1">
          <table:table-cell table:formula="of:=([.$D$2]/[.$G$2])*POWER(([.I179]-[.$H$2])/[.$G$2];([.$D$2]-1))*EXP(-POWER(([.I179]-[.$H$2])/[.$G$2];[.$D$2]))" office:value-type="float" office:value="0.000822326437583274" calcext:value-type="float">
            <text:p>0,000822326437583</text:p>
          </table:table-cell>
          <table:table-cell table:formula="of:=([.$E$2]/[.$G$2])*POWER(([.I179]-[.$H$2])/[.$G$2];([.$E$2]-1))*EXP(-POWER(([.I179]-[.$H$2])/[.$G$2];[.$E$2]))" office:value-type="float" office:value="0.00194537953922393" calcext:value-type="float">
            <text:p>0,001945379539224</text:p>
          </table:table-cell>
          <table:table-cell table:formula="of:=([.$F$2]/[.$G$2])*POWER(([.I179]-[.$H$2])/[.$G$2];([.$F$2]-1))*EXP(-POWER(([.I179]-[.$H$2])/[.$G$2];[.$F$2]))" office:value-type="float" office:value="0.00000000637403319228281" calcext:value-type="float">
            <text:p>6,37403319228281E-09</text:p>
          </table:table-cell>
          <table:table-cell table:number-columns-repeated="5"/>
          <table:table-cell table:formula="of:=[.I178]+1" office:value-type="float" office:value="177" calcext:value-type="float">
            <text:p>177</text:p>
          </table:table-cell>
          <table:table-cell office:value-type="float" office:value="0.000822326437583" calcext:value-type="float">
            <text:p>0,000822326437583</text:p>
          </table:table-cell>
          <table:table-cell table:number-columns-repeated="6"/>
        </table:table-row>
        <table:table-row table:style-name="ro1">
          <table:table-cell table:formula="of:=([.$D$2]/[.$G$2])*POWER(([.I180]-[.$H$2])/[.$G$2];([.$D$2]-1))*EXP(-POWER(([.I180]-[.$H$2])/[.$G$2];[.$D$2]))" office:value-type="float" office:value="0.000817967933469212" calcext:value-type="float">
            <text:p>0,000817967933469</text:p>
          </table:table-cell>
          <table:table-cell table:formula="of:=([.$E$2]/[.$G$2])*POWER(([.I180]-[.$H$2])/[.$G$2];([.$E$2]-1))*EXP(-POWER(([.I180]-[.$H$2])/[.$G$2];[.$E$2]))" office:value-type="float" office:value="0.00193794023840569" calcext:value-type="float">
            <text:p>0,001937940238406</text:p>
          </table:table-cell>
          <table:table-cell table:formula="of:=([.$F$2]/[.$G$2])*POWER(([.I180]-[.$H$2])/[.$G$2];([.$F$2]-1))*EXP(-POWER(([.I180]-[.$H$2])/[.$G$2];[.$F$2]))" office:value-type="float" office:value="0.0000000081682944584396" calcext:value-type="float">
            <text:p>8,1682944584396E-09</text:p>
          </table:table-cell>
          <table:table-cell table:number-columns-repeated="5"/>
          <table:table-cell table:formula="of:=[.I179]+1" office:value-type="float" office:value="178" calcext:value-type="float">
            <text:p>178</text:p>
          </table:table-cell>
          <table:table-cell office:value-type="float" office:value="0.000817967933469" calcext:value-type="float">
            <text:p>0,000817967933469</text:p>
          </table:table-cell>
          <table:table-cell table:number-columns-repeated="6"/>
        </table:table-row>
        <table:table-row table:style-name="ro1">
          <table:table-cell table:formula="of:=([.$D$2]/[.$G$2])*POWER(([.I181]-[.$H$2])/[.$G$2];([.$D$2]-1))*EXP(-POWER(([.I181]-[.$H$2])/[.$G$2];[.$D$2]))" office:value-type="float" office:value="0.000813653249002083" calcext:value-type="float">
            <text:p>0,000813653249002</text:p>
          </table:table-cell>
          <table:table-cell table:formula="of:=([.$E$2]/[.$G$2])*POWER(([.I181]-[.$H$2])/[.$G$2];([.$E$2]-1))*EXP(-POWER(([.I181]-[.$H$2])/[.$G$2];[.$E$2]))" office:value-type="float" office:value="0.00193052938612182" calcext:value-type="float">
            <text:p>0,001930529386122</text:p>
          </table:table-cell>
          <table:table-cell table:formula="of:=([.$F$2]/[.$G$2])*POWER(([.I181]-[.$H$2])/[.$G$2];([.$F$2]-1))*EXP(-POWER(([.I181]-[.$H$2])/[.$G$2];[.$F$2]))" office:value-type="float" office:value="0.0000000104530890571563" calcext:value-type="float">
            <text:p>1,04530890571563E-08</text:p>
          </table:table-cell>
          <table:table-cell table:number-columns-repeated="5"/>
          <table:table-cell table:formula="of:=[.I180]+1" office:value-type="float" office:value="179" calcext:value-type="float">
            <text:p>179</text:p>
          </table:table-cell>
          <table:table-cell office:value-type="float" office:value="0.000813653249002" calcext:value-type="float">
            <text:p>0,000813653249002</text:p>
          </table:table-cell>
          <table:table-cell table:number-columns-repeated="6"/>
        </table:table-row>
        <table:table-row table:style-name="ro1">
          <table:table-cell table:formula="of:=([.$D$2]/[.$G$2])*POWER(([.I182]-[.$H$2])/[.$G$2];([.$D$2]-1))*EXP(-POWER(([.I182]-[.$H$2])/[.$G$2];[.$D$2]))" office:value-type="float" office:value="0.000809381715794679" calcext:value-type="float">
            <text:p>0,000809381715795</text:p>
          </table:table-cell>
          <table:table-cell table:formula="of:=([.$E$2]/[.$G$2])*POWER(([.I182]-[.$H$2])/[.$G$2];([.$E$2]-1))*EXP(-POWER(([.I182]-[.$H$2])/[.$G$2];[.$E$2]))" office:value-type="float" office:value="0.00192314687358263" calcext:value-type="float">
            <text:p>0,001923146873583</text:p>
          </table:table-cell>
          <table:table-cell table:formula="of:=([.$F$2]/[.$G$2])*POWER(([.I182]-[.$H$2])/[.$G$2];([.$F$2]-1))*EXP(-POWER(([.I182]-[.$H$2])/[.$G$2];[.$F$2]))" office:value-type="float" office:value="0.000000013358596976653" calcext:value-type="float">
            <text:p>1,3358596976653E-08</text:p>
          </table:table-cell>
          <table:table-cell table:number-columns-repeated="5"/>
          <table:table-cell table:formula="of:=[.I181]+1" office:value-type="float" office:value="180" calcext:value-type="float">
            <text:p>180</text:p>
          </table:table-cell>
          <table:table-cell office:value-type="float" office:value="0.000809381715795" calcext:value-type="float">
            <text:p>0,000809381715795</text:p>
          </table:table-cell>
          <table:table-cell table:number-columns-repeated="6"/>
        </table:table-row>
        <table:table-row table:style-name="ro1">
          <table:table-cell table:formula="of:=([.$D$2]/[.$G$2])*POWER(([.I183]-[.$H$2])/[.$G$2];([.$D$2]-1))*EXP(-POWER(([.I183]-[.$H$2])/[.$G$2];[.$D$2]))" office:value-type="float" office:value="0.000805152679196168" calcext:value-type="float">
            <text:p>0,000805152679196</text:p>
          </table:table-cell>
          <table:table-cell table:formula="of:=([.$E$2]/[.$G$2])*POWER(([.I183]-[.$H$2])/[.$G$2];([.$E$2]-1))*EXP(-POWER(([.I183]-[.$H$2])/[.$G$2];[.$E$2]))" office:value-type="float" office:value="0.00191579259241447" calcext:value-type="float">
            <text:p>0,001915792592414</text:p>
          </table:table-cell>
          <table:table-cell table:formula="of:=([.$F$2]/[.$G$2])*POWER(([.I183]-[.$H$2])/[.$G$2];([.$F$2]-1))*EXP(-POWER(([.I183]-[.$H$2])/[.$G$2];[.$F$2]))" office:value-type="float" office:value="0.0000000170485165540281" calcext:value-type="float">
            <text:p>1,70485165540281E-08</text:p>
          </table:table-cell>
          <table:table-cell table:number-columns-repeated="5"/>
          <table:table-cell table:formula="of:=[.I182]+1" office:value-type="float" office:value="181" calcext:value-type="float">
            <text:p>181</text:p>
          </table:table-cell>
          <table:table-cell office:value-type="float" office:value="0.000805152679196" calcext:value-type="float">
            <text:p>0,000805152679196</text:p>
          </table:table-cell>
          <table:table-cell table:number-columns-repeated="6"/>
        </table:table-row>
        <table:table-row table:style-name="ro1">
          <table:table-cell table:formula="of:=([.$D$2]/[.$G$2])*POWER(([.I184]-[.$H$2])/[.$G$2];([.$D$2]-1))*EXP(-POWER(([.I184]-[.$H$2])/[.$G$2];[.$D$2]))" office:value-type="float" office:value="0.000800965497936982" calcext:value-type="float">
            <text:p>0,000800965497937</text:p>
          </table:table-cell>
          <table:table-cell table:formula="of:=([.$E$2]/[.$G$2])*POWER(([.I184]-[.$H$2])/[.$G$2];([.$E$2]-1))*EXP(-POWER(([.I184]-[.$H$2])/[.$G$2];[.$E$2]))" office:value-type="float" office:value="0.00190846643465813" calcext:value-type="float">
            <text:p>0,001908466434658</text:p>
          </table:table-cell>
          <table:table-cell table:formula="of:=([.$F$2]/[.$G$2])*POWER(([.I184]-[.$H$2])/[.$G$2];([.$F$2]-1))*EXP(-POWER(([.I184]-[.$H$2])/[.$G$2];[.$F$2]))" office:value-type="float" office:value="0.0000000217284328488303" calcext:value-type="float">
            <text:p>2,17284328488303E-08</text:p>
          </table:table-cell>
          <table:table-cell table:number-columns-repeated="5"/>
          <table:table-cell table:formula="of:=[.I183]+1" office:value-type="float" office:value="182" calcext:value-type="float">
            <text:p>182</text:p>
          </table:table-cell>
          <table:table-cell office:value-type="float" office:value="0.000800965497937" calcext:value-type="float">
            <text:p>0,000800965497937</text:p>
          </table:table-cell>
          <table:table-cell table:number-columns-repeated="6"/>
        </table:table-row>
        <table:table-row table:style-name="ro1">
          <table:table-cell table:formula="of:=([.$D$2]/[.$G$2])*POWER(([.I185]-[.$H$2])/[.$G$2];([.$D$2]-1))*EXP(-POWER(([.I185]-[.$H$2])/[.$G$2];[.$D$2]))" office:value-type="float" office:value="0.000796819543784745" calcext:value-type="float">
            <text:p>0,000796819543785</text:p>
          </table:table-cell>
          <table:table-cell table:formula="of:=([.$E$2]/[.$G$2])*POWER(([.I185]-[.$H$2])/[.$G$2];([.$E$2]-1))*EXP(-POWER(([.I185]-[.$H$2])/[.$G$2];[.$E$2]))" office:value-type="float" office:value="0.00190116829276722" calcext:value-type="float">
            <text:p>0,001901168292767</text:p>
          </table:table-cell>
          <table:table-cell table:formula="of:=([.$F$2]/[.$G$2])*POWER(([.I185]-[.$H$2])/[.$G$2];([.$F$2]-1))*EXP(-POWER(([.I185]-[.$H$2])/[.$G$2];[.$F$2]))" office:value-type="float" office:value="0.0000000276562107292663" calcext:value-type="float">
            <text:p>2,76562107292663E-08</text:p>
          </table:table-cell>
          <table:table-cell table:number-columns-repeated="5"/>
          <table:table-cell table:formula="of:=[.I184]+1" office:value-type="float" office:value="183" calcext:value-type="float">
            <text:p>183</text:p>
          </table:table-cell>
          <table:table-cell office:value-type="float" office:value="0.000796819543785" calcext:value-type="float">
            <text:p>0,000796819543785</text:p>
          </table:table-cell>
          <table:table-cell table:number-columns-repeated="6"/>
        </table:table-row>
        <table:table-row table:style-name="ro1">
          <table:table-cell table:formula="of:=([.$D$2]/[.$G$2])*POWER(([.I186]-[.$H$2])/[.$G$2];([.$D$2]-1))*EXP(-POWER(([.I186]-[.$H$2])/[.$G$2];[.$D$2]))" office:value-type="float" office:value="0.000792714201210868" calcext:value-type="float">
            <text:p>0,000792714201211</text:p>
          </table:table-cell>
          <table:table-cell table:formula="of:=([.$E$2]/[.$G$2])*POWER(([.I186]-[.$H$2])/[.$G$2];([.$E$2]-1))*EXP(-POWER(([.I186]-[.$H$2])/[.$G$2];[.$E$2]))" office:value-type="float" office:value="0.00189389805960663" calcext:value-type="float">
            <text:p>0,001893898059607</text:p>
          </table:table-cell>
          <table:table-cell table:formula="of:=([.$F$2]/[.$G$2])*POWER(([.I186]-[.$H$2])/[.$G$2];([.$F$2]-1))*EXP(-POWER(([.I186]-[.$H$2])/[.$G$2];[.$F$2]))" office:value-type="float" office:value="0.0000000351548871079913" calcext:value-type="float">
            <text:p>3,51548871079913E-08</text:p>
          </table:table-cell>
          <table:table-cell table:number-columns-repeated="5"/>
          <table:table-cell table:formula="of:=[.I185]+1" office:value-type="float" office:value="184" calcext:value-type="float">
            <text:p>184</text:p>
          </table:table-cell>
          <table:table-cell office:value-type="float" office:value="0.000792714201211" calcext:value-type="float">
            <text:p>0,000792714201211</text:p>
          </table:table-cell>
          <table:table-cell table:number-columns-repeated="6"/>
        </table:table-row>
        <table:table-row table:style-name="ro1">
          <table:table-cell table:formula="of:=([.$D$2]/[.$G$2])*POWER(([.I187]-[.$H$2])/[.$G$2];([.$D$2]-1))*EXP(-POWER(([.I187]-[.$H$2])/[.$G$2];[.$D$2]))" office:value-type="float" office:value="0.000788648867067396" calcext:value-type="float">
            <text:p>0,000788648867067</text:p>
          </table:table-cell>
          <table:table-cell table:formula="of:=([.$E$2]/[.$G$2])*POWER(([.I187]-[.$H$2])/[.$G$2];([.$E$2]-1))*EXP(-POWER(([.I187]-[.$H$2])/[.$G$2];[.$E$2]))" office:value-type="float" office:value="0.00188665562845096" calcext:value-type="float">
            <text:p>0,001886655628451</text:p>
          </table:table-cell>
          <table:table-cell table:formula="of:=([.$F$2]/[.$G$2])*POWER(([.I187]-[.$H$2])/[.$G$2];([.$F$2]-1))*EXP(-POWER(([.I187]-[.$H$2])/[.$G$2];[.$F$2]))" office:value-type="float" office:value="0.000000044628644360938" calcext:value-type="float">
            <text:p>4,4628644360938E-08</text:p>
          </table:table-cell>
          <table:table-cell table:number-columns-repeated="5"/>
          <table:table-cell table:formula="of:=[.I186]+1" office:value-type="float" office:value="185" calcext:value-type="float">
            <text:p>185</text:p>
          </table:table-cell>
          <table:table-cell office:value-type="float" office:value="0.000788648867067" calcext:value-type="float">
            <text:p>0,000788648867067</text:p>
          </table:table-cell>
          <table:table-cell table:number-columns-repeated="6"/>
        </table:table-row>
        <table:table-row table:style-name="ro1">
          <table:table-cell table:formula="of:=([.$D$2]/[.$G$2])*POWER(([.I188]-[.$H$2])/[.$G$2];([.$D$2]-1))*EXP(-POWER(([.I188]-[.$H$2])/[.$G$2];[.$D$2]))" office:value-type="float" office:value="0.000784622950273759" calcext:value-type="float">
            <text:p>0,000784622950274</text:p>
          </table:table-cell>
          <table:table-cell table:formula="of:=([.$E$2]/[.$G$2])*POWER(([.I188]-[.$H$2])/[.$G$2];([.$E$2]-1))*EXP(-POWER(([.I188]-[.$H$2])/[.$G$2];[.$E$2]))" office:value-type="float" office:value="0.0018794408929829" calcext:value-type="float">
            <text:p>0,001879440892983</text:p>
          </table:table-cell>
          <table:table-cell table:formula="of:=([.$F$2]/[.$G$2])*POWER(([.I188]-[.$H$2])/[.$G$2];([.$F$2]-1))*EXP(-POWER(([.I188]-[.$H$2])/[.$G$2];[.$F$2]))" office:value-type="float" office:value="0.0000000565825781591778" calcext:value-type="float">
            <text:p>5,65825781591778E-08</text:p>
          </table:table-cell>
          <table:table-cell table:number-columns-repeated="5"/>
          <table:table-cell table:formula="of:=[.I187]+1" office:value-type="float" office:value="186" calcext:value-type="float">
            <text:p>186</text:p>
          </table:table-cell>
          <table:table-cell office:value-type="float" office:value="0.000784622950274" calcext:value-type="float">
            <text:p>0,000784622950274</text:p>
          </table:table-cell>
          <table:table-cell table:number-columns-repeated="6"/>
        </table:table-row>
        <table:table-row table:style-name="ro1">
          <table:table-cell table:formula="of:=([.$D$2]/[.$G$2])*POWER(([.I189]-[.$H$2])/[.$G$2];([.$D$2]-1))*EXP(-POWER(([.I189]-[.$H$2])/[.$G$2];[.$D$2]))" office:value-type="float" office:value="0.000780635871513061" calcext:value-type="float">
            <text:p>0,000780635871513</text:p>
          </table:table-cell>
          <table:table-cell table:formula="of:=([.$E$2]/[.$G$2])*POWER(([.I189]-[.$H$2])/[.$G$2];([.$E$2]-1))*EXP(-POWER(([.I189]-[.$H$2])/[.$G$2];[.$E$2]))" office:value-type="float" office:value="0.00187225374729175" calcext:value-type="float">
            <text:p>0,001872253747292</text:p>
          </table:table-cell>
          <table:table-cell table:formula="of:=([.$F$2]/[.$G$2])*POWER(([.I189]-[.$H$2])/[.$G$2];([.$F$2]-1))*EXP(-POWER(([.I189]-[.$H$2])/[.$G$2];[.$F$2]))" office:value-type="float" office:value="0.0000000716471327428515" calcext:value-type="float">
            <text:p>7,16471327428515E-08</text:p>
          </table:table-cell>
          <table:table-cell table:number-columns-repeated="5"/>
          <table:table-cell table:formula="of:=[.I188]+1" office:value-type="float" office:value="187" calcext:value-type="float">
            <text:p>187</text:p>
          </table:table-cell>
          <table:table-cell office:value-type="float" office:value="0.000780635871513" calcext:value-type="float">
            <text:p>0,000780635871513</text:p>
          </table:table-cell>
          <table:table-cell table:number-columns-repeated="6"/>
        </table:table-row>
        <table:table-row table:style-name="ro1">
          <table:table-cell table:formula="of:=([.$D$2]/[.$G$2])*POWER(([.I190]-[.$H$2])/[.$G$2];([.$D$2]-1))*EXP(-POWER(([.I190]-[.$H$2])/[.$G$2];[.$D$2]))" office:value-type="float" office:value="0.000776687062937578" calcext:value-type="float">
            <text:p>0,000776687062938</text:p>
          </table:table-cell>
          <table:table-cell table:formula="of:=([.$E$2]/[.$G$2])*POWER(([.I190]-[.$H$2])/[.$G$2];([.$E$2]-1))*EXP(-POWER(([.I190]-[.$H$2])/[.$G$2];[.$E$2]))" office:value-type="float" office:value="0.00186509408587178" calcext:value-type="float">
            <text:p>0,001865094085872</text:p>
          </table:table-cell>
          <table:table-cell table:formula="of:=([.$F$2]/[.$G$2])*POWER(([.I190]-[.$H$2])/[.$G$2];([.$F$2]-1))*EXP(-POWER(([.I190]-[.$H$2])/[.$G$2];[.$F$2]))" office:value-type="float" office:value="0.0000000906082710939721" calcext:value-type="float">
            <text:p>9,06082710939721E-08</text:p>
          </table:table-cell>
          <table:table-cell table:number-columns-repeated="5"/>
          <table:table-cell table:formula="of:=[.I189]+1" office:value-type="float" office:value="188" calcext:value-type="float">
            <text:p>188</text:p>
          </table:table-cell>
          <table:table-cell office:value-type="float" office:value="0.000776687062938" calcext:value-type="float">
            <text:p>0,000776687062938</text:p>
          </table:table-cell>
          <table:table-cell table:number-columns-repeated="6"/>
        </table:table-row>
        <table:table-row table:style-name="ro1">
          <table:table-cell table:formula="of:=([.$D$2]/[.$G$2])*POWER(([.I191]-[.$H$2])/[.$G$2];([.$D$2]-1))*EXP(-POWER(([.I191]-[.$H$2])/[.$G$2];[.$D$2]))" office:value-type="float" office:value="0.000772775967883127" calcext:value-type="float">
            <text:p>0,000772775967883</text:p>
          </table:table-cell>
          <table:table-cell table:formula="of:=([.$E$2]/[.$G$2])*POWER(([.I191]-[.$H$2])/[.$G$2];([.$E$2]-1))*EXP(-POWER(([.I191]-[.$H$2])/[.$G$2];[.$E$2]))" office:value-type="float" office:value="0.00185796180362076" calcext:value-type="float">
            <text:p>0,001857961803621</text:p>
          </table:table-cell>
          <table:table-cell table:formula="of:=([.$F$2]/[.$G$2])*POWER(([.I191]-[.$H$2])/[.$G$2];([.$F$2]-1))*EXP(-POWER(([.I191]-[.$H$2])/[.$G$2];[.$F$2]))" office:value-type="float" office:value="0.000000114444683773537" calcext:value-type="float">
            <text:p>1,14444683773537E-07</text:p>
          </table:table-cell>
          <table:table-cell table:number-columns-repeated="5"/>
          <table:table-cell table:formula="of:=[.I190]+1" office:value-type="float" office:value="189" calcext:value-type="float">
            <text:p>189</text:p>
          </table:table-cell>
          <table:table-cell office:value-type="float" office:value="0.000772775967883" calcext:value-type="float">
            <text:p>0,000772775967883</text:p>
          </table:table-cell>
          <table:table-cell table:number-columns-repeated="6"/>
        </table:table-row>
        <table:table-row table:style-name="ro1">
          <table:table-cell table:formula="of:=([.$D$2]/[.$G$2])*POWER(([.I192]-[.$H$2])/[.$G$2];([.$D$2]-1))*EXP(-POWER(([.I192]-[.$H$2])/[.$G$2];[.$D$2]))" office:value-type="float" office:value="0.000768902040592002" calcext:value-type="float">
            <text:p>0,000768902040592</text:p>
          </table:table-cell>
          <table:table-cell table:formula="of:=([.$E$2]/[.$G$2])*POWER(([.I192]-[.$H$2])/[.$G$2];([.$E$2]-1))*EXP(-POWER(([.I192]-[.$H$2])/[.$G$2];[.$E$2]))" office:value-type="float" office:value="0.00185085679583835" calcext:value-type="float">
            <text:p>0,001850856795838</text:p>
          </table:table-cell>
          <table:table-cell table:formula="of:=([.$F$2]/[.$G$2])*POWER(([.I192]-[.$H$2])/[.$G$2];([.$F$2]-1))*EXP(-POWER(([.I192]-[.$H$2])/[.$G$2];[.$F$2]))" office:value-type="float" office:value="0.000000144373627096282" calcext:value-type="float">
            <text:p>1,44373627096282E-07</text:p>
          </table:table-cell>
          <table:table-cell table:number-columns-repeated="5"/>
          <table:table-cell table:formula="of:=[.I191]+1" office:value-type="float" office:value="190" calcext:value-type="float">
            <text:p>190</text:p>
          </table:table-cell>
          <table:table-cell office:value-type="float" office:value="0.000768902040592" calcext:value-type="float">
            <text:p>0,000768902040592</text:p>
          </table:table-cell>
          <table:table-cell table:number-columns-repeated="6"/>
        </table:table-row>
        <table:table-row table:style-name="ro1">
          <table:table-cell table:formula="of:=([.$D$2]/[.$G$2])*POWER(([.I193]-[.$H$2])/[.$G$2];([.$D$2]-1))*EXP(-POWER(([.I193]-[.$H$2])/[.$G$2];[.$D$2]))" office:value-type="float" office:value="0.000765064745944177" calcext:value-type="float">
            <text:p>0,000765064745944</text:p>
          </table:table-cell>
          <table:table-cell table:formula="of:=([.$E$2]/[.$G$2])*POWER(([.I193]-[.$H$2])/[.$G$2];([.$E$2]-1))*EXP(-POWER(([.I193]-[.$H$2])/[.$G$2];[.$E$2]))" office:value-type="float" office:value="0.00184377895822461" calcext:value-type="float">
            <text:p>0,001843778958225</text:p>
          </table:table-cell>
          <table:table-cell table:formula="of:=([.$F$2]/[.$G$2])*POWER(([.I193]-[.$H$2])/[.$G$2];([.$F$2]-1))*EXP(-POWER(([.I193]-[.$H$2])/[.$G$2];[.$F$2]))" office:value-type="float" office:value="0.000000181907329294184" calcext:value-type="float">
            <text:p>1,81907329294184E-07</text:p>
          </table:table-cell>
          <table:table-cell table:number-columns-repeated="5"/>
          <table:table-cell table:formula="of:=[.I192]+1" office:value-type="float" office:value="191" calcext:value-type="float">
            <text:p>191</text:p>
          </table:table-cell>
          <table:table-cell office:value-type="float" office:value="0.000765064745944" calcext:value-type="float">
            <text:p>0,000765064745944</text:p>
          </table:table-cell>
          <table:table-cell table:number-columns-repeated="6"/>
        </table:table-row>
        <table:table-row table:style-name="ro1">
          <table:table-cell table:formula="of:=([.$D$2]/[.$G$2])*POWER(([.I194]-[.$H$2])/[.$G$2];([.$D$2]-1))*EXP(-POWER(([.I194]-[.$H$2])/[.$G$2];[.$D$2]))" office:value-type="float" office:value="0.00076126355919648" calcext:value-type="float">
            <text:p>0,000761263559196</text:p>
          </table:table-cell>
          <table:table-cell table:formula="of:=([.$E$2]/[.$G$2])*POWER(([.I194]-[.$H$2])/[.$G$2];([.$E$2]-1))*EXP(-POWER(([.I194]-[.$H$2])/[.$G$2];[.$E$2]))" office:value-type="float" office:value="0.00183672818687844" calcext:value-type="float">
            <text:p>0,001836728186878</text:p>
          </table:table-cell>
          <table:table-cell table:formula="of:=([.$F$2]/[.$G$2])*POWER(([.I194]-[.$H$2])/[.$G$2];([.$F$2]-1))*EXP(-POWER(([.I194]-[.$H$2])/[.$G$2];[.$F$2]))" office:value-type="float" office:value="0.000000228922324929719" calcext:value-type="float">
            <text:p>2,28922324929719E-07</text:p>
          </table:table-cell>
          <table:table-cell table:number-columns-repeated="5"/>
          <table:table-cell table:formula="of:=[.I193]+1" office:value-type="float" office:value="192" calcext:value-type="float">
            <text:p>192</text:p>
          </table:table-cell>
          <table:table-cell office:value-type="float" office:value="0.000761263559196" calcext:value-type="float">
            <text:p>0,000761263559196</text:p>
          </table:table-cell>
          <table:table-cell table:number-columns-repeated="6"/>
        </table:table-row>
        <table:table-row table:style-name="ro1">
          <table:table-cell table:formula="of:=([.$D$2]/[.$G$2])*POWER(([.I195]-[.$H$2])/[.$G$2];([.$D$2]-1))*EXP(-POWER(([.I195]-[.$H$2])/[.$G$2];[.$D$2]))" office:value-type="float" office:value="0.000757497965729475" calcext:value-type="float">
            <text:p>0,000757497965729</text:p>
          </table:table-cell>
          <table:table-cell table:formula="of:=([.$E$2]/[.$G$2])*POWER(([.I195]-[.$H$2])/[.$G$2];([.$E$2]-1))*EXP(-POWER(([.I195]-[.$H$2])/[.$G$2];[.$E$2]))" office:value-type="float" office:value="0.0018297043782961" calcext:value-type="float">
            <text:p>0,001829704378296</text:p>
          </table:table-cell>
          <table:table-cell table:formula="of:=([.$F$2]/[.$G$2])*POWER(([.I195]-[.$H$2])/[.$G$2];([.$F$2]-1))*EXP(-POWER(([.I195]-[.$H$2])/[.$G$2];[.$F$2]))" office:value-type="float" office:value="0.000000287744588118226" calcext:value-type="float">
            <text:p>2,87744588118226E-07</text:p>
          </table:table-cell>
          <table:table-cell table:number-columns-repeated="5"/>
          <table:table-cell table:formula="of:=[.I194]+1" office:value-type="float" office:value="193" calcext:value-type="float">
            <text:p>193</text:p>
          </table:table-cell>
          <table:table-cell office:value-type="float" office:value="0.000757497965729" calcext:value-type="float">
            <text:p>0,000757497965729</text:p>
          </table:table-cell>
          <table:table-cell table:number-columns-repeated="6"/>
        </table:table-row>
        <table:table-row table:style-name="ro1">
          <table:table-cell table:formula="of:=([.$D$2]/[.$G$2])*POWER(([.I196]-[.$H$2])/[.$G$2];([.$D$2]-1))*EXP(-POWER(([.I196]-[.$H$2])/[.$G$2];[.$D$2]))" office:value-type="float" office:value="0.000753767460801768" calcext:value-type="float">
            <text:p>0,000753767460802</text:p>
          </table:table-cell>
          <table:table-cell table:formula="of:=([.$E$2]/[.$G$2])*POWER(([.I196]-[.$H$2])/[.$G$2];([.$E$2]-1))*EXP(-POWER(([.I196]-[.$H$2])/[.$G$2];[.$E$2]))" office:value-type="float" office:value="0.00182270742936961" calcext:value-type="float">
            <text:p>0,00182270742937</text:p>
          </table:table-cell>
          <table:table-cell table:formula="of:=([.$F$2]/[.$G$2])*POWER(([.I196]-[.$H$2])/[.$G$2];([.$F$2]-1))*EXP(-POWER(([.I196]-[.$H$2])/[.$G$2];[.$F$2]))" office:value-type="float" office:value="0.000000361253952133463" calcext:value-type="float">
            <text:p>3,61253952133463E-07</text:p>
          </table:table-cell>
          <table:table-cell table:number-columns-repeated="5"/>
          <table:table-cell table:formula="of:=[.I195]+1" office:value-type="float" office:value="194" calcext:value-type="float">
            <text:p>194</text:p>
          </table:table-cell>
          <table:table-cell office:value-type="float" office:value="0.000753767460802" calcext:value-type="float">
            <text:p>0,000753767460802</text:p>
          </table:table-cell>
          <table:table-cell table:number-columns-repeated="6"/>
        </table:table-row>
        <table:table-row table:style-name="ro1">
          <table:table-cell table:formula="of:=([.$D$2]/[.$G$2])*POWER(([.I197]-[.$H$2])/[.$G$2];([.$D$2]-1))*EXP(-POWER(([.I197]-[.$H$2])/[.$G$2];[.$D$2]))" office:value-type="float" office:value="0.000750071549311502" calcext:value-type="float">
            <text:p>0,000750071549312</text:p>
          </table:table-cell>
          <table:table-cell table:formula="of:=([.$E$2]/[.$G$2])*POWER(([.I197]-[.$H$2])/[.$G$2];([.$E$2]-1))*EXP(-POWER(([.I197]-[.$H$2])/[.$G$2];[.$E$2]))" office:value-type="float" office:value="0.00181573723738531" calcext:value-type="float">
            <text:p>0,001815737237385</text:p>
          </table:table-cell>
          <table:table-cell table:formula="of:=([.$F$2]/[.$G$2])*POWER(([.I197]-[.$H$2])/[.$G$2];([.$F$2]-1))*EXP(-POWER(([.I197]-[.$H$2])/[.$G$2];[.$F$2]))" office:value-type="float" office:value="0.000000453012048265001" calcext:value-type="float">
            <text:p>4,53012048265001E-07</text:p>
          </table:table-cell>
          <table:table-cell table:number-columns-repeated="5"/>
          <table:table-cell table:formula="of:=[.I196]+1" office:value-type="float" office:value="195" calcext:value-type="float">
            <text:p>195</text:p>
          </table:table-cell>
          <table:table-cell office:value-type="float" office:value="0.000750071549312" calcext:value-type="float">
            <text:p>0,000750071549312</text:p>
          </table:table-cell>
          <table:table-cell table:number-columns-repeated="6"/>
        </table:table-row>
        <table:table-row table:style-name="ro1">
          <table:table-cell table:formula="of:=([.$D$2]/[.$G$2])*POWER(([.I198]-[.$H$2])/[.$G$2];([.$D$2]-1))*EXP(-POWER(([.I198]-[.$H$2])/[.$G$2];[.$D$2]))" office:value-type="float" office:value="0.000746409745564785" calcext:value-type="float">
            <text:p>0,000746409745565</text:p>
          </table:table-cell>
          <table:table-cell table:formula="of:=([.$E$2]/[.$G$2])*POWER(([.I198]-[.$H$2])/[.$G$2];([.$E$2]-1))*EXP(-POWER(([.I198]-[.$H$2])/[.$G$2];[.$E$2]))" office:value-type="float" office:value="0.00180879370002233" calcext:value-type="float">
            <text:p>0,001808793700022</text:p>
          </table:table-cell>
          <table:table-cell table:formula="of:=([.$F$2]/[.$G$2])*POWER(([.I198]-[.$H$2])/[.$G$2];([.$F$2]-1))*EXP(-POWER(([.I198]-[.$H$2])/[.$G$2];[.$F$2]))" office:value-type="float" office:value="0.000000567418896137744" calcext:value-type="float">
            <text:p>5,67418896137744E-07</text:p>
          </table:table-cell>
          <table:table-cell table:number-columns-repeated="5"/>
          <table:table-cell table:formula="of:=[.I197]+1" office:value-type="float" office:value="196" calcext:value-type="float">
            <text:p>196</text:p>
          </table:table-cell>
          <table:table-cell office:value-type="float" office:value="0.000746409745565" calcext:value-type="float">
            <text:p>0,000746409745565</text:p>
          </table:table-cell>
          <table:table-cell table:number-columns-repeated="6"/>
        </table:table-row>
        <table:table-row table:style-name="ro1">
          <table:table-cell table:formula="of:=([.$D$2]/[.$G$2])*POWER(([.I199]-[.$H$2])/[.$G$2];([.$D$2]-1))*EXP(-POWER(([.I199]-[.$H$2])/[.$G$2];[.$D$2]))" office:value-type="float" office:value="0.000742781573050807" calcext:value-type="float">
            <text:p>0,000742781573051</text:p>
          </table:table-cell>
          <table:table-cell table:formula="of:=([.$E$2]/[.$G$2])*POWER(([.I199]-[.$H$2])/[.$G$2];([.$E$2]-1))*EXP(-POWER(([.I199]-[.$H$2])/[.$G$2];[.$E$2]))" office:value-type="float" office:value="0.00180187671535107" calcext:value-type="float">
            <text:p>0,001801876715351</text:p>
          </table:table-cell>
          <table:table-cell table:formula="of:=([.$F$2]/[.$G$2])*POWER(([.I199]-[.$H$2])/[.$G$2];([.$F$2]-1))*EXP(-POWER(([.I199]-[.$H$2])/[.$G$2];[.$F$2]))" office:value-type="float" office:value="0.000000709904361850606" calcext:value-type="float">
            <text:p>7,09904361850606E-07</text:p>
          </table:table-cell>
          <table:table-cell table:number-columns-repeated="5"/>
          <table:table-cell table:formula="of:=[.I198]+1" office:value-type="float" office:value="197" calcext:value-type="float">
            <text:p>197</text:p>
          </table:table-cell>
          <table:table-cell office:value-type="float" office:value="0.000742781573051" calcext:value-type="float">
            <text:p>0,000742781573051</text:p>
          </table:table-cell>
          <table:table-cell table:number-columns-repeated="6"/>
        </table:table-row>
        <table:table-row table:style-name="ro1">
          <table:table-cell table:formula="of:=([.$D$2]/[.$G$2])*POWER(([.I200]-[.$H$2])/[.$G$2];([.$D$2]-1))*EXP(-POWER(([.I200]-[.$H$2])/[.$G$2];[.$D$2]))" office:value-type="float" office:value="0.000739186564223444" calcext:value-type="float">
            <text:p>0,000739186564223</text:p>
          </table:table-cell>
          <table:table-cell table:formula="of:=([.$E$2]/[.$G$2])*POWER(([.I200]-[.$H$2])/[.$G$2];([.$E$2]-1))*EXP(-POWER(([.I200]-[.$H$2])/[.$G$2];[.$E$2]))" office:value-type="float" office:value="0.00179498618183172" calcext:value-type="float">
            <text:p>0,001794986181832</text:p>
          </table:table-cell>
          <table:table-cell table:formula="of:=([.$F$2]/[.$G$2])*POWER(([.I200]-[.$H$2])/[.$G$2];([.$F$2]-1))*EXP(-POWER(([.I200]-[.$H$2])/[.$G$2];[.$F$2]))" office:value-type="float" office:value="0.000000887162005921442" calcext:value-type="float">
            <text:p>8,87162005921442E-07</text:p>
          </table:table-cell>
          <table:table-cell table:number-columns-repeated="5"/>
          <table:table-cell table:formula="of:=[.I199]+1" office:value-type="float" office:value="198" calcext:value-type="float">
            <text:p>198</text:p>
          </table:table-cell>
          <table:table-cell office:value-type="float" office:value="0.000739186564223" calcext:value-type="float">
            <text:p>0,000739186564223</text:p>
          </table:table-cell>
          <table:table-cell table:number-columns-repeated="6"/>
        </table:table-row>
        <table:table-row table:style-name="ro1">
          <table:table-cell table:formula="of:=([.$D$2]/[.$G$2])*POWER(([.I201]-[.$H$2])/[.$G$2];([.$D$2]-1))*EXP(-POWER(([.I201]-[.$H$2])/[.$G$2];[.$D$2]))" office:value-type="float" office:value="0.000735624260289104" calcext:value-type="float">
            <text:p>0,000735624260289</text:p>
          </table:table-cell>
          <table:table-cell table:formula="of:=([.$E$2]/[.$G$2])*POWER(([.I201]-[.$H$2])/[.$G$2];([.$E$2]-1))*EXP(-POWER(([.I201]-[.$H$2])/[.$G$2];[.$E$2]))" office:value-type="float" office:value="0.00178812199831278" calcext:value-type="float">
            <text:p>0,001788121998313</text:p>
          </table:table-cell>
          <table:table-cell table:formula="of:=([.$F$2]/[.$G$2])*POWER(([.I201]-[.$H$2])/[.$G$2];([.$F$2]-1))*EXP(-POWER(([.I201]-[.$H$2])/[.$G$2];[.$F$2]))" office:value-type="float" office:value="0.00000110743441383063" calcext:value-type="float">
            <text:p>1,10743441383063E-06</text:p>
          </table:table-cell>
          <table:table-cell table:number-columns-repeated="5"/>
          <table:table-cell table:formula="of:=[.I200]+1" office:value-type="float" office:value="199" calcext:value-type="float">
            <text:p>199</text:p>
          </table:table-cell>
          <table:table-cell office:value-type="float" office:value="0.000735624260289" calcext:value-type="float">
            <text:p>0,000735624260289</text:p>
          </table:table-cell>
          <table:table-cell table:number-columns-repeated="6"/>
        </table:table-row>
        <table:table-row table:style-name="ro1">
          <table:table-cell table:formula="of:=([.$D$2]/[.$G$2])*POWER(([.I202]-[.$H$2])/[.$G$2];([.$D$2]-1))*EXP(-POWER(([.I202]-[.$H$2])/[.$G$2];[.$D$2]))" office:value-type="float" office:value="0.000732094211000627" calcext:value-type="float">
            <text:p>0,000732094211001</text:p>
          </table:table-cell>
          <table:table-cell table:formula="of:=([.$E$2]/[.$G$2])*POWER(([.I202]-[.$H$2])/[.$G$2];([.$E$2]-1))*EXP(-POWER(([.I202]-[.$H$2])/[.$G$2];[.$E$2]))" office:value-type="float" office:value="0.00178128406402955" calcext:value-type="float">
            <text:p>0,00178128406403</text:p>
          </table:table-cell>
          <table:table-cell table:formula="of:=([.$F$2]/[.$G$2])*POWER(([.I202]-[.$H$2])/[.$G$2];([.$F$2]-1))*EXP(-POWER(([.I202]-[.$H$2])/[.$G$2];[.$F$2]))" office:value-type="float" office:value="0.00000138086098992553" calcext:value-type="float">
            <text:p>1,38086098992553E-06</text:p>
          </table:table-cell>
          <table:table-cell table:number-columns-repeated="5"/>
          <table:table-cell table:formula="of:=[.I201]+1" office:value-type="float" office:value="200" calcext:value-type="float">
            <text:p>200</text:p>
          </table:table-cell>
          <table:table-cell office:value-type="float" office:value="0.000732094211001" calcext:value-type="float">
            <text:p>0,000732094211001</text:p>
          </table:table-cell>
          <table:table-cell table:number-columns-repeated="6"/>
        </table:table-row>
        <table:table-row table:style-name="ro1">
          <table:table-cell table:formula="of:=([.$D$2]/[.$G$2])*POWER(([.I203]-[.$H$2])/[.$G$2];([.$D$2]-1))*EXP(-POWER(([.I203]-[.$H$2])/[.$G$2];[.$D$2]))" office:value-type="float" office:value="0.000728595974457025" calcext:value-type="float">
            <text:p>0,000728595974457</text:p>
          </table:table-cell>
          <table:table-cell table:formula="of:=([.$E$2]/[.$G$2])*POWER(([.I203]-[.$H$2])/[.$G$2];([.$E$2]-1))*EXP(-POWER(([.I203]-[.$H$2])/[.$G$2];[.$E$2]))" office:value-type="float" office:value="0.00177447227860267" calcext:value-type="float">
            <text:p>0,001774472278603</text:p>
          </table:table-cell>
          <table:table-cell table:formula="of:=([.$F$2]/[.$G$2])*POWER(([.I203]-[.$H$2])/[.$G$2];([.$F$2]-1))*EXP(-POWER(([.I203]-[.$H$2])/[.$G$2];[.$F$2]))" office:value-type="float" office:value="0.00000171990146237776" calcext:value-type="float">
            <text:p>1,71990146237776E-06</text:p>
          </table:table-cell>
          <table:table-cell table:number-columns-repeated="5"/>
          <table:table-cell table:formula="of:=[.I202]+1" office:value-type="float" office:value="201" calcext:value-type="float">
            <text:p>201</text:p>
          </table:table-cell>
          <table:table-cell office:value-type="float" office:value="0.000728595974457" calcext:value-type="float">
            <text:p>0,000728595974457</text:p>
          </table:table-cell>
          <table:table-cell table:number-columns-repeated="6"/>
        </table:table-row>
        <table:table-row table:style-name="ro1">
          <table:table-cell table:formula="of:=([.$D$2]/[.$G$2])*POWER(([.I204]-[.$H$2])/[.$G$2];([.$D$2]-1))*EXP(-POWER(([.I204]-[.$H$2])/[.$G$2];[.$D$2]))" office:value-type="float" office:value="0.000725129116908872" calcext:value-type="float">
            <text:p>0,000725129116909</text:p>
          </table:table-cell>
          <table:table-cell table:formula="of:=([.$E$2]/[.$G$2])*POWER(([.I204]-[.$H$2])/[.$G$2];([.$E$2]-1))*EXP(-POWER(([.I204]-[.$H$2])/[.$G$2];[.$E$2]))" office:value-type="float" office:value="0.00176768654203662" calcext:value-type="float">
            <text:p>0,001767686542037</text:p>
          </table:table-cell>
          <table:table-cell table:formula="of:=([.$F$2]/[.$G$2])*POWER(([.I204]-[.$H$2])/[.$G$2];([.$F$2]-1))*EXP(-POWER(([.I204]-[.$H$2])/[.$G$2];[.$F$2]))" office:value-type="float" office:value="0.0000021398510661387" calcext:value-type="float">
            <text:p>2,1398510661387E-06</text:p>
          </table:table-cell>
          <table:table-cell table:number-columns-repeated="5"/>
          <table:table-cell table:formula="of:=[.I203]+1" office:value-type="float" office:value="202" calcext:value-type="float">
            <text:p>202</text:p>
          </table:table-cell>
          <table:table-cell office:value-type="float" office:value="0.000725129116909" calcext:value-type="float">
            <text:p>0,000725129116909</text:p>
          </table:table-cell>
          <table:table-cell table:number-columns-repeated="6"/>
        </table:table-row>
        <table:table-row table:style-name="ro1">
          <table:table-cell table:formula="of:=([.$D$2]/[.$G$2])*POWER(([.I205]-[.$H$2])/[.$G$2];([.$D$2]-1))*EXP(-POWER(([.I205]-[.$H$2])/[.$G$2];[.$D$2]))" office:value-type="float" office:value="0.000721693212569162" calcext:value-type="float">
            <text:p>0,000721693212569</text:p>
          </table:table-cell>
          <table:table-cell table:formula="of:=([.$E$2]/[.$G$2])*POWER(([.I205]-[.$H$2])/[.$G$2];([.$E$2]-1))*EXP(-POWER(([.I205]-[.$H$2])/[.$G$2];[.$E$2]))" office:value-type="float" office:value="0.0017609267547183" calcext:value-type="float">
            <text:p>0,001760926754718</text:p>
          </table:table-cell>
          <table:table-cell table:formula="of:=([.$F$2]/[.$G$2])*POWER(([.I205]-[.$H$2])/[.$G$2];([.$F$2]-1))*EXP(-POWER(([.I205]-[.$H$2])/[.$G$2];[.$F$2]))" office:value-type="float" office:value="0.00000265946662940884" calcext:value-type="float">
            <text:p>2,65946662940884E-06</text:p>
          </table:table-cell>
          <table:table-cell table:number-columns-repeated="5"/>
          <table:table-cell table:formula="of:=[.I204]+1" office:value-type="float" office:value="203" calcext:value-type="float">
            <text:p>203</text:p>
          </table:table-cell>
          <table:table-cell office:value-type="float" office:value="0.000721693212569" calcext:value-type="float">
            <text:p>0,000721693212569</text:p>
          </table:table-cell>
          <table:table-cell table:number-columns-repeated="6"/>
        </table:table-row>
        <table:table-row table:style-name="ro1">
          <table:table-cell table:formula="of:=([.$D$2]/[.$G$2])*POWER(([.I206]-[.$H$2])/[.$G$2];([.$D$2]-1))*EXP(-POWER(([.I206]-[.$H$2])/[.$G$2];[.$D$2]))" office:value-type="float" office:value="0.000718287843429447" calcext:value-type="float">
            <text:p>0,000718287843429</text:p>
          </table:table-cell>
          <table:table-cell table:formula="of:=([.$E$2]/[.$G$2])*POWER(([.I206]-[.$H$2])/[.$G$2];([.$E$2]-1))*EXP(-POWER(([.I206]-[.$H$2])/[.$G$2];[.$E$2]))" office:value-type="float" office:value="0.00175419281741553" calcext:value-type="float">
            <text:p>0,001754192817416</text:p>
          </table:table-cell>
          <table:table-cell table:formula="of:=([.$F$2]/[.$G$2])*POWER(([.I206]-[.$H$2])/[.$G$2];([.$F$2]-1))*EXP(-POWER(([.I206]-[.$H$2])/[.$G$2];[.$F$2]))" office:value-type="float" office:value="0.00000330172669004201" calcext:value-type="float">
            <text:p>3,30172669004201E-06</text:p>
          </table:table-cell>
          <table:table-cell table:number-columns-repeated="5"/>
          <table:table-cell table:formula="of:=[.I205]+1" office:value-type="float" office:value="204" calcext:value-type="float">
            <text:p>204</text:p>
          </table:table-cell>
          <table:table-cell office:value-type="float" office:value="0.000718287843429" calcext:value-type="float">
            <text:p>0,000718287843429</text:p>
          </table:table-cell>
          <table:table-cell table:number-columns-repeated="6"/>
        </table:table-row>
        <table:table-row table:style-name="ro1">
          <table:table-cell table:formula="of:=([.$D$2]/[.$G$2])*POWER(([.I207]-[.$H$2])/[.$G$2];([.$D$2]-1))*EXP(-POWER(([.I207]-[.$H$2])/[.$G$2];[.$D$2]))" office:value-type="float" office:value="0.000714912599081092" calcext:value-type="float">
            <text:p>0,000714912599081</text:p>
          </table:table-cell>
          <table:table-cell table:formula="of:=([.$E$2]/[.$G$2])*POWER(([.I207]-[.$H$2])/[.$G$2];([.$E$2]-1))*EXP(-POWER(([.I207]-[.$H$2])/[.$G$2];[.$E$2]))" office:value-type="float" office:value="0.00174748463127559" calcext:value-type="float">
            <text:p>0,001747484631276</text:p>
          </table:table-cell>
          <table:table-cell table:formula="of:=([.$F$2]/[.$G$2])*POWER(([.I207]-[.$H$2])/[.$G$2];([.$F$2]-1))*EXP(-POWER(([.I207]-[.$H$2])/[.$G$2];[.$F$2]))" office:value-type="float" office:value="0.00000409475343337431" calcext:value-type="float">
            <text:p>4,09475343337431E-06</text:p>
          </table:table-cell>
          <table:table-cell table:number-columns-repeated="5"/>
          <table:table-cell table:formula="of:=[.I206]+1" office:value-type="float" office:value="205" calcext:value-type="float">
            <text:p>205</text:p>
          </table:table-cell>
          <table:table-cell office:value-type="float" office:value="0.000714912599081" calcext:value-type="float">
            <text:p>0,000714912599081</text:p>
          </table:table-cell>
          <table:table-cell table:number-columns-repeated="6"/>
        </table:table-row>
        <table:table-row table:style-name="ro1">
          <table:table-cell table:formula="of:=([.$D$2]/[.$G$2])*POWER(([.I208]-[.$H$2])/[.$G$2];([.$D$2]-1))*EXP(-POWER(([.I208]-[.$H$2])/[.$G$2];[.$D$2]))" office:value-type="float" office:value="0.000711567076541473" calcext:value-type="float">
            <text:p>0,000711567076541</text:p>
          </table:table-cell>
          <table:table-cell table:formula="of:=([.$E$2]/[.$G$2])*POWER(([.I208]-[.$H$2])/[.$G$2];([.$E$2]-1))*EXP(-POWER(([.I208]-[.$H$2])/[.$G$2];[.$E$2]))" office:value-type="float" office:value="0.0017408020978238" calcext:value-type="float">
            <text:p>0,001740802097824</text:p>
          </table:table-cell>
          <table:table-cell table:formula="of:=([.$F$2]/[.$G$2])*POWER(([.I208]-[.$H$2])/[.$G$2];([.$F$2]-1))*EXP(-POWER(([.I208]-[.$H$2])/[.$G$2];[.$F$2]))" office:value-type="float" office:value="0.00000507292981605082" calcext:value-type="float">
            <text:p>5,07292981605082E-06</text:p>
          </table:table-cell>
          <table:table-cell table:number-columns-repeated="5"/>
          <table:table-cell table:formula="of:=[.I207]+1" office:value-type="float" office:value="206" calcext:value-type="float">
            <text:p>206</text:p>
          </table:table-cell>
          <table:table-cell office:value-type="float" office:value="0.000711567076541" calcext:value-type="float">
            <text:p>0,000711567076541</text:p>
          </table:table-cell>
          <table:table-cell table:number-columns-repeated="6"/>
        </table:table-row>
        <table:table-row table:style-name="ro1">
          <table:table-cell table:formula="of:=([.$D$2]/[.$G$2])*POWER(([.I209]-[.$H$2])/[.$G$2];([.$D$2]-1))*EXP(-POWER(([.I209]-[.$H$2])/[.$G$2];[.$D$2]))" office:value-type="float" office:value="0.000708250880084963" calcext:value-type="float">
            <text:p>0,000708250880085</text:p>
          </table:table-cell>
          <table:table-cell table:formula="of:=([.$E$2]/[.$G$2])*POWER(([.I209]-[.$H$2])/[.$G$2];([.$E$2]-1))*EXP(-POWER(([.I209]-[.$H$2])/[.$G$2];[.$E$2]))" office:value-type="float" office:value="0.00173414511896203" calcext:value-type="float">
            <text:p>0,001734145118962</text:p>
          </table:table-cell>
          <table:table-cell table:formula="of:=([.$F$2]/[.$G$2])*POWER(([.I209]-[.$H$2])/[.$G$2];([.$F$2]-1))*EXP(-POWER(([.I209]-[.$H$2])/[.$G$2];[.$F$2]))" office:value-type="float" office:value="0.0000062782518910897" calcext:value-type="float">
            <text:p>6,2782518910897E-06</text:p>
          </table:table-cell>
          <table:table-cell table:number-columns-repeated="5"/>
          <table:table-cell table:formula="of:=[.I208]+1" office:value-type="float" office:value="207" calcext:value-type="float">
            <text:p>207</text:p>
          </table:table-cell>
          <table:table-cell office:value-type="float" office:value="0.000708250880085" calcext:value-type="float">
            <text:p>0,000708250880085</text:p>
          </table:table-cell>
          <table:table-cell table:number-columns-repeated="6"/>
        </table:table-row>
        <table:table-row table:style-name="ro1">
          <table:table-cell table:formula="of:=([.$D$2]/[.$G$2])*POWER(([.I210]-[.$H$2])/[.$G$2];([.$D$2]-1))*EXP(-POWER(([.I210]-[.$H$2])/[.$G$2];[.$D$2]))" office:value-type="float" office:value="0.000704963621078552" calcext:value-type="float">
            <text:p>0,000704963621079</text:p>
          </table:table-cell>
          <table:table-cell table:formula="of:=([.$E$2]/[.$G$2])*POWER(([.I210]-[.$H$2])/[.$G$2];([.$E$2]-1))*EXP(-POWER(([.I210]-[.$H$2])/[.$G$2];[.$E$2]))" office:value-type="float" office:value="0.00172751359696731" calcext:value-type="float">
            <text:p>0,001727513596967</text:p>
          </table:table-cell>
          <table:table-cell table:formula="of:=([.$F$2]/[.$G$2])*POWER(([.I210]-[.$H$2])/[.$G$2];([.$F$2]-1))*EXP(-POWER(([.I210]-[.$H$2])/[.$G$2];[.$F$2]))" office:value-type="float" office:value="0.00000776196427718677" calcext:value-type="float">
            <text:p>7,76196427718677E-06</text:p>
          </table:table-cell>
          <table:table-cell table:number-columns-repeated="5"/>
          <table:table-cell table:formula="of:=[.I209]+1" office:value-type="float" office:value="208" calcext:value-type="float">
            <text:p>208</text:p>
          </table:table-cell>
          <table:table-cell office:value-type="float" office:value="0.000704963621079" calcext:value-type="float">
            <text:p>0,000704963621079</text:p>
          </table:table-cell>
          <table:table-cell table:number-columns-repeated="6"/>
        </table:table-row>
        <table:table-row table:style-name="ro1">
          <table:table-cell table:formula="of:=([.$D$2]/[.$G$2])*POWER(([.I211]-[.$H$2])/[.$G$2];([.$D$2]-1))*EXP(-POWER(([.I211]-[.$H$2])/[.$G$2];[.$D$2]))" office:value-type="float" office:value="0.000701704917821944" calcext:value-type="float">
            <text:p>0,000701704917822</text:p>
          </table:table-cell>
          <table:table-cell table:formula="of:=([.$E$2]/[.$G$2])*POWER(([.I211]-[.$H$2])/[.$G$2];([.$E$2]-1))*EXP(-POWER(([.I211]-[.$H$2])/[.$G$2];[.$E$2]))" office:value-type="float" office:value="0.00172090743449037" calcext:value-type="float">
            <text:p>0,00172090743449</text:p>
          </table:table-cell>
          <table:table-cell table:formula="of:=([.$F$2]/[.$G$2])*POWER(([.I211]-[.$H$2])/[.$G$2];([.$F$2]-1))*EXP(-POWER(([.I211]-[.$H$2])/[.$G$2];[.$F$2]))" office:value-type="float" office:value="0.00000958653615436579" calcext:value-type="float">
            <text:p>9,58653615436579E-06</text:p>
          </table:table-cell>
          <table:table-cell table:number-columns-repeated="5"/>
          <table:table-cell table:formula="of:=[.I210]+1" office:value-type="float" office:value="209" calcext:value-type="float">
            <text:p>209</text:p>
          </table:table-cell>
          <table:table-cell office:value-type="float" office:value="0.000701704917822" calcext:value-type="float">
            <text:p>0,000701704917822</text:p>
          </table:table-cell>
          <table:table-cell table:number-columns-repeated="6"/>
        </table:table-row>
        <table:table-row table:style-name="ro1">
          <table:table-cell table:formula="of:=([.$D$2]/[.$G$2])*POWER(([.I212]-[.$H$2])/[.$G$2];([.$D$2]-1))*EXP(-POWER(([.I212]-[.$H$2])/[.$G$2];[.$D$2]))" office:value-type="float" office:value="0.000698474395392005" calcext:value-type="float">
            <text:p>0,000698474395392</text:p>
          </table:table-cell>
          <table:table-cell table:formula="of:=([.$E$2]/[.$G$2])*POWER(([.I212]-[.$H$2])/[.$G$2];([.$E$2]-1))*EXP(-POWER(([.I212]-[.$H$2])/[.$G$2];[.$E$2]))" office:value-type="float" office:value="0.00171432653455419" calcext:value-type="float">
            <text:p>0,001714326534554</text:p>
          </table:table-cell>
          <table:table-cell table:formula="of:=([.$F$2]/[.$G$2])*POWER(([.I212]-[.$H$2])/[.$G$2];([.$F$2]-1))*EXP(-POWER(([.I212]-[.$H$2])/[.$G$2];[.$F$2]))" office:value-type="float" office:value="0.0000118280463928613" calcext:value-type="float">
            <text:p>1,18280463928613E-05</text:p>
          </table:table-cell>
          <table:table-cell table:number-columns-repeated="5"/>
          <table:table-cell table:formula="of:=[.I211]+1" office:value-type="float" office:value="210" calcext:value-type="float">
            <text:p>210</text:p>
          </table:table-cell>
          <table:table-cell office:value-type="float" office:value="0.000698474395392" calcext:value-type="float">
            <text:p>0,000698474395392</text:p>
          </table:table-cell>
          <table:table-cell table:number-columns-repeated="6"/>
        </table:table-row>
        <table:table-row table:style-name="ro1">
          <table:table-cell table:formula="of:=([.$D$2]/[.$G$2])*POWER(([.I213]-[.$H$2])/[.$G$2];([.$D$2]-1))*EXP(-POWER(([.I213]-[.$H$2])/[.$G$2];[.$D$2]))" office:value-type="float" office:value="0.000695271685491405" calcext:value-type="float">
            <text:p>0,000695271685491</text:p>
          </table:table-cell>
          <table:table-cell table:formula="of:=([.$E$2]/[.$G$2])*POWER(([.I213]-[.$H$2])/[.$G$2];([.$E$2]-1))*EXP(-POWER(([.I213]-[.$H$2])/[.$G$2];[.$E$2]))" office:value-type="float" office:value="0.00170777080055263" calcext:value-type="float">
            <text:p>0,001707770800553</text:p>
          </table:table-cell>
          <table:table-cell table:formula="of:=([.$F$2]/[.$G$2])*POWER(([.I213]-[.$H$2])/[.$G$2];([.$F$2]-1))*EXP(-POWER(([.I213]-[.$H$2])/[.$G$2];[.$F$2]))" office:value-type="float" office:value="0.000014579059752975" calcext:value-type="float">
            <text:p>1,4579059752975E-05</text:p>
          </table:table-cell>
          <table:table-cell table:number-columns-repeated="5"/>
          <table:table-cell table:formula="of:=[.I212]+1" office:value-type="float" office:value="211" calcext:value-type="float">
            <text:p>211</text:p>
          </table:table-cell>
          <table:table-cell office:value-type="float" office:value="0.000695271685491" calcext:value-type="float">
            <text:p>0,000695271685491</text:p>
          </table:table-cell>
          <table:table-cell table:number-columns-repeated="6"/>
        </table:table-row>
        <table:table-row table:style-name="ro1">
          <table:table-cell table:formula="of:=([.$D$2]/[.$G$2])*POWER(([.I214]-[.$H$2])/[.$G$2];([.$D$2]-1))*EXP(-POWER(([.I214]-[.$H$2])/[.$G$2];[.$D$2]))" office:value-type="float" office:value="0.000692096426301341" calcext:value-type="float">
            <text:p>0,000692096426301</text:p>
          </table:table-cell>
          <table:table-cell table:formula="of:=([.$E$2]/[.$G$2])*POWER(([.I214]-[.$H$2])/[.$G$2];([.$E$2]-1))*EXP(-POWER(([.I214]-[.$H$2])/[.$G$2];[.$E$2]))" office:value-type="float" office:value="0.00170124013624896" calcext:value-type="float">
            <text:p>0,001701240136249</text:p>
          </table:table-cell>
          <table:table-cell table:formula="of:=([.$F$2]/[.$G$2])*POWER(([.I214]-[.$H$2])/[.$G$2];([.$F$2]-1))*EXP(-POWER(([.I214]-[.$H$2])/[.$G$2];[.$F$2]))" office:value-type="float" office:value="0.000017952091903474" calcext:value-type="float">
            <text:p>1,7952091903474E-05</text:p>
          </table:table-cell>
          <table:table-cell table:number-columns-repeated="5"/>
          <table:table-cell table:formula="of:=[.I213]+1" office:value-type="float" office:value="212" calcext:value-type="float">
            <text:p>212</text:p>
          </table:table-cell>
          <table:table-cell office:value-type="float" office:value="0.000692096426301" calcext:value-type="float">
            <text:p>0,000692096426301</text:p>
          </table:table-cell>
          <table:table-cell table:number-columns-repeated="6"/>
        </table:table-row>
        <table:table-row table:style-name="ro1">
          <table:table-cell table:formula="of:=([.$D$2]/[.$G$2])*POWER(([.I215]-[.$H$2])/[.$G$2];([.$D$2]-1))*EXP(-POWER(([.I215]-[.$H$2])/[.$G$2];[.$D$2]))" office:value-type="float" office:value="0.00068894826233819" calcext:value-type="float">
            <text:p>0,000688948262338</text:p>
          </table:table-cell>
          <table:table-cell table:formula="of:=([.$E$2]/[.$G$2])*POWER(([.I215]-[.$H$2])/[.$G$2];([.$E$2]-1))*EXP(-POWER(([.I215]-[.$H$2])/[.$G$2];[.$E$2]))" office:value-type="float" office:value="0.00169473444577446" calcext:value-type="float">
            <text:p>0,001694734445774</text:p>
          </table:table-cell>
          <table:table-cell table:formula="of:=([.$F$2]/[.$G$2])*POWER(([.I215]-[.$H$2])/[.$G$2];([.$F$2]-1))*EXP(-POWER(([.I215]-[.$H$2])/[.$G$2];[.$F$2]))" office:value-type="float" office:value="0.0000220837797271795" calcext:value-type="float">
            <text:p>2,20837797271795E-05</text:p>
          </table:table-cell>
          <table:table-cell table:number-columns-repeated="5"/>
          <table:table-cell table:formula="of:=[.I214]+1" office:value-type="float" office:value="213" calcext:value-type="float">
            <text:p>213</text:p>
          </table:table-cell>
          <table:table-cell office:value-type="float" office:value="0.000688948262338" calcext:value-type="float">
            <text:p>0,000688948262338</text:p>
          </table:table-cell>
          <table:table-cell table:number-columns-repeated="6"/>
        </table:table-row>
        <table:table-row table:style-name="ro1">
          <table:table-cell table:formula="of:=([.$D$2]/[.$G$2])*POWER(([.I216]-[.$H$2])/[.$G$2];([.$D$2]-1))*EXP(-POWER(([.I216]-[.$H$2])/[.$G$2];[.$D$2]))" office:value-type="float" office:value="0.00068582684431399" calcext:value-type="float">
            <text:p>0,000685826844314</text:p>
          </table:table-cell>
          <table:table-cell table:formula="of:=([.$E$2]/[.$G$2])*POWER(([.I216]-[.$H$2])/[.$G$2];([.$E$2]-1))*EXP(-POWER(([.I216]-[.$H$2])/[.$G$2];[.$E$2]))" office:value-type="float" office:value="0.00168825363362704" calcext:value-type="float">
            <text:p>0,001688253633627</text:p>
          </table:table-cell>
          <table:table-cell table:formula="of:=([.$F$2]/[.$G$2])*POWER(([.I216]-[.$H$2])/[.$G$2];([.$F$2]-1))*EXP(-POWER(([.I216]-[.$H$2])/[.$G$2];[.$F$2]))" office:value-type="float" office:value="0.0000271398955133451" calcext:value-type="float">
            <text:p>2,71398955133451E-05</text:p>
          </table:table-cell>
          <table:table-cell table:number-columns-repeated="5"/>
          <table:table-cell table:formula="of:=[.I215]+1" office:value-type="float" office:value="214" calcext:value-type="float">
            <text:p>214</text:p>
          </table:table-cell>
          <table:table-cell office:value-type="float" office:value="0.000685826844314" calcext:value-type="float">
            <text:p>0,000685826844314</text:p>
          </table:table-cell>
          <table:table-cell table:number-columns-repeated="6"/>
        </table:table-row>
        <table:table-row table:style-name="ro1">
          <table:table-cell table:formula="of:=([.$D$2]/[.$G$2])*POWER(([.I217]-[.$H$2])/[.$G$2];([.$D$2]-1))*EXP(-POWER(([.I217]-[.$H$2])/[.$G$2];[.$D$2]))" office:value-type="float" office:value="0.000682731829000622" calcext:value-type="float">
            <text:p>0,000682731829001</text:p>
          </table:table-cell>
          <table:table-cell table:formula="of:=([.$E$2]/[.$G$2])*POWER(([.I217]-[.$H$2])/[.$G$2];([.$E$2]-1))*EXP(-POWER(([.I217]-[.$H$2])/[.$G$2];[.$E$2]))" office:value-type="float" office:value="0.00168179760466981" calcext:value-type="float">
            <text:p>0,00168179760467</text:p>
          </table:table-cell>
          <table:table-cell table:formula="of:=([.$F$2]/[.$G$2])*POWER(([.I217]-[.$H$2])/[.$G$2];([.$F$2]-1))*EXP(-POWER(([.I217]-[.$H$2])/[.$G$2];[.$F$2]))" office:value-type="float" office:value="0.0000333213697489459" calcext:value-type="float">
            <text:p>3,33213697489459E-05</text:p>
          </table:table-cell>
          <table:table-cell table:number-columns-repeated="5"/>
          <table:table-cell table:formula="of:=[.I216]+1" office:value-type="float" office:value="215" calcext:value-type="float">
            <text:p>215</text:p>
          </table:table-cell>
          <table:table-cell office:value-type="float" office:value="0.000682731829001" calcext:value-type="float">
            <text:p>0,000682731829001</text:p>
          </table:table-cell>
          <table:table-cell table:number-columns-repeated="6"/>
        </table:table-row>
        <table:table-row table:style-name="ro1">
          <table:table-cell table:formula="of:=([.$D$2]/[.$G$2])*POWER(([.I218]-[.$H$2])/[.$G$2];([.$D$2]-1))*EXP(-POWER(([.I218]-[.$H$2])/[.$G$2];[.$D$2]))" office:value-type="float" office:value="0.000679662879097572" calcext:value-type="float">
            <text:p>0,000679662879098</text:p>
          </table:table-cell>
          <table:table-cell table:formula="of:=([.$E$2]/[.$G$2])*POWER(([.I218]-[.$H$2])/[.$G$2];([.$E$2]-1))*EXP(-POWER(([.I218]-[.$H$2])/[.$G$2];[.$E$2]))" office:value-type="float" office:value="0.00167536626412969" calcext:value-type="float">
            <text:p>0,00167536626413</text:p>
          </table:table-cell>
          <table:table-cell table:formula="of:=([.$F$2]/[.$G$2])*POWER(([.I218]-[.$H$2])/[.$G$2];([.$F$2]-1))*EXP(-POWER(([.I218]-[.$H$2])/[.$G$2];[.$F$2]))" office:value-type="float" office:value="0.0000408715179655946" calcext:value-type="float">
            <text:p>4,08715179655946E-05</text:p>
          </table:table-cell>
          <table:table-cell table:number-columns-repeated="5"/>
          <table:table-cell table:formula="of:=[.I217]+1" office:value-type="float" office:value="216" calcext:value-type="float">
            <text:p>216</text:p>
          </table:table-cell>
          <table:table-cell office:value-type="float" office:value="0.000679662879098" calcext:value-type="float">
            <text:p>0,000679662879098</text:p>
          </table:table-cell>
          <table:table-cell table:number-columns-repeated="6"/>
        </table:table-row>
        <table:table-row table:style-name="ro1">
          <table:table-cell table:formula="of:=([.$D$2]/[.$G$2])*POWER(([.I219]-[.$H$2])/[.$G$2];([.$D$2]-1))*EXP(-POWER(([.I219]-[.$H$2])/[.$G$2];[.$D$2]))" office:value-type="float" office:value="0.000676619663103173" calcext:value-type="float">
            <text:p>0,000676619663103</text:p>
          </table:table-cell>
          <table:table-cell table:formula="of:=([.$E$2]/[.$G$2])*POWER(([.I219]-[.$H$2])/[.$G$2];([.$E$2]-1))*EXP(-POWER(([.I219]-[.$H$2])/[.$G$2];[.$E$2]))" office:value-type="float" office:value="0.00166895951759603" calcext:value-type="float">
            <text:p>0,001668959517596</text:p>
          </table:table-cell>
          <table:table-cell table:formula="of:=([.$F$2]/[.$G$2])*POWER(([.I219]-[.$H$2])/[.$G$2];([.$F$2]-1))*EXP(-POWER(([.I219]-[.$H$2])/[.$G$2];[.$F$2]))" office:value-type="float" office:value="0.0000500847032084683" calcext:value-type="float">
            <text:p>5,00847032084683E-05</text:p>
          </table:table-cell>
          <table:table-cell table:number-columns-repeated="5"/>
          <table:table-cell table:formula="of:=[.I218]+1" office:value-type="float" office:value="217" calcext:value-type="float">
            <text:p>217</text:p>
          </table:table-cell>
          <table:table-cell office:value-type="float" office:value="0.000676619663103" calcext:value-type="float">
            <text:p>0,000676619663103</text:p>
          </table:table-cell>
          <table:table-cell table:number-columns-repeated="6"/>
        </table:table-row>
        <table:table-row table:style-name="ro1">
          <table:table-cell table:formula="of:=([.$D$2]/[.$G$2])*POWER(([.I220]-[.$H$2])/[.$G$2];([.$D$2]-1))*EXP(-POWER(([.I220]-[.$H$2])/[.$G$2];[.$D$2]))" office:value-type="float" office:value="0.000673601855189212" calcext:value-type="float">
            <text:p>0,000673601855189</text:p>
          </table:table-cell>
          <table:table-cell table:formula="of:=([.$E$2]/[.$G$2])*POWER(([.I220]-[.$H$2])/[.$G$2];([.$E$2]-1))*EXP(-POWER(([.I220]-[.$H$2])/[.$G$2];[.$E$2]))" office:value-type="float" office:value="0.00166257727101919" calcext:value-type="float">
            <text:p>0,001662577271019</text:p>
          </table:table-cell>
          <table:table-cell table:formula="of:=([.$F$2]/[.$G$2])*POWER(([.I220]-[.$H$2])/[.$G$2];([.$F$2]-1))*EXP(-POWER(([.I220]-[.$H$2])/[.$G$2];[.$F$2]))" office:value-type="float" office:value="0.0000613167079840382" calcext:value-type="float">
            <text:p>6,13167079840382E-05</text:p>
          </table:table-cell>
          <table:table-cell table:number-columns-repeated="5"/>
          <table:table-cell table:formula="of:=[.I219]+1" office:value-type="float" office:value="218" calcext:value-type="float">
            <text:p>218</text:p>
          </table:table-cell>
          <table:table-cell office:value-type="float" office:value="0.000673601855189" calcext:value-type="float">
            <text:p>0,000673601855189</text:p>
          </table:table-cell>
          <table:table-cell table:number-columns-repeated="6"/>
        </table:table-row>
        <table:table-row table:style-name="ro1">
          <table:table-cell table:formula="of:=([.$D$2]/[.$G$2])*POWER(([.I221]-[.$H$2])/[.$G$2];([.$D$2]-1))*EXP(-POWER(([.I221]-[.$H$2])/[.$G$2];[.$D$2]))" office:value-type="float" office:value="0.000670609135078805" calcext:value-type="float">
            <text:p>0,000670609135079</text:p>
          </table:table-cell>
          <table:table-cell table:formula="of:=([.$E$2]/[.$G$2])*POWER(([.I221]-[.$H$2])/[.$G$2];([.$E$2]-1))*EXP(-POWER(([.I221]-[.$H$2])/[.$G$2];[.$E$2]))" office:value-type="float" office:value="0.00165621943070922" calcext:value-type="float">
            <text:p>0,001656219430709</text:p>
          </table:table-cell>
          <table:table-cell table:formula="of:=([.$F$2]/[.$G$2])*POWER(([.I221]-[.$H$2])/[.$G$2];([.$F$2]-1))*EXP(-POWER(([.I221]-[.$H$2])/[.$G$2];[.$F$2]))" office:value-type="float" office:value="0.0000749971389068177" calcext:value-type="float">
            <text:p>7,49971389068177E-05</text:p>
          </table:table-cell>
          <table:table-cell table:number-columns-repeated="5"/>
          <table:table-cell table:formula="of:=[.I220]+1" office:value-type="float" office:value="219" calcext:value-type="float">
            <text:p>219</text:p>
          </table:table-cell>
          <table:table-cell office:value-type="float" office:value="0.000670609135079" calcext:value-type="float">
            <text:p>0,000670609135079</text:p>
          </table:table-cell>
          <table:table-cell table:number-columns-repeated="6"/>
        </table:table-row>
        <table:table-row table:style-name="ro1">
          <table:table-cell table:formula="of:=([.$D$2]/[.$G$2])*POWER(([.I222]-[.$H$2])/[.$G$2];([.$D$2]-1))*EXP(-POWER(([.I222]-[.$H$2])/[.$G$2];[.$D$2]))" office:value-type="float" office:value="0.000667641187927436" calcext:value-type="float">
            <text:p>0,000667641187927</text:p>
          </table:table-cell>
          <table:table-cell table:formula="of:=([.$E$2]/[.$G$2])*POWER(([.I222]-[.$H$2])/[.$G$2];([.$E$2]-1))*EXP(-POWER(([.I222]-[.$H$2])/[.$G$2];[.$E$2]))" office:value-type="float" office:value="0.00164988590333442" calcext:value-type="float">
            <text:p>0,001649885903334</text:p>
          </table:table-cell>
          <table:table-cell table:formula="of:=([.$F$2]/[.$G$2])*POWER(([.I222]-[.$H$2])/[.$G$2];([.$F$2]-1))*EXP(-POWER(([.I222]-[.$H$2])/[.$G$2];[.$F$2]))" office:value-type="float" office:value="0.0000916442446553638" calcext:value-type="float">
            <text:p>9,16442446553638E-05</text:p>
          </table:table-cell>
          <table:table-cell table:number-columns-repeated="5"/>
          <table:table-cell table:formula="of:=[.I221]+1" office:value-type="float" office:value="220" calcext:value-type="float">
            <text:p>220</text:p>
          </table:table-cell>
          <table:table-cell office:value-type="float" office:value="0.000667641187927" calcext:value-type="float">
            <text:p>0,000667641187927</text:p>
          </table:table-cell>
          <table:table-cell table:number-columns-repeated="6"/>
        </table:table-row>
        <table:table-row table:style-name="ro1">
          <table:table-cell table:formula="of:=([.$D$2]/[.$G$2])*POWER(([.I223]-[.$H$2])/[.$G$2];([.$D$2]-1))*EXP(-POWER(([.I223]-[.$H$2])/[.$G$2];[.$D$2]))" office:value-type="float" office:value="0.000664697704207067" calcext:value-type="float">
            <text:p>0,000664697704207</text:p>
          </table:table-cell>
          <table:table-cell table:formula="of:=([.$E$2]/[.$G$2])*POWER(([.I223]-[.$H$2])/[.$G$2];([.$E$2]-1))*EXP(-POWER(([.I223]-[.$H$2])/[.$G$2];[.$E$2]))" office:value-type="float" office:value="0.00164357659592" calcext:value-type="float">
            <text:p>0,00164357659592</text:p>
          </table:table-cell>
          <table:table-cell table:formula="of:=([.$F$2]/[.$G$2])*POWER(([.I223]-[.$H$2])/[.$G$2];([.$F$2]-1))*EXP(-POWER(([.I223]-[.$H$2])/[.$G$2];[.$F$2]))" office:value-type="float" office:value="0.000111882594248976" calcext:value-type="float">
            <text:p>0,000111882594249</text:p>
          </table:table-cell>
          <table:table-cell table:number-columns-repeated="5"/>
          <table:table-cell table:formula="of:=[.I222]+1" office:value-type="float" office:value="221" calcext:value-type="float">
            <text:p>221</text:p>
          </table:table-cell>
          <table:table-cell office:value-type="float" office:value="0.000664697704207" calcext:value-type="float">
            <text:p>0,000664697704207</text:p>
          </table:table-cell>
          <table:table-cell table:number-columns-repeated="6"/>
        </table:table-row>
        <table:table-row table:style-name="ro1">
          <table:table-cell table:formula="of:=([.$D$2]/[.$G$2])*POWER(([.I224]-[.$H$2])/[.$G$2];([.$D$2]-1))*EXP(-POWER(([.I224]-[.$H$2])/[.$G$2];[.$D$2]))" office:value-type="float" office:value="0.000661778379593226" calcext:value-type="float">
            <text:p>0,000661778379593</text:p>
          </table:table-cell>
          <table:table-cell table:formula="of:=([.$E$2]/[.$G$2])*POWER(([.I224]-[.$H$2])/[.$G$2];([.$E$2]-1))*EXP(-POWER(([.I224]-[.$H$2])/[.$G$2];[.$E$2]))" office:value-type="float" office:value="0.00163729141584674" calcext:value-type="float">
            <text:p>0,001637291415847</text:p>
          </table:table-cell>
          <table:table-cell table:formula="of:=([.$F$2]/[.$G$2])*POWER(([.I224]-[.$H$2])/[.$G$2];([.$F$2]-1))*EXP(-POWER(([.I224]-[.$H$2])/[.$G$2];[.$F$2]))" office:value-type="float" office:value="0.000136464139032568" calcext:value-type="float">
            <text:p>0,000136464139033</text:p>
          </table:table-cell>
          <table:table-cell table:number-columns-repeated="5"/>
          <table:table-cell table:formula="of:=[.I223]+1" office:value-type="float" office:value="222" calcext:value-type="float">
            <text:p>222</text:p>
          </table:table-cell>
          <table:table-cell office:value-type="float" office:value="0.000661778379593" calcext:value-type="float">
            <text:p>0,000661778379593</text:p>
          </table:table-cell>
          <table:table-cell table:number-columns-repeated="6"/>
        </table:table-row>
        <table:table-row table:style-name="ro1">
          <table:table-cell table:formula="of:=([.$D$2]/[.$G$2])*POWER(([.I225]-[.$H$2])/[.$G$2];([.$D$2]-1))*EXP(-POWER(([.I225]-[.$H$2])/[.$G$2];[.$D$2]))" office:value-type="float" office:value="0.000658882914854984" calcext:value-type="float">
            <text:p>0,000658882914855</text:p>
          </table:table-cell>
          <table:table-cell table:formula="of:=([.$E$2]/[.$G$2])*POWER(([.I225]-[.$H$2])/[.$G$2];([.$E$2]-1))*EXP(-POWER(([.I225]-[.$H$2])/[.$G$2];[.$E$2]))" office:value-type="float" office:value="0.00163103027084958" calcext:value-type="float">
            <text:p>0,00163103027085</text:p>
          </table:table-cell>
          <table:table-cell table:formula="of:=([.$F$2]/[.$G$2])*POWER(([.I225]-[.$H$2])/[.$G$2];([.$F$2]-1))*EXP(-POWER(([.I225]-[.$H$2])/[.$G$2];[.$F$2]))" office:value-type="float" office:value="0.000166293268966006" calcext:value-type="float">
            <text:p>0,000166293268966</text:p>
          </table:table-cell>
          <table:table-cell table:number-columns-repeated="5"/>
          <table:table-cell table:formula="of:=[.I224]+1" office:value-type="float" office:value="223" calcext:value-type="float">
            <text:p>223</text:p>
          </table:table-cell>
          <table:table-cell office:value-type="float" office:value="0.000658882914855" calcext:value-type="float">
            <text:p>0,000658882914855</text:p>
          </table:table-cell>
          <table:table-cell table:number-columns-repeated="6"/>
        </table:table-row>
        <table:table-row table:style-name="ro1">
          <table:table-cell table:formula="of:=([.$D$2]/[.$G$2])*POWER(([.I226]-[.$H$2])/[.$G$2];([.$D$2]-1))*EXP(-POWER(([.I226]-[.$H$2])/[.$G$2];[.$D$2]))" office:value-type="float" office:value="0.000656011015747728" calcext:value-type="float">
            <text:p>0,000656011015748</text:p>
          </table:table-cell>
          <table:table-cell table:formula="of:=([.$E$2]/[.$G$2])*POWER(([.I226]-[.$H$2])/[.$G$2];([.$E$2]-1))*EXP(-POWER(([.I226]-[.$H$2])/[.$G$2];[.$E$2]))" office:value-type="float" office:value="0.00162479306901628" calcext:value-type="float">
            <text:p>0,001624793069016</text:p>
          </table:table-cell>
          <table:table-cell table:formula="of:=([.$F$2]/[.$G$2])*POWER(([.I226]-[.$H$2])/[.$G$2];([.$F$2]-1))*EXP(-POWER(([.I226]-[.$H$2])/[.$G$2];[.$F$2]))" office:value-type="float" office:value="0.000202456572476048" calcext:value-type="float">
            <text:p>0,000202456572476</text:p>
          </table:table-cell>
          <table:table-cell table:number-columns-repeated="5"/>
          <table:table-cell table:formula="of:=[.I225]+1" office:value-type="float" office:value="224" calcext:value-type="float">
            <text:p>224</text:p>
          </table:table-cell>
          <table:table-cell office:value-type="float" office:value="0.000656011015748" calcext:value-type="float">
            <text:p>0,000656011015748</text:p>
          </table:table-cell>
          <table:table-cell table:number-columns-repeated="6"/>
        </table:table-row>
        <table:table-row table:style-name="ro1">
          <table:table-cell table:formula="of:=([.$D$2]/[.$G$2])*POWER(([.I227]-[.$H$2])/[.$G$2];([.$D$2]-1))*EXP(-POWER(([.I227]-[.$H$2])/[.$G$2];[.$D$2]))" office:value-type="float" office:value="0.00065316239290866" calcext:value-type="float">
            <text:p>0,000653162392909</text:p>
          </table:table-cell>
          <table:table-cell table:formula="of:=([.$E$2]/[.$G$2])*POWER(([.I227]-[.$H$2])/[.$G$2];([.$E$2]-1))*EXP(-POWER(([.I227]-[.$H$2])/[.$G$2];[.$E$2]))" office:value-type="float" office:value="0.00161857971878612" calcext:value-type="float">
            <text:p>0,001618579718786</text:p>
          </table:table-cell>
          <table:table-cell table:formula="of:=([.$F$2]/[.$G$2])*POWER(([.I227]-[.$H$2])/[.$G$2];([.$F$2]-1))*EXP(-POWER(([.I227]-[.$H$2])/[.$G$2];[.$F$2]))" office:value-type="float" office:value="0.000246258119425939" calcext:value-type="float">
            <text:p>0,000246258119426</text:p>
          </table:table-cell>
          <table:table-cell table:number-columns-repeated="5"/>
          <table:table-cell table:formula="of:=[.I226]+1" office:value-type="float" office:value="225" calcext:value-type="float">
            <text:p>225</text:p>
          </table:table-cell>
          <table:table-cell office:value-type="float" office:value="0.000653162392909" calcext:value-type="float">
            <text:p>0,000653162392909</text:p>
          </table:table-cell>
          <table:table-cell table:number-columns-repeated="6"/>
        </table:table-row>
        <table:table-row table:style-name="ro1">
          <table:table-cell table:formula="of:=([.$D$2]/[.$G$2])*POWER(([.I228]-[.$H$2])/[.$G$2];([.$D$2]-1))*EXP(-POWER(([.I228]-[.$H$2])/[.$G$2];[.$D$2]))" office:value-type="float" office:value="0.00065033676175493" calcext:value-type="float">
            <text:p>0,000650336761755</text:p>
          </table:table-cell>
          <table:table-cell table:formula="of:=([.$E$2]/[.$G$2])*POWER(([.I228]-[.$H$2])/[.$G$2];([.$E$2]-1))*EXP(-POWER(([.I228]-[.$H$2])/[.$G$2];[.$E$2]))" office:value-type="float" office:value="0.00161239012894847" calcext:value-type="float">
            <text:p>0,001612390128948</text:p>
          </table:table-cell>
          <table:table-cell table:formula="of:=([.$F$2]/[.$G$2])*POWER(([.I228]-[.$H$2])/[.$G$2];([.$F$2]-1))*EXP(-POWER(([.I228]-[.$H$2])/[.$G$2];[.$F$2]))" office:value-type="float" office:value="0.000299261208135711" calcext:value-type="float">
            <text:p>0,000299261208136</text:p>
          </table:table-cell>
          <table:table-cell table:number-columns-repeated="5"/>
          <table:table-cell table:formula="of:=[.I227]+1" office:value-type="float" office:value="226" calcext:value-type="float">
            <text:p>226</text:p>
          </table:table-cell>
          <table:table-cell office:value-type="float" office:value="0.000650336761755" calcext:value-type="float">
            <text:p>0,000650336761755</text:p>
          </table:table-cell>
          <table:table-cell table:number-columns-repeated="6"/>
        </table:table-row>
        <table:table-row table:style-name="ro1">
          <table:table-cell table:formula="of:=([.$D$2]/[.$G$2])*POWER(([.I229]-[.$H$2])/[.$G$2];([.$D$2]-1))*EXP(-POWER(([.I229]-[.$H$2])/[.$G$2];[.$D$2]))" office:value-type="float" office:value="0.000647533842384329" calcext:value-type="float">
            <text:p>0,000647533842384</text:p>
          </table:table-cell>
          <table:table-cell table:formula="of:=([.$E$2]/[.$G$2])*POWER(([.I229]-[.$H$2])/[.$G$2];([.$E$2]-1))*EXP(-POWER(([.I229]-[.$H$2])/[.$G$2];[.$E$2]))" office:value-type="float" office:value="0.00160622420864153" calcext:value-type="float">
            <text:p>0,001606224208642</text:p>
          </table:table-cell>
          <table:table-cell table:formula="of:=([.$F$2]/[.$G$2])*POWER(([.I229]-[.$H$2])/[.$G$2];([.$F$2]-1))*EXP(-POWER(([.I229]-[.$H$2])/[.$G$2];[.$F$2]))" office:value-type="float" office:value="0.000363337648118676" calcext:value-type="float">
            <text:p>0,000363337648119</text:p>
          </table:table-cell>
          <table:table-cell table:number-columns-repeated="5"/>
          <table:table-cell table:formula="of:=[.I228]+1" office:value-type="float" office:value="227" calcext:value-type="float">
            <text:p>227</text:p>
          </table:table-cell>
          <table:table-cell office:value-type="float" office:value="0.000647533842384" calcext:value-type="float">
            <text:p>0,000647533842384</text:p>
          </table:table-cell>
          <table:table-cell table:number-columns-repeated="6"/>
        </table:table-row>
        <table:table-row table:style-name="ro1">
          <table:table-cell table:formula="of:=([.$D$2]/[.$G$2])*POWER(([.I230]-[.$H$2])/[.$G$2];([.$D$2]-1))*EXP(-POWER(([.I230]-[.$H$2])/[.$G$2];[.$D$2]))" office:value-type="float" office:value="0.000644753359478466" calcext:value-type="float">
            <text:p>0,000644753359478</text:p>
          </table:table-cell>
          <table:table-cell table:formula="of:=([.$E$2]/[.$G$2])*POWER(([.I230]-[.$H$2])/[.$G$2];([.$E$2]-1))*EXP(-POWER(([.I230]-[.$H$2])/[.$G$2];[.$E$2]))" office:value-type="float" office:value="0.00160008186735095" calcext:value-type="float">
            <text:p>0,001600081867351</text:p>
          </table:table-cell>
          <table:table-cell table:formula="of:=([.$F$2]/[.$G$2])*POWER(([.I230]-[.$H$2])/[.$G$2];([.$F$2]-1))*EXP(-POWER(([.I230]-[.$H$2])/[.$G$2];[.$F$2]))" office:value-type="float" office:value="0.000440725786757206" calcext:value-type="float">
            <text:p>0,000440725786757</text:p>
          </table:table-cell>
          <table:table-cell table:number-columns-repeated="5"/>
          <table:table-cell table:formula="of:=[.I229]+1" office:value-type="float" office:value="228" calcext:value-type="float">
            <text:p>228</text:p>
          </table:table-cell>
          <table:table-cell office:value-type="float" office:value="0.000644753359478" calcext:value-type="float">
            <text:p>0,000644753359478</text:p>
          </table:table-cell>
          <table:table-cell table:number-columns-repeated="6"/>
        </table:table-row>
        <table:table-row table:style-name="ro1">
          <table:table-cell table:formula="of:=([.$D$2]/[.$G$2])*POWER(([.I231]-[.$H$2])/[.$G$2];([.$D$2]-1))*EXP(-POWER(([.I231]-[.$H$2])/[.$G$2];[.$D$2]))" office:value-type="float" office:value="0.000641995042208361" calcext:value-type="float">
            <text:p>0,000641995042208</text:p>
          </table:table-cell>
          <table:table-cell table:formula="of:=([.$E$2]/[.$G$2])*POWER(([.I231]-[.$H$2])/[.$G$2];([.$E$2]-1))*EXP(-POWER(([.I231]-[.$H$2])/[.$G$2];[.$E$2]))" office:value-type="float" office:value="0.00159396301490853" calcext:value-type="float">
            <text:p>0,001593963014909</text:p>
          </table:table-cell>
          <table:table-cell table:formula="of:=([.$F$2]/[.$G$2])*POWER(([.I231]-[.$H$2])/[.$G$2];([.$F$2]-1))*EXP(-POWER(([.I231]-[.$H$2])/[.$G$2];[.$F$2]))" office:value-type="float" office:value="0.000534098624291858" calcext:value-type="float">
            <text:p>0,000534098624292</text:p>
          </table:table-cell>
          <table:table-cell table:number-columns-repeated="5"/>
          <table:table-cell table:formula="of:=[.I230]+1" office:value-type="float" office:value="229" calcext:value-type="float">
            <text:p>229</text:p>
          </table:table-cell>
          <table:table-cell office:value-type="float" office:value="0.000641995042208" calcext:value-type="float">
            <text:p>0,000641995042208</text:p>
          </table:table-cell>
          <table:table-cell table:number-columns-repeated="6"/>
        </table:table-row>
        <table:table-row table:style-name="ro1">
          <table:table-cell table:formula="of:=([.$D$2]/[.$G$2])*POWER(([.I232]-[.$H$2])/[.$G$2];([.$D$2]-1))*EXP(-POWER(([.I232]-[.$H$2])/[.$G$2];[.$D$2]))" office:value-type="float" office:value="0.000639258624142374" calcext:value-type="float">
            <text:p>0,000639258624142</text:p>
          </table:table-cell>
          <table:table-cell table:formula="of:=([.$E$2]/[.$G$2])*POWER(([.I232]-[.$H$2])/[.$G$2];([.$E$2]-1))*EXP(-POWER(([.I232]-[.$H$2])/[.$G$2];[.$E$2]))" office:value-type="float" office:value="0.00158786756149085" calcext:value-type="float">
            <text:p>0,001587867561491</text:p>
          </table:table-cell>
          <table:table-cell table:formula="of:=([.$F$2]/[.$G$2])*POWER(([.I232]-[.$H$2])/[.$G$2];([.$F$2]-1))*EXP(-POWER(([.I232]-[.$H$2])/[.$G$2];[.$F$2]))" office:value-type="float" office:value="0.000646643487035744" calcext:value-type="float">
            <text:p>0,000646643487036</text:p>
          </table:table-cell>
          <table:table-cell table:number-columns-repeated="5"/>
          <table:table-cell table:formula="of:=[.I231]+1" office:value-type="float" office:value="230" calcext:value-type="float">
            <text:p>230</text:p>
          </table:table-cell>
          <table:table-cell office:value-type="float" office:value="0.000639258624142" calcext:value-type="float">
            <text:p>0,000639258624142</text:p>
          </table:table-cell>
          <table:table-cell table:number-columns-repeated="6"/>
        </table:table-row>
        <table:table-row table:style-name="ro1">
          <table:table-cell table:formula="of:=([.$D$2]/[.$G$2])*POWER(([.I233]-[.$H$2])/[.$G$2];([.$D$2]-1))*EXP(-POWER(([.I233]-[.$H$2])/[.$G$2];[.$D$2]))" office:value-type="float" office:value="0.000636543843156414" calcext:value-type="float">
            <text:p>0,000636543843156</text:p>
          </table:table-cell>
          <table:table-cell table:formula="of:=([.$E$2]/[.$G$2])*POWER(([.I233]-[.$H$2])/[.$G$2];([.$E$2]-1))*EXP(-POWER(([.I233]-[.$H$2])/[.$G$2];[.$E$2]))" office:value-type="float" office:value="0.00158179541761801" calcext:value-type="float">
            <text:p>0,001581795417618</text:p>
          </table:table-cell>
          <table:table-cell table:formula="of:=([.$F$2]/[.$G$2])*POWER(([.I233]-[.$H$2])/[.$G$2];([.$F$2]-1))*EXP(-POWER(([.I233]-[.$H$2])/[.$G$2];[.$F$2]))" office:value-type="float" office:value="0.000782154827690719" calcext:value-type="float">
            <text:p>0,000782154827691</text:p>
          </table:table-cell>
          <table:table-cell table:number-columns-repeated="5"/>
          <table:table-cell table:formula="of:=[.I232]+1" office:value-type="float" office:value="231" calcext:value-type="float">
            <text:p>231</text:p>
          </table:table-cell>
          <table:table-cell office:value-type="float" office:value="0.000782154827691" calcext:value-type="float">
            <text:p>0,000782154827691</text:p>
          </table:table-cell>
          <table:table-cell table:number-columns-repeated="6"/>
        </table:table-row>
        <table:table-row table:style-name="ro1">
          <table:table-cell table:formula="of:=([.$D$2]/[.$G$2])*POWER(([.I234]-[.$H$2])/[.$G$2];([.$D$2]-1))*EXP(-POWER(([.I234]-[.$H$2])/[.$G$2];[.$D$2]))" office:value-type="float" office:value="0.000633850441346352" calcext:value-type="float">
            <text:p>0,000633850441346</text:p>
          </table:table-cell>
          <table:table-cell table:formula="of:=([.$E$2]/[.$G$2])*POWER(([.I234]-[.$H$2])/[.$G$2];([.$E$2]-1))*EXP(-POWER(([.I234]-[.$H$2])/[.$G$2];[.$E$2]))" office:value-type="float" office:value="0.00157574649415227" calcext:value-type="float">
            <text:p>0,001575746494152</text:p>
          </table:table-cell>
          <table:table-cell table:formula="of:=([.$F$2]/[.$G$2])*POWER(([.I234]-[.$H$2])/[.$G$2];([.$F$2]-1))*EXP(-POWER(([.I234]-[.$H$2])/[.$G$2];[.$F$2]))" office:value-type="float" office:value="0.000945141769857257" calcext:value-type="float">
            <text:p>0,000945141769857</text:p>
          </table:table-cell>
          <table:table-cell table:number-columns-repeated="5"/>
          <table:table-cell table:formula="of:=[.I233]+1" office:value-type="float" office:value="232" calcext:value-type="float">
            <text:p>232</text:p>
          </table:table-cell>
          <table:table-cell office:value-type="float" office:value="0.000945141769857" calcext:value-type="float">
            <text:p>0,000945141769857</text:p>
          </table:table-cell>
          <table:table-cell table:number-columns-repeated="6"/>
        </table:table-row>
        <table:table-row table:style-name="ro1">
          <table:table-cell table:formula="of:=([.$D$2]/[.$G$2])*POWER(([.I235]-[.$H$2])/[.$G$2];([.$D$2]-1))*EXP(-POWER(([.I235]-[.$H$2])/[.$G$2];[.$D$2]))" office:value-type="float" office:value="0.000631178164942581" calcext:value-type="float">
            <text:p>0,000631178164943</text:p>
          </table:table-cell>
          <table:table-cell table:formula="of:=([.$E$2]/[.$G$2])*POWER(([.I235]-[.$H$2])/[.$G$2];([.$E$2]-1))*EXP(-POWER(([.I235]-[.$H$2])/[.$G$2];[.$E$2]))" office:value-type="float" office:value="0.00156972070229679" calcext:value-type="float">
            <text:p>0,001569720702297</text:p>
          </table:table-cell>
          <table:table-cell table:formula="of:=([.$F$2]/[.$G$2])*POWER(([.I235]-[.$H$2])/[.$G$2];([.$F$2]-1))*EXP(-POWER(([.I235]-[.$H$2])/[.$G$2];[.$F$2]))" office:value-type="float" office:value="0.00114095197553232" calcext:value-type="float">
            <text:p>0,001140951975532</text:p>
          </table:table-cell>
          <table:table-cell table:number-columns-repeated="5"/>
          <table:table-cell table:formula="of:=[.I234]+1" office:value-type="float" office:value="233" calcext:value-type="float">
            <text:p>233</text:p>
          </table:table-cell>
          <table:table-cell office:value-type="float" office:value="0.001140951975532" calcext:value-type="float">
            <text:p>0,001140951975532</text:p>
          </table:table-cell>
          <table:table-cell table:number-columns-repeated="6"/>
        </table:table-row>
        <table:table-row table:style-name="ro1">
          <table:table-cell table:formula="of:=([.$D$2]/[.$G$2])*POWER(([.I236]-[.$H$2])/[.$G$2];([.$D$2]-1))*EXP(-POWER(([.I236]-[.$H$2])/[.$G$2];[.$D$2]))" office:value-type="float" office:value="0.000628526764226657" calcext:value-type="float">
            <text:p>0,000628526764227</text:p>
          </table:table-cell>
          <table:table-cell table:formula="of:=([.$E$2]/[.$G$2])*POWER(([.I236]-[.$H$2])/[.$G$2];([.$E$2]-1))*EXP(-POWER(([.I236]-[.$H$2])/[.$G$2];[.$E$2]))" office:value-type="float" office:value="0.00156371795359426" calcext:value-type="float">
            <text:p>0,001563717953594</text:p>
          </table:table-cell>
          <table:table-cell table:formula="of:=([.$F$2]/[.$G$2])*POWER(([.I236]-[.$H$2])/[.$G$2];([.$F$2]-1))*EXP(-POWER(([.I236]-[.$H$2])/[.$G$2];[.$F$2]))" office:value-type="float" office:value="0.00137591323767184" calcext:value-type="float">
            <text:p>0,001375913237672</text:p>
          </table:table-cell>
          <table:table-cell table:number-columns-repeated="5"/>
          <table:table-cell table:formula="of:=[.I235]+1" office:value-type="float" office:value="234" calcext:value-type="float">
            <text:p>234</text:p>
          </table:table-cell>
          <table:table-cell office:value-type="float" office:value="0.001375913237672" calcext:value-type="float">
            <text:p>0,001375913237672</text:p>
          </table:table-cell>
          <table:table-cell table:number-columns-repeated="6"/>
        </table:table-row>
        <table:table-row table:style-name="ro1">
          <table:table-cell table:formula="of:=([.$D$2]/[.$G$2])*POWER(([.I237]-[.$H$2])/[.$G$2];([.$D$2]-1))*EXP(-POWER(([.I237]-[.$H$2])/[.$G$2];[.$D$2]))" office:value-type="float" office:value="0.000625895993449971" calcext:value-type="float">
            <text:p>0,00062589599345</text:p>
          </table:table-cell>
          <table:table-cell table:formula="of:=([.$E$2]/[.$G$2])*POWER(([.I237]-[.$H$2])/[.$G$2];([.$E$2]-1))*EXP(-POWER(([.I237]-[.$H$2])/[.$G$2];[.$E$2]))" office:value-type="float" office:value="0.00155773815992567" calcext:value-type="float">
            <text:p>0,001557738159926</text:p>
          </table:table-cell>
          <table:table-cell table:formula="of:=([.$F$2]/[.$G$2])*POWER(([.I237]-[.$H$2])/[.$G$2];([.$F$2]-1))*EXP(-POWER(([.I237]-[.$H$2])/[.$G$2];[.$F$2]))" office:value-type="float" office:value="0.00165749381064043" calcext:value-type="float">
            <text:p>0,00165749381064</text:p>
          </table:table-cell>
          <table:table-cell table:number-columns-repeated="5"/>
          <table:table-cell table:formula="of:=[.I236]+1" office:value-type="float" office:value="235" calcext:value-type="float">
            <text:p>235</text:p>
          </table:table-cell>
          <table:table-cell office:value-type="float" office:value="0.00165749381064" calcext:value-type="float">
            <text:p>0,00165749381064</text:p>
          </table:table-cell>
          <table:table-cell table:number-columns-repeated="6"/>
        </table:table-row>
        <table:table-row table:style-name="ro1">
          <table:table-cell table:formula="of:=([.$D$2]/[.$G$2])*POWER(([.I238]-[.$H$2])/[.$G$2];([.$D$2]-1))*EXP(-POWER(([.I238]-[.$H$2])/[.$G$2];[.$D$2]))" office:value-type="float" office:value="0.000623285610754376" calcext:value-type="float">
            <text:p>0,000623285610754</text:p>
          </table:table-cell>
          <table:table-cell table:formula="of:=([.$E$2]/[.$G$2])*POWER(([.I238]-[.$H$2])/[.$G$2];([.$E$2]-1))*EXP(-POWER(([.I238]-[.$H$2])/[.$G$2];[.$E$2]))" office:value-type="float" office:value="0.00155178123350896" calcext:value-type="float">
            <text:p>0,001551781233509</text:p>
          </table:table-cell>
          <table:table-cell table:formula="of:=([.$F$2]/[.$G$2])*POWER(([.I238]-[.$H$2])/[.$G$2];([.$F$2]-1))*EXP(-POWER(([.I238]-[.$H$2])/[.$G$2];[.$F$2]))" office:value-type="float" office:value="0.00199448178532396" calcext:value-type="float">
            <text:p>0,001994481785324</text:p>
          </table:table-cell>
          <table:table-cell table:number-columns-repeated="5"/>
          <table:table-cell table:formula="of:=[.I237]+1" office:value-type="float" office:value="236" calcext:value-type="float">
            <text:p>236</text:p>
          </table:table-cell>
          <table:table-cell office:value-type="float" office:value="0.001994481785324" calcext:value-type="float">
            <text:p>0,001994481785324</text:p>
          </table:table-cell>
          <table:table-cell table:number-columns-repeated="6"/>
        </table:table-row>
        <table:table-row table:style-name="ro1">
          <table:table-cell table:formula="of:=([.$D$2]/[.$G$2])*POWER(([.I239]-[.$H$2])/[.$G$2];([.$D$2]-1))*EXP(-POWER(([.I239]-[.$H$2])/[.$G$2];[.$D$2]))" office:value-type="float" office:value="0.000620695378094737" calcext:value-type="float">
            <text:p>0,000620695378095</text:p>
          </table:table-cell>
          <table:table-cell table:formula="of:=([.$E$2]/[.$G$2])*POWER(([.I239]-[.$H$2])/[.$G$2];([.$E$2]-1))*EXP(-POWER(([.I239]-[.$H$2])/[.$G$2];[.$E$2]))" office:value-type="float" office:value="0.00154584708689776" calcext:value-type="float">
            <text:p>0,001545847086898</text:p>
          </table:table-cell>
          <table:table-cell table:formula="of:=([.$F$2]/[.$G$2])*POWER(([.I239]-[.$H$2])/[.$G$2];([.$F$2]-1))*EXP(-POWER(([.I239]-[.$H$2])/[.$G$2];[.$F$2]))" office:value-type="float" office:value="0.00239718264832555" calcext:value-type="float">
            <text:p>0,002397182648326</text:p>
          </table:table-cell>
          <table:table-cell table:number-columns-repeated="5"/>
          <table:table-cell table:formula="of:=[.I238]+1" office:value-type="float" office:value="237" calcext:value-type="float">
            <text:p>237</text:p>
          </table:table-cell>
          <table:table-cell office:value-type="float" office:value="0.002397182648326" calcext:value-type="float">
            <text:p>0,002397182648326</text:p>
          </table:table-cell>
          <table:table-cell table:number-columns-repeated="6"/>
        </table:table-row>
        <table:table-row table:style-name="ro1">
          <table:table-cell table:formula="of:=([.$D$2]/[.$G$2])*POWER(([.I240]-[.$H$2])/[.$G$2];([.$D$2]-1))*EXP(-POWER(([.I240]-[.$H$2])/[.$G$2];[.$D$2]))" office:value-type="float" office:value="0.000618125061163329" calcext:value-type="float">
            <text:p>0,000618125061163</text:p>
          </table:table-cell>
          <table:table-cell table:formula="of:=([.$E$2]/[.$G$2])*POWER(([.I240]-[.$H$2])/[.$G$2];([.$E$2]-1))*EXP(-POWER(([.I240]-[.$H$2])/[.$G$2];[.$E$2]))" office:value-type="float" office:value="0.00153993563298013" calcext:value-type="float">
            <text:p>0,00153993563298</text:p>
          </table:table-cell>
          <table:table-cell table:formula="of:=([.$F$2]/[.$G$2])*POWER(([.I240]-[.$H$2])/[.$G$2];([.$F$2]-1))*EXP(-POWER(([.I240]-[.$H$2])/[.$G$2];[.$F$2]))" office:value-type="float" office:value="0.00287763233871523" calcext:value-type="float">
            <text:p>0,002877632338715</text:p>
          </table:table-cell>
          <table:table-cell table:number-columns-repeated="5"/>
          <table:table-cell table:formula="of:=[.I239]+1" office:value-type="float" office:value="238" calcext:value-type="float">
            <text:p>238</text:p>
          </table:table-cell>
          <table:table-cell office:value-type="float" office:value="0.002877632338715" calcext:value-type="float">
            <text:p>0,002877632338715</text:p>
          </table:table-cell>
          <table:table-cell table:number-columns-repeated="6"/>
        </table:table-row>
        <table:table-row table:style-name="ro1">
          <table:table-cell table:formula="of:=([.$D$2]/[.$G$2])*POWER(([.I241]-[.$H$2])/[.$G$2];([.$D$2]-1))*EXP(-POWER(([.I241]-[.$H$2])/[.$G$2];[.$D$2]))" office:value-type="float" office:value="0.000615574429316048" calcext:value-type="float">
            <text:p>0,000615574429316</text:p>
          </table:table-cell>
          <table:table-cell table:formula="of:=([.$E$2]/[.$G$2])*POWER(([.I241]-[.$H$2])/[.$G$2];([.$E$2]-1))*EXP(-POWER(([.I241]-[.$H$2])/[.$G$2];[.$E$2]))" office:value-type="float" office:value="0.00153404678497722" calcext:value-type="float">
            <text:p>0,001534046784977</text:p>
          </table:table-cell>
          <table:table-cell table:formula="of:=([.$F$2]/[.$G$2])*POWER(([.I241]-[.$H$2])/[.$G$2];([.$F$2]-1))*EXP(-POWER(([.I241]-[.$H$2])/[.$G$2];[.$F$2]))" office:value-type="float" office:value="0.00344982036645366" calcext:value-type="float">
            <text:p>0,003449820366454</text:p>
          </table:table-cell>
          <table:table-cell table:number-columns-repeated="5"/>
          <table:table-cell table:formula="of:=[.I240]+1" office:value-type="float" office:value="239" calcext:value-type="float">
            <text:p>239</text:p>
          </table:table-cell>
          <table:table-cell office:value-type="float" office:value="0.003449820366454" calcext:value-type="float">
            <text:p>0,003449820366454</text:p>
          </table:table-cell>
          <table:table-cell table:number-columns-repeated="6"/>
        </table:table-row>
        <table:table-row table:style-name="ro1">
          <table:table-cell table:formula="of:=([.$D$2]/[.$G$2])*POWER(([.I242]-[.$H$2])/[.$G$2];([.$D$2]-1))*EXP(-POWER(([.I242]-[.$H$2])/[.$G$2];[.$D$2]))" office:value-type="float" office:value="0.000613043255500369" calcext:value-type="float">
            <text:p>0,0006130432555</text:p>
          </table:table-cell>
          <table:table-cell table:formula="of:=([.$E$2]/[.$G$2])*POWER(([.I242]-[.$H$2])/[.$G$2];([.$E$2]-1))*EXP(-POWER(([.I242]-[.$H$2])/[.$G$2];[.$E$2]))" office:value-type="float" office:value="0.00152818045644205" calcext:value-type="float">
            <text:p>0,001528180456442</text:p>
          </table:table-cell>
          <table:table-cell table:formula="of:=([.$F$2]/[.$G$2])*POWER(([.I242]-[.$H$2])/[.$G$2];([.$F$2]-1))*EXP(-POWER(([.I242]-[.$H$2])/[.$G$2];[.$F$2]))" office:value-type="float" office:value="0.00412991353538686" calcext:value-type="float">
            <text:p>0,004129913535387</text:p>
          </table:table-cell>
          <table:table-cell table:number-columns-repeated="5"/>
          <table:table-cell table:formula="of:=[.I241]+1" office:value-type="float" office:value="240" calcext:value-type="float">
            <text:p>240</text:p>
          </table:table-cell>
          <table:table-cell office:value-type="float" office:value="0.004129913535387" calcext:value-type="float">
            <text:p>0,004129913535387</text:p>
          </table:table-cell>
          <table:table-cell table:number-columns-repeated="6"/>
        </table:table-row>
        <table:table-row table:style-name="ro1">
          <table:table-cell table:formula="of:=([.$D$2]/[.$G$2])*POWER(([.I243]-[.$H$2])/[.$G$2];([.$D$2]-1))*EXP(-POWER(([.I243]-[.$H$2])/[.$G$2];[.$D$2]))" office:value-type="float" office:value="0.000610531316185016" calcext:value-type="float">
            <text:p>0,000610531316185</text:p>
          </table:table-cell>
          <table:table-cell table:formula="of:=([.$E$2]/[.$G$2])*POWER(([.I243]-[.$H$2])/[.$G$2];([.$E$2]-1))*EXP(-POWER(([.I243]-[.$H$2])/[.$G$2];[.$E$2]))" office:value-type="float" office:value="0.0015223365612582" calcext:value-type="float">
            <text:p>0,001522336561258</text:p>
          </table:table-cell>
          <table:table-cell table:formula="of:=([.$F$2]/[.$G$2])*POWER(([.I243]-[.$H$2])/[.$G$2];([.$F$2]-1))*EXP(-POWER(([.I243]-[.$H$2])/[.$G$2];[.$F$2]))" office:value-type="float" office:value="0.00493646507311044" calcext:value-type="float">
            <text:p>0,00493646507311</text:p>
          </table:table-cell>
          <table:table-cell table:number-columns-repeated="5"/>
          <table:table-cell table:formula="of:=[.I242]+1" office:value-type="float" office:value="241" calcext:value-type="float">
            <text:p>241</text:p>
          </table:table-cell>
          <table:table-cell office:value-type="float" office:value="0.00493646507311" calcext:value-type="float">
            <text:p>0,00493646507311</text:p>
          </table:table-cell>
          <table:table-cell table:number-columns-repeated="6"/>
        </table:table-row>
        <table:table-row table:style-name="ro1">
          <table:table-cell table:formula="of:=([.$D$2]/[.$G$2])*POWER(([.I244]-[.$H$2])/[.$G$2];([.$D$2]-1))*EXP(-POWER(([.I244]-[.$H$2])/[.$G$2];[.$D$2]))" office:value-type="float" office:value="0.000608038391291291" calcext:value-type="float">
            <text:p>0,000608038391291</text:p>
          </table:table-cell>
          <table:table-cell table:formula="of:=([.$E$2]/[.$G$2])*POWER(([.I244]-[.$H$2])/[.$G$2];([.$E$2]-1))*EXP(-POWER(([.I244]-[.$H$2])/[.$G$2];[.$E$2]))" office:value-type="float" office:value="0.0015165150136386" calcext:value-type="float">
            <text:p>0,001516515013639</text:p>
          </table:table-cell>
          <table:table-cell table:formula="of:=([.$F$2]/[.$G$2])*POWER(([.I244]-[.$H$2])/[.$G$2];([.$F$2]-1))*EXP(-POWER(([.I244]-[.$H$2])/[.$G$2];[.$F$2]))" office:value-type="float" office:value="0.00589058595343686" calcext:value-type="float">
            <text:p>0,005890585953437</text:p>
          </table:table-cell>
          <table:table-cell table:number-columns-repeated="5"/>
          <table:table-cell table:formula="of:=[.I243]+1" office:value-type="float" office:value="242" calcext:value-type="float">
            <text:p>242</text:p>
          </table:table-cell>
          <table:table-cell office:value-type="float" office:value="0.005890585953437" calcext:value-type="float">
            <text:p>0,005890585953437</text:p>
          </table:table-cell>
          <table:table-cell table:number-columns-repeated="6"/>
        </table:table-row>
        <table:table-row table:style-name="ro1">
          <table:table-cell table:formula="of:=([.$D$2]/[.$G$2])*POWER(([.I245]-[.$H$2])/[.$G$2];([.$D$2]-1))*EXP(-POWER(([.I245]-[.$H$2])/[.$G$2];[.$D$2]))" office:value-type="float" office:value="0.00060556426412601" calcext:value-type="float">
            <text:p>0,000605564264126</text:p>
          </table:table-cell>
          <table:table-cell table:formula="of:=([.$E$2]/[.$G$2])*POWER(([.I245]-[.$H$2])/[.$G$2];([.$E$2]-1))*EXP(-POWER(([.I245]-[.$H$2])/[.$G$2];[.$E$2]))" office:value-type="float" office:value="0.0015107157281242" calcext:value-type="float">
            <text:p>0,001510715728124</text:p>
          </table:table-cell>
          <table:table-cell table:formula="of:=([.$F$2]/[.$G$2])*POWER(([.I245]-[.$H$2])/[.$G$2];([.$F$2]-1))*EXP(-POWER(([.I245]-[.$H$2])/[.$G$2];[.$F$2]))" office:value-type="float" office:value="0.0070160442426626" calcext:value-type="float">
            <text:p>0,007016044242663</text:p>
          </table:table-cell>
          <table:table-cell table:number-columns-repeated="5"/>
          <table:table-cell table:formula="of:=[.I244]+1" office:value-type="float" office:value="243" calcext:value-type="float">
            <text:p>243</text:p>
          </table:table-cell>
          <table:table-cell office:value-type="float" office:value="0.007016044242663" calcext:value-type="float">
            <text:p>0,007016044242663</text:p>
          </table:table-cell>
          <table:table-cell table:number-columns-repeated="6"/>
        </table:table-row>
        <table:table-row table:style-name="ro1">
          <table:table-cell table:formula="of:=([.$D$2]/[.$G$2])*POWER(([.I246]-[.$H$2])/[.$G$2];([.$D$2]-1))*EXP(-POWER(([.I246]-[.$H$2])/[.$G$2];[.$D$2]))" office:value-type="float" office:value="0.000603108721316011" calcext:value-type="float">
            <text:p>0,000603108721316</text:p>
          </table:table-cell>
          <table:table-cell table:formula="of:=([.$E$2]/[.$G$2])*POWER(([.I246]-[.$H$2])/[.$G$2];([.$E$2]-1))*EXP(-POWER(([.I246]-[.$H$2])/[.$G$2];[.$E$2]))" office:value-type="float" office:value="0.00150493861958278" calcext:value-type="float">
            <text:p>0,001504938619583</text:p>
          </table:table-cell>
          <table:table-cell table:formula="of:=([.$F$2]/[.$G$2])*POWER(([.I246]-[.$H$2])/[.$G$2];([.$F$2]-1))*EXP(-POWER(([.I246]-[.$H$2])/[.$G$2];[.$F$2]))" office:value-type="float" office:value="0.00833924367304404" calcext:value-type="float">
            <text:p>0,008339243673044</text:p>
          </table:table-cell>
          <table:table-cell table:number-columns-repeated="5"/>
          <table:table-cell table:formula="of:=[.I245]+1" office:value-type="float" office:value="244" calcext:value-type="float">
            <text:p>244</text:p>
          </table:table-cell>
          <table:table-cell office:value-type="float" office:value="0.008339243673044" calcext:value-type="float">
            <text:p>0,008339243673044</text:p>
          </table:table-cell>
          <table:table-cell table:number-columns-repeated="6"/>
        </table:table-row>
        <table:table-row table:style-name="ro1">
          <table:table-cell table:formula="of:=([.$D$2]/[.$G$2])*POWER(([.I247]-[.$H$2])/[.$G$2];([.$D$2]-1))*EXP(-POWER(([.I247]-[.$H$2])/[.$G$2];[.$D$2]))" office:value-type="float" office:value="0.000600671552744194" calcext:value-type="float">
            <text:p>0,000600671552744</text:p>
          </table:table-cell>
          <table:table-cell table:formula="of:=([.$E$2]/[.$G$2])*POWER(([.I247]-[.$H$2])/[.$G$2];([.$E$2]-1))*EXP(-POWER(([.I247]-[.$H$2])/[.$G$2];[.$E$2]))" office:value-type="float" office:value="0.00149918360320766" calcext:value-type="float">
            <text:p>0,001499183603208</text:p>
          </table:table-cell>
          <table:table-cell table:formula="of:=([.$F$2]/[.$G$2])*POWER(([.I247]-[.$H$2])/[.$G$2];([.$F$2]-1))*EXP(-POWER(([.I247]-[.$H$2])/[.$G$2];[.$F$2]))" office:value-type="float" office:value="0.00988901362219673" calcext:value-type="float">
            <text:p>0,009889013622197</text:p>
          </table:table-cell>
          <table:table-cell table:number-columns-repeated="5"/>
          <table:table-cell table:formula="of:=[.I246]+1" office:value-type="float" office:value="245" calcext:value-type="float">
            <text:p>245</text:p>
          </table:table-cell>
          <table:table-cell office:value-type="float" office:value="0.009889013622197" calcext:value-type="float">
            <text:p>0,009889013622197</text:p>
          </table:table-cell>
          <table:table-cell table:number-columns-repeated="6"/>
        </table:table-row>
        <table:table-row table:style-name="ro1">
          <table:table-cell table:formula="of:=([.$D$2]/[.$G$2])*POWER(([.I248]-[.$H$2])/[.$G$2];([.$D$2]-1))*EXP(-POWER(([.I248]-[.$H$2])/[.$G$2];[.$D$2]))" office:value-type="float" office:value="0.000598252551487036" calcext:value-type="float">
            <text:p>0,000598252551487</text:p>
          </table:table-cell>
          <table:table-cell table:formula="of:=([.$E$2]/[.$G$2])*POWER(([.I248]-[.$H$2])/[.$G$2];([.$E$2]-1))*EXP(-POWER(([.I248]-[.$H$2])/[.$G$2];[.$E$2]))" office:value-type="float" office:value="0.00149345059451647" calcext:value-type="float">
            <text:p>0,001493450594516</text:p>
          </table:table-cell>
          <table:table-cell table:formula="of:=([.$F$2]/[.$G$2])*POWER(([.I248]-[.$H$2])/[.$G$2];([.$F$2]-1))*EXP(-POWER(([.I248]-[.$H$2])/[.$G$2];[.$F$2]))" office:value-type="float" office:value="0.0116961187193751" calcext:value-type="float">
            <text:p>0,011696118719375</text:p>
          </table:table-cell>
          <table:table-cell table:number-columns-repeated="5"/>
          <table:table-cell table:formula="of:=[.I247]+1" office:value-type="float" office:value="246" calcext:value-type="float">
            <text:p>246</text:p>
          </table:table-cell>
          <table:table-cell office:value-type="float" office:value="0.011696118719375" calcext:value-type="float">
            <text:p>0,011696118719375</text:p>
          </table:table-cell>
          <table:table-cell table:number-columns-repeated="6"/>
        </table:table-row>
        <table:table-row table:style-name="ro1">
          <table:table-cell table:formula="of:=([.$D$2]/[.$G$2])*POWER(([.I249]-[.$H$2])/[.$G$2];([.$D$2]-1))*EXP(-POWER(([.I249]-[.$H$2])/[.$G$2];[.$D$2]))" office:value-type="float" office:value="0.000595851513753553" calcext:value-type="float">
            <text:p>0,000595851513754</text:p>
          </table:table-cell>
          <table:table-cell table:formula="of:=([.$E$2]/[.$G$2])*POWER(([.I249]-[.$H$2])/[.$G$2];([.$E$2]-1))*EXP(-POWER(([.I249]-[.$H$2])/[.$G$2];[.$E$2]))" office:value-type="float" office:value="0.00148773950934991" calcext:value-type="float">
            <text:p>0,00148773950935</text:p>
          </table:table-cell>
          <table:table-cell table:formula="of:=([.$F$2]/[.$G$2])*POWER(([.I249]-[.$H$2])/[.$G$2];([.$F$2]-1))*EXP(-POWER(([.I249]-[.$H$2])/[.$G$2];[.$F$2]))" office:value-type="float" office:value="0.0137923673837638" calcext:value-type="float">
            <text:p>0,013792367383764</text:p>
          </table:table-cell>
          <table:table-cell table:number-columns-repeated="5"/>
          <table:table-cell table:formula="of:=[.I248]+1" office:value-type="float" office:value="247" calcext:value-type="float">
            <text:p>247</text:p>
          </table:table-cell>
          <table:table-cell office:value-type="float" office:value="0.013792367383764" calcext:value-type="float">
            <text:p>0,013792367383764</text:p>
          </table:table-cell>
          <table:table-cell table:number-columns-repeated="6"/>
        </table:table-row>
        <table:table-row table:style-name="ro1">
          <table:table-cell table:formula="of:=([.$D$2]/[.$G$2])*POWER(([.I250]-[.$H$2])/[.$G$2];([.$D$2]-1))*EXP(-POWER(([.I250]-[.$H$2])/[.$G$2];[.$D$2]))" office:value-type="float" office:value="0.000593468238825673" calcext:value-type="float">
            <text:p>0,000593468238826</text:p>
          </table:table-cell>
          <table:table-cell table:formula="of:=([.$E$2]/[.$G$2])*POWER(([.I250]-[.$H$2])/[.$G$2];([.$E$2]-1))*EXP(-POWER(([.I250]-[.$H$2])/[.$G$2];[.$E$2]))" office:value-type="float" office:value="0.00148205026387052" calcext:value-type="float">
            <text:p>0,001482050263871</text:p>
          </table:table-cell>
          <table:table-cell table:formula="of:=([.$F$2]/[.$G$2])*POWER(([.I250]-[.$H$2])/[.$G$2];([.$F$2]-1))*EXP(-POWER(([.I250]-[.$H$2])/[.$G$2];[.$F$2]))" office:value-type="float" office:value="0.0162091657626996" calcext:value-type="float">
            <text:p>0,0162091657627</text:p>
          </table:table-cell>
          <table:table-cell table:number-columns-repeated="5"/>
          <table:table-cell table:formula="of:=[.I249]+1" office:value-type="float" office:value="248" calcext:value-type="float">
            <text:p>248</text:p>
          </table:table-cell>
          <table:table-cell office:value-type="float" office:value="0.0162091657627" calcext:value-type="float">
            <text:p>0,0162091657627</text:p>
          </table:table-cell>
          <table:table-cell table:number-columns-repeated="6"/>
        </table:table-row>
        <table:table-row table:style-name="ro1">
          <table:table-cell table:formula="of:=([.$D$2]/[.$G$2])*POWER(([.I251]-[.$H$2])/[.$G$2];([.$D$2]-1))*EXP(-POWER(([.I251]-[.$H$2])/[.$G$2];[.$D$2]))" office:value-type="float" office:value="0.000591102528999963" calcext:value-type="float">
            <text:p>0,000591102529</text:p>
          </table:table-cell>
          <table:table-cell table:formula="of:=([.$E$2]/[.$G$2])*POWER(([.I251]-[.$H$2])/[.$G$2];([.$E$2]-1))*EXP(-POWER(([.I251]-[.$H$2])/[.$G$2];[.$E$2]))" office:value-type="float" office:value="0.00147638277456143" calcext:value-type="float">
            <text:p>0,001476382774561</text:p>
          </table:table-cell>
          <table:table-cell table:formula="of:=([.$F$2]/[.$G$2])*POWER(([.I251]-[.$H$2])/[.$G$2];([.$F$2]-1))*EXP(-POWER(([.I251]-[.$H$2])/[.$G$2];[.$F$2]))" office:value-type="float" office:value="0.0189753297549483" calcext:value-type="float">
            <text:p>0,018975329754948</text:p>
          </table:table-cell>
          <table:table-cell table:number-columns-repeated="5"/>
          <table:table-cell table:formula="of:=[.I250]+1" office:value-type="float" office:value="249" calcext:value-type="float">
            <text:p>249</text:p>
          </table:table-cell>
          <table:table-cell office:value-type="float" office:value="0.018975329754948" calcext:value-type="float">
            <text:p>0,018975329754948</text:p>
          </table:table-cell>
          <table:table-cell table:number-columns-repeated="6"/>
        </table:table-row>
        <table:table-row table:style-name="ro1">
          <table:table-cell table:formula="of:=([.$D$2]/[.$G$2])*POWER(([.I252]-[.$H$2])/[.$G$2];([.$D$2]-1))*EXP(-POWER(([.I252]-[.$H$2])/[.$G$2];[.$D$2]))" office:value-type="float" office:value="0.000588754189530705" calcext:value-type="float">
            <text:p>0,000588754189531</text:p>
          </table:table-cell>
          <table:table-cell table:formula="of:=([.$E$2]/[.$G$2])*POWER(([.I252]-[.$H$2])/[.$G$2];([.$E$2]-1))*EXP(-POWER(([.I252]-[.$H$2])/[.$G$2];[.$E$2]))" office:value-type="float" office:value="0.00147073695822514" calcext:value-type="float">
            <text:p>0,001470736958225</text:p>
          </table:table-cell>
          <table:table-cell table:formula="of:=([.$F$2]/[.$G$2])*POWER(([.I252]-[.$H$2])/[.$G$2];([.$F$2]-1))*EXP(-POWER(([.I252]-[.$H$2])/[.$G$2];[.$F$2]))" office:value-type="float" office:value="0.0221139393014438" calcext:value-type="float">
            <text:p>0,022113939301444</text:p>
          </table:table-cell>
          <table:table-cell table:number-columns-repeated="5"/>
          <table:table-cell table:formula="of:=[.I251]+1" office:value-type="float" office:value="250" calcext:value-type="float">
            <text:p>250</text:p>
          </table:table-cell>
          <table:table-cell office:value-type="float" office:value="0.022113939301444" calcext:value-type="float">
            <text:p>0,022113939301444</text:p>
          </table:table-cell>
          <table:table-cell table:number-columns-repeated="6"/>
        </table:table-row>
        <table:table-row table:style-name="ro1">
          <table:table-cell table:formula="of:=([.$D$2]/[.$G$2])*POWER(([.I253]-[.$H$2])/[.$G$2];([.$D$2]-1))*EXP(-POWER(([.I253]-[.$H$2])/[.$G$2];[.$D$2]))" office:value-type="float" office:value="0.000586423028574247" calcext:value-type="float">
            <text:p>0,000586423028574</text:p>
          </table:table-cell>
          <table:table-cell table:formula="of:=([.$E$2]/[.$G$2])*POWER(([.I253]-[.$H$2])/[.$G$2];([.$E$2]-1))*EXP(-POWER(([.I253]-[.$H$2])/[.$G$2];[.$E$2]))" office:value-type="float" office:value="0.00146511273198233" calcext:value-type="float">
            <text:p>0,001465112731982</text:p>
          </table:table-cell>
          <table:table-cell table:formula="of:=([.$F$2]/[.$G$2])*POWER(([.I253]-[.$H$2])/[.$G$2];([.$F$2]-1))*EXP(-POWER(([.I253]-[.$H$2])/[.$G$2];[.$F$2]))" office:value-type="float" office:value="0.0256380071939006" calcext:value-type="float">
            <text:p>0,025638007193901</text:p>
          </table:table-cell>
          <table:table-cell table:number-columns-repeated="5"/>
          <table:table-cell table:formula="of:=[.I252]+1" office:value-type="float" office:value="251" calcext:value-type="float">
            <text:p>251</text:p>
          </table:table-cell>
          <table:table-cell office:value-type="float" office:value="0.025638007193901" calcext:value-type="float">
            <text:p>0,025638007193901</text:p>
          </table:table-cell>
          <table:table-cell table:number-columns-repeated="6"/>
        </table:table-row>
        <table:table-row table:style-name="ro1">
          <table:table-cell table:formula="of:=([.$D$2]/[.$G$2])*POWER(([.I254]-[.$H$2])/[.$G$2];([.$D$2]-1))*EXP(-POWER(([.I254]-[.$H$2])/[.$G$2];[.$D$2]))" office:value-type="float" office:value="0.000584108857134632" calcext:value-type="float">
            <text:p>0,000584108857135</text:p>
          </table:table-cell>
          <table:table-cell table:formula="of:=([.$E$2]/[.$G$2])*POWER(([.I254]-[.$H$2])/[.$G$2];([.$E$2]-1))*EXP(-POWER(([.I254]-[.$H$2])/[.$G$2];[.$E$2]))" office:value-type="float" office:value="0.00145951001327059" calcext:value-type="float">
            <text:p>0,001459510013271</text:p>
          </table:table-cell>
          <table:table-cell table:formula="of:=([.$F$2]/[.$G$2])*POWER(([.I254]-[.$H$2])/[.$G$2];([.$F$2]-1))*EXP(-POWER(([.I254]-[.$H$2])/[.$G$2];[.$F$2]))" office:value-type="float" office:value="0.0295447579065282" calcext:value-type="float">
            <text:p>0,029544757906528</text:p>
          </table:table-cell>
          <table:table-cell table:number-columns-repeated="5"/>
          <table:table-cell table:formula="of:=[.I253]+1" office:value-type="float" office:value="252" calcext:value-type="float">
            <text:p>252</text:p>
          </table:table-cell>
          <table:table-cell office:value-type="float" office:value="0.029544757906528" calcext:value-type="float">
            <text:p>0,029544757906528</text:p>
          </table:table-cell>
          <table:table-cell table:number-columns-repeated="6"/>
        </table:table-row>
        <table:table-row table:style-name="ro1">
          <table:table-cell table:formula="of:=([.$D$2]/[.$G$2])*POWER(([.I255]-[.$H$2])/[.$G$2];([.$D$2]-1))*EXP(-POWER(([.I255]-[.$H$2])/[.$G$2];[.$D$2]))" office:value-type="float" office:value="0.000581811489010443" calcext:value-type="float">
            <text:p>0,00058181148901</text:p>
          </table:table-cell>
          <table:table-cell table:formula="of:=([.$E$2]/[.$G$2])*POWER(([.I255]-[.$H$2])/[.$G$2];([.$E$2]-1))*EXP(-POWER(([.I255]-[.$H$2])/[.$G$2];[.$E$2]))" office:value-type="float" office:value="0.00145392871984325" calcext:value-type="float">
            <text:p>0,001453928719843</text:p>
          </table:table-cell>
          <table:table-cell table:formula="of:=([.$F$2]/[.$G$2])*POWER(([.I255]-[.$H$2])/[.$G$2];([.$F$2]-1))*EXP(-POWER(([.I255]-[.$H$2])/[.$G$2];[.$F$2]))" office:value-type="float" office:value="0.0338083986759197" calcext:value-type="float">
            <text:p>0,03380839867592</text:p>
          </table:table-cell>
          <table:table-cell table:number-columns-repeated="5"/>
          <table:table-cell table:formula="of:=[.I254]+1" office:value-type="float" office:value="253" calcext:value-type="float">
            <text:p>253</text:p>
          </table:table-cell>
          <table:table-cell office:value-type="float" office:value="0.03380839867592" calcext:value-type="float">
            <text:p>0,03380839867592</text:p>
          </table:table-cell>
          <table:table-cell table:number-columns-repeated="6"/>
        </table:table-row>
        <table:table-row table:style-name="ro1">
          <table:table-cell table:formula="of:=([.$D$2]/[.$G$2])*POWER(([.I256]-[.$H$2])/[.$G$2];([.$D$2]-1))*EXP(-POWER(([.I256]-[.$H$2])/[.$G$2];[.$D$2]))" office:value-type="float" office:value="0.000579530740742849" calcext:value-type="float">
            <text:p>0,000579530740743</text:p>
          </table:table-cell>
          <table:table-cell table:formula="of:=([.$E$2]/[.$G$2])*POWER(([.I256]-[.$H$2])/[.$G$2];([.$E$2]-1))*EXP(-POWER(([.I256]-[.$H$2])/[.$G$2];[.$E$2]))" office:value-type="float" office:value="0.00144836876976816" calcext:value-type="float">
            <text:p>0,001448368769768</text:p>
          </table:table-cell>
          <table:table-cell table:formula="of:=([.$F$2]/[.$G$2])*POWER(([.I256]-[.$H$2])/[.$G$2];([.$F$2]-1))*EXP(-POWER(([.I256]-[.$H$2])/[.$G$2];[.$F$2]))" office:value-type="float" office:value="0.0383714546048634" calcext:value-type="float">
            <text:p>0,038371454604864</text:p>
          </table:table-cell>
          <table:table-cell table:number-columns-repeated="5"/>
          <table:table-cell table:formula="of:=[.I255]+1" office:value-type="float" office:value="254" calcext:value-type="float">
            <text:p>254</text:p>
          </table:table-cell>
          <table:table-cell office:value-type="float" office:value="0.038371454604864" calcext:value-type="float">
            <text:p>0,038371454604864</text:p>
          </table:table-cell>
          <table:table-cell table:number-columns-repeated="6"/>
        </table:table-row>
        <table:table-row table:style-name="ro1">
          <table:table-cell table:formula="of:=([.$D$2]/[.$G$2])*POWER(([.I257]-[.$H$2])/[.$G$2];([.$D$2]-1))*EXP(-POWER(([.I257]-[.$H$2])/[.$G$2];[.$D$2]))" office:value-type="float" office:value="0.000577266431564808" calcext:value-type="float">
            <text:p>0,000577266431565</text:p>
          </table:table-cell>
          <table:table-cell table:formula="of:=([.$E$2]/[.$G$2])*POWER(([.I257]-[.$H$2])/[.$G$2];([.$E$2]-1))*EXP(-POWER(([.I257]-[.$H$2])/[.$G$2];[.$E$2]))" office:value-type="float" office:value="0.00144283008142648" calcext:value-type="float">
            <text:p>0,001442830081426</text:p>
          </table:table-cell>
          <table:table-cell table:formula="of:=([.$F$2]/[.$G$2])*POWER(([.I257]-[.$H$2])/[.$G$2];([.$F$2]-1))*EXP(-POWER(([.I257]-[.$H$2])/[.$G$2];[.$F$2]))" office:value-type="float" office:value="0.0431350808617462" calcext:value-type="float">
            <text:p>0,043135080861746</text:p>
          </table:table-cell>
          <table:table-cell table:number-columns-repeated="5"/>
          <table:table-cell table:formula="of:=[.I256]+1" office:value-type="float" office:value="255" calcext:value-type="float">
            <text:p>255</text:p>
          </table:table-cell>
          <table:table-cell office:value-type="float" office:value="0.043135080861746" calcext:value-type="float">
            <text:p>0,043135080861746</text:p>
          </table:table-cell>
          <table:table-cell table:number-columns-repeated="6"/>
        </table:table-row>
        <table:table-row table:style-name="ro1">
          <table:table-cell table:formula="of:=([.$D$2]/[.$G$2])*POWER(([.I258]-[.$H$2])/[.$G$2];([.$D$2]-1))*EXP(-POWER(([.I258]-[.$H$2])/[.$G$2];[.$D$2]))" office:value-type="float" office:value="0.000575018383351412" calcext:value-type="float">
            <text:p>0,000575018383351</text:p>
          </table:table-cell>
          <table:table-cell table:formula="of:=([.$E$2]/[.$G$2])*POWER(([.I258]-[.$H$2])/[.$G$2];([.$E$2]-1))*EXP(-POWER(([.I258]-[.$H$2])/[.$G$2];[.$E$2]))" office:value-type="float" office:value="0.00143731257351149" calcext:value-type="float">
            <text:p>0,001437312573511</text:p>
          </table:table-cell>
          <table:table-cell table:formula="of:=([.$F$2]/[.$G$2])*POWER(([.I258]-[.$H$2])/[.$G$2];([.$F$2]-1))*EXP(-POWER(([.I258]-[.$H$2])/[.$G$2];[.$F$2]))" office:value-type="float" office:value="0.047949308409136" calcext:value-type="float">
            <text:p>0,047949308409136</text:p>
          </table:table-cell>
          <table:table-cell table:number-columns-repeated="5"/>
          <table:table-cell table:formula="of:=[.I257]+1" office:value-type="float" office:value="256" calcext:value-type="float">
            <text:p>256</text:p>
          </table:table-cell>
          <table:table-cell office:value-type="float" office:value="0.047949308409136" calcext:value-type="float">
            <text:p>0,047949308409136</text:p>
          </table:table-cell>
          <table:table-cell table:number-columns-repeated="6"/>
        </table:table-row>
        <table:table-row table:style-name="ro1">
          <table:table-cell table:formula="of:=([.$D$2]/[.$G$2])*POWER(([.I259]-[.$H$2])/[.$G$2];([.$D$2]-1))*EXP(-POWER(([.I259]-[.$H$2])/[.$G$2];[.$D$2]))" office:value-type="float" office:value="0.000572786420571328" calcext:value-type="float">
            <text:p>0,000572786420571</text:p>
          </table:table-cell>
          <table:table-cell table:formula="of:=([.$E$2]/[.$G$2])*POWER(([.I259]-[.$H$2])/[.$G$2];([.$E$2]-1))*EXP(-POWER(([.I259]-[.$H$2])/[.$G$2];[.$E$2]))" office:value-type="float" office:value="0.00143181616502739" calcext:value-type="float">
            <text:p>0,001431816165027</text:p>
          </table:table-cell>
          <table:table-cell table:formula="of:=([.$F$2]/[.$G$2])*POWER(([.I259]-[.$H$2])/[.$G$2];([.$F$2]-1))*EXP(-POWER(([.I259]-[.$H$2])/[.$G$2];[.$F$2]))" office:value-type="float" office:value="0.0526049565942429" calcext:value-type="float">
            <text:p>0,052604956594243</text:p>
          </table:table-cell>
          <table:table-cell table:number-columns-repeated="5"/>
          <table:table-cell table:formula="of:=[.I258]+1" office:value-type="float" office:value="257" calcext:value-type="float">
            <text:p>257</text:p>
          </table:table-cell>
          <table:table-cell office:value-type="float" office:value="0.052604956594243" calcext:value-type="float">
            <text:p>0,052604956594243</text:p>
          </table:table-cell>
          <table:table-cell table:number-columns-repeated="6"/>
        </table:table-row>
        <table:table-row table:style-name="ro1">
          <table:table-cell table:formula="of:=([.$D$2]/[.$G$2])*POWER(([.I260]-[.$H$2])/[.$G$2];([.$D$2]-1))*EXP(-POWER(([.I260]-[.$H$2])/[.$G$2];[.$D$2]))" office:value-type="float" office:value="0.000570570370239318" calcext:value-type="float">
            <text:p>0,000570570370239</text:p>
          </table:table-cell>
          <table:table-cell table:formula="of:=([.$E$2]/[.$G$2])*POWER(([.I260]-[.$H$2])/[.$G$2];([.$E$2]-1))*EXP(-POWER(([.I260]-[.$H$2])/[.$G$2];[.$E$2]))" office:value-type="float" office:value="0.00142634077528812" calcext:value-type="float">
            <text:p>0,001426340775288</text:p>
          </table:table-cell>
          <table:table-cell table:formula="of:=([.$F$2]/[.$G$2])*POWER(([.I260]-[.$H$2])/[.$G$2];([.$F$2]-1))*EXP(-POWER(([.I260]-[.$H$2])/[.$G$2];[.$F$2]))" office:value-type="float" office:value="0.0568299299359251" calcext:value-type="float">
            <text:p>0,056829929935925</text:p>
          </table:table-cell>
          <table:table-cell table:number-columns-repeated="5"/>
          <table:table-cell table:formula="of:=[.I259]+1" office:value-type="float" office:value="258" calcext:value-type="float">
            <text:p>258</text:p>
          </table:table-cell>
          <table:table-cell office:value-type="float" office:value="0.056829929935925" calcext:value-type="float">
            <text:p>0,056829929935925</text:p>
          </table:table-cell>
          <table:table-cell table:number-columns-repeated="6"/>
        </table:table-row>
      </table:table>
      <table:table table:name="Planilha2" table:style-name="ta1">
        <table:shapes>
          <draw:frame draw:z-index="0" draw:style-name="gr1" draw:text-style-name="P1" svg:width="159.99mm" svg:height="89.99mm" svg:x="60.06mm" svg:y="8.29mm">
            <draw:object draw:notify-on-update-of-ranges="Planilha2.A2:Planilha2.A2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style-name="gr2" draw:text-style-name="P2" svg:x1="102.63mm" svg:y1="48.99mm" svg:x2="103.31mm" svg:y2="73.28mm">
            <text:p/>
          </draw:line>
          <draw:line draw:z-index="2" draw:style-name="gr2" draw:text-style-name="P2" svg:x1="201.38mm" svg:y1="48.99mm" svg:x2="201.39mm" svg:y2="75.22mm">
            <text:p/>
          </draw:lin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NÚM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485698424122" calcext:value-type="float">
            <text:p>0,041485698424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5558168388325" calcext:value-type="float">
            <text:p>0,025558168388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9327297382321" calcext:value-type="float">
            <text:p>0,0193272973823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5846687405349" calcext:value-type="float">
            <text:p>0,0158466874053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1357476985468" calcext:value-type="float">
            <text:p>0,013574769854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11953911462861" calcext:value-type="float">
            <text:p>0,0119539114628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10728702003395" calcext:value-type="float">
            <text:p>0,0107287020033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9764082574291" calcext:value-type="float">
            <text:p>0,0097640825742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8981301844356" calcext:value-type="float">
            <text:p>0,0089813018443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833105371421" calcext:value-type="float">
            <text:p>0,008331053714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7780745694442" calcext:value-type="float">
            <text:p>0,0077807456944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07307890465593" calcext:value-type="float">
            <text:p>0,0073078904655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6896424993039" calcext:value-type="float">
            <text:p>0,0068964249930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06534541138928" calcext:value-type="float">
            <text:p>0,0065345411389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06213346477859" calcext:value-type="float">
            <text:p>0,0062133464778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5926004968145" calcext:value-type="float">
            <text:p>0,0059260049681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5667167109966" calcext:value-type="float">
            <text:p>0,0056671671099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005432581233838" calcext:value-type="float">
            <text:p>0,0054325812338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5218821745903" calcext:value-type="float">
            <text:p>0,0052188217459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05023094995128" calcext:value-type="float">
            <text:p>0,0050230949951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4843097916775" calcext:value-type="float">
            <text:p>0,0048430979167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04676913336926" calcext:value-type="float">
            <text:p>0,0046769133369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04522931236202" calcext:value-type="float">
            <text:p>0,0045229312362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04379788714144" calcext:value-type="float">
            <text:p>0,004379788714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04246323636693" calcext:value-type="float">
            <text:p>0,0042463236366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4121538438084" calcext:value-type="float">
            <text:p>0,0041215384380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04004571556399" calcext:value-type="float">
            <text:p>0,0040045715563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03894674676032" calcext:value-type="float">
            <text:p>0,0038946746760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03791194435839" calcext:value-type="float">
            <text:p>0,0037911944358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03693557606137" calcext:value-type="float">
            <text:p>0,0036935576061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3601258985439" calcext:value-type="float">
            <text:p>0,0036012589854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00351385144806" calcext:value-type="float">
            <text:p>0,003513851448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3430937706434" calcext:value-type="float">
            <text:p>0,0034309377064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03352163450737" calcext:value-type="float">
            <text:p>0,0033521634507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03277211602586" calcext:value-type="float">
            <text:p>0,0032772116025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03205797475836" calcext:value-type="float">
            <text:p>0,0032057974758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003137664680545" calcext:value-type="float">
            <text:p>0,0031376646805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003072581639346" calcext:value-type="float">
            <text:p>0,0030725816393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00301033861125" calcext:value-type="float">
            <text:p>0,00301033861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00295074513809" calcext:value-type="float">
            <text:p>0,002950745138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2893627844701" calcext:value-type="float">
            <text:p>0,0028936278447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002838828536565" calcext:value-type="float">
            <text:p>0,0028388285365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002786202548688" calcext:value-type="float">
            <text:p>0,00278620254868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02735617307556" calcext:value-type="float">
            <text:p>0,0027356173075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00268695107455" calcext:value-type="float">
            <text:p>0,002686951074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002640091844443" calcext:value-type="float">
            <text:p>0,0026400918444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002594936376968" calcext:value-type="float">
            <text:p>0,0025949363769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002551389342913" calcext:value-type="float">
            <text:p>0,0025513893429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002509362569151" calcext:value-type="float">
            <text:p>0,0025093625691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002468774369377" calcext:value-type="float">
            <text:p>0,0024687743693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2429548949344" calcext:value-type="float">
            <text:p>0,0024295489493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00239161587701" calcext:value-type="float">
            <text:p>0,002391615877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00235490960944" calcext:value-type="float">
            <text:p>0,002354909609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00231936906943" calcext:value-type="float">
            <text:p>0,002319369069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002284937265824" calcext:value-type="float">
            <text:p>0,0022849372658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002251560952308" calcext:value-type="float">
            <text:p>0,0022515609523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002219190320185" calcext:value-type="float">
            <text:p>0,0022191903201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002187778721206" calcext:value-type="float">
            <text:p>0,0021877787212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00215728241707" calcext:value-type="float">
            <text:p>0,0021572824170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002127660352613" calcext:value-type="float">
            <text:p>0,0021276603526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02098873950101" calcext:value-type="float">
            <text:p>0,0020988739501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002070886922353" calcext:value-type="float">
            <text:p>0,0020708869223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002043665102704" calcext:value-type="float">
            <text:p>0,0020436651027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002017176290032" calcext:value-type="float">
            <text:p>0,0020171762900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001991390107334" calcext:value-type="float">
            <text:p>0,0019913901073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00196627787245" calcext:value-type="float">
            <text:p>0,001966277872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001941812479742" calcext:value-type="float">
            <text:p>0,00194181247974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001917968291652" calcext:value-type="float">
            <text:p>0,00191796829165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.001894721039168" calcext:value-type="float">
            <text:p>0,0018947210391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001872047730379" calcext:value-type="float">
            <text:p>0,0018720477303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01849926566317" calcext:value-type="float">
            <text:p>0,0018499265663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001828336863455" calcext:value-type="float">
            <text:p>0,0018283368634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001807258982215" calcext:value-type="float">
            <text:p>0,0018072589822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.001786674260963" calcext:value-type="float">
            <text:p>0,00178667426096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.001766564955009" calcext:value-type="float">
            <text:p>0,0017665649550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001746914180145" calcext:value-type="float">
            <text:p>0,0017469141801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001727705860363" calcext:value-type="float">
            <text:p>0,00172770586036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001708924679364" calcext:value-type="float">
            <text:p>0,00170892467936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001690556035559" calcext:value-type="float">
            <text:p>0,00169055603555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001672586000259" calcext:value-type="float">
            <text:p>0,00167258600025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1655001278798" calcext:value-type="float">
            <text:p>0,00165500127879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001637789174344" calcext:value-type="float">
            <text:p>0,00163778917434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001620937554189" calcext:value-type="float">
            <text:p>0,0016209375541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001604434818311" calcext:value-type="float">
            <text:p>0,0016044348183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001588269870045" calcext:value-type="float">
            <text:p>0,0015882698700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001572432088681" calcext:value-type="float">
            <text:p>0,0015724320886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001556911303854" calcext:value-type="float">
            <text:p>0,00155691130385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001541697771586" calcext:value-type="float">
            <text:p>0,0015416977715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001526782151861" calcext:value-type="float">
            <text:p>0,0015267821518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001512155487601" calcext:value-type="float">
            <text:p>0,0015121554876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01497809184973" calcext:value-type="float">
            <text:p>0,00149780918497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001483734994894" calcext:value-type="float">
            <text:p>0,0014837349948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001469924995674" calcext:value-type="float">
            <text:p>0,00146992499567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001456371576708" calcext:value-type="float">
            <text:p>0,0014563715767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.001443067423139" calcext:value-type="float">
            <text:p>0,0014430674231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1430005501431" calcext:value-type="float">
            <text:p>0,00143000550143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001417179045783" calcext:value-type="float">
            <text:p>0,0014171790457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.001404581545335" calcext:value-type="float">
            <text:p>0,00140458154533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001392206732107" calcext:value-type="float">
            <text:p>0,0013922067321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001380048569617" calcext:value-type="float">
            <text:p>0,0013800485696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1368101242149" calcext:value-type="float">
            <text:p>0,0013681012421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.001356359144609" calcext:value-type="float">
            <text:p>0,00135635914460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001344816872947" calcext:value-type="float">
            <text:p>0,0013448168729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.001333469215099" calcext:value-type="float">
            <text:p>0,0013334692150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001322311142421" calcext:value-type="float">
            <text:p>0,00132231114242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001311337801577" calcext:value-type="float">
            <text:p>0,00131133780157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.001300544506868" calcext:value-type="float">
            <text:p>0,00130054450686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.00128992673295" calcext:value-type="float">
            <text:p>0,001289926732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001279480107945" calcext:value-type="float">
            <text:p>0,0012794801079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001269200406902" calcext:value-type="float">
            <text:p>0,0012692004069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01259083545589" calcext:value-type="float">
            <text:p>0,00125908354558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.001249125574607" calcext:value-type="float">
            <text:p>0,00124912557460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01239322673796" calcext:value-type="float">
            <text:p>0,0012393226737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001229671146922" calcext:value-type="float">
            <text:p>0,00122967114692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.001220167416622" calcext:value-type="float">
            <text:p>0,0012201674166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0012108080196" calcext:value-type="float">
            <text:p>0,001210808019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001201589602061" calcext:value-type="float">
            <text:p>0,00120158960206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.001192508915351" calcext:value-type="float">
            <text:p>0,00119250891535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.001183562811823" calcext:value-type="float">
            <text:p>0,0011835628118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0.001174748240885" calcext:value-type="float">
            <text:p>0,0011747482408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01166062245239" calcext:value-type="float">
            <text:p>0,00116606224523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001157501957294" calcext:value-type="float">
            <text:p>0,00115750195729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.001149064595747" calcext:value-type="float">
            <text:p>0,00114906459574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.00114074746232" calcext:value-type="float">
            <text:p>0,0011407474623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001132547938642" calcext:value-type="float">
            <text:p>0,00113254793864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.001124463483274" calcext:value-type="float">
            <text:p>0,00112446348327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001116491628869" calcext:value-type="float">
            <text:p>0,00111649162886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001108629979457" calcext:value-type="float">
            <text:p>0,00110862997945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001100876207847" calcext:value-type="float">
            <text:p>0,00110087620784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.001093228053146" calcext:value-type="float">
            <text:p>0,00109322805314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01085683318382" calcext:value-type="float">
            <text:p>0,00108568331838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001078239868236" calcext:value-type="float">
            <text:p>0,00107823986823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001070895626864" calcext:value-type="float">
            <text:p>0,00107089562686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001063648575814" calcext:value-type="float">
            <text:p>0,0010636485758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001056496752029" calcext:value-type="float">
            <text:p>0,0010564967520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001049438245941" calcext:value-type="float">
            <text:p>0,00104943824594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001042471199632" calcext:value-type="float">
            <text:p>0,00104247119963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001035593805082" calcext:value-type="float">
            <text:p>0,0010355938050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001028804302482" calcext:value-type="float">
            <text:p>0,00102880430248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001022100978615" calcext:value-type="float">
            <text:p>0,0010221009786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0101548216531" calcext:value-type="float">
            <text:p>0,0010154821653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001008946237948" calcext:value-type="float">
            <text:p>0,00100894623794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001002491614032" calcext:value-type="float">
            <text:p>0,0010024916140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000996116751819" calcext:value-type="float">
            <text:p>0,0009961167518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000989820148995" calcext:value-type="float">
            <text:p>0,0009898201489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000983600341405" calcext:value-type="float">
            <text:p>0,00098360034140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000977455901842" calcext:value-type="float">
            <text:p>0,00097745590184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0971385438866" calcext:value-type="float">
            <text:p>0,00097138543886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00965387595682" calcext:value-type="float">
            <text:p>0,00096538759568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00959461049053" calcext:value-type="float">
            <text:p>0,0009594610490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000953604508255" calcext:value-type="float">
            <text:p>0,00095360450825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000947816714075" calcext:value-type="float">
            <text:p>0,00094781671407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.000942096437843" calcext:value-type="float">
            <text:p>0,00094209643784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.000936442480496" calcext:value-type="float">
            <text:p>0,00093644248049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0.000930853671688" calcext:value-type="float">
            <text:p>0,00093085367168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0.000925328868917" calcext:value-type="float">
            <text:p>0,00092532886891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.000919866956698" calcext:value-type="float">
            <text:p>0,00091986695669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0.000914466845757" calcext:value-type="float">
            <text:p>0,00091446684575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0.000909127472254" calcext:value-type="float">
            <text:p>0,00090912747225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0.000903847797042" calcext:value-type="float">
            <text:p>0,0009038477970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000898626804939" calcext:value-type="float">
            <text:p>0,0008986268049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0.000893463504039" calcext:value-type="float">
            <text:p>0,00089346350403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0.000888356925037" calcext:value-type="float">
            <text:p>0,0008883569250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0.000883306120581" calcext:value-type="float">
            <text:p>0,00088330612058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.000878310164649" calcext:value-type="float">
            <text:p>0,00087831016464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0.000873368151944" calcext:value-type="float">
            <text:p>0,0008733681519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0.00086847919731" calcext:value-type="float">
            <text:p>0,0008684791973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000863642435167" calcext:value-type="float">
            <text:p>0,000863642435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.000858857018971" calcext:value-type="float">
            <text:p>0,00085885701897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0.000854122120682" calcext:value-type="float">
            <text:p>0,00085412212068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000849436930258" calcext:value-type="float">
            <text:p>0,00084943693025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0.000844800655164" calcext:value-type="float">
            <text:p>0,00084480065516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.000840212519892" calcext:value-type="float">
            <text:p>0,00084021251989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0.000835671765507" calcext:value-type="float">
            <text:p>0,00083567176550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0.000831177649194" calcext:value-type="float">
            <text:p>0,00083117764919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0.000826729443834" calcext:value-type="float">
            <text:p>0,00082672944383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.000822326437583" calcext:value-type="float">
            <text:p>0,00082232643758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0.000817967933469" calcext:value-type="float">
            <text:p>0,00081796793346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0.000813653249002" calcext:value-type="float">
            <text:p>0,00081365324900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0.000809381715795" calcext:value-type="float">
            <text:p>0,00080938171579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000805152679196" calcext:value-type="float">
            <text:p>0,00080515267919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0.000800965497937" calcext:value-type="float">
            <text:p>0,000800965497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000796819543785" calcext:value-type="float">
            <text:p>0,00079681954378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0.000792714201211" calcext:value-type="float">
            <text:p>0,00079271420121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0.000788648867067" calcext:value-type="float">
            <text:p>0,00078864886706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0.000784622950274" calcext:value-type="float">
            <text:p>0,00078462295027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0.000780635871513" calcext:value-type="float">
            <text:p>0,00078063587151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0.000776687062938" calcext:value-type="float">
            <text:p>0,0007766870629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0.000772775967883" calcext:value-type="float">
            <text:p>0,00077277596788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0.000768902040592" calcext:value-type="float">
            <text:p>0,00076890204059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000765064745944" calcext:value-type="float">
            <text:p>0,00076506474594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0.000761263559196" calcext:value-type="float">
            <text:p>0,00076126355919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0.000757497965729" calcext:value-type="float">
            <text:p>0,00075749796572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0.000753767460802" calcext:value-type="float">
            <text:p>0,00075376746080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.000750071549312" calcext:value-type="float">
            <text:p>0,00075007154931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0.000746409745565" calcext:value-type="float">
            <text:p>0,00074640974556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.000742781573051" calcext:value-type="float">
            <text:p>0,00074278157305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0.000739186564223" calcext:value-type="float">
            <text:p>0,00073918656422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0.000735624260289" calcext:value-type="float">
            <text:p>0,0007356242602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0.000732094211001" calcext:value-type="float">
            <text:p>0,000732094211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000728595974457" calcext:value-type="float">
            <text:p>0,0007285959744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0.000725129116909" calcext:value-type="float">
            <text:p>0,00072512911690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000721693212569" calcext:value-type="float">
            <text:p>0,00072169321256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0.000718287843429" calcext:value-type="float">
            <text:p>0,00071828784342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0.000714912599081" calcext:value-type="float">
            <text:p>0,00071491259908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0.000711567076541" calcext:value-type="float">
            <text:p>0,0007115670765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000708250880085" calcext:value-type="float">
            <text:p>0,00070825088008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0.000704963621079" calcext:value-type="float">
            <text:p>0,00070496362107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000701704917822" calcext:value-type="float">
            <text:p>0,00070170491782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0.000698474395392" calcext:value-type="float">
            <text:p>0,00069847439539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000695271685491" calcext:value-type="float">
            <text:p>0,00069527168549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0.000692096426301" calcext:value-type="float">
            <text:p>0,00069209642630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0.000688948262338" calcext:value-type="float">
            <text:p>0,00068894826233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0.000685826844314" calcext:value-type="float">
            <text:p>0,00068582684431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.000682731829001" calcext:value-type="float">
            <text:p>0,00068273182900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0.000679662879098" calcext:value-type="float">
            <text:p>0,00067966287909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0.000676619663103" calcext:value-type="float">
            <text:p>0,00067661966310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0.000673601855189" calcext:value-type="float">
            <text:p>0,00067360185518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0.000670609135079" calcext:value-type="float">
            <text:p>0,00067060913507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0.000667641187927" calcext:value-type="float">
            <text:p>0,00066764118792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.000664697704207" calcext:value-type="float">
            <text:p>0,00066469770420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0.000661778379593" calcext:value-type="float">
            <text:p>0,00066177837959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0.000658882914855" calcext:value-type="float">
            <text:p>0,00065888291485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.000656011015748" calcext:value-type="float">
            <text:p>0,00065601101574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0.000653162392909" calcext:value-type="float">
            <text:p>0,00065316239290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.000650336761755" calcext:value-type="float">
            <text:p>0,00065033676175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0.000647533842384" calcext:value-type="float">
            <text:p>0,00064753384238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0.000644753359478" calcext:value-type="float">
            <text:p>0,0006447533594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0.000641995042208" calcext:value-type="float">
            <text:p>0,00064199504220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0.000639258624142" calcext:value-type="float">
            <text:p>0,00063925862414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000782154827691" calcext:value-type="float">
            <text:p>0,00078215482769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0.000945141769857" calcext:value-type="float">
            <text:p>0,00094514176985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0.001140951975532" calcext:value-type="float">
            <text:p>0,00114095197553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0.001375913237672" calcext:value-type="float">
            <text:p>0,00137591323767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.00165749381064" calcext:value-type="float">
            <text:p>0,0016574938106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.001994481785324" calcext:value-type="float">
            <text:p>0,00199448178532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0.002397182648326" calcext:value-type="float">
            <text:p>0,00239718264832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0.002877632338715" calcext:value-type="float">
            <text:p>0,00287763233871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0.003449820366454" calcext:value-type="float">
            <text:p>0,00344982036645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.004129913535387" calcext:value-type="float">
            <text:p>0,00412991353538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00493646507311" calcext:value-type="float">
            <text:p>0,0049364650731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0.005890585953437" calcext:value-type="float">
            <text:p>0,00589058595343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0.007016044242663" calcext:value-type="float">
            <text:p>0,00701604424266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0.008339243673044" calcext:value-type="float">
            <text:p>0,00833924367304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0.009889013622197" calcext:value-type="float">
            <text:p>0,00988901362219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0.011696118719375" calcext:value-type="float">
            <text:p>0,01169611871937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013792367383764" calcext:value-type="float">
            <text:p>0,01379236738376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0.0162091657627" calcext:value-type="float">
            <text:p>0,016209165762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0.018975329754948" calcext:value-type="float">
            <text:p>0,0189753297549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0.022113939301444" calcext:value-type="float">
            <text:p>0,02211393930144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0.025638007193901" calcext:value-type="float">
            <text:p>0,02563800719390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0.029544757906528" calcext:value-type="float">
            <text:p>0,02954475790652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0.03380839867592" calcext:value-type="float">
            <text:p>0,0338083986759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0.038371454604864" calcext:value-type="float">
            <text:p>0,03837145460486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0.043135080861746" calcext:value-type="float">
            <text:p>0,04313508086174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047949308409136" calcext:value-type="float">
            <text:p>0,04794930840913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0.052604956594243" calcext:value-type="float">
            <text:p>0,05260495659424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0.056829929935925" calcext:value-type="float">
            <text:p>0,056829929935925</text:p>
          </table:table-cell>
          <table:table-cell office:value-type="float" office:value="258" calcext:value-type="float">
            <text:p>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22:37:31.8672202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11:31:38.118140537</meta:creation-date>
    <dc:date>2020-10-18T22:37:44.067143004</dc:date>
    <meta:editing-duration>PT28M4S</meta:editing-duration>
    <meta:editing-cycles>7</meta:editing-cycles>
    <meta:generator>LibreOffice/6.1.5.2$Linux_X86_64 LibreOffice_project/10$Build-2</meta:generator>
    <meta:document-statistic meta:table-count="2" meta:cell-count="183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05cm" svg:y="0.316cm" chart:style-name="ch2">
          <text:p>Bath Curve</text:p>
        </chart:title>
        <chart:plot-area chart:style-name="ch3" table:cell-range-address="Planilha2.A2:Planilha2.A260" svg:x="1.331cm" svg:y="1.275cm" svg:width="14.349cm" svg:height="6.564cm">
          <chartooo:coordinate-region svg:x="2.243cm" svg:y="1.396cm" svg:width="13.437cm" svg:height="5.441cm"/>
          <chart:axis chart:dimension="x" chart:name="primary-x" chart:style-name="ch4">
            <chart:title svg:x="8.408cm" svg:y="8.019cm" chart:style-name="ch5">
              <text:p>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4.852cm" chart:style-name="ch8">
              <text:p>h(t)</text:p>
            </chart:title>
            <chart:grid chart:style-name="ch6" chart:class="major"/>
          </chart:axis>
          <chart:series chart:style-name="ch9" chart:values-cell-range-address="Planilha2.A2:Planilha2.A260" chart:class="chart:line">
            <chart:data-point chart:repeated="2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lanilha2.A2:Planilha2.A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485698424122">
                <text:p>0.041485698424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558168388325">
                <text:p>0.025558168388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327297382321">
                <text:p>0.019327297382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846687405349">
                <text:p>0.015846687405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57476985468">
                <text:p>0.01357476985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953911462861">
                <text:p>0.011953911462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728702003395">
                <text:p>0.010728702003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764082574291">
                <text:p>0.009764082574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981301844356">
                <text:p>0.008981301844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33105371421">
                <text:p>0.00833105371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780745694442">
                <text:p>0.007780745694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307890465593">
                <text:p>0.007307890465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896424993039">
                <text:p>0.006896424993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534541138928">
                <text:p>0.006534541138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213346477859">
                <text:p>0.006213346477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926004968145">
                <text:p>0.005926004968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667167109966">
                <text:p>0.005667167109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432581233838">
                <text:p>0.005432581233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218821745903">
                <text:p>0.005218821745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023094995128">
                <text:p>0.005023094995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843097916775">
                <text:p>0.00484309791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676913336926">
                <text:p>0.004676913336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522931236202">
                <text:p>0.004522931236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379788714144">
                <text:p>0.004379788714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246323636693">
                <text:p>0.004246323636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121538438084">
                <text:p>0.004121538438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04571556399">
                <text:p>0.004004571556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894674676032">
                <text:p>0.0038946746760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791194435839">
                <text:p>0.003791194435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693557606137">
                <text:p>0.003693557606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601258985439">
                <text:p>0.0036012589854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51385144806">
                <text:p>0.00351385144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430937706434">
                <text:p>0.003430937706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352163450737">
                <text:p>0.003352163450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277211602586">
                <text:p>0.003277211602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205797475836">
                <text:p>0.003205797475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137664680545">
                <text:p>0.003137664680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072581639346">
                <text:p>0.0030725816393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01033861125">
                <text:p>0.00301033861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95074513809">
                <text:p>0.00295074513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893627844701">
                <text:p>0.002893627844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838828536565">
                <text:p>0.0028388285365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786202548688">
                <text:p>0.002786202548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735617307556">
                <text:p>0.002735617307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68695107455">
                <text:p>0.00268695107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640091844443">
                <text:p>0.0026400918444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594936376968">
                <text:p>0.002594936376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551389342913">
                <text:p>0.002551389342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509362569151">
                <text:p>0.0025093625691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468774369377">
                <text:p>0.002468774369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429548949344">
                <text:p>0.002429548949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39161587701">
                <text:p>0.002391615877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35490960944">
                <text:p>0.002354909609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31936906943">
                <text:p>0.00231936906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284937265824">
                <text:p>0.002284937265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251560952308">
                <text:p>0.00225156095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219190320185">
                <text:p>0.0022191903201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187778721206">
                <text:p>0.002187778721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15728241707">
                <text:p>0.002157282417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127660352613">
                <text:p>0.0021276603526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098873950101">
                <text:p>0.002098873950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070886922353">
                <text:p>0.002070886922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043665102704">
                <text:p>0.0020436651027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017176290032">
                <text:p>0.002017176290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991390107334">
                <text:p>0.001991390107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96627787245">
                <text:p>0.00196627787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941812479742">
                <text:p>0.0019418124797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917968291652">
                <text:p>0.001917968291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894721039168">
                <text:p>0.0018947210391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872047730379">
                <text:p>0.001872047730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849926566317">
                <text:p>0.0018499265663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828336863455">
                <text:p>0.001828336863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807258982215">
                <text:p>0.0018072589822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786674260963">
                <text:p>0.001786674260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766564955009">
                <text:p>0.0017665649550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746914180145">
                <text:p>0.001746914180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727705860363">
                <text:p>0.001727705860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708924679364">
                <text:p>0.0017089246793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690556035559">
                <text:p>0.0016905560355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672586000259">
                <text:p>0.0016725860002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655001278798">
                <text:p>0.0016550012787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637789174344">
                <text:p>0.001637789174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620937554189">
                <text:p>0.001620937554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604434818311">
                <text:p>0.001604434818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588269870045">
                <text:p>0.001588269870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572432088681">
                <text:p>0.0015724320886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556911303854">
                <text:p>0.0015569113038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541697771586">
                <text:p>0.0015416977715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526782151861">
                <text:p>0.0015267821518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512155487601">
                <text:p>0.001512155487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497809184973">
                <text:p>0.001497809184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483734994894">
                <text:p>0.0014837349948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469924995674">
                <text:p>0.001469924995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456371576708">
                <text:p>0.0014563715767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443067423139">
                <text:p>0.0014430674231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430005501431">
                <text:p>0.001430005501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417179045783">
                <text:p>0.001417179045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404581545335">
                <text:p>0.0014045815453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392206732107">
                <text:p>0.0013922067321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380048569617">
                <text:p>0.0013800485696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368101242149">
                <text:p>0.001368101242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356359144609">
                <text:p>0.0013563591446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344816872947">
                <text:p>0.001344816872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333469215099">
                <text:p>0.0013334692150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322311142421">
                <text:p>0.0013223111424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311337801577">
                <text:p>0.0013113378015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300544506868">
                <text:p>0.0013005445068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28992673295">
                <text:p>0.00128992673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279480107945">
                <text:p>0.0012794801079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269200406902">
                <text:p>0.0012692004069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259083545589">
                <text:p>0.001259083545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249125574607">
                <text:p>0.001249125574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239322673796">
                <text:p>0.0012393226737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229671146922">
                <text:p>0.0012296711469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220167416622">
                <text:p>0.0012201674166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2108080196">
                <text:p>0.00121080801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201589602061">
                <text:p>0.0012015896020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192508915351">
                <text:p>0.0011925089153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183562811823">
                <text:p>0.0011835628118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174748240885">
                <text:p>0.0011747482408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166062245239">
                <text:p>0.0011660622452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157501957294">
                <text:p>0.0011575019572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149064595747">
                <text:p>0.0011490645957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14074746232">
                <text:p>0.00114074746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132547938642">
                <text:p>0.0011325479386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124463483274">
                <text:p>0.0011244634832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116491628869">
                <text:p>0.001116491628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108629979457">
                <text:p>0.0011086299794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100876207847">
                <text:p>0.0011008762078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3228053146">
                <text:p>0.0010932280531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085683318382">
                <text:p>0.0010856833183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078239868236">
                <text:p>0.0010782398682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070895626864">
                <text:p>0.001070895626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063648575814">
                <text:p>0.0010636485758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056496752029">
                <text:p>0.0010564967520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049438245941">
                <text:p>0.0010494382459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042471199632">
                <text:p>0.001042471199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035593805082">
                <text:p>0.001035593805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028804302482">
                <text:p>0.0010288043024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022100978615">
                <text:p>0.0010221009786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01548216531">
                <text:p>0.001015482165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008946237948">
                <text:p>0.0010089462379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002491614032">
                <text:p>0.0010024916140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996116751819">
                <text:p>0.0009961167518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989820148995">
                <text:p>0.0009898201489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983600341405">
                <text:p>0.0009836003414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977455901842">
                <text:p>0.0009774559018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971385438866">
                <text:p>0.0009713854388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965387595682">
                <text:p>0.0009653875956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959461049053">
                <text:p>0.000959461049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953604508255">
                <text:p>0.0009536045082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947816714075">
                <text:p>0.0009478167140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942096437843">
                <text:p>0.0009420964378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936442480496">
                <text:p>0.0009364424804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930853671688">
                <text:p>0.0009308536716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925328868917">
                <text:p>0.0009253288689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919866956698">
                <text:p>0.000919866956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914466845757">
                <text:p>0.000914466845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909127472254">
                <text:p>0.0009091274722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903847797042">
                <text:p>0.0009038477970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898626804939">
                <text:p>0.000898626804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893463504039">
                <text:p>0.0008934635040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888356925037">
                <text:p>0.0008883569250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883306120581">
                <text:p>0.0008833061205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878310164649">
                <text:p>0.0008783101646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873368151944">
                <text:p>0.0008733681519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86847919731">
                <text:p>0.000868479197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863642435167">
                <text:p>0.0008636424351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858857018971">
                <text:p>0.0008588570189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854122120682">
                <text:p>0.0008541221206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849436930258">
                <text:p>0.0008494369302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844800655164">
                <text:p>0.0008448006551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840212519892">
                <text:p>0.0008402125198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835671765507">
                <text:p>0.0008356717655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831177649194">
                <text:p>0.0008311776491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826729443834">
                <text:p>0.0008267294438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822326437583">
                <text:p>0.0008223264375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817967933469">
                <text:p>0.0008179679334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813653249002">
                <text:p>0.0008136532490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809381715795">
                <text:p>0.0008093817157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805152679196">
                <text:p>0.000805152679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800965497937">
                <text:p>0.0008009654979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796819543785">
                <text:p>0.000796819543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792714201211">
                <text:p>0.0007927142012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788648867067">
                <text:p>0.0007886488670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784622950274">
                <text:p>0.0007846229502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780635871513">
                <text:p>0.0007806358715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776687062938">
                <text:p>0.0007766870629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772775967883">
                <text:p>0.000772775967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768902040592">
                <text:p>0.0007689020405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765064745944">
                <text:p>0.0007650647459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761263559196">
                <text:p>0.000761263559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757497965729">
                <text:p>0.0007574979657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753767460802">
                <text:p>0.0007537674608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750071549312">
                <text:p>0.0007500715493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746409745565">
                <text:p>0.0007464097455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742781573051">
                <text:p>0.0007427815730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739186564223">
                <text:p>0.0007391865642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735624260289">
                <text:p>0.0007356242602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732094211001">
                <text:p>0.000732094211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728595974457">
                <text:p>0.0007285959744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725129116909">
                <text:p>0.0007251291169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721693212569">
                <text:p>0.0007216932125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718287843429">
                <text:p>0.000718287843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714912599081">
                <text:p>0.0007149125990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711567076541">
                <text:p>0.0007115670765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708250880085">
                <text:p>0.0007082508800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704963621079">
                <text:p>0.0007049636210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701704917822">
                <text:p>0.0007017049178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698474395392">
                <text:p>0.0006984743953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695271685491">
                <text:p>0.0006952716854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692096426301">
                <text:p>0.0006920964263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688948262338">
                <text:p>0.0006889482623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685826844314">
                <text:p>0.0006858268443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682731829001">
                <text:p>0.000682731829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679662879098">
                <text:p>0.0006796628790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676619663103">
                <text:p>0.0006766196631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673601855189">
                <text:p>0.000673601855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670609135079">
                <text:p>0.0006706091350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667641187927">
                <text:p>0.0006676411879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664697704207">
                <text:p>0.0006646977042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661778379593">
                <text:p>0.0006617783795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658882914855">
                <text:p>0.0006588829148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656011015748">
                <text:p>0.000656011015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653162392909">
                <text:p>0.0006531623929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650336761755">
                <text:p>0.0006503367617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647533842384">
                <text:p>0.0006475338423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644753359478">
                <text:p>0.0006447533594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641995042208">
                <text:p>0.0006419950422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639258624142">
                <text:p>0.000639258624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782154827691">
                <text:p>0.0007821548276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945141769857">
                <text:p>0.0009451417698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140951975532">
                <text:p>0.0011409519755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375913237672">
                <text:p>0.0013759132376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65749381064">
                <text:p>0.001657493810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94481785324">
                <text:p>0.0019944817853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2397182648326">
                <text:p>0.0023971826483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877632338715">
                <text:p>0.0028776323387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449820366454">
                <text:p>0.0034498203664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4129913535387">
                <text:p>0.0041299135353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493646507311">
                <text:p>0.004936465073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5890585953437">
                <text:p>0.0058905859534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7016044242663">
                <text:p>0.0070160442426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8339243673044">
                <text:p>0.0083392436730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9889013622197">
                <text:p>0.0098890136221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1696118719375">
                <text:p>0.01169611871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3792367383764">
                <text:p>0.0137923673837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62091657627">
                <text:p>0.01620916576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8975329754948">
                <text:p>0.0189753297549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2113939301444">
                <text:p>0.022113939301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5638007193901">
                <text:p>0.0256380071939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9544757906528">
                <text:p>0.0295447579065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380839867592">
                <text:p>0.033808398675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8371454604864">
                <text:p>0.0383714546048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3135080861746">
                <text:p>0.0431350808617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7949308409136">
                <text:p>0.0479493084091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2604956594243">
                <text:p>0.0526049565942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6829929935925">
                <text:p>0.056829929935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666666" draw:fill-color="#6666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-dash="Dashed_20__28_var_29_"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009cm" xlink:href=".." xlink:type="simple" chart:class="chart:line" chart:style-name="ch1">
        <chart:title svg:x="6.81cm" svg:y="0.316cm" chart:style-name="ch2">
          <text:p>Bath Curve</text:p>
        </chart:title>
        <chart:subtitle svg:x="6.255cm" svg:y="1.275cm" chart:style-name="ch3">
          <text:p>Shape Composition</text:p>
        </chart:subtitle>
        <chart:legend chart:legend-position="end" svg:x="12.252cm" svg:y="3.458cm" style:legend-expansion="high" chart:style-name="ch4"/>
        <chart:plot-area chart:style-name="ch5" table:cell-range-address="Planilha1.A1:Planilha1.C260 Planilha1.J1:Planilha1.J260" chart:data-source-has-labels="row" svg:x="1.331cm" svg:y="2.138cm" svg:width="10.601cm" svg:height="5.71cm">
          <chartooo:coordinate-region svg:x="2.243cm" svg:y="2.259cm" svg:width="9.661cm" svg:height="4.587cm"/>
          <chart:axis chart:dimension="x" chart:name="primary-x" chart:style-name="ch6">
            <chart:title svg:x="6.534cm" svg:y="8.028cm" chart:style-name="ch7">
              <text:p>t</text:p>
            </chart:title>
          </chart:axis>
          <chart:axis chart:dimension="y" chart:name="primary-y" chart:style-name="ch6">
            <chart:title svg:x="0.451cm" svg:y="5.288cm" chart:style-name="ch8">
              <text:p>h(t)</text:p>
            </chart:title>
            <chart:grid chart:style-name="ch9" chart:class="major"/>
          </chart:axis>
          <chart:series chart:style-name="ch10" chart:values-cell-range-address="Planilha1.A2:Planilha1.A260" chart:label-cell-address="Planilha1.A1:Planilha1.A1" chart:class="chart:line">
            <chart:data-point chart:repeated="259"/>
          </chart:series>
          <chart:series chart:style-name="ch11" chart:values-cell-range-address="Planilha1.B2:Planilha1.B260" chart:label-cell-address="Planilha1.B1:Planilha1.B1" chart:class="chart:line">
            <chart:data-point chart:repeated="259"/>
          </chart:series>
          <chart:series chart:style-name="ch12" chart:values-cell-range-address="Planilha1.C2:Planilha1.C260" chart:label-cell-address="Planilha1.C1:Planilha1.C1" chart:class="chart:line">
            <chart:data-point chart:repeated="259"/>
          </chart:series>
          <chart:series chart:style-name="ch13" chart:values-cell-range-address="Planilha1.J2:Planilha1.J260" chart:label-cell-address="Planilha1.J1:Planilha1.J1" chart:class="chart:line">
            <chart:data-point chart:repeated="2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t) → β&lt;1</text:p>
                <draw:g>
                  <svg:desc>Planilha1.A1:Planilha1.A1</svg:desc>
                </draw:g>
              </table:table-cell>
              <table:table-cell office:value-type="string">
                <text:p>f(t) → β=1</text:p>
                <draw:g>
                  <svg:desc>Planilha1.B1:Planilha1.B1</svg:desc>
                </draw:g>
              </table:table-cell>
              <table:table-cell office:value-type="string">
                <text:p>f(t) → β&gt;1</text:p>
                <draw:g>
                  <svg:desc>Planilha1.C1:Planilha1.C1</svg:desc>
                </draw:g>
              </table:table-cell>
              <table:table-cell office:value-type="string">
                <text:p>BathCurve</text:p>
                <draw:g>
                  <svg:desc>Planilha1.J1:Planilha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lanilha1.A2:Planilha1.A260</svg:desc>
                </draw:g>
              </table:table-cell>
              <table:table-cell office:value-type="float" office:value="0.00383288588187982">
                <text:p>0.00383288588187982</text:p>
                <draw:g>
                  <svg:desc>Planilha1.B2:Planilha1.B260</svg:desc>
                </draw:g>
              </table:table-cell>
              <table:table-cell office:value-type="float" office:value="8.02397715527457E-152">
                <text:p>8.02397715527457E-152</text:p>
                <draw:g>
                  <svg:desc>Planilha1.C2:Planilha1.C260</svg:desc>
                </draw:g>
              </table:table-cell>
              <table:table-cell office:value-type="float" office:value="NaN">
                <text:p>NaN</text:p>
                <draw:g>
                  <svg:desc>Planilha1.J2:Planilha1.J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4856984241222">
                <text:p>0.0414856984241222</text:p>
              </table:table-cell>
              <table:table-cell office:value-type="float" office:value="0.0038182285923883">
                <text:p>0.0038182285923883</text:p>
              </table:table-cell>
              <table:table-cell office:value-type="float" office:value="7.78144225360049E-110">
                <text:p>7.78144225360049E-110</text:p>
              </table:table-cell>
              <table:table-cell office:value-type="float" office:value="0.041485698424122">
                <text:p>0.041485698424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5581683883245">
                <text:p>0.0255581683883245</text:p>
              </table:table-cell>
              <table:table-cell office:value-type="float" office:value="0.00380362735364859">
                <text:p>0.00380362735364859</text:p>
              </table:table-cell>
              <table:table-cell office:value-type="float" office:value="1.47757020651467E-095">
                <text:p>1.47757020651467E-095</text:p>
              </table:table-cell>
              <table:table-cell office:value-type="float" office:value="0.025558168388325">
                <text:p>0.025558168388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3272973823212">
                <text:p>0.0193272973823212</text:p>
              </table:table-cell>
              <table:table-cell office:value-type="float" office:value="0.00378908195131771">
                <text:p>0.00378908195131771</text:p>
              </table:table-cell>
              <table:table-cell office:value-type="float" office:value="1.77787650673136E-087">
                <text:p>1.77787650673136E-087</text:p>
              </table:table-cell>
              <table:table-cell office:value-type="float" office:value="0.019327297382321">
                <text:p>0.019327297382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8466874053488">
                <text:p>0.0158466874053488</text:p>
              </table:table-cell>
              <table:table-cell office:value-type="float" office:value="0.00377459217187238">
                <text:p>0.00377459217187238</text:p>
              </table:table-cell>
              <table:table-cell office:value-type="float" office:value="8.15140352210468E-082">
                <text:p>8.15140352210468E-082</text:p>
              </table:table-cell>
              <table:table-cell office:value-type="float" office:value="0.015846687405349">
                <text:p>0.015846687405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5747698546799">
                <text:p>0.0135747698546799</text:p>
              </table:table-cell>
              <table:table-cell office:value-type="float" office:value="0.00376015780260585">
                <text:p>0.00376015780260585</text:p>
              </table:table-cell>
              <table:table-cell office:value-type="float" office:value="1.87506878844521E-077">
                <text:p>1.87506878844521E-077</text:p>
              </table:table-cell>
              <table:table-cell office:value-type="float" office:value="0.01357476985468">
                <text:p>0.01357476985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9539114628607">
                <text:p>0.0119539114628607</text:p>
              </table:table-cell>
              <table:table-cell office:value-type="float" office:value="0.00374577863162476">
                <text:p>0.00374577863162476</text:p>
              </table:table-cell>
              <table:table-cell office:value-type="float" office:value="6.63556940123646E-074">
                <text:p>6.63556940123646E-074</text:p>
              </table:table-cell>
              <table:table-cell office:value-type="float" office:value="0.011953911462861">
                <text:p>0.011953911462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7287020033946">
                <text:p>0.0107287020033946</text:p>
              </table:table-cell>
              <table:table-cell office:value-type="float" office:value="0.00373145444784605">
                <text:p>0.00373145444784605</text:p>
              </table:table-cell>
              <table:table-cell office:value-type="float" office:value="6.51252908676736E-071">
                <text:p>6.51252908676736E-071</text:p>
              </table:table-cell>
              <table:table-cell office:value-type="float" office:value="0.010728702003395">
                <text:p>0.010728702003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76408257429124">
                <text:p>0.00976408257429124</text:p>
              </table:table-cell>
              <table:table-cell office:value-type="float" office:value="0.00371718504099388">
                <text:p>0.00371718504099388</text:p>
              </table:table-cell>
              <table:table-cell office:value-type="float" office:value="2.51178059153019E-068">
                <text:p>2.51178059153019E-068</text:p>
              </table:table-cell>
              <table:table-cell office:value-type="float" office:value="0.009764082574291">
                <text:p>0.009764082574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98130184435589">
                <text:p>0.00898130184435589</text:p>
              </table:table-cell>
              <table:table-cell office:value-type="float" office:value="0.00370297020159651">
                <text:p>0.00370297020159651</text:p>
              </table:table-cell>
              <table:table-cell office:value-type="float" office:value="4.75937555794579E-066">
                <text:p>4.75937555794579E-066</text:p>
              </table:table-cell>
              <table:table-cell office:value-type="float" office:value="0.008981301844356">
                <text:p>0.008981301844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33105371421033">
                <text:p>0.00833105371421033</text:p>
              </table:table-cell>
              <table:table-cell office:value-type="float" office:value="0.00368880972098323">
                <text:p>0.00368880972098323</text:p>
              </table:table-cell>
              <table:table-cell office:value-type="float" office:value="5.15630081484216E-064">
                <text:p>5.15630081484216E-064</text:p>
              </table:table-cell>
              <table:table-cell office:value-type="float" office:value="0.00833105371421">
                <text:p>0.00833105371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78074569444154">
                <text:p>0.00778074569444154</text:p>
              </table:table-cell>
              <table:table-cell office:value-type="float" office:value="0.00367470339128133">
                <text:p>0.00367470339128133</text:p>
              </table:table-cell>
              <table:table-cell office:value-type="float" office:value="3.55758751999637E-062">
                <text:p>3.55758751999637E-062</text:p>
              </table:table-cell>
              <table:table-cell office:value-type="float" office:value="0.007780745694442">
                <text:p>0.007780745694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30789046559332">
                <text:p>0.00730789046559332</text:p>
              </table:table-cell>
              <table:table-cell office:value-type="float" office:value="0.003660651005413">
                <text:p>0.003660651005413</text:p>
              </table:table-cell>
              <table:table-cell office:value-type="float" office:value="1.6922167317997E-060">
                <text:p>1.6922167317997E-060</text:p>
              </table:table-cell>
              <table:table-cell office:value-type="float" office:value="0.007307890465593">
                <text:p>0.007307890465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89642499303926">
                <text:p>0.00689642499303926</text:p>
              </table:table-cell>
              <table:table-cell office:value-type="float" office:value="0.00364665235709231">
                <text:p>0.00364665235709231</text:p>
              </table:table-cell>
              <table:table-cell office:value-type="float" office:value="5.89300672519914E-059">
                <text:p>5.89300672519914E-059</text:p>
              </table:table-cell>
              <table:table-cell office:value-type="float" office:value="0.006896424993039">
                <text:p>0.006896424993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53454113892823">
                <text:p>0.00653454113892823</text:p>
              </table:table-cell>
              <table:table-cell office:value-type="float" office:value="0.00363270724082222">
                <text:p>0.00363270724082222</text:p>
              </table:table-cell>
              <table:table-cell office:value-type="float" office:value="1.57413108334104E-057">
                <text:p>1.57413108334104E-057</text:p>
              </table:table-cell>
              <table:table-cell office:value-type="float" office:value="0.006534541138928">
                <text:p>0.006534541138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21334647785912">
                <text:p>0.00621334647785912</text:p>
              </table:table-cell>
              <table:table-cell office:value-type="float" office:value="0.00361881545189149">
                <text:p>0.00361881545189149</text:p>
              </table:table-cell>
              <table:table-cell office:value-type="float" office:value="3.34645888588747E-056">
                <text:p>3.34645888588747E-056</text:p>
              </table:table-cell>
              <table:table-cell office:value-type="float" office:value="0.006213346477859">
                <text:p>0.006213346477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92600496814521">
                <text:p>0.00592600496814521</text:p>
              </table:table-cell>
              <table:table-cell office:value-type="float" office:value="0.00360497678637173">
                <text:p>0.00360497678637173</text:p>
              </table:table-cell>
              <table:table-cell office:value-type="float" office:value="5.83261289473137E-055">
                <text:p>5.83261289473137E-055</text:p>
              </table:table-cell>
              <table:table-cell office:value-type="float" office:value="0.005926004968145">
                <text:p>0.005926004968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66716710996635">
                <text:p>0.00566716710996635</text:p>
              </table:table-cell>
              <table:table-cell office:value-type="float" office:value="0.00359119104111439">
                <text:p>0.00359119104111439</text:p>
              </table:table-cell>
              <table:table-cell office:value-type="float" office:value="8.53895424713021E-054">
                <text:p>8.53895424713021E-054</text:p>
              </table:table-cell>
              <table:table-cell office:value-type="float" office:value="0.005667167109966">
                <text:p>0.005667167109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43258123383819">
                <text:p>0.00543258123383819</text:p>
              </table:table-cell>
              <table:table-cell office:value-type="float" office:value="0.00357745801374778">
                <text:p>0.00357745801374778</text:p>
              </table:table-cell>
              <table:table-cell office:value-type="float" office:value="1.07132945784289E-052">
                <text:p>1.07132945784289E-052</text:p>
              </table:table-cell>
              <table:table-cell office:value-type="float" office:value="0.005432581233838">
                <text:p>0.005432581233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21882174590295">
                <text:p>0.00521882174590295</text:p>
              </table:table-cell>
              <table:table-cell office:value-type="float" office:value="0.00356377750267409">
                <text:p>0.00356377750267409</text:p>
              </table:table-cell>
              <table:table-cell office:value-type="float" office:value="1.17141037766383E-051">
                <text:p>1.17141037766383E-051</text:p>
              </table:table-cell>
              <table:table-cell office:value-type="float" office:value="0.005218821745903">
                <text:p>0.005218821745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02309499512828">
                <text:p>0.00502309499512828</text:p>
              </table:table-cell>
              <table:table-cell office:value-type="float" office:value="0.00355014930706645">
                <text:p>0.00355014930706645</text:p>
              </table:table-cell>
              <table:table-cell office:value-type="float" office:value="1.13220494033223E-050">
                <text:p>1.13220494033223E-050</text:p>
              </table:table-cell>
              <table:table-cell office:value-type="float" office:value="0.005023094995128">
                <text:p>0.005023094995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84309791677527">
                <text:p>0.00484309791677527</text:p>
              </table:table-cell>
              <table:table-cell office:value-type="float" office:value="0.00353657322686594">
                <text:p>0.00353657322686594</text:p>
              </table:table-cell>
              <table:table-cell office:value-type="float" office:value="9.79098245741386E-050">
                <text:p>9.79098245741386E-050</text:p>
              </table:table-cell>
              <table:table-cell office:value-type="float" office:value="0.004843097916775">
                <text:p>0.00484309791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67691333692587">
                <text:p>0.00467691333692587</text:p>
              </table:table-cell>
              <table:table-cell office:value-type="float" office:value="0.00352304906277873">
                <text:p>0.00352304906277873</text:p>
              </table:table-cell>
              <table:table-cell office:value-type="float" office:value="7.65474515425569E-049">
                <text:p>7.65474515425569E-049</text:p>
              </table:table-cell>
              <table:table-cell office:value-type="float" office:value="0.004676913336926">
                <text:p>0.004676913336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52293123620164">
                <text:p>0.00452293123620164</text:p>
              </table:table-cell>
              <table:table-cell office:value-type="float" office:value="0.00350957661627306">
                <text:p>0.00350957661627306</text:p>
              </table:table-cell>
              <table:table-cell office:value-type="float" office:value="5.45947531296037E-048">
                <text:p>5.45947531296037E-048</text:p>
              </table:table-cell>
              <table:table-cell office:value-type="float" office:value="0.004522931236202">
                <text:p>0.004522931236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3797887141439">
                <text:p>0.0043797887141439</text:p>
              </table:table-cell>
              <table:table-cell office:value-type="float" office:value="0.0034961556895764">
                <text:p>0.0034961556895764</text:p>
              </table:table-cell>
              <table:table-cell office:value-type="float" office:value="3.58011786916265E-047">
                <text:p>3.58011786916265E-047</text:p>
              </table:table-cell>
              <table:table-cell office:value-type="float" office:value="0.004379788714144">
                <text:p>0.004379788714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24632363669255">
                <text:p>0.00424632363669255</text:p>
              </table:table-cell>
              <table:table-cell office:value-type="float" office:value="0.00348278608567252">
                <text:p>0.00348278608567252</text:p>
              </table:table-cell>
              <table:table-cell office:value-type="float" office:value="2.17350656232289E-046">
                <text:p>2.17350656232289E-046</text:p>
              </table:table-cell>
              <table:table-cell office:value-type="float" office:value="0.004246323636693">
                <text:p>0.004246323636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1215384380844">
                <text:p>0.0041215384380844</text:p>
              </table:table-cell>
              <table:table-cell office:value-type="float" office:value="0.00346946760829857">
                <text:p>0.00346946760829857</text:p>
              </table:table-cell>
              <table:table-cell office:value-type="float" office:value="1.22907759836209E-045">
                <text:p>1.22907759836209E-045</text:p>
              </table:table-cell>
              <table:table-cell office:value-type="float" office:value="0.004121538438084">
                <text:p>0.004121538438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0457155639881">
                <text:p>0.00400457155639881</text:p>
              </table:table-cell>
              <table:table-cell office:value-type="float" office:value="0.00345620006194227">
                <text:p>0.00345620006194227</text:p>
              </table:table-cell>
              <table:table-cell office:value-type="float" office:value="6.50863629462194E-045">
                <text:p>6.50863629462194E-045</text:p>
              </table:table-cell>
              <table:table-cell office:value-type="float" office:value="0.004004571556399">
                <text:p>0.004004571556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89467467603229">
                <text:p>0.00389467467603229</text:p>
              </table:table-cell>
              <table:table-cell office:value-type="float" office:value="0.00344298325183895">
                <text:p>0.00344298325183895</text:p>
              </table:table-cell>
              <table:table-cell office:value-type="float" office:value="3.24320669291313E-044">
                <text:p>3.24320669291313E-044</text:p>
              </table:table-cell>
              <table:table-cell office:value-type="float" office:value="0.003894674676032">
                <text:p>0.0038946746760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79119443583945">
                <text:p>0.00379119443583945</text:p>
              </table:table-cell>
              <table:table-cell office:value-type="float" office:value="0.00342981698396878">
                <text:p>0.00342981698396878</text:p>
              </table:table-cell>
              <table:table-cell office:value-type="float" office:value="1.5271959541054E-043">
                <text:p>1.5271959541054E-043</text:p>
              </table:table-cell>
              <table:table-cell office:value-type="float" office:value="0.003791194435839">
                <text:p>0.003791194435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69355760613716">
                <text:p>0.00369355760613716</text:p>
              </table:table-cell>
              <table:table-cell office:value-type="float" office:value="0.00341670106505384">
                <text:p>0.00341670106505384</text:p>
              </table:table-cell>
              <table:table-cell office:value-type="float" office:value="6.82216108602766E-043">
                <text:p>6.82216108602766E-043</text:p>
              </table:table-cell>
              <table:table-cell office:value-type="float" office:value="0.003693557606137">
                <text:p>0.003693557606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60125898543934">
                <text:p>0.00360125898543934</text:p>
              </table:table-cell>
              <table:table-cell office:value-type="float" office:value="0.00340363530255535">
                <text:p>0.00340363530255535</text:p>
              </table:table-cell>
              <table:table-cell office:value-type="float" office:value="2.90110052899982E-042">
                <text:p>2.90110052899982E-042</text:p>
              </table:table-cell>
              <table:table-cell office:value-type="float" office:value="0.003601258985439">
                <text:p>0.0036012589854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51385144806009">
                <text:p>0.00351385144806009</text:p>
              </table:table-cell>
              <table:table-cell office:value-type="float" office:value="0.0033906195046708">
                <text:p>0.0033906195046708</text:p>
              </table:table-cell>
              <table:table-cell office:value-type="float" office:value="1.17809344098209E-041">
                <text:p>1.17809344098209E-041</text:p>
              </table:table-cell>
              <table:table-cell office:value-type="float" office:value="0.00351385144806">
                <text:p>0.00351385144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43093770643377">
                <text:p>0.00343093770643377</text:p>
              </table:table-cell>
              <table:table-cell office:value-type="float" office:value="0.00337765348033115">
                <text:p>0.00337765348033115</text:p>
              </table:table-cell>
              <table:table-cell office:value-type="float" office:value="4.58151584981925E-041">
                <text:p>4.58151584981925E-041</text:p>
              </table:table-cell>
              <table:table-cell office:value-type="float" office:value="0.003430937706434">
                <text:p>0.003430937706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35216345073724">
                <text:p>0.00335216345073724</text:p>
              </table:table-cell>
              <table:table-cell office:value-type="float" office:value="0.00336473703919804">
                <text:p>0.00336473703919804</text:p>
              </table:table-cell>
              <table:table-cell office:value-type="float" office:value="1.71071004104579E-040">
                <text:p>1.71071004104579E-040</text:p>
              </table:table-cell>
              <table:table-cell office:value-type="float" office:value="0.003352163450737">
                <text:p>0.003352163450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27721160258634">
                <text:p>0.00327721160258634</text:p>
              </table:table-cell>
              <table:table-cell office:value-type="float" office:value="0.00335186999166096">
                <text:p>0.00335186999166096</text:p>
              </table:table-cell>
              <table:table-cell office:value-type="float" office:value="6.14764059537236E-040">
                <text:p>6.14764059537236E-040</text:p>
              </table:table-cell>
              <table:table-cell office:value-type="float" office:value="0.003277211602586">
                <text:p>0.003277211602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20579747583605">
                <text:p>0.00320579747583605</text:p>
              </table:table-cell>
              <table:table-cell office:value-type="float" office:value="0.0033390521488345">
                <text:p>0.0033390521488345</text:p>
              </table:table-cell>
              <table:table-cell office:value-type="float" office:value="2.13081340853257E-039">
                <text:p>2.13081340853257E-039</text:p>
              </table:table-cell>
              <table:table-cell office:value-type="float" office:value="0.003205797475836">
                <text:p>0.003205797475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13766468054485">
                <text:p>0.00313766468054485</text:p>
              </table:table-cell>
              <table:table-cell office:value-type="float" office:value="0.00332628332255556">
                <text:p>0.00332628332255556</text:p>
              </table:table-cell>
              <table:table-cell office:value-type="float" office:value="7.137560369801E-039">
                <text:p>7.137560369801E-039</text:p>
              </table:table-cell>
              <table:table-cell office:value-type="float" office:value="0.003137664680545">
                <text:p>0.003137664680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07258163934582">
                <text:p>0.00307258163934582</text:p>
              </table:table-cell>
              <table:table-cell office:value-type="float" office:value="0.00331356332538059">
                <text:p>0.00331356332538059</text:p>
              </table:table-cell>
              <table:table-cell office:value-type="float" office:value="2.31480772032006E-038">
                <text:p>2.31480772032006E-038</text:p>
              </table:table-cell>
              <table:table-cell office:value-type="float" office:value="0.003072581639346">
                <text:p>0.0030725816393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01033861125047">
                <text:p>0.00301033861125047</text:p>
              </table:table-cell>
              <table:table-cell office:value-type="float" office:value="0.00330089197058284">
                <text:p>0.00330089197058284</text:p>
              </table:table-cell>
              <table:table-cell office:value-type="float" office:value="7.28068332768359E-038">
                <text:p>7.28068332768359E-038</text:p>
              </table:table-cell>
              <table:table-cell office:value-type="float" office:value="0.00301033861125">
                <text:p>0.00301033861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95074513809024">
                <text:p>0.00295074513809024</text:p>
              </table:table-cell>
              <table:table-cell office:value-type="float" office:value="0.00328826907214963">
                <text:p>0.00328826907214963</text:p>
              </table:table-cell>
              <table:table-cell office:value-type="float" office:value="2.22431911364158E-037">
                <text:p>2.22431911364158E-037</text:p>
              </table:table-cell>
              <table:table-cell office:value-type="float" office:value="0.00295074513809">
                <text:p>0.00295074513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89362784470093">
                <text:p>0.00289362784470093</text:p>
              </table:table-cell>
              <table:table-cell office:value-type="float" office:value="0.0032756944447796">
                <text:p>0.0032756944447796</text:p>
              </table:table-cell>
              <table:table-cell office:value-type="float" office:value="6.61020968118792E-037">
                <text:p>6.61020968118792E-037</text:p>
              </table:table-cell>
              <table:table-cell office:value-type="float" office:value="0.002893627844701">
                <text:p>0.002893627844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83882853656498">
                <text:p>0.00283882853656498</text:p>
              </table:table-cell>
              <table:table-cell office:value-type="float" office:value="0.00326316790388">
                <text:p>0.00326316790388</text:p>
              </table:table-cell>
              <table:table-cell office:value-type="float" office:value="1.91340407288457E-036">
                <text:p>1.91340407288457E-036</text:p>
              </table:table-cell>
              <table:table-cell office:value-type="float" office:value="0.002838828536565">
                <text:p>0.0028388285365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78620254868759">
                <text:p>0.00278620254868759</text:p>
              </table:table-cell>
              <table:table-cell office:value-type="float" office:value="0.00325068926556397">
                <text:p>0.00325068926556397</text:p>
              </table:table-cell>
              <table:table-cell office:value-type="float" office:value="5.40145223126058E-036">
                <text:p>5.40145223126058E-036</text:p>
              </table:table-cell>
              <table:table-cell office:value-type="float" office:value="0.002786202548688">
                <text:p>0.002786202548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73561730755649">
                <text:p>0.00273561730755649</text:p>
              </table:table-cell>
              <table:table-cell office:value-type="float" office:value="0.00323825834664786">
                <text:p>0.00323825834664786</text:p>
              </table:table-cell>
              <table:table-cell office:value-type="float" office:value="1.48877330942639E-035">
                <text:p>1.48877330942639E-035</text:p>
              </table:table-cell>
              <table:table-cell office:value-type="float" office:value="0.002735617307556">
                <text:p>0.002735617307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68695107455008">
                <text:p>0.00268695107455008</text:p>
              </table:table-cell>
              <table:table-cell office:value-type="float" office:value="0.00322587496464854">
                <text:p>0.00322587496464854</text:p>
              </table:table-cell>
              <table:table-cell office:value-type="float" office:value="4.01077858757617E-035">
                <text:p>4.01077858757617E-035</text:p>
              </table:table-cell>
              <table:table-cell office:value-type="float" office:value="0.00268695107455">
                <text:p>0.00268695107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64009184444334">
                <text:p>0.00264009184444334</text:p>
              </table:table-cell>
              <table:table-cell office:value-type="float" office:value="0.00321353893778069">
                <text:p>0.00321353893778069</text:p>
              </table:table-cell>
              <table:table-cell office:value-type="float" office:value="1.05717734362707E-034">
                <text:p>1.05717734362707E-034</text:p>
              </table:table-cell>
              <table:table-cell office:value-type="float" office:value="0.002640091844443">
                <text:p>0.0026400918444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59493637696812">
                <text:p>0.00259493637696812</text:p>
              </table:table-cell>
              <table:table-cell office:value-type="float" office:value="0.00320125008495416">
                <text:p>0.00320125008495416</text:p>
              </table:table-cell>
              <table:table-cell office:value-type="float" office:value="2.72894487535372E-034">
                <text:p>2.72894487535372E-034</text:p>
              </table:table-cell>
              <table:table-cell office:value-type="float" office:value="0.002594936376968">
                <text:p>0.002594936376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55138934291304">
                <text:p>0.00255138934291304</text:p>
              </table:table-cell>
              <table:table-cell office:value-type="float" office:value="0.00318900822577131">
                <text:p>0.00318900822577131</text:p>
              </table:table-cell>
              <table:table-cell office:value-type="float" office:value="6.90481860477127E-034">
                <text:p>6.90481860477127E-034</text:p>
              </table:table-cell>
              <table:table-cell office:value-type="float" office:value="0.002551389342913">
                <text:p>0.002551389342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50936256915049">
                <text:p>0.00250936256915049</text:p>
              </table:table-cell>
              <table:table-cell office:value-type="float" office:value="0.00317681318052435">
                <text:p>0.00317681318052435</text:p>
              </table:table-cell>
              <table:table-cell office:value-type="float" office:value="1.71387634627385E-033">
                <text:p>1.71387634627385E-033</text:p>
              </table:table-cell>
              <table:table-cell office:value-type="float" office:value="0.002509362569151">
                <text:p>0.0025093625691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46877436937709">
                <text:p>0.00246877436937709</text:p>
              </table:table-cell>
              <table:table-cell office:value-type="float" office:value="0.00316466477019271">
                <text:p>0.00316466477019271</text:p>
              </table:table-cell>
              <table:table-cell office:value-type="float" office:value="4.17651159050359E-033">
                <text:p>4.17651159050359E-033</text:p>
              </table:table-cell>
              <table:table-cell office:value-type="float" office:value="0.002468774369377">
                <text:p>0.002468774369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42954894934376">
                <text:p>0.00242954894934376</text:p>
              </table:table-cell>
              <table:table-cell office:value-type="float" office:value="0.00315256281644042">
                <text:p>0.00315256281644042</text:p>
              </table:table-cell>
              <table:table-cell office:value-type="float" office:value="9.99935774606104E-033">
                <text:p>9.99935774606104E-033</text:p>
              </table:table-cell>
              <table:table-cell office:value-type="float" office:value="0.002429548949344">
                <text:p>0.002429548949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39161587700964">
                <text:p>0.00239161587700964</text:p>
              </table:table-cell>
              <table:table-cell office:value-type="float" office:value="0.00314050714161347">
                <text:p>0.00314050714161347</text:p>
              </table:table-cell>
              <table:table-cell office:value-type="float" office:value="2.35371258186383E-032">
                <text:p>2.35371258186383E-032</text:p>
              </table:table-cell>
              <table:table-cell office:value-type="float" office:value="0.00239161587701">
                <text:p>0.002391615877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35490960943975">
                <text:p>0.00235490960943975</text:p>
              </table:table-cell>
              <table:table-cell office:value-type="float" office:value="0.00312849756873722">
                <text:p>0.00312849756873722</text:p>
              </table:table-cell>
              <table:table-cell office:value-type="float" office:value="5.45053651029361E-032">
                <text:p>5.45053651029361E-032</text:p>
              </table:table-cell>
              <table:table-cell office:value-type="float" office:value="0.00235490960944">
                <text:p>0.002354909609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31936906943025">
                <text:p>0.00231936906943025</text:p>
              </table:table-cell>
              <table:table-cell office:value-type="float" office:value="0.00311653392151379">
                <text:p>0.00311653392151379</text:p>
              </table:table-cell>
              <table:table-cell office:value-type="float" office:value="1.24249700847829E-031">
                <text:p>1.24249700847829E-031</text:p>
              </table:table-cell>
              <table:table-cell office:value-type="float" office:value="0.00231936906943">
                <text:p>0.00231936906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28493726582411">
                <text:p>0.00228493726582411</text:p>
              </table:table-cell>
              <table:table-cell office:value-type="float" office:value="0.00310461602431948">
                <text:p>0.00310461602431948</text:p>
              </table:table-cell>
              <table:table-cell office:value-type="float" office:value="2.78979851881153E-031">
                <text:p>2.78979851881153E-031</text:p>
              </table:table-cell>
              <table:table-cell office:value-type="float" office:value="0.002284937265824">
                <text:p>0.002284937265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25156095230829">
                <text:p>0.00225156095230829</text:p>
              </table:table-cell>
              <table:table-cell office:value-type="float" office:value="0.0030927437022022">
                <text:p>0.0030927437022022</text:p>
              </table:table-cell>
              <table:table-cell office:value-type="float" office:value="6.17318412320649E-031">
                <text:p>6.17318412320649E-031</text:p>
              </table:table-cell>
              <table:table-cell office:value-type="float" office:value="0.002251560952308">
                <text:p>0.00225156095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219190320185">
                <text:p>0.002219190320185</text:p>
              </table:table-cell>
              <table:table-cell office:value-type="float" office:value="0.00308091678087889">
                <text:p>0.00308091678087889</text:p>
              </table:table-cell>
              <table:table-cell office:value-type="float" office:value="1.34688155334543E-030">
                <text:p>1.34688155334543E-030</text:p>
              </table:table-cell>
              <table:table-cell office:value-type="float" office:value="0.002219190320185">
                <text:p>0.0022191903201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18777872120631">
                <text:p>0.00218777872120631</text:p>
              </table:table-cell>
              <table:table-cell office:value-type="float" office:value="0.00306913508673294">
                <text:p>0.00306913508673294</text:p>
              </table:table-cell>
              <table:table-cell office:value-type="float" office:value="2.8989884666551E-030">
                <text:p>2.8989884666551E-030</text:p>
              </table:table-cell>
              <table:table-cell office:value-type="float" office:value="0.002187778721206">
                <text:p>0.002187778721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15728241707045">
                <text:p>0.00215728241707045</text:p>
              </table:table-cell>
              <table:table-cell office:value-type="float" office:value="0.00305739844681171">
                <text:p>0.00305739844681171</text:p>
              </table:table-cell>
              <table:table-cell office:value-type="float" office:value="6.15832570215393E-030">
                <text:p>6.15832570215393E-030</text:p>
              </table:table-cell>
              <table:table-cell office:value-type="float" office:value="0.00215728241707">
                <text:p>0.002157282417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12766035261307">
                <text:p>0.00212766035261307</text:p>
              </table:table-cell>
              <table:table-cell office:value-type="float" office:value="0.0030457066888239">
                <text:p>0.0030457066888239</text:p>
              </table:table-cell>
              <table:table-cell office:value-type="float" office:value="1.29172441615389E-029">
                <text:p>1.29172441615389E-029</text:p>
              </table:table-cell>
              <table:table-cell office:value-type="float" office:value="0.002127660352613">
                <text:p>0.0021276603526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0988739501006">
                <text:p>0.0020988739501006</text:p>
              </table:table-cell>
              <table:table-cell office:value-type="float" office:value="0.00303405964113709">
                <text:p>0.00303405964113709</text:p>
              </table:table-cell>
              <table:table-cell office:value-type="float" office:value="2.67639715404455E-029">
                <text:p>2.67639715404455E-029</text:p>
              </table:table-cell>
              <table:table-cell office:value-type="float" office:value="0.002098873950101">
                <text:p>0.002098873950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07088692235341">
                <text:p>0.00207088692235341</text:p>
              </table:table-cell>
              <table:table-cell office:value-type="float" office:value="0.00302245713277521">
                <text:p>0.00302245713277521</text:p>
              </table:table-cell>
              <table:table-cell office:value-type="float" office:value="5.4799707505821E-029">
                <text:p>5.4799707505821E-029</text:p>
              </table:table-cell>
              <table:table-cell office:value-type="float" office:value="0.002070886922353">
                <text:p>0.002070886922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04366510270364">
                <text:p>0.00204366510270364</text:p>
              </table:table-cell>
              <table:table-cell office:value-type="float" office:value="0.00301089899341598">
                <text:p>0.00301089899341598</text:p>
              </table:table-cell>
              <table:table-cell office:value-type="float" office:value="1.10922100002162E-028">
                <text:p>1.10922100002162E-028</text:p>
              </table:table-cell>
              <table:table-cell office:value-type="float" office:value="0.002043665102704">
                <text:p>0.0020436651027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01717629003187">
                <text:p>0.00201717629003187</text:p>
              </table:table-cell>
              <table:table-cell office:value-type="float" office:value="0.00299938505338848">
                <text:p>0.00299938505338848</text:p>
              </table:table-cell>
              <table:table-cell office:value-type="float" office:value="2.22038069397692E-028">
                <text:p>2.22038069397692E-028</text:p>
              </table:table-cell>
              <table:table-cell office:value-type="float" office:value="0.002017176290032">
                <text:p>0.002017176290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99139010733399">
                <text:p>0.00199139010733399</text:p>
              </table:table-cell>
              <table:table-cell office:value-type="float" office:value="0.00298791514367062">
                <text:p>0.00298791514367062</text:p>
              </table:table-cell>
              <table:table-cell office:value-type="float" office:value="4.39699875620177E-028">
                <text:p>4.39699875620177E-028</text:p>
              </table:table-cell>
              <table:table-cell office:value-type="float" office:value="0.001991390107334">
                <text:p>0.001991390107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96627787244991">
                <text:p>0.00196627787244991</text:p>
              </table:table-cell>
              <table:table-cell office:value-type="float" office:value="0.00297648909588665">
                <text:p>0.00297648909588665</text:p>
              </table:table-cell>
              <table:table-cell office:value-type="float" office:value="8.61683795191991E-028">
                <text:p>8.61683795191991E-028</text:p>
              </table:table-cell>
              <table:table-cell office:value-type="float" office:value="0.00196627787245">
                <text:p>0.00196627787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94181247974248">
                <text:p>0.00194181247974248</text:p>
              </table:table-cell>
              <table:table-cell office:value-type="float" office:value="0.00296510674230472">
                <text:p>0.00296510674230472</text:p>
              </table:table-cell>
              <table:table-cell office:value-type="float" office:value="1.67162502972412E-027">
                <text:p>1.67162502972412E-027</text:p>
              </table:table-cell>
              <table:table-cell office:value-type="float" office:value="0.001941812479742">
                <text:p>0.0019418124797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9179682916516">
                <text:p>0.0019179682916516</text:p>
              </table:table-cell>
              <table:table-cell office:value-type="float" office:value="0.00295376791583439">
                <text:p>0.00295376791583439</text:p>
              </table:table-cell>
              <table:table-cell office:value-type="float" office:value="3.211143781606E-027">
                <text:p>3.211143781606E-027</text:p>
              </table:table-cell>
              <table:table-cell office:value-type="float" office:value="0.001917968291652">
                <text:p>0.001917968291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89472103916838">
                <text:p>0.00189472103916838</text:p>
              </table:table-cell>
              <table:table-cell office:value-type="float" office:value="0.0029424724500242">
                <text:p>0.0029424724500242</text:p>
              </table:table-cell>
              <table:table-cell office:value-type="float" office:value="6.10991892552928E-027">
                <text:p>6.10991892552928E-027</text:p>
              </table:table-cell>
              <table:table-cell office:value-type="float" office:value="0.001894721039168">
                <text:p>0.0018947210391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87204773037865">
                <text:p>0.00187204773037865</text:p>
              </table:table-cell>
              <table:table-cell office:value-type="float" office:value="0.0029312201790592">
                <text:p>0.0029312201790592</text:p>
              </table:table-cell>
              <table:table-cell office:value-type="float" office:value="1.15182212462443E-026">
                <text:p>1.15182212462443E-026</text:p>
              </table:table-cell>
              <table:table-cell office:value-type="float" office:value="0.001872047730379">
                <text:p>0.001872047730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84992656631726">
                <text:p>0.00184992656631726</text:p>
              </table:table-cell>
              <table:table-cell office:value-type="float" office:value="0.00292001093775856">
                <text:p>0.00292001093775856</text:p>
              </table:table-cell>
              <table:table-cell office:value-type="float" office:value="2.15190964258125E-026">
                <text:p>2.15190964258125E-026</text:p>
              </table:table-cell>
              <table:table-cell office:value-type="float" office:value="0.001849926566317">
                <text:p>0.0018499265663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82833686345543">
                <text:p>0.00182833686345543</text:p>
              </table:table-cell>
              <table:table-cell office:value-type="float" office:value="0.00290884456157307">
                <text:p>0.00290884456157307</text:p>
              </table:table-cell>
              <table:table-cell office:value-type="float" office:value="3.98529854283545E-026">
                <text:p>3.98529854283545E-026</text:p>
              </table:table-cell>
              <table:table-cell office:value-type="float" office:value="0.001828336863455">
                <text:p>0.001828336863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8072589822146">
                <text:p>0.0018072589822146</text:p>
              </table:table-cell>
              <table:table-cell office:value-type="float" office:value="0.00289772088658281">
                <text:p>0.00289772088658281</text:p>
              </table:table-cell>
              <table:table-cell office:value-type="float" office:value="7.31814364013995E-026">
                <text:p>7.31814364013995E-026</text:p>
              </table:table-cell>
              <table:table-cell office:value-type="float" office:value="0.001807258982215">
                <text:p>0.0018072589822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78667426096325">
                <text:p>0.00178667426096325</text:p>
              </table:table-cell>
              <table:table-cell office:value-type="float" office:value="0.00288663974949468">
                <text:p>0.00288663974949468</text:p>
              </table:table-cell>
              <table:table-cell office:value-type="float" office:value="1.33273858952633E-025">
                <text:p>1.33273858952633E-025</text:p>
              </table:table-cell>
              <table:table-cell office:value-type="float" office:value="0.001786674260963">
                <text:p>0.001786674260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76656495500868">
                <text:p>0.00176656495500868</text:p>
              </table:table-cell>
              <table:table-cell office:value-type="float" office:value="0.00287560098764005">
                <text:p>0.00287560098764005</text:p>
              </table:table-cell>
              <table:table-cell office:value-type="float" office:value="2.40762953524184E-025">
                <text:p>2.40762953524184E-025</text:p>
              </table:table-cell>
              <table:table-cell office:value-type="float" office:value="0.001766564955009">
                <text:p>0.0017665649550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74691418014509">
                <text:p>0.00174691418014509</text:p>
              </table:table-cell>
              <table:table-cell office:value-type="float" office:value="0.00286460443897232">
                <text:p>0.00286460443897232</text:p>
              </table:table-cell>
              <table:table-cell office:value-type="float" office:value="4.31546722861617E-025">
                <text:p>4.31546722861617E-025</text:p>
              </table:table-cell>
              <table:table-cell office:value-type="float" office:value="0.001746914180145">
                <text:p>0.001746914180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72770586036302">
                <text:p>0.00172770586036302</text:p>
              </table:table-cell>
              <table:table-cell office:value-type="float" office:value="0.0028536499420646">
                <text:p>0.0028536499420646</text:p>
              </table:table-cell>
              <table:table-cell office:value-type="float" office:value="7.67624159412024E-025">
                <text:p>7.67624159412024E-025</text:p>
              </table:table-cell>
              <table:table-cell office:value-type="float" office:value="0.001727705860363">
                <text:p>0.001727705860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70892467936396">
                <text:p>0.00170892467936396</text:p>
              </table:table-cell>
              <table:table-cell office:value-type="float" office:value="0.00284273733610729">
                <text:p>0.00284273733610729</text:p>
              </table:table-cell>
              <table:table-cell office:value-type="float" office:value="1.35530743606534E-024">
                <text:p>1.35530743606534E-024</text:p>
              </table:table-cell>
              <table:table-cell office:value-type="float" office:value="0.001708924679364">
                <text:p>0.0017089246793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69055603555869">
                <text:p>0.00169055603555869</text:p>
              </table:table-cell>
              <table:table-cell office:value-type="float" office:value="0.00283186646090575">
                <text:p>0.00283186646090575</text:p>
              </table:table-cell>
              <table:table-cell office:value-type="float" office:value="2.37562465987062E-024">
                <text:p>2.37562465987062E-024</text:p>
              </table:table-cell>
              <table:table-cell office:value-type="float" office:value="0.001690556035559">
                <text:p>0.0016905560355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67258600025874">
                <text:p>0.00167258600025874</text:p>
              </table:table-cell>
              <table:table-cell office:value-type="float" office:value="0.00282103715687793">
                <text:p>0.00282103715687793</text:p>
              </table:table-cell>
              <table:table-cell office:value-type="float" office:value="4.13473778980574E-024">
                <text:p>4.13473778980574E-024</text:p>
              </table:table-cell>
              <table:table-cell office:value-type="float" office:value="0.001672586000259">
                <text:p>0.0016725860002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65500127879771">
                <text:p>0.00165500127879771</text:p>
              </table:table-cell>
              <table:table-cell office:value-type="float" office:value="0.00281024926505205">
                <text:p>0.00281024926505205</text:p>
              </table:table-cell>
              <table:table-cell office:value-type="float" office:value="7.14701402745926E-024">
                <text:p>7.14701402745926E-024</text:p>
              </table:table-cell>
              <table:table-cell office:value-type="float" office:value="0.001655001278798">
                <text:p>0.0016550012787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63778917434399">
                <text:p>0.00163778917434399</text:p>
              </table:table-cell>
              <table:table-cell office:value-type="float" office:value="0.00279950262706423">
                <text:p>0.00279950262706423</text:p>
              </table:table-cell>
              <table:table-cell office:value-type="float" office:value="1.22710396956307E-023">
                <text:p>1.22710396956307E-023</text:p>
              </table:table-cell>
              <table:table-cell office:value-type="float" office:value="0.001637789174344">
                <text:p>0.001637789174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62093755418859">
                <text:p>0.00162093755418859</text:p>
              </table:table-cell>
              <table:table-cell office:value-type="float" office:value="0.00278879708515621">
                <text:p>0.00278879708515621</text:p>
              </table:table-cell>
              <table:table-cell office:value-type="float" office:value="2.09309542175896E-023">
                <text:p>2.09309542175896E-023</text:p>
              </table:table-cell>
              <table:table-cell office:value-type="float" office:value="0.001620937554189">
                <text:p>0.001620937554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60443481831114">
                <text:p>0.00160443481831114</text:p>
              </table:table-cell>
              <table:table-cell office:value-type="float" office:value="0.00277813248217299">
                <text:p>0.00277813248217299</text:p>
              </table:table-cell>
              <table:table-cell office:value-type="float" office:value="3.54744736215689E-023">
                <text:p>3.54744736215689E-023</text:p>
              </table:table-cell>
              <table:table-cell office:value-type="float" office:value="0.001604434818311">
                <text:p>0.001604434818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58826987004537">
                <text:p>0.00158826987004537</text:p>
              </table:table-cell>
              <table:table-cell office:value-type="float" office:value="0.00276750866156056">
                <text:p>0.00276750866156056</text:p>
              </table:table-cell>
              <table:table-cell office:value-type="float" office:value="5.97486441239223E-023">
                <text:p>5.97486441239223E-023</text:p>
              </table:table-cell>
              <table:table-cell office:value-type="float" office:value="0.001588269870045">
                <text:p>0.001588269870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57243208868101">
                <text:p>0.00157243208868101</text:p>
              </table:table-cell>
              <table:table-cell office:value-type="float" office:value="0.00275692546736359">
                <text:p>0.00275692546736359</text:p>
              </table:table-cell>
              <table:table-cell office:value-type="float" office:value="1.00020470263608E-022">
                <text:p>1.00020470263608E-022</text:p>
              </table:table-cell>
              <table:table-cell office:value-type="float" office:value="0.001572432088681">
                <text:p>0.0015724320886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55691130385355">
                <text:p>0.00155691130385355</text:p>
              </table:table-cell>
              <table:table-cell office:value-type="float" office:value="0.00274638274422312">
                <text:p>0.00274638274422312</text:p>
              </table:table-cell>
              <table:table-cell office:value-type="float" office:value="1.66440820206809E-022">
                <text:p>1.66440820206809E-022</text:p>
              </table:table-cell>
              <table:table-cell office:value-type="float" office:value="0.001556911303854">
                <text:p>0.0015569113038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54169777158625">
                <text:p>0.00154169777158625</text:p>
              </table:table-cell>
              <table:table-cell office:value-type="float" office:value="0.0027358803373743">
                <text:p>0.0027358803373743</text:p>
              </table:table-cell>
              <table:table-cell office:value-type="float" office:value="2.75359577612614E-022">
                <text:p>2.75359577612614E-022</text:p>
              </table:table-cell>
              <table:table-cell office:value-type="float" office:value="0.001541697771586">
                <text:p>0.0015416977715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52678215186053">
                <text:p>0.00152678215186053</text:p>
              </table:table-cell>
              <table:table-cell office:value-type="float" office:value="0.00272541809264413">
                <text:p>0.00272541809264413</text:p>
              </table:table-cell>
              <table:table-cell office:value-type="float" office:value="4.52967628642812E-022">
                <text:p>4.52967628642812E-022</text:p>
              </table:table-cell>
              <table:table-cell office:value-type="float" office:value="0.001526782151861">
                <text:p>0.0015267821518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51215548760125">
                <text:p>0.00151215548760125</text:p>
              </table:table-cell>
              <table:table-cell office:value-type="float" office:value="0.00271499585644917">
                <text:p>0.00271499585644917</text:p>
              </table:table-cell>
              <table:table-cell office:value-type="float" office:value="7.4099643714971E-022">
                <text:p>7.4099643714971E-022</text:p>
              </table:table-cell>
              <table:table-cell office:value-type="float" office:value="0.001512155487601">
                <text:p>0.001512155487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49780918497321">
                <text:p>0.00149780918497321</text:p>
              </table:table-cell>
              <table:table-cell office:value-type="float" office:value="0.00270461347579329">
                <text:p>0.00270461347579329</text:p>
              </table:table-cell>
              <table:table-cell office:value-type="float" office:value="1.20559252152363E-021">
                <text:p>1.20559252152363E-021</text:p>
              </table:table-cell>
              <table:table-cell office:value-type="float" office:value="0.001497809184973">
                <text:p>0.001497809184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48373499489369">
                <text:p>0.00148373499489369</text:p>
              </table:table-cell>
              <table:table-cell office:value-type="float" office:value="0.00269427079826543">
                <text:p>0.00269427079826543</text:p>
              </table:table-cell>
              <table:table-cell office:value-type="float" office:value="1.95106700511486E-021">
                <text:p>1.95106700511486E-021</text:p>
              </table:table-cell>
              <table:table-cell office:value-type="float" office:value="0.001483734994894">
                <text:p>0.0014837349948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46992499567369">
                <text:p>0.00146992499567369</text:p>
              </table:table-cell>
              <table:table-cell office:value-type="float" office:value="0.00268396767203738">
                <text:p>0.00268396767203738</text:p>
              </table:table-cell>
              <table:table-cell office:value-type="float" office:value="3.14109520087609E-021">
                <text:p>3.14109520087609E-021</text:p>
              </table:table-cell>
              <table:table-cell office:value-type="float" office:value="0.001469924995674">
                <text:p>0.001469924995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45637157670785">
                <text:p>0.00145637157670785</text:p>
              </table:table-cell>
              <table:table-cell office:value-type="float" office:value="0.00267370394586153">
                <text:p>0.00267370394586153</text:p>
              </table:table-cell>
              <table:table-cell office:value-type="float" office:value="5.03124821071122E-021">
                <text:p>5.03124821071122E-021</text:p>
              </table:table-cell>
              <table:table-cell office:value-type="float" office:value="0.001456371576708">
                <text:p>0.0014563715767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44306742313913">
                <text:p>0.00144306742313913</text:p>
              </table:table-cell>
              <table:table-cell office:value-type="float" office:value="0.00266347946906863">
                <text:p>0.00266347946906863</text:p>
              </table:table-cell>
              <table:table-cell office:value-type="float" office:value="8.01868272971415E-021">
                <text:p>8.01868272971415E-021</text:p>
              </table:table-cell>
              <table:table-cell office:value-type="float" office:value="0.001443067423139">
                <text:p>0.0014430674231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43000550143073">
                <text:p>0.00143000550143073</text:p>
              </table:table-cell>
              <table:table-cell office:value-type="float" office:value="0.00265329409156563">
                <text:p>0.00265329409156563</text:p>
              </table:table-cell>
              <table:table-cell office:value-type="float" office:value="1.27176948150572E-020">
                <text:p>1.27176948150572E-020</text:p>
              </table:table-cell>
              <table:table-cell office:value-type="float" office:value="0.001430005501431">
                <text:p>0.001430005501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41717904578261">
                <text:p>0.00141717904578261</text:p>
              </table:table-cell>
              <table:table-cell office:value-type="float" office:value="0.00264314766383345">
                <text:p>0.00264314766383345</text:p>
              </table:table-cell>
              <table:table-cell office:value-type="float" office:value="2.00740903169065E-020">
                <text:p>2.00740903169065E-020</text:p>
              </table:table-cell>
              <table:table-cell office:value-type="float" office:value="0.001417179045783">
                <text:p>0.001417179045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40458154533513">
                <text:p>0.00140458154533513</text:p>
              </table:table-cell>
              <table:table-cell office:value-type="float" office:value="0.00263304003692476">
                <text:p>0.00263304003692476</text:p>
              </table:table-cell>
              <table:table-cell office:value-type="float" office:value="3.15375624052478E-020">
                <text:p>3.15375624052478E-020</text:p>
              </table:table-cell>
              <table:table-cell office:value-type="float" office:value="0.001404581545335">
                <text:p>0.0014045815453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39220673210682">
                <text:p>0.00139220673210682</text:p>
              </table:table-cell>
              <table:table-cell office:value-type="float" office:value="0.00262297106246183">
                <text:p>0.00262297106246183</text:p>
              </table:table-cell>
              <table:table-cell office:value-type="float" office:value="4.93203913305626E-020">
                <text:p>4.93203913305626E-020</text:p>
              </table:table-cell>
              <table:table-cell office:value-type="float" office:value="0.001392206732107">
                <text:p>0.0013922067321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3800485696171">
                <text:p>0.0013800485696171</text:p>
              </table:table-cell>
              <table:table-cell office:value-type="float" office:value="0.00261294059263435">
                <text:p>0.00261294059263435</text:p>
              </table:table-cell>
              <table:table-cell office:value-type="float" office:value="7.67840765388312E-020">
                <text:p>7.67840765388312E-020</text:p>
              </table:table-cell>
              <table:table-cell office:value-type="float" office:value="0.001380048569617">
                <text:p>0.0013800485696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36810124214881">
                <text:p>0.00136810124214881</text:p>
              </table:table-cell>
              <table:table-cell office:value-type="float" office:value="0.00260294848019724">
                <text:p>0.00260294848019724</text:p>
              </table:table-cell>
              <table:table-cell office:value-type="float" office:value="1.19014807357342E-019">
                <text:p>1.19014807357342E-019</text:p>
              </table:table-cell>
              <table:table-cell office:value-type="float" office:value="0.001368101242149">
                <text:p>0.001368101242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35635914460864">
                <text:p>0.00135635914460864</text:p>
              </table:table-cell>
              <table:table-cell office:value-type="float" office:value="0.00259299457846849">
                <text:p>0.00259299457846849</text:p>
              </table:table-cell>
              <table:table-cell office:value-type="float" office:value="1.83676578083533E-019">
                <text:p>1.83676578083533E-019</text:p>
              </table:table-cell>
              <table:table-cell office:value-type="float" office:value="0.001356359144609">
                <text:p>0.0013563591446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34481687294662">
                <text:p>0.00134481687294662</text:p>
              </table:table-cell>
              <table:table-cell office:value-type="float" office:value="0.00258307874132702">
                <text:p>0.00258307874132702</text:p>
              </table:table-cell>
              <table:table-cell office:value-type="float" office:value="2.82270942331026E-019">
                <text:p>2.82270942331026E-019</text:p>
              </table:table-cell>
              <table:table-cell office:value-type="float" office:value="0.001344816872947">
                <text:p>0.001344816872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33346921509894">
                <text:p>0.00133346921509894</text:p>
              </table:table-cell>
              <table:table-cell office:value-type="float" office:value="0.00257320082321055">
                <text:p>0.00257320082321055</text:p>
              </table:table-cell>
              <table:table-cell office:value-type="float" office:value="4.3199008204529E-019">
                <text:p>4.3199008204529E-019</text:p>
              </table:table-cell>
              <table:table-cell office:value-type="float" office:value="0.001333469215099">
                <text:p>0.0013334692150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32231114242062">
                <text:p>0.00132231114242062</text:p>
              </table:table-cell>
              <table:table-cell office:value-type="float" office:value="0.0025633606791134">
                <text:p>0.0025633606791134</text:p>
              </table:table-cell>
              <table:table-cell office:value-type="float" office:value="6.58432355532444E-019">
                <text:p>6.58432355532444E-019</text:p>
              </table:table-cell>
              <table:table-cell office:value-type="float" office:value="0.001322311142421">
                <text:p>0.0013223111424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31133780157737">
                <text:p>0.00131133780157737</text:p>
              </table:table-cell>
              <table:table-cell office:value-type="float" office:value="0.00255355816458445">
                <text:p>0.00255355816458445</text:p>
              </table:table-cell>
              <table:table-cell office:value-type="float" office:value="9.99567042618923E-019">
                <text:p>9.99567042618923E-019</text:p>
              </table:table-cell>
              <table:table-cell office:value-type="float" office:value="0.001311337801577">
                <text:p>0.0013113378015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30054450686788">
                <text:p>0.00130054450686788</text:p>
              </table:table-cell>
              <table:table-cell office:value-type="float" office:value="0.00254379313572495">
                <text:p>0.00254379313572495</text:p>
              </table:table-cell>
              <table:table-cell office:value-type="float" office:value="1.51150195326517E-018">
                <text:p>1.51150195326517E-018</text:p>
              </table:table-cell>
              <table:table-cell office:value-type="float" office:value="0.001300544506868">
                <text:p>0.0013005445068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28992673294986">
                <text:p>0.00128992673294986</text:p>
              </table:table-cell>
              <table:table-cell office:value-type="float" office:value="0.00253406544918643">
                <text:p>0.00253406544918643</text:p>
              </table:table-cell>
              <table:table-cell office:value-type="float" office:value="2.27684386390438E-018">
                <text:p>2.27684386390438E-018</text:p>
              </table:table-cell>
              <table:table-cell office:value-type="float" office:value="0.00128992673295">
                <text:p>0.00128992673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27948010794534">
                <text:p>0.00127948010794534</text:p>
              </table:table-cell>
              <table:table-cell office:value-type="float" office:value="0.0025243749621686">
                <text:p>0.0025243749621686</text:p>
              </table:table-cell>
              <table:table-cell office:value-type="float" office:value="3.41677509472488E-018">
                <text:p>3.41677509472488E-018</text:p>
              </table:table-cell>
              <table:table-cell office:value-type="float" office:value="0.001279480107945">
                <text:p>0.0012794801079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26920040690187">
                <text:p>0.00126920040690187</text:p>
              </table:table-cell>
              <table:table-cell office:value-type="float" office:value="0.00251472153241726">
                <text:p>0.00251472153241726</text:p>
              </table:table-cell>
              <table:table-cell office:value-type="float" office:value="5.10843827494942E-018">
                <text:p>5.10843827494942E-018</text:p>
              </table:table-cell>
              <table:table-cell office:value-type="float" office:value="0.001269200406902">
                <text:p>0.0012692004069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25908354558853">
                <text:p>0.00125908354558853</text:p>
              </table:table-cell>
              <table:table-cell office:value-type="float" office:value="0.00250510501822219">
                <text:p>0.00250510501822219</text:p>
              </table:table-cell>
              <table:table-cell office:value-type="float" office:value="7.60987834710513E-018">
                <text:p>7.60987834710513E-018</text:p>
              </table:table-cell>
              <table:table-cell office:value-type="float" office:value="0.001259083545589">
                <text:p>0.001259083545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24912557460659">
                <text:p>0.00124912557460659</text:p>
              </table:table-cell>
              <table:table-cell office:value-type="float" office:value="0.00249552527841508">
                <text:p>0.00249552527841508</text:p>
              </table:table-cell>
              <table:table-cell office:value-type="float" office:value="1.12957088762107E-017">
                <text:p>1.12957088762107E-017</text:p>
              </table:table-cell>
              <table:table-cell office:value-type="float" office:value="0.001249125574607">
                <text:p>0.001249125574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23932267379625">
                <text:p>0.00123932267379625</text:p>
              </table:table-cell>
              <table:table-cell office:value-type="float" office:value="0.00248598217236749">
                <text:p>0.00248598217236749</text:p>
              </table:table-cell>
              <table:table-cell office:value-type="float" office:value="1.67079485119401E-017">
                <text:p>1.67079485119401E-017</text:p>
              </table:table-cell>
              <table:table-cell office:value-type="float" office:value="0.001239322673796">
                <text:p>0.0012393226737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2296711469222">
                <text:p>0.0012296711469222</text:p>
              </table:table-cell>
              <table:table-cell office:value-type="float" office:value="0.0024764755599887">
                <text:p>0.0024764755599887</text:p>
              </table:table-cell>
              <table:table-cell office:value-type="float" office:value="2.46282494097818E-017">
                <text:p>2.46282494097818E-017</text:p>
              </table:table-cell>
              <table:table-cell office:value-type="float" office:value="0.001229671146922">
                <text:p>0.0012296711469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22016741662174">
                <text:p>0.00122016741662174</text:p>
              </table:table-cell>
              <table:table-cell office:value-type="float" office:value="0.00246700530172377">
                <text:p>0.00246700530172377</text:p>
              </table:table-cell>
              <table:table-cell office:value-type="float" office:value="3.61801985484987E-017">
                <text:p>3.61801985484987E-017</text:p>
              </table:table-cell>
              <table:table-cell office:value-type="float" office:value="0.001220167416622">
                <text:p>0.0012201674166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21080801960033">
                <text:p>0.00121080801960033</text:p>
              </table:table-cell>
              <table:table-cell office:value-type="float" office:value="0.00245757125855139">
                <text:p>0.00245757125855139</text:p>
              </table:table-cell>
              <table:table-cell office:value-type="float" office:value="5.2973768091222E-017">
                <text:p>5.2973768091222E-017</text:p>
              </table:table-cell>
              <table:table-cell office:value-type="float" office:value="0.0012108080196">
                <text:p>0.00121080801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20158960206054">
                <text:p>0.00120158960206054</text:p>
              </table:table-cell>
              <table:table-cell office:value-type="float" office:value="0.00244817329198189">
                <text:p>0.00244817329198189</text:p>
              </table:table-cell>
              <table:table-cell office:value-type="float" office:value="7.7308665164892E-017">
                <text:p>7.7308665164892E-017</text:p>
              </table:table-cell>
              <table:table-cell office:value-type="float" office:value="0.001201589602061">
                <text:p>0.0012015896020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19250891535105">
                <text:p>0.00119250891535105</text:p>
              </table:table-cell>
              <table:table-cell office:value-type="float" office:value="0.0024388112640552">
                <text:p>0.0024388112640552</text:p>
              </table:table-cell>
              <table:table-cell office:value-type="float" office:value="1.12459748447976E-016">
                <text:p>1.12459748447976E-016</text:p>
              </table:table-cell>
              <table:table-cell office:value-type="float" office:value="0.001192508915351">
                <text:p>0.0011925089153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18356281182349">
                <text:p>0.00118356281182349</text:p>
              </table:table-cell>
              <table:table-cell office:value-type="float" office:value="0.00242948503733882">
                <text:p>0.00242948503733882</text:p>
              </table:table-cell>
              <table:table-cell office:value-type="float" office:value="1.63076464275944E-016">
                <text:p>1.63076464275944E-016</text:p>
              </table:table-cell>
              <table:table-cell office:value-type="float" office:value="0.001183562811823">
                <text:p>0.0011835628118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17474824088544">
                <text:p>0.00117474824088544</text:p>
              </table:table-cell>
              <table:table-cell office:value-type="float" office:value="0.0024201944749258">
                <text:p>0.0024201944749258</text:p>
              </table:table-cell>
              <table:table-cell office:value-type="float" office:value="2.35740250076928E-016">
                <text:p>2.35740250076928E-016</text:p>
              </table:table-cell>
              <table:table-cell office:value-type="float" office:value="0.001174748240885">
                <text:p>0.0011747482408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16606224523886">
                <text:p>0.00116606224523886</text:p>
              </table:table-cell>
              <table:table-cell office:value-type="float" office:value="0.00241093944043274">
                <text:p>0.00241093944043274</text:p>
              </table:table-cell>
              <table:table-cell office:value-type="float" office:value="3.39740186946621E-016">
                <text:p>3.39740186946621E-016</text:p>
              </table:table-cell>
              <table:table-cell office:value-type="float" office:value="0.001166062245239">
                <text:p>0.0011660622452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1575019572937">
                <text:p>0.0011575019572937</text:p>
              </table:table-cell>
              <table:table-cell office:value-type="float" office:value="0.00240171979799778">
                <text:p>0.00240171979799778</text:p>
              </table:table-cell>
              <table:table-cell office:value-type="float" office:value="4.88149367313196E-016">
                <text:p>4.88149367313196E-016</text:p>
              </table:table-cell>
              <table:table-cell office:value-type="float" office:value="0.001157501957294">
                <text:p>0.0011575019572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14906459574727">
                <text:p>0.00114906459574727</text:p>
              </table:table-cell>
              <table:table-cell office:value-type="float" office:value="0.00239253541227861">
                <text:p>0.00239253541227861</text:p>
              </table:table-cell>
              <table:table-cell office:value-type="float" office:value="6.99314495659964E-016">
                <text:p>6.99314495659964E-016</text:p>
              </table:table-cell>
              <table:table-cell office:value-type="float" office:value="0.001149064595747">
                <text:p>0.0011490645957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14074746232036">
                <text:p>0.00114074746232036</text:p>
              </table:table-cell>
              <table:table-cell office:value-type="float" office:value="0.00238338614845047">
                <text:p>0.00238338614845047</text:p>
              </table:table-cell>
              <table:table-cell office:value-type="float" office:value="9.9891184757175E-016">
                <text:p>9.9891184757175E-016</text:p>
              </table:table-cell>
              <table:table-cell office:value-type="float" office:value="0.00114074746232">
                <text:p>0.00114074746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13254793864179">
                <text:p>0.00113254793864179</text:p>
              </table:table-cell>
              <table:table-cell office:value-type="float" office:value="0.0023742718722042">
                <text:p>0.0023742718722042</text:p>
              </table:table-cell>
              <table:table-cell office:value-type="float" office:value="1.42277744574692E-015">
                <text:p>1.42277744574692E-015</text:p>
              </table:table-cell>
              <table:table-cell office:value-type="float" office:value="0.001132547938642">
                <text:p>0.0011325479386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12446348327353">
                <text:p>0.00112446348327353</text:p>
              </table:table-cell>
              <table:table-cell office:value-type="float" office:value="0.00236519244974422">
                <text:p>0.00236519244974422</text:p>
              </table:table-cell>
              <table:table-cell office:value-type="float" office:value="2.02079290449659E-015">
                <text:p>2.02079290449659E-015</text:p>
              </table:table-cell>
              <table:table-cell office:value-type="float" office:value="0.001124463483274">
                <text:p>0.0011244634832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1164916288689">
                <text:p>0.0011164916288689</text:p>
              </table:table-cell>
              <table:table-cell office:value-type="float" office:value="0.00235614774778663">
                <text:p>0.00235614774778663</text:p>
              </table:table-cell>
              <table:table-cell office:value-type="float" office:value="2.86220710673752E-015">
                <text:p>2.86220710673752E-015</text:p>
              </table:table-cell>
              <table:table-cell office:value-type="float" office:value="0.001116491628869">
                <text:p>0.001116491628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10862997945705">
                <text:p>0.00110862997945705</text:p>
              </table:table-cell>
              <table:table-cell office:value-type="float" office:value="0.00234713763355721">
                <text:p>0.00234713763355721</text:p>
              </table:table-cell>
              <table:table-cell office:value-type="float" office:value="4.04290596993835E-015">
                <text:p>4.04290596993835E-015</text:p>
              </table:table-cell>
              <table:table-cell office:value-type="float" office:value="0.001108629979457">
                <text:p>0.0011086299794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10087620784704">
                <text:p>0.00110087620784704</text:p>
              </table:table-cell>
              <table:table-cell office:value-type="float" office:value="0.00233816197478946">
                <text:p>0.00233816197478946</text:p>
              </table:table-cell>
              <table:table-cell office:value-type="float" office:value="5.69531890527657E-015">
                <text:p>5.69531890527657E-015</text:p>
              </table:table-cell>
              <table:table-cell office:value-type="float" office:value="0.001100876207847">
                <text:p>0.0011008762078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32280531455">
                <text:p>0.0010932280531455</text:p>
              </table:table-cell>
              <table:table-cell office:value-type="float" office:value="0.0023292206397227">
                <text:p>0.0023292206397227</text:p>
              </table:table-cell>
              <table:table-cell office:value-type="float" office:value="8.00188546413754E-015">
                <text:p>8.00188546413754E-015</text:p>
              </table:table-cell>
              <table:table-cell office:value-type="float" office:value="0.001093228053146">
                <text:p>0.0010932280531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08568331838196">
                <text:p>0.00108568331838196</text:p>
              </table:table-cell>
              <table:table-cell office:value-type="float" office:value="0.00232031349710011">
                <text:p>0.00232031349710011</text:p>
              </table:table-cell>
              <table:table-cell office:value-type="float" office:value="0.0000000000000112133178255364">
                <text:p>0.0000000000000112133178255364</text:p>
              </table:table-cell>
              <table:table-cell office:value-type="float" office:value="0.001085683318382">
                <text:p>0.0010856833183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07823986823647">
                <text:p>0.00107823986823647</text:p>
              </table:table-cell>
              <table:table-cell office:value-type="float" office:value="0.00231144041616679">
                <text:p>0.00231144041616679</text:p>
              </table:table-cell>
              <table:table-cell office:value-type="float" office:value="0.0000000000000156733087033328">
                <text:p>0.0000000000000156733087033328</text:p>
              </table:table-cell>
              <table:table-cell office:value-type="float" office:value="0.001078239868236">
                <text:p>0.0010782398682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07089562686443">
                <text:p>0.00107089562686443</text:p>
              </table:table-cell>
              <table:table-cell office:value-type="float" office:value="0.0023026012666679">
                <text:p>0.0023026012666679</text:p>
              </table:table-cell>
              <table:table-cell office:value-type="float" office:value="0.0000000000000218518819180341">
                <text:p>0.0000000000000218518819180341</text:p>
              </table:table-cell>
              <table:table-cell office:value-type="float" office:value="0.001070895626864">
                <text:p>0.001070895626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0636485758136">
                <text:p>0.0010636485758136</text:p>
              </table:table-cell>
              <table:table-cell office:value-type="float" office:value="0.00229379591884666">
                <text:p>0.00229379591884666</text:p>
              </table:table-cell>
              <table:table-cell office:value-type="float" office:value="0.0000000000000303903059347703">
                <text:p>0.0000000000000303903059347703</text:p>
              </table:table-cell>
              <table:table-cell office:value-type="float" office:value="0.001063648575814">
                <text:p>0.0010636485758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05649675202889">
                <text:p>0.00105649675202889</text:p>
              </table:table-cell>
              <table:table-cell office:value-type="float" office:value="0.00228502424344251">
                <text:p>0.00228502424344251</text:p>
              </table:table-cell>
              <table:table-cell office:value-type="float" office:value="0.0000000000000421614432597281">
                <text:p>0.0000000000000421614432597281</text:p>
              </table:table-cell>
              <table:table-cell office:value-type="float" office:value="0.001056496752029">
                <text:p>0.0010564967520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04943824594063">
                <text:p>0.00104943824594063</text:p>
              </table:table-cell>
              <table:table-cell office:value-type="float" office:value="0.0022762861116892">
                <text:p>0.0022762861116892</text:p>
              </table:table-cell>
              <table:table-cell office:value-type="float" office:value="0.0000000000000583506609539961">
                <text:p>0.0000000000000583506609539961</text:p>
              </table:table-cell>
              <table:table-cell office:value-type="float" office:value="0.001049438245941">
                <text:p>0.0010494382459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04247119963206">
                <text:p>0.00104247119963206</text:p>
              </table:table-cell>
              <table:table-cell office:value-type="float" office:value="0.00226758139531288">
                <text:p>0.00226758139531288</text:p>
              </table:table-cell>
              <table:table-cell office:value-type="float" office:value="0.000000000000080564070614592">
                <text:p>0.000000000000080564070614592</text:p>
              </table:table-cell>
              <table:table-cell office:value-type="float" office:value="0.001042471199632">
                <text:p>0.001042471199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03559380508247">
                <text:p>0.00103559380508247</text:p>
              </table:table-cell>
              <table:table-cell office:value-type="float" office:value="0.00225890996653025">
                <text:p>0.00225890996653025</text:p>
              </table:table-cell>
              <table:table-cell office:value-type="float" office:value="0.000000000000110973017516654">
                <text:p>0.000000000000110973017516654</text:p>
              </table:table-cell>
              <table:table-cell office:value-type="float" office:value="0.001035593805082">
                <text:p>0.001035593805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02880430248208">
                <text:p>0.00102880430248208</text:p>
              </table:table-cell>
              <table:table-cell office:value-type="float" office:value="0.00225027169804665">
                <text:p>0.00225027169804665</text:p>
              </table:table-cell>
              <table:table-cell office:value-type="float" office:value="0.000000000000152506549796811">
                <text:p>0.000000000000152506549796811</text:p>
              </table:table-cell>
              <table:table-cell office:value-type="float" office:value="0.001028804302482">
                <text:p>0.0010288043024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02210097861547">
                <text:p>0.00102210097861547</text:p>
              </table:table-cell>
              <table:table-cell office:value-type="float" office:value="0.00224166646305419">
                <text:p>0.00224166646305419</text:p>
              </table:table-cell>
              <table:table-cell office:value-type="float" office:value="0.000000000000209107264734378">
                <text:p>0.000000000000209107264734378</text:p>
              </table:table-cell>
              <table:table-cell office:value-type="float" office:value="0.001022100978615">
                <text:p>0.0010221009786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0154821653102">
                <text:p>0.0010154821653102</text:p>
              </table:table-cell>
              <table:table-cell office:value-type="float" office:value="0.00223309413522994">
                <text:p>0.00223309413522994</text:p>
              </table:table-cell>
              <table:table-cell office:value-type="float" office:value="0.000000000000286070701114344">
                <text:p>0.000000000000286070701114344</text:p>
              </table:table-cell>
              <table:table-cell office:value-type="float" office:value="0.00101548216531">
                <text:p>0.001015482165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0089462379475">
                <text:p>0.0010089462379475</text:p>
              </table:table-cell>
              <table:table-cell office:value-type="float" office:value="0.00222455458873402">
                <text:p>0.00222455458873402</text:p>
              </table:table-cell>
              <table:table-cell office:value-type="float" office:value="0.000000000000390494645962548">
                <text:p>0.000000000000390494645962548</text:p>
              </table:table-cell>
              <table:table-cell office:value-type="float" office:value="0.001008946237948">
                <text:p>0.0010089462379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00249161403226">
                <text:p>0.00100249161403226</text:p>
              </table:table-cell>
              <table:table-cell office:value-type="float" office:value="0.00221604769820778">
                <text:p>0.00221604769820778</text:p>
              </table:table-cell>
              <table:table-cell office:value-type="float" office:value="0.00000000000053187276241011">
                <text:p>0.00000000000053187276241011</text:p>
              </table:table-cell>
              <table:table-cell office:value-type="float" office:value="0.001002491614032">
                <text:p>0.0010024916140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996116751819477">
                <text:p>0.000996116751819477</text:p>
              </table:table-cell>
              <table:table-cell office:value-type="float" office:value="0.00220757333877193">
                <text:p>0.00220757333877193</text:p>
              </table:table-cell>
              <table:table-cell office:value-type="float" office:value="0.000000000000722877349336926">
                <text:p>0.000000000000722877349336926</text:p>
              </table:table-cell>
              <table:table-cell office:value-type="float" office:value="0.000996116751819">
                <text:p>0.0009961167518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989820148994585">
                <text:p>0.000989820148994585</text:p>
              </table:table-cell>
              <table:table-cell office:value-type="float" office:value="0.00219913138602476">
                <text:p>0.00219913138602476</text:p>
              </table:table-cell>
              <table:table-cell office:value-type="float" office:value="0.000000000000980389484163155">
                <text:p>0.000000000000980389484163155</text:p>
              </table:table-cell>
              <table:table-cell office:value-type="float" office:value="0.000989820148995">
                <text:p>0.0009898201489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983600341405199">
                <text:p>0.000983600341405199</text:p>
              </table:table-cell>
              <table:table-cell office:value-type="float" office:value="0.00219072171604026">
                <text:p>0.00219072171604026</text:p>
              </table:table-cell>
              <table:table-cell office:value-type="float" office:value="0.00000000000132685213278359">
                <text:p>0.00000000000132685213278359</text:p>
              </table:table-cell>
              <table:table-cell office:value-type="float" office:value="0.000983600341405">
                <text:p>0.0009836003414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977455901841932">
                <text:p>0.000977455901841932</text:p>
              </table:table-cell>
              <table:table-cell office:value-type="float" office:value="0.00218234420536634">
                <text:p>0.00218234420536634</text:p>
              </table:table-cell>
              <table:table-cell office:value-type="float" office:value="0.00000000000179204412232793">
                <text:p>0.00000000000179204412232793</text:p>
              </table:table-cell>
              <table:table-cell office:value-type="float" office:value="0.000977455901842">
                <text:p>0.0009774559018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971385438866075">
                <text:p>0.000971385438866075</text:p>
              </table:table-cell>
              <table:table-cell office:value-type="float" office:value="0.002173998731023">
                <text:p>0.002173998731023</text:p>
              </table:table-cell>
              <table:table-cell office:value-type="float" office:value="0.00000000000241540154307339">
                <text:p>0.00000000000241540154307339</text:p>
              </table:table-cell>
              <table:table-cell office:value-type="float" office:value="0.000971385438866">
                <text:p>0.0009713854388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965387595682038">
                <text:p>0.000965387595682038</text:p>
              </table:table-cell>
              <table:table-cell office:value-type="float" office:value="0.00216568517050052">
                <text:p>0.00216568517050052</text:p>
              </table:table-cell>
              <table:table-cell office:value-type="float" office:value="0.00000000000324904992399232">
                <text:p>0.00000000000324904992399232</text:p>
              </table:table-cell>
              <table:table-cell office:value-type="float" office:value="0.000965387595682">
                <text:p>0.0009653875956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959461049052548">
                <text:p>0.000959461049052548</text:p>
              </table:table-cell>
              <table:table-cell office:value-type="float" office:value="0.00215740340175765">
                <text:p>0.00215740340175765</text:p>
              </table:table-cell>
              <table:table-cell office:value-type="float" office:value="0.00000000000436175762417797">
                <text:p>0.00000000000436175762417797</text:p>
              </table:table-cell>
              <table:table-cell office:value-type="float" office:value="0.000959461049053">
                <text:p>0.000959461049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953604508254727">
                <text:p>0.000953604508254727</text:p>
              </table:table-cell>
              <table:table-cell office:value-type="float" office:value="0.00214915330321988">
                <text:p>0.00214915330321988</text:p>
              </table:table-cell>
              <table:table-cell office:value-type="float" office:value="0.00000000000584408109375892">
                <text:p>0.00000000000584408109375892</text:p>
              </table:table-cell>
              <table:table-cell office:value-type="float" office:value="0.000953604508255">
                <text:p>0.0009536045082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947816714075234">
                <text:p>0.000947816714075234</text:p>
              </table:table-cell>
              <table:table-cell office:value-type="float" office:value="0.00214093475377758">
                <text:p>0.00214093475377758</text:p>
              </table:table-cell>
              <table:table-cell office:value-type="float" office:value="0.00000000000781504950625807">
                <text:p>0.00000000000781504950625807</text:p>
              </table:table-cell>
              <table:table-cell office:value-type="float" office:value="0.000947816714075">
                <text:p>0.0009478167140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942096437842783">
                <text:p>0.000942096437842783</text:p>
              </table:table-cell>
              <table:table-cell office:value-type="float" office:value="0.00213274763278425">
                <text:p>0.00213274763278425</text:p>
              </table:table-cell>
              <table:table-cell office:value-type="float" office:value="0.0000000000104308341858561">
                <text:p>0.0000000000104308341858561</text:p>
              </table:table-cell>
              <table:table-cell office:value-type="float" office:value="0.000942096437843">
                <text:p>0.0009420964378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936442480496402">
                <text:p>0.000936442480496402</text:p>
              </table:table-cell>
              <table:table-cell office:value-type="float" office:value="0.00212459182005478">
                <text:p>0.00212459182005478</text:p>
              </table:table-cell>
              <table:table-cell office:value-type="float" office:value="0.000000000013895972824509">
                <text:p>0.000000000013895972824509</text:p>
              </table:table-cell>
              <table:table-cell office:value-type="float" office:value="0.000936442480496">
                <text:p>0.0009364424804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930853671687893">
                <text:p>0.000930853671687893</text:p>
              </table:table-cell>
              <table:table-cell office:value-type="float" office:value="0.00211646719586362">
                <text:p>0.00211646719586362</text:p>
              </table:table-cell>
              <table:table-cell office:value-type="float" office:value="0.0000000000184778767053967">
                <text:p>0.0000000000184778767053967</text:p>
              </table:table-cell>
              <table:table-cell office:value-type="float" office:value="0.000930853671688">
                <text:p>0.0009308536716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925328868917035">
                <text:p>0.000925328868917035</text:p>
              </table:table-cell>
              <table:table-cell office:value-type="float" office:value="0.00210837364094311">
                <text:p>0.00210837364094311</text:p>
              </table:table-cell>
              <table:table-cell office:value-type="float" office:value="0.0000000000245255497940116">
                <text:p>0.0000000000245255497940116</text:p>
              </table:table-cell>
              <table:table-cell office:value-type="float" office:value="0.000925328868917">
                <text:p>0.0009253288689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919866956698128">
                <text:p>0.000919866956698128</text:p>
              </table:table-cell>
              <table:table-cell office:value-type="float" office:value="0.00210031103648163">
                <text:p>0.00210031103648163</text:p>
              </table:table-cell>
              <table:table-cell office:value-type="float" office:value="0.0000000000324937026056227">
                <text:p>0.0000000000324937026056227</text:p>
              </table:table-cell>
              <table:table-cell office:value-type="float" office:value="0.000919866956698">
                <text:p>0.000919866956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914466845756554">
                <text:p>0.000914466845756554</text:p>
              </table:table-cell>
              <table:table-cell office:value-type="float" office:value="0.00209227926412194">
                <text:p>0.00209227926412194</text:p>
              </table:table-cell>
              <table:table-cell office:value-type="float" office:value="0.0000000000429737649277739">
                <text:p>0.0000000000429737649277739</text:p>
              </table:table-cell>
              <table:table-cell office:value-type="float" office:value="0.000914466845757">
                <text:p>0.000914466845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909127472254101">
                <text:p>0.000909127472254101</text:p>
              </table:table-cell>
              <table:table-cell office:value-type="float" office:value="0.00208427820595939">
                <text:p>0.00208427820595939</text:p>
              </table:table-cell>
              <table:table-cell office:value-type="float" office:value="0.0000000000567337068885962">
                <text:p>0.0000000000567337068885962</text:p>
              </table:table-cell>
              <table:table-cell office:value-type="float" office:value="0.000909127472254">
                <text:p>0.0009091274722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903847797041827">
                <text:p>0.000903847797041827</text:p>
              </table:table-cell>
              <table:table-cell office:value-type="float" office:value="0.00207630774454022">
                <text:p>0.00207630774454022</text:p>
              </table:table-cell>
              <table:table-cell office:value-type="float" office:value="0.0000000000747690888475753">
                <text:p>0.0000000000747690888475753</text:p>
              </table:table-cell>
              <table:table-cell office:value-type="float" office:value="0.000903847797042">
                <text:p>0.0009038477970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89862680493935">
                <text:p>0.00089862680493935</text:p>
              </table:table-cell>
              <table:table-cell office:value-type="float" office:value="0.00206836776285982">
                <text:p>0.00206836776285982</text:p>
              </table:table-cell>
              <table:table-cell office:value-type="float" office:value="0.0000000000983684036870337">
                <text:p>0.0000000000983684036870337</text:p>
              </table:table-cell>
              <table:table-cell office:value-type="float" office:value="0.000898626804939">
                <text:p>0.000898626804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89346350403945">
                <text:p>0.00089346350403945</text:p>
              </table:table-cell>
              <table:table-cell office:value-type="float" office:value="0.002060458144361">
                <text:p>0.002060458144361</text:p>
              </table:table-cell>
              <table:table-cell office:value-type="float" office:value="0.000000000129196583279121">
                <text:p>0.000000000129196583279121</text:p>
              </table:table-cell>
              <table:table-cell office:value-type="float" office:value="0.000893463504039">
                <text:p>0.0008934635040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888356925036949">
                <text:p>0.000888356925036949</text:p>
              </table:table-cell>
              <table:table-cell office:value-type="float" office:value="0.00205257877293233">
                <text:p>0.00205257877293233</text:p>
              </table:table-cell>
              <table:table-cell office:value-type="float" office:value="0.000000000169401555115816">
                <text:p>0.000000000169401555115816</text:p>
              </table:table-cell>
              <table:table-cell office:value-type="float" office:value="0.000888356925037">
                <text:p>0.0008883569250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883306120580896">
                <text:p>0.000883306120580896</text:p>
              </table:table-cell>
              <table:table-cell office:value-type="float" office:value="0.00204472953290637">
                <text:p>0.00204472953290637</text:p>
              </table:table-cell>
              <table:table-cell office:value-type="float" office:value="0.000000000221750006025128">
                <text:p>0.000000000221750006025128</text:p>
              </table:table-cell>
              <table:table-cell office:value-type="float" office:value="0.000883306120581">
                <text:p>0.0008833061205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878310164649083">
                <text:p>0.000878310164649083</text:p>
              </table:table-cell>
              <table:table-cell office:value-type="float" office:value="0.002036910309058">
                <text:p>0.002036910309058</text:p>
              </table:table-cell>
              <table:table-cell office:value-type="float" office:value="0.0000000002898001003037">
                <text:p>0.0000000002898001003037</text:p>
              </table:table-cell>
              <table:table-cell office:value-type="float" office:value="0.000878310164649">
                <text:p>0.0008783101646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873368151944023">
                <text:p>0.000873368151944023</text:p>
              </table:table-cell>
              <table:table-cell office:value-type="float" office:value="0.00202912098660276">
                <text:p>0.00202912098660276</text:p>
              </table:table-cell>
              <table:table-cell office:value-type="float" office:value="0.000000000378120887020658">
                <text:p>0.000000000378120887020658</text:p>
              </table:table-cell>
              <table:table-cell office:value-type="float" office:value="0.000873368151944">
                <text:p>0.0008733681519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868479197309509">
                <text:p>0.000868479197309509</text:p>
              </table:table-cell>
              <table:table-cell office:value-type="float" office:value="0.0020213614511951">
                <text:p>0.0020213614511951</text:p>
              </table:table-cell>
              <table:table-cell office:value-type="float" office:value="0.000000000492570611398688">
                <text:p>0.000000000492570611398688</text:p>
              </table:table-cell>
              <table:table-cell office:value-type="float" office:value="0.00086847919731">
                <text:p>0.000868479197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863642435166947">
                <text:p>0.000863642435166947</text:p>
              </table:table-cell>
              <table:table-cell office:value-type="float" office:value="0.00201363158892677">
                <text:p>0.00201363158892677</text:p>
              </table:table-cell>
              <table:table-cell office:value-type="float" office:value="0.000000000640649236028878">
                <text:p>0.000000000640649236028878</text:p>
              </table:table-cell>
              <table:table-cell office:value-type="float" office:value="0.000863642435167">
                <text:p>0.0008636424351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858857018970673">
                <text:p>0.000858857018970673</text:p>
              </table:table-cell>
              <table:table-cell office:value-type="float" office:value="0.0020059312863251">
                <text:p>0.0020059312863251</text:p>
              </table:table-cell>
              <table:table-cell office:value-type="float" office:value="0.000000000831944324455442">
                <text:p>0.000000000831944324455442</text:p>
              </table:table-cell>
              <table:table-cell office:value-type="float" office:value="0.000858857018971">
                <text:p>0.0008588570189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854122120681514">
                <text:p>0.000854122120681514</text:p>
              </table:table-cell>
              <table:table-cell office:value-type="float" office:value="0.00199826043035134">
                <text:p>0.00199826043035134</text:p>
              </table:table-cell>
              <table:table-cell office:value-type="float" office:value="0.00000000107869422093483">
                <text:p>0.00000000107869422093483</text:p>
              </table:table-cell>
              <table:table-cell office:value-type="float" office:value="0.000854122120682">
                <text:p>0.0008541221206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849436930257871">
                <text:p>0.000849436930257871</text:p>
              </table:table-cell>
              <table:table-cell office:value-type="float" office:value="0.00199061890839903">
                <text:p>0.00199061890839903</text:p>
              </table:table-cell>
              <table:table-cell office:value-type="float" office:value="0.00000000139649839519456">
                <text:p>0.00000000139649839519456</text:p>
              </table:table-cell>
              <table:table-cell office:value-type="float" office:value="0.000849436930258">
                <text:p>0.0008494369302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844800655163655">
                <text:p>0.000844800655163655</text:p>
              </table:table-cell>
              <table:table-cell office:value-type="float" office:value="0.0019830066082923">
                <text:p>0.0019830066082923</text:p>
              </table:table-cell>
              <table:table-cell office:value-type="float" office:value="0.00000000180521217870783">
                <text:p>0.00000000180521217870783</text:p>
              </table:table-cell>
              <table:table-cell office:value-type="float" office:value="0.000844800655164">
                <text:p>0.0008448006551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840212519892411">
                <text:p>0.000840212519892411</text:p>
              </table:table-cell>
              <table:table-cell office:value-type="float" office:value="0.00197542341828429">
                <text:p>0.00197542341828429</text:p>
              </table:table-cell>
              <table:table-cell office:value-type="float" office:value="0.00000000233007222877095">
                <text:p>0.00000000233007222877095</text:p>
              </table:table-cell>
              <table:table-cell office:value-type="float" office:value="0.000840212519892">
                <text:p>0.0008402125198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83567176550702">
                <text:p>0.00083567176550702</text:p>
              </table:table-cell>
              <table:table-cell office:value-type="float" office:value="0.00196786922705543">
                <text:p>0.00196786922705543</text:p>
              </table:table-cell>
              <table:table-cell office:value-type="float" office:value="0.000000003003110321554">
                <text:p>0.000000003003110321554</text:p>
              </table:table-cell>
              <table:table-cell office:value-type="float" office:value="0.000835671765507">
                <text:p>0.0008356717655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83117764919437">
                <text:p>0.00083117764919437</text:p>
              </table:table-cell>
              <table:table-cell office:value-type="float" office:value="0.00196034392371187">
                <text:p>0.00196034392371187</text:p>
              </table:table-cell>
              <table:table-cell office:value-type="float" office:value="0.00000000386492698780537">
                <text:p>0.00000000386492698780537</text:p>
              </table:table-cell>
              <table:table-cell office:value-type="float" office:value="0.000831177649194">
                <text:p>0.0008311776491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826729443834446">
                <text:p>0.000826729443834446</text:p>
              </table:table-cell>
              <table:table-cell office:value-type="float" office:value="0.00195284739778382">
                <text:p>0.00195284739778382</text:p>
              </table:table-cell>
              <table:table-cell office:value-type="float" office:value="0.00000000496691366619286">
                <text:p>0.00000000496691366619286</text:p>
              </table:table-cell>
              <table:table-cell office:value-type="float" office:value="0.000826729443834">
                <text:p>0.0008267294438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822326437583274">
                <text:p>0.000822326437583274</text:p>
              </table:table-cell>
              <table:table-cell office:value-type="float" office:value="0.00194537953922393">
                <text:p>0.00194537953922393</text:p>
              </table:table-cell>
              <table:table-cell office:value-type="float" office:value="0.00000000637403319228281">
                <text:p>0.00000000637403319228281</text:p>
              </table:table-cell>
              <table:table-cell office:value-type="float" office:value="0.000822326437583">
                <text:p>0.0008223264375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817967933469212">
                <text:p>0.000817967933469212</text:p>
              </table:table-cell>
              <table:table-cell office:value-type="float" office:value="0.00193794023840569">
                <text:p>0.00193794023840569</text:p>
              </table:table-cell>
              <table:table-cell office:value-type="float" office:value="0.0000000081682944584396">
                <text:p>0.0000000081682944584396</text:p>
              </table:table-cell>
              <table:table-cell office:value-type="float" office:value="0.000817967933469">
                <text:p>0.0008179679334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813653249002083">
                <text:p>0.000813653249002083</text:p>
              </table:table-cell>
              <table:table-cell office:value-type="float" office:value="0.00193052938612182">
                <text:p>0.00193052938612182</text:p>
              </table:table-cell>
              <table:table-cell office:value-type="float" office:value="0.0000000104530890571563">
                <text:p>0.0000000104530890571563</text:p>
              </table:table-cell>
              <table:table-cell office:value-type="float" office:value="0.000813653249002">
                <text:p>0.0008136532490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809381715794679">
                <text:p>0.000809381715794679</text:p>
              </table:table-cell>
              <table:table-cell office:value-type="float" office:value="0.00192314687358263">
                <text:p>0.00192314687358263</text:p>
              </table:table-cell>
              <table:table-cell office:value-type="float" office:value="0.000000013358596976653">
                <text:p>0.000000013358596976653</text:p>
              </table:table-cell>
              <table:table-cell office:value-type="float" office:value="0.000809381715795">
                <text:p>0.0008093817157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805152679196168">
                <text:p>0.000805152679196168</text:p>
              </table:table-cell>
              <table:table-cell office:value-type="float" office:value="0.00191579259241447">
                <text:p>0.00191579259241447</text:p>
              </table:table-cell>
              <table:table-cell office:value-type="float" office:value="0.0000000170485165540281">
                <text:p>0.0000000170485165540281</text:p>
              </table:table-cell>
              <table:table-cell office:value-type="float" office:value="0.000805152679196">
                <text:p>0.000805152679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800965497936982">
                <text:p>0.000800965497936982</text:p>
              </table:table-cell>
              <table:table-cell office:value-type="float" office:value="0.00190846643465813">
                <text:p>0.00190846643465813</text:p>
              </table:table-cell>
              <table:table-cell office:value-type="float" office:value="0.0000000217284328488303">
                <text:p>0.0000000217284328488303</text:p>
              </table:table-cell>
              <table:table-cell office:value-type="float" office:value="0.000800965497937">
                <text:p>0.0008009654979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796819543784745">
                <text:p>0.000796819543784745</text:p>
              </table:table-cell>
              <table:table-cell office:value-type="float" office:value="0.00190116829276722">
                <text:p>0.00190116829276722</text:p>
              </table:table-cell>
              <table:table-cell office:value-type="float" office:value="0.0000000276562107292663">
                <text:p>0.0000000276562107292663</text:p>
              </table:table-cell>
              <table:table-cell office:value-type="float" office:value="0.000796819543785">
                <text:p>0.000796819543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792714201210868">
                <text:p>0.000792714201210868</text:p>
              </table:table-cell>
              <table:table-cell office:value-type="float" office:value="0.00189389805960663">
                <text:p>0.00189389805960663</text:p>
              </table:table-cell>
              <table:table-cell office:value-type="float" office:value="0.0000000351548871079913">
                <text:p>0.0000000351548871079913</text:p>
              </table:table-cell>
              <table:table-cell office:value-type="float" office:value="0.000792714201211">
                <text:p>0.0007927142012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788648867067396">
                <text:p>0.000788648867067396</text:p>
              </table:table-cell>
              <table:table-cell office:value-type="float" office:value="0.00188665562845096">
                <text:p>0.00188665562845096</text:p>
              </table:table-cell>
              <table:table-cell office:value-type="float" office:value="0.000000044628644360938">
                <text:p>0.000000044628644360938</text:p>
              </table:table-cell>
              <table:table-cell office:value-type="float" office:value="0.000788648867067">
                <text:p>0.0007886488670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784622950273759">
                <text:p>0.000784622950273759</text:p>
              </table:table-cell>
              <table:table-cell office:value-type="float" office:value="0.0018794408929829">
                <text:p>0.0018794408929829</text:p>
              </table:table-cell>
              <table:table-cell office:value-type="float" office:value="0.0000000565825781591778">
                <text:p>0.0000000565825781591778</text:p>
              </table:table-cell>
              <table:table-cell office:value-type="float" office:value="0.000784622950274">
                <text:p>0.0007846229502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780635871513061">
                <text:p>0.000780635871513061</text:p>
              </table:table-cell>
              <table:table-cell office:value-type="float" office:value="0.00187225374729175">
                <text:p>0.00187225374729175</text:p>
              </table:table-cell>
              <table:table-cell office:value-type="float" office:value="0.0000000716471327428515">
                <text:p>0.0000000716471327428515</text:p>
              </table:table-cell>
              <table:table-cell office:value-type="float" office:value="0.000780635871513">
                <text:p>0.0007806358715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776687062937578">
                <text:p>0.000776687062937578</text:p>
              </table:table-cell>
              <table:table-cell office:value-type="float" office:value="0.00186509408587178">
                <text:p>0.00186509408587178</text:p>
              </table:table-cell>
              <table:table-cell office:value-type="float" office:value="0.0000000906082710939721">
                <text:p>0.0000000906082710939721</text:p>
              </table:table-cell>
              <table:table-cell office:value-type="float" office:value="0.000776687062938">
                <text:p>0.0007766870629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772775967883127">
                <text:p>0.000772775967883127</text:p>
              </table:table-cell>
              <table:table-cell office:value-type="float" office:value="0.00185796180362076">
                <text:p>0.00185796180362076</text:p>
              </table:table-cell>
              <table:table-cell office:value-type="float" office:value="0.000000114444683773537">
                <text:p>0.000000114444683773537</text:p>
              </table:table-cell>
              <table:table-cell office:value-type="float" office:value="0.000772775967883">
                <text:p>0.000772775967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768902040592002">
                <text:p>0.000768902040592002</text:p>
              </table:table-cell>
              <table:table-cell office:value-type="float" office:value="0.00185085679583835">
                <text:p>0.00185085679583835</text:p>
              </table:table-cell>
              <table:table-cell office:value-type="float" office:value="0.000000144373627096282">
                <text:p>0.000000144373627096282</text:p>
              </table:table-cell>
              <table:table-cell office:value-type="float" office:value="0.000768902040592">
                <text:p>0.0007689020405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765064745944177">
                <text:p>0.000765064745944177</text:p>
              </table:table-cell>
              <table:table-cell office:value-type="float" office:value="0.00184377895822461">
                <text:p>0.00184377895822461</text:p>
              </table:table-cell>
              <table:table-cell office:value-type="float" office:value="0.000000181907329294184">
                <text:p>0.000000181907329294184</text:p>
              </table:table-cell>
              <table:table-cell office:value-type="float" office:value="0.000765064745944">
                <text:p>0.0007650647459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76126355919648">
                <text:p>0.00076126355919648</text:p>
              </table:table-cell>
              <table:table-cell office:value-type="float" office:value="0.00183672818687844">
                <text:p>0.00183672818687844</text:p>
              </table:table-cell>
              <table:table-cell office:value-type="float" office:value="0.000000228922324929719">
                <text:p>0.000000228922324929719</text:p>
              </table:table-cell>
              <table:table-cell office:value-type="float" office:value="0.000761263559196">
                <text:p>0.000761263559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757497965729475">
                <text:p>0.000757497965729475</text:p>
              </table:table-cell>
              <table:table-cell office:value-type="float" office:value="0.0018297043782961">
                <text:p>0.0018297043782961</text:p>
              </table:table-cell>
              <table:table-cell office:value-type="float" office:value="0.000000287744588118226">
                <text:p>0.000000287744588118226</text:p>
              </table:table-cell>
              <table:table-cell office:value-type="float" office:value="0.000757497965729">
                <text:p>0.0007574979657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753767460801768">
                <text:p>0.000753767460801768</text:p>
              </table:table-cell>
              <table:table-cell office:value-type="float" office:value="0.00182270742936961">
                <text:p>0.00182270742936961</text:p>
              </table:table-cell>
              <table:table-cell office:value-type="float" office:value="0.000000361253952133463">
                <text:p>0.000000361253952133463</text:p>
              </table:table-cell>
              <table:table-cell office:value-type="float" office:value="0.000753767460802">
                <text:p>0.0007537674608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750071549311502">
                <text:p>0.000750071549311502</text:p>
              </table:table-cell>
              <table:table-cell office:value-type="float" office:value="0.00181573723738531">
                <text:p>0.00181573723738531</text:p>
              </table:table-cell>
              <table:table-cell office:value-type="float" office:value="0.000000453012048265001">
                <text:p>0.000000453012048265001</text:p>
              </table:table-cell>
              <table:table-cell office:value-type="float" office:value="0.000750071549312">
                <text:p>0.0007500715493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746409745564785">
                <text:p>0.000746409745564785</text:p>
              </table:table-cell>
              <table:table-cell office:value-type="float" office:value="0.00180879370002233">
                <text:p>0.00180879370002233</text:p>
              </table:table-cell>
              <table:table-cell office:value-type="float" office:value="0.000000567418896137744">
                <text:p>0.000000567418896137744</text:p>
              </table:table-cell>
              <table:table-cell office:value-type="float" office:value="0.000746409745565">
                <text:p>0.0007464097455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742781573050807">
                <text:p>0.000742781573050807</text:p>
              </table:table-cell>
              <table:table-cell office:value-type="float" office:value="0.00180187671535107">
                <text:p>0.00180187671535107</text:p>
              </table:table-cell>
              <table:table-cell office:value-type="float" office:value="0.000000709904361850606">
                <text:p>0.000000709904361850606</text:p>
              </table:table-cell>
              <table:table-cell office:value-type="float" office:value="0.000742781573051">
                <text:p>0.0007427815730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739186564223444">
                <text:p>0.000739186564223444</text:p>
              </table:table-cell>
              <table:table-cell office:value-type="float" office:value="0.00179498618183172">
                <text:p>0.00179498618183172</text:p>
              </table:table-cell>
              <table:table-cell office:value-type="float" office:value="0.000000887162005921442">
                <text:p>0.000000887162005921442</text:p>
              </table:table-cell>
              <table:table-cell office:value-type="float" office:value="0.000739186564223">
                <text:p>0.0007391865642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735624260289104">
                <text:p>0.000735624260289104</text:p>
              </table:table-cell>
              <table:table-cell office:value-type="float" office:value="0.00178812199831278">
                <text:p>0.00178812199831278</text:p>
              </table:table-cell>
              <table:table-cell office:value-type="float" office:value="0.00000110743441383063">
                <text:p>0.00000110743441383063</text:p>
              </table:table-cell>
              <table:table-cell office:value-type="float" office:value="0.000735624260289">
                <text:p>0.0007356242602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732094211000627">
                <text:p>0.000732094211000627</text:p>
              </table:table-cell>
              <table:table-cell office:value-type="float" office:value="0.00178128406402955">
                <text:p>0.00178128406402955</text:p>
              </table:table-cell>
              <table:table-cell office:value-type="float" office:value="0.00000138086098992553">
                <text:p>0.00000138086098992553</text:p>
              </table:table-cell>
              <table:table-cell office:value-type="float" office:value="0.000732094211001">
                <text:p>0.000732094211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728595974457025">
                <text:p>0.000728595974457025</text:p>
              </table:table-cell>
              <table:table-cell office:value-type="float" office:value="0.00177447227860267">
                <text:p>0.00177447227860267</text:p>
              </table:table-cell>
              <table:table-cell office:value-type="float" office:value="0.00000171990146237776">
                <text:p>0.00000171990146237776</text:p>
              </table:table-cell>
              <table:table-cell office:value-type="float" office:value="0.000728595974457">
                <text:p>0.0007285959744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725129116908872">
                <text:p>0.000725129116908872</text:p>
              </table:table-cell>
              <table:table-cell office:value-type="float" office:value="0.00176768654203662">
                <text:p>0.00176768654203662</text:p>
              </table:table-cell>
              <table:table-cell office:value-type="float" office:value="0.0000021398510661387">
                <text:p>0.0000021398510661387</text:p>
              </table:table-cell>
              <table:table-cell office:value-type="float" office:value="0.000725129116909">
                <text:p>0.0007251291169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721693212569162">
                <text:p>0.000721693212569162</text:p>
              </table:table-cell>
              <table:table-cell office:value-type="float" office:value="0.0017609267547183">
                <text:p>0.0017609267547183</text:p>
              </table:table-cell>
              <table:table-cell office:value-type="float" office:value="0.00000265946662940884">
                <text:p>0.00000265946662940884</text:p>
              </table:table-cell>
              <table:table-cell office:value-type="float" office:value="0.000721693212569">
                <text:p>0.0007216932125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718287843429447">
                <text:p>0.000718287843429447</text:p>
              </table:table-cell>
              <table:table-cell office:value-type="float" office:value="0.00175419281741553">
                <text:p>0.00175419281741553</text:p>
              </table:table-cell>
              <table:table-cell office:value-type="float" office:value="0.00000330172669004201">
                <text:p>0.00000330172669004201</text:p>
              </table:table-cell>
              <table:table-cell office:value-type="float" office:value="0.000718287843429">
                <text:p>0.000718287843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714912599081092">
                <text:p>0.000714912599081092</text:p>
              </table:table-cell>
              <table:table-cell office:value-type="float" office:value="0.00174748463127559">
                <text:p>0.00174748463127559</text:p>
              </table:table-cell>
              <table:table-cell office:value-type="float" office:value="0.00000409475343337431">
                <text:p>0.00000409475343337431</text:p>
              </table:table-cell>
              <table:table-cell office:value-type="float" office:value="0.000714912599081">
                <text:p>0.0007149125990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711567076541473">
                <text:p>0.000711567076541473</text:p>
              </table:table-cell>
              <table:table-cell office:value-type="float" office:value="0.0017408020978238">
                <text:p>0.0017408020978238</text:p>
              </table:table-cell>
              <table:table-cell office:value-type="float" office:value="0.00000507292981605082">
                <text:p>0.00000507292981605082</text:p>
              </table:table-cell>
              <table:table-cell office:value-type="float" office:value="0.000711567076541">
                <text:p>0.0007115670765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708250880084963">
                <text:p>0.000708250880084963</text:p>
              </table:table-cell>
              <table:table-cell office:value-type="float" office:value="0.00173414511896203">
                <text:p>0.00173414511896203</text:p>
              </table:table-cell>
              <table:table-cell office:value-type="float" office:value="0.0000062782518910897">
                <text:p>0.0000062782518910897</text:p>
              </table:table-cell>
              <table:table-cell office:value-type="float" office:value="0.000708250880085">
                <text:p>0.0007082508800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704963621078552">
                <text:p>0.000704963621078552</text:p>
              </table:table-cell>
              <table:table-cell office:value-type="float" office:value="0.00172751359696731">
                <text:p>0.00172751359696731</text:p>
              </table:table-cell>
              <table:table-cell office:value-type="float" office:value="0.00000776196427718677">
                <text:p>0.00000776196427718677</text:p>
              </table:table-cell>
              <table:table-cell office:value-type="float" office:value="0.000704963621079">
                <text:p>0.0007049636210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701704917821944">
                <text:p>0.000701704917821944</text:p>
              </table:table-cell>
              <table:table-cell office:value-type="float" office:value="0.00172090743449037">
                <text:p>0.00172090743449037</text:p>
              </table:table-cell>
              <table:table-cell office:value-type="float" office:value="0.00000958653615436579">
                <text:p>0.00000958653615436579</text:p>
              </table:table-cell>
              <table:table-cell office:value-type="float" office:value="0.000701704917822">
                <text:p>0.0007017049178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698474395392005">
                <text:p>0.000698474395392005</text:p>
              </table:table-cell>
              <table:table-cell office:value-type="float" office:value="0.00171432653455419">
                <text:p>0.00171432653455419</text:p>
              </table:table-cell>
              <table:table-cell office:value-type="float" office:value="0.0000118280463928613">
                <text:p>0.0000118280463928613</text:p>
              </table:table-cell>
              <table:table-cell office:value-type="float" office:value="0.000698474395392">
                <text:p>0.0006984743953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695271685491405">
                <text:p>0.000695271685491405</text:p>
              </table:table-cell>
              <table:table-cell office:value-type="float" office:value="0.00170777080055263">
                <text:p>0.00170777080055263</text:p>
              </table:table-cell>
              <table:table-cell office:value-type="float" office:value="0.000014579059752975">
                <text:p>0.000014579059752975</text:p>
              </table:table-cell>
              <table:table-cell office:value-type="float" office:value="0.000695271685491">
                <text:p>0.0006952716854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692096426301341">
                <text:p>0.000692096426301341</text:p>
              </table:table-cell>
              <table:table-cell office:value-type="float" office:value="0.00170124013624896">
                <text:p>0.00170124013624896</text:p>
              </table:table-cell>
              <table:table-cell office:value-type="float" office:value="0.000017952091903474">
                <text:p>0.000017952091903474</text:p>
              </table:table-cell>
              <table:table-cell office:value-type="float" office:value="0.000692096426301">
                <text:p>0.0006920964263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68894826233819">
                <text:p>0.00068894826233819</text:p>
              </table:table-cell>
              <table:table-cell office:value-type="float" office:value="0.00169473444577446">
                <text:p>0.00169473444577446</text:p>
              </table:table-cell>
              <table:table-cell office:value-type="float" office:value="0.0000220837797271795">
                <text:p>0.0000220837797271795</text:p>
              </table:table-cell>
              <table:table-cell office:value-type="float" office:value="0.000688948262338">
                <text:p>0.0006889482623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68582684431399">
                <text:p>0.00068582684431399</text:p>
              </table:table-cell>
              <table:table-cell office:value-type="float" office:value="0.00168825363362704">
                <text:p>0.00168825363362704</text:p>
              </table:table-cell>
              <table:table-cell office:value-type="float" office:value="0.0000271398955133451">
                <text:p>0.0000271398955133451</text:p>
              </table:table-cell>
              <table:table-cell office:value-type="float" office:value="0.000685826844314">
                <text:p>0.0006858268443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682731829000622">
                <text:p>0.000682731829000622</text:p>
              </table:table-cell>
              <table:table-cell office:value-type="float" office:value="0.00168179760466981">
                <text:p>0.00168179760466981</text:p>
              </table:table-cell>
              <table:table-cell office:value-type="float" office:value="0.0000333213697489459">
                <text:p>0.0000333213697489459</text:p>
              </table:table-cell>
              <table:table-cell office:value-type="float" office:value="0.000682731829001">
                <text:p>0.000682731829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679662879097572">
                <text:p>0.000679662879097572</text:p>
              </table:table-cell>
              <table:table-cell office:value-type="float" office:value="0.00167536626412969">
                <text:p>0.00167536626412969</text:p>
              </table:table-cell>
              <table:table-cell office:value-type="float" office:value="0.0000408715179655946">
                <text:p>0.0000408715179655946</text:p>
              </table:table-cell>
              <table:table-cell office:value-type="float" office:value="0.000679662879098">
                <text:p>0.0006796628790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676619663103173">
                <text:p>0.000676619663103173</text:p>
              </table:table-cell>
              <table:table-cell office:value-type="float" office:value="0.00166895951759603">
                <text:p>0.00166895951759603</text:p>
              </table:table-cell>
              <table:table-cell office:value-type="float" office:value="0.0000500847032084683">
                <text:p>0.0000500847032084683</text:p>
              </table:table-cell>
              <table:table-cell office:value-type="float" office:value="0.000676619663103">
                <text:p>0.0006766196631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673601855189212">
                <text:p>0.000673601855189212</text:p>
              </table:table-cell>
              <table:table-cell office:value-type="float" office:value="0.00166257727101919">
                <text:p>0.00166257727101919</text:p>
              </table:table-cell>
              <table:table-cell office:value-type="float" office:value="0.0000613167079840382">
                <text:p>0.0000613167079840382</text:p>
              </table:table-cell>
              <table:table-cell office:value-type="float" office:value="0.000673601855189">
                <text:p>0.000673601855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670609135078805">
                <text:p>0.000670609135078805</text:p>
              </table:table-cell>
              <table:table-cell office:value-type="float" office:value="0.00165621943070922">
                <text:p>0.00165621943070922</text:p>
              </table:table-cell>
              <table:table-cell office:value-type="float" office:value="0.0000749971389068177">
                <text:p>0.0000749971389068177</text:p>
              </table:table-cell>
              <table:table-cell office:value-type="float" office:value="0.000670609135079">
                <text:p>0.0006706091350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667641187927436">
                <text:p>0.000667641187927436</text:p>
              </table:table-cell>
              <table:table-cell office:value-type="float" office:value="0.00164988590333442">
                <text:p>0.00164988590333442</text:p>
              </table:table-cell>
              <table:table-cell office:value-type="float" office:value="0.0000916442446553638">
                <text:p>0.0000916442446553638</text:p>
              </table:table-cell>
              <table:table-cell office:value-type="float" office:value="0.000667641187927">
                <text:p>0.0006676411879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664697704207067">
                <text:p>0.000664697704207067</text:p>
              </table:table-cell>
              <table:table-cell office:value-type="float" office:value="0.00164357659592">
                <text:p>0.00164357659592</text:p>
              </table:table-cell>
              <table:table-cell office:value-type="float" office:value="0.000111882594248976">
                <text:p>0.000111882594248976</text:p>
              </table:table-cell>
              <table:table-cell office:value-type="float" office:value="0.000664697704207">
                <text:p>0.0006646977042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661778379593226">
                <text:p>0.000661778379593226</text:p>
              </table:table-cell>
              <table:table-cell office:value-type="float" office:value="0.00163729141584674">
                <text:p>0.00163729141584674</text:p>
              </table:table-cell>
              <table:table-cell office:value-type="float" office:value="0.000136464139032568">
                <text:p>0.000136464139032568</text:p>
              </table:table-cell>
              <table:table-cell office:value-type="float" office:value="0.000661778379593">
                <text:p>0.0006617783795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658882914854984">
                <text:p>0.000658882914854984</text:p>
              </table:table-cell>
              <table:table-cell office:value-type="float" office:value="0.00163103027084958">
                <text:p>0.00163103027084958</text:p>
              </table:table-cell>
              <table:table-cell office:value-type="float" office:value="0.000166293268966006">
                <text:p>0.000166293268966006</text:p>
              </table:table-cell>
              <table:table-cell office:value-type="float" office:value="0.000658882914855">
                <text:p>0.0006588829148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656011015747728">
                <text:p>0.000656011015747728</text:p>
              </table:table-cell>
              <table:table-cell office:value-type="float" office:value="0.00162479306901628">
                <text:p>0.00162479306901628</text:p>
              </table:table-cell>
              <table:table-cell office:value-type="float" office:value="0.000202456572476048">
                <text:p>0.000202456572476048</text:p>
              </table:table-cell>
              <table:table-cell office:value-type="float" office:value="0.000656011015748">
                <text:p>0.000656011015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65316239290866">
                <text:p>0.00065316239290866</text:p>
              </table:table-cell>
              <table:table-cell office:value-type="float" office:value="0.00161857971878612">
                <text:p>0.00161857971878612</text:p>
              </table:table-cell>
              <table:table-cell office:value-type="float" office:value="0.000246258119425939">
                <text:p>0.000246258119425939</text:p>
              </table:table-cell>
              <table:table-cell office:value-type="float" office:value="0.000653162392909">
                <text:p>0.0006531623929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65033676175493">
                <text:p>0.00065033676175493</text:p>
              </table:table-cell>
              <table:table-cell office:value-type="float" office:value="0.00161239012894847">
                <text:p>0.00161239012894847</text:p>
              </table:table-cell>
              <table:table-cell office:value-type="float" office:value="0.000299261208135711">
                <text:p>0.000299261208135711</text:p>
              </table:table-cell>
              <table:table-cell office:value-type="float" office:value="0.000650336761755">
                <text:p>0.0006503367617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647533842384329">
                <text:p>0.000647533842384329</text:p>
              </table:table-cell>
              <table:table-cell office:value-type="float" office:value="0.00160622420864153">
                <text:p>0.00160622420864153</text:p>
              </table:table-cell>
              <table:table-cell office:value-type="float" office:value="0.000363337648118676">
                <text:p>0.000363337648118676</text:p>
              </table:table-cell>
              <table:table-cell office:value-type="float" office:value="0.000647533842384">
                <text:p>0.0006475338423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644753359478466">
                <text:p>0.000644753359478466</text:p>
              </table:table-cell>
              <table:table-cell office:value-type="float" office:value="0.00160008186735095">
                <text:p>0.00160008186735095</text:p>
              </table:table-cell>
              <table:table-cell office:value-type="float" office:value="0.000440725786757206">
                <text:p>0.000440725786757206</text:p>
              </table:table-cell>
              <table:table-cell office:value-type="float" office:value="0.000644753359478">
                <text:p>0.0006447533594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641995042208361">
                <text:p>0.000641995042208361</text:p>
              </table:table-cell>
              <table:table-cell office:value-type="float" office:value="0.00159396301490853">
                <text:p>0.00159396301490853</text:p>
              </table:table-cell>
              <table:table-cell office:value-type="float" office:value="0.000534098624291858">
                <text:p>0.000534098624291858</text:p>
              </table:table-cell>
              <table:table-cell office:value-type="float" office:value="0.000641995042208">
                <text:p>0.0006419950422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639258624142374">
                <text:p>0.000639258624142374</text:p>
              </table:table-cell>
              <table:table-cell office:value-type="float" office:value="0.00158786756149085">
                <text:p>0.00158786756149085</text:p>
              </table:table-cell>
              <table:table-cell office:value-type="float" office:value="0.000646643487035744">
                <text:p>0.000646643487035744</text:p>
              </table:table-cell>
              <table:table-cell office:value-type="float" office:value="0.000639258624142">
                <text:p>0.000639258624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636543843156414">
                <text:p>0.000636543843156414</text:p>
              </table:table-cell>
              <table:table-cell office:value-type="float" office:value="0.00158179541761801">
                <text:p>0.00158179541761801</text:p>
              </table:table-cell>
              <table:table-cell office:value-type="float" office:value="0.000782154827690719">
                <text:p>0.000782154827690719</text:p>
              </table:table-cell>
              <table:table-cell office:value-type="float" office:value="0.000782154827691">
                <text:p>0.0007821548276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633850441346352">
                <text:p>0.000633850441346352</text:p>
              </table:table-cell>
              <table:table-cell office:value-type="float" office:value="0.00157574649415227">
                <text:p>0.00157574649415227</text:p>
              </table:table-cell>
              <table:table-cell office:value-type="float" office:value="0.000945141769857257">
                <text:p>0.000945141769857257</text:p>
              </table:table-cell>
              <table:table-cell office:value-type="float" office:value="0.000945141769857">
                <text:p>0.0009451417698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631178164942581">
                <text:p>0.000631178164942581</text:p>
              </table:table-cell>
              <table:table-cell office:value-type="float" office:value="0.00156972070229679">
                <text:p>0.00156972070229679</text:p>
              </table:table-cell>
              <table:table-cell office:value-type="float" office:value="0.00114095197553232">
                <text:p>0.00114095197553232</text:p>
              </table:table-cell>
              <table:table-cell office:value-type="float" office:value="0.001140951975532">
                <text:p>0.0011409519755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628526764226657">
                <text:p>0.000628526764226657</text:p>
              </table:table-cell>
              <table:table-cell office:value-type="float" office:value="0.00156371795359426">
                <text:p>0.00156371795359426</text:p>
              </table:table-cell>
              <table:table-cell office:value-type="float" office:value="0.00137591323767184">
                <text:p>0.00137591323767184</text:p>
              </table:table-cell>
              <table:table-cell office:value-type="float" office:value="0.001375913237672">
                <text:p>0.0013759132376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625895993449971">
                <text:p>0.000625895993449971</text:p>
              </table:table-cell>
              <table:table-cell office:value-type="float" office:value="0.00155773815992567">
                <text:p>0.00155773815992567</text:p>
              </table:table-cell>
              <table:table-cell office:value-type="float" office:value="0.00165749381064043">
                <text:p>0.00165749381064043</text:p>
              </table:table-cell>
              <table:table-cell office:value-type="float" office:value="0.00165749381064">
                <text:p>0.001657493810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623285610754376">
                <text:p>0.000623285610754376</text:p>
              </table:table-cell>
              <table:table-cell office:value-type="float" office:value="0.00155178123350896">
                <text:p>0.00155178123350896</text:p>
              </table:table-cell>
              <table:table-cell office:value-type="float" office:value="0.00199448178532396">
                <text:p>0.00199448178532396</text:p>
              </table:table-cell>
              <table:table-cell office:value-type="float" office:value="0.001994481785324">
                <text:p>0.0019944817853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620695378094737">
                <text:p>0.000620695378094737</text:p>
              </table:table-cell>
              <table:table-cell office:value-type="float" office:value="0.00154584708689776">
                <text:p>0.00154584708689776</text:p>
              </table:table-cell>
              <table:table-cell office:value-type="float" office:value="0.00239718264832555">
                <text:p>0.00239718264832555</text:p>
              </table:table-cell>
              <table:table-cell office:value-type="float" office:value="0.002397182648326">
                <text:p>0.0023971826483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618125061163329">
                <text:p>0.000618125061163329</text:p>
              </table:table-cell>
              <table:table-cell office:value-type="float" office:value="0.00153993563298013">
                <text:p>0.00153993563298013</text:p>
              </table:table-cell>
              <table:table-cell office:value-type="float" office:value="0.00287763233871523">
                <text:p>0.00287763233871523</text:p>
              </table:table-cell>
              <table:table-cell office:value-type="float" office:value="0.002877632338715">
                <text:p>0.0028776323387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615574429316048">
                <text:p>0.000615574429316048</text:p>
              </table:table-cell>
              <table:table-cell office:value-type="float" office:value="0.00153404678497722">
                <text:p>0.00153404678497722</text:p>
              </table:table-cell>
              <table:table-cell office:value-type="float" office:value="0.00344982036645366">
                <text:p>0.00344982036645366</text:p>
              </table:table-cell>
              <table:table-cell office:value-type="float" office:value="0.003449820366454">
                <text:p>0.0034498203664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613043255500369">
                <text:p>0.000613043255500369</text:p>
              </table:table-cell>
              <table:table-cell office:value-type="float" office:value="0.00152818045644205">
                <text:p>0.00152818045644205</text:p>
              </table:table-cell>
              <table:table-cell office:value-type="float" office:value="0.00412991353538686">
                <text:p>0.00412991353538686</text:p>
              </table:table-cell>
              <table:table-cell office:value-type="float" office:value="0.004129913535387">
                <text:p>0.0041299135353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610531316185016">
                <text:p>0.000610531316185016</text:p>
              </table:table-cell>
              <table:table-cell office:value-type="float" office:value="0.0015223365612582">
                <text:p>0.0015223365612582</text:p>
              </table:table-cell>
              <table:table-cell office:value-type="float" office:value="0.00493646507311044">
                <text:p>0.00493646507311044</text:p>
              </table:table-cell>
              <table:table-cell office:value-type="float" office:value="0.00493646507311">
                <text:p>0.004936465073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608038391291291">
                <text:p>0.000608038391291291</text:p>
              </table:table-cell>
              <table:table-cell office:value-type="float" office:value="0.0015165150136386">
                <text:p>0.0015165150136386</text:p>
              </table:table-cell>
              <table:table-cell office:value-type="float" office:value="0.00589058595343686">
                <text:p>0.00589058595343686</text:p>
              </table:table-cell>
              <table:table-cell office:value-type="float" office:value="0.005890585953437">
                <text:p>0.0058905859534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60556426412601">
                <text:p>0.00060556426412601</text:p>
              </table:table-cell>
              <table:table-cell office:value-type="float" office:value="0.0015107157281242">
                <text:p>0.0015107157281242</text:p>
              </table:table-cell>
              <table:table-cell office:value-type="float" office:value="0.0070160442426626">
                <text:p>0.0070160442426626</text:p>
              </table:table-cell>
              <table:table-cell office:value-type="float" office:value="0.007016044242663">
                <text:p>0.0070160442426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603108721316011">
                <text:p>0.000603108721316011</text:p>
              </table:table-cell>
              <table:table-cell office:value-type="float" office:value="0.00150493861958278">
                <text:p>0.00150493861958278</text:p>
              </table:table-cell>
              <table:table-cell office:value-type="float" office:value="0.00833924367304404">
                <text:p>0.00833924367304404</text:p>
              </table:table-cell>
              <table:table-cell office:value-type="float" office:value="0.008339243673044">
                <text:p>0.0083392436730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600671552744194">
                <text:p>0.000600671552744194</text:p>
              </table:table-cell>
              <table:table-cell office:value-type="float" office:value="0.00149918360320766">
                <text:p>0.00149918360320766</text:p>
              </table:table-cell>
              <table:table-cell office:value-type="float" office:value="0.00988901362219673">
                <text:p>0.00988901362219673</text:p>
              </table:table-cell>
              <table:table-cell office:value-type="float" office:value="0.009889013622197">
                <text:p>0.0098890136221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598252551487036">
                <text:p>0.000598252551487036</text:p>
              </table:table-cell>
              <table:table-cell office:value-type="float" office:value="0.00149345059451647">
                <text:p>0.00149345059451647</text:p>
              </table:table-cell>
              <table:table-cell office:value-type="float" office:value="0.0116961187193751">
                <text:p>0.0116961187193751</text:p>
              </table:table-cell>
              <table:table-cell office:value-type="float" office:value="0.011696118719375">
                <text:p>0.01169611871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595851513753553">
                <text:p>0.000595851513753553</text:p>
              </table:table-cell>
              <table:table-cell office:value-type="float" office:value="0.00148773950934991">
                <text:p>0.00148773950934991</text:p>
              </table:table-cell>
              <table:table-cell office:value-type="float" office:value="0.0137923673837638">
                <text:p>0.0137923673837638</text:p>
              </table:table-cell>
              <table:table-cell office:value-type="float" office:value="0.013792367383764">
                <text:p>0.0137923673837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593468238825673">
                <text:p>0.000593468238825673</text:p>
              </table:table-cell>
              <table:table-cell office:value-type="float" office:value="0.00148205026387052">
                <text:p>0.00148205026387052</text:p>
              </table:table-cell>
              <table:table-cell office:value-type="float" office:value="0.0162091657626996">
                <text:p>0.0162091657626996</text:p>
              </table:table-cell>
              <table:table-cell office:value-type="float" office:value="0.0162091657627">
                <text:p>0.01620916576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591102528999963">
                <text:p>0.000591102528999963</text:p>
              </table:table-cell>
              <table:table-cell office:value-type="float" office:value="0.00147638277456143">
                <text:p>0.00147638277456143</text:p>
              </table:table-cell>
              <table:table-cell office:value-type="float" office:value="0.0189753297549483">
                <text:p>0.0189753297549483</text:p>
              </table:table-cell>
              <table:table-cell office:value-type="float" office:value="0.018975329754948">
                <text:p>0.0189753297549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588754189530705">
                <text:p>0.000588754189530705</text:p>
              </table:table-cell>
              <table:table-cell office:value-type="float" office:value="0.00147073695822514">
                <text:p>0.00147073695822514</text:p>
              </table:table-cell>
              <table:table-cell office:value-type="float" office:value="0.0221139393014438">
                <text:p>0.0221139393014438</text:p>
              </table:table-cell>
              <table:table-cell office:value-type="float" office:value="0.022113939301444">
                <text:p>0.022113939301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586423028574247">
                <text:p>0.000586423028574247</text:p>
              </table:table-cell>
              <table:table-cell office:value-type="float" office:value="0.00146511273198233">
                <text:p>0.00146511273198233</text:p>
              </table:table-cell>
              <table:table-cell office:value-type="float" office:value="0.0256380071939006">
                <text:p>0.0256380071939006</text:p>
              </table:table-cell>
              <table:table-cell office:value-type="float" office:value="0.025638007193901">
                <text:p>0.0256380071939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584108857134632">
                <text:p>0.000584108857134632</text:p>
              </table:table-cell>
              <table:table-cell office:value-type="float" office:value="0.00145951001327059">
                <text:p>0.00145951001327059</text:p>
              </table:table-cell>
              <table:table-cell office:value-type="float" office:value="0.0295447579065282">
                <text:p>0.0295447579065282</text:p>
              </table:table-cell>
              <table:table-cell office:value-type="float" office:value="0.029544757906528">
                <text:p>0.0295447579065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581811489010443">
                <text:p>0.000581811489010443</text:p>
              </table:table-cell>
              <table:table-cell office:value-type="float" office:value="0.00145392871984325">
                <text:p>0.00145392871984325</text:p>
              </table:table-cell>
              <table:table-cell office:value-type="float" office:value="0.0338083986759197">
                <text:p>0.0338083986759197</text:p>
              </table:table-cell>
              <table:table-cell office:value-type="float" office:value="0.03380839867592">
                <text:p>0.033808398675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579530740742849">
                <text:p>0.000579530740742849</text:p>
              </table:table-cell>
              <table:table-cell office:value-type="float" office:value="0.00144836876976816">
                <text:p>0.00144836876976816</text:p>
              </table:table-cell>
              <table:table-cell office:value-type="float" office:value="0.0383714546048634">
                <text:p>0.0383714546048634</text:p>
              </table:table-cell>
              <table:table-cell office:value-type="float" office:value="0.038371454604864">
                <text:p>0.0383714546048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577266431564808">
                <text:p>0.000577266431564808</text:p>
              </table:table-cell>
              <table:table-cell office:value-type="float" office:value="0.00144283008142648">
                <text:p>0.00144283008142648</text:p>
              </table:table-cell>
              <table:table-cell office:value-type="float" office:value="0.0431350808617462">
                <text:p>0.0431350808617462</text:p>
              </table:table-cell>
              <table:table-cell office:value-type="float" office:value="0.043135080861746">
                <text:p>0.0431350808617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575018383351412">
                <text:p>0.000575018383351412</text:p>
              </table:table-cell>
              <table:table-cell office:value-type="float" office:value="0.00143731257351149">
                <text:p>0.00143731257351149</text:p>
              </table:table-cell>
              <table:table-cell office:value-type="float" office:value="0.047949308409136">
                <text:p>0.047949308409136</text:p>
              </table:table-cell>
              <table:table-cell office:value-type="float" office:value="0.047949308409136">
                <text:p>0.0479493084091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572786420571328">
                <text:p>0.000572786420571328</text:p>
              </table:table-cell>
              <table:table-cell office:value-type="float" office:value="0.00143181616502739">
                <text:p>0.00143181616502739</text:p>
              </table:table-cell>
              <table:table-cell office:value-type="float" office:value="0.0526049565942429">
                <text:p>0.0526049565942429</text:p>
              </table:table-cell>
              <table:table-cell office:value-type="float" office:value="0.052604956594243">
                <text:p>0.0526049565942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570570370239318">
                <text:p>0.000570570370239318</text:p>
              </table:table-cell>
              <table:table-cell office:value-type="float" office:value="0.00142634077528812">
                <text:p>0.00142634077528812</text:p>
              </table:table-cell>
              <table:table-cell office:value-type="float" office:value="0.0568299299359251">
                <text:p>0.0568299299359251</text:p>
              </table:table-cell>
              <table:table-cell office:value-type="float" office:value="0.056829929935925">
                <text:p>0.0568299299359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>
            <chart:title svg:x="0cm" svg:y="0cm" chart:style-name="ch5">
              <text:p>Time (#)</text:p>
            </chart:title>
          </chart:axis>
          <chart:axis chart:dimension="y" chart:name="primary-y" chart:style-name="ch6">
            <chart:title svg:x="0cm" svg:y="0cm" chart:style-name="ch7">
              <text:p>Failure Rate (1/#)</text:p>
            </chart:title>
            <chart:grid chart:style-name="ch8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